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Courier"/>
    <style:font-face style:name="Liberation Mono" svg:font-family="'Liberation Mono', '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6cm"/>
    </style:style>
    <style:style style:name="co3" style:family="table-column">
      <style:table-column-properties fo:break-before="auto" style:column-width="1.388cm"/>
    </style:style>
    <style:style style:name="co4" style:family="table-column">
      <style:table-column-properties fo:break-before="auto" style:column-width="1.25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Courier New"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Courier New" style:font-size-complex="10.5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1" table:default-cell-style-name="Default"/>
        <table:table-column table:style-name="co3" table:default-cell-style-name="Default"/>
        <table:table-row table:style-name="ro1">
          <table:table-cell office:value-type="string" calcext:value-type="string">
            <text:p>{"messages": [{"role": "system", "content": "Translate source to target."}, {"role": "user", "content": "</text:p>
          </table:table-cell>
          <table:table-cell office:value-type="string" calcext:value-type="string">
            <text:p>Márta – Lúnasa 2020</text:p>
          </table:table-cell>
          <table:table-cell office:value-type="string" calcext:value-type="string">
            <text:p>"}, {"role": "assistant", "content": "</text:p>
          </table:table-cell>
          <table:table-cell office:value-type="string" calcext:value-type="string">
            <text:p>March to August 2020</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éach ar na príomhphointí ó mhí Márta go mí Lúnasa 2020</text:p>
          </table:table-cell>
          <table:table-cell office:value-type="string" calcext:value-type="string">
            <text:p>"}, {"role": "assistant", "content": "</text:p>
          </table:table-cell>
          <table:table-cell office:value-type="string" calcext:value-type="string">
            <text:p>Consult the highlights from March to August 2020</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eries of test tubes in a drawer</text:p>
          </table:table-cell>
          <table:table-cell office:value-type="string" calcext:value-type="string">
            <text:p>"}, {"role": "assistant", "content": "</text:p>
          </table:table-cell>
          <table:table-cell office:value-type="string" calcext:value-type="string">
            <text:p>series of test tubes in a draw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1 Lúnasa 2020 – An Fhreagairt Dhomhanda ar an gCoróinvíreas: An Coimisiún páirteach sa tSaoráid Rochtana Domhanda ar Vacsaíní in aghaidh COVID-19</text:p>
          </table:table-cell>
          <table:table-cell office:value-type="string" calcext:value-type="string">
            <text:p>"}, {"role": "assistant", "content": "</text:p>
          </table:table-cell>
          <table:table-cell office:value-type="string" calcext:value-type="string">
            <text:p>31 August 2020 - Coronavirus Global Response: The Commission joins the COVID-19 Vaccine Global Access Facil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n dlús a chur le forbairt agus monarú vacsaíní in aghaidh COVID-19 le haghaidh gach duine a bhfuil siad de dhíth orthu, tá an Coimisiún ag glacadh páirt sa ‘tSaoráid Rochtana Domhanda ar Vacsaíní in aghaidh COVID-19’.</text:p>
          </table:table-cell>
          <table:table-cell office:value-type="string" calcext:value-type="string">
            <text:p>"}, {"role": "assistant", "content": "</text:p>
          </table:table-cell>
          <table:table-cell office:value-type="string" calcext:value-type="string">
            <text:p>To accelerate the development and manufacture of COVID-19 vaccines for everyone who needs them, the Commission joins the ‘COVID-19 Vaccine Global Access Facil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mmissioner Kyriakides signing the first contract with the company AstraZeneca</text:p>
          </table:table-cell>
          <table:table-cell office:value-type="string" calcext:value-type="string">
            <text:p>"}, {"role": "assistant", "content": "</text:p>
          </table:table-cell>
          <table:table-cell office:value-type="string" calcext:value-type="string">
            <text:p>Commissioner Kyriakides signing the first contract with the company AstraZenec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7 Lúnasa 2020 – Shínigh an Coimisiún Eorpach an chéad chonradh go foirmiúil le AstraZeneca</text:p>
          </table:table-cell>
          <table:table-cell office:value-type="string" calcext:value-type="string">
            <text:p>"}, {"role": "assistant", "content": "</text:p>
          </table:table-cell>
          <table:table-cell office:value-type="string" calcext:value-type="string">
            <text:p>27 August 2020 – The European Commission formally signs first contract with AstraZenec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chéad chonradh a thug an Coimisiún i gcrích thar ceann na mBallstát le cuideachta cógaisíochta, tháinig sé i bhfeidhm tar éis é a bheith sínithe go foirmiúil ag AstraZeneca agus ag an gCoimisiún.</text:p>
          </table:table-cell>
          <table:table-cell office:value-type="string" calcext:value-type="string">
            <text:p>"}, {"role": "assistant", "content": "</text:p>
          </table:table-cell>
          <table:table-cell office:value-type="string" calcext:value-type="string">
            <text:p>The first contract that the European Commission negotiated on behalf of the EU Member States with a pharmaceutical company entered into force following the formal signature between AstraZeneca and the Commiss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wo men in a workshop</text:p>
          </table:table-cell>
          <table:table-cell office:value-type="string" calcext:value-type="string">
            <text:p>"}, {"role": "assistant", "content": "</text:p>
          </table:table-cell>
          <table:table-cell office:value-type="string" calcext:value-type="string">
            <text:p>Two men in a workshop</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5 Lúnasa 2020 – Mhol an Coimisiún Eorpach tacaíocht airgeadais dar luach €87.3 billiún a chur ar fáil do 16 Bhallstát faoi SURE</text:p>
          </table:table-cell>
          <table:table-cell office:value-type="string" calcext:value-type="string">
            <text:p>"}, {"role": "assistant", "content": "</text:p>
          </table:table-cell>
          <table:table-cell office:value-type="string" calcext:value-type="string">
            <text:p>25 August 2020 – The European Commission proposes to provide €87.3 billion in financial support for 16 Member States under SUR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24 agus an 25 Lúnasa, chuir an Coimisiún moltaí i láthair na Comhairle i dtaca le tacaíocht airgeadais €87.</text:p>
          </table:table-cell>
          <table:table-cell office:value-type="string" calcext:value-type="string">
            <text:p>"}, {"role": "assistant", "content": "</text:p>
          </table:table-cell>
          <table:table-cell office:value-type="string" calcext:value-type="string">
            <text:p>On 24 and 25 August, the Commission presented proposals to the Council to grant financial support of €87.</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esearcher in a laboratory</text:p>
          </table:table-cell>
          <table:table-cell office:value-type="string" calcext:value-type="string">
            <text:p>"}, {"role": "assistant", "content": "</text:p>
          </table:table-cell>
          <table:table-cell office:value-type="string" calcext:value-type="string">
            <text:p>researcher in a laborato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0 Lúnasa 2020 – An Coimisiún Eorpach ag cur le punann na vacsaíní a bheidh ann amach anseo le cainteanna nua le CureVac</text:p>
          </table:table-cell>
          <table:table-cell office:value-type="string" calcext:value-type="string">
            <text:p>"}, {"role": "assistant", "content": "</text:p>
          </table:table-cell>
          <table:table-cell office:value-type="string" calcext:value-type="string">
            <text:p>20 August 2020 – The European Commission continues expanding future vaccines portfolio through new talks with CureVa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cainteanna tosaigh tugtha chun críche ag an gCoimisiún le CureVac maidir leis an bhféidearthacht vacsaín in aghaidh COVID-19 a cheannach.</text:p>
          </table:table-cell>
          <table:table-cell office:value-type="string" calcext:value-type="string">
            <text:p>"}, {"role": "assistant", "content": "</text:p>
          </table:table-cell>
          <table:table-cell office:value-type="string" calcext:value-type="string">
            <text:p>The Commission has concluded exploratory talks with CureVac to potentially purchase a vaccine against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 scientist at work in a lab</text:p>
          </table:table-cell>
          <table:table-cell office:value-type="string" calcext:value-type="string">
            <text:p>"}, {"role": "assistant", "content": "</text:p>
          </table:table-cell>
          <table:table-cell office:value-type="string" calcext:value-type="string">
            <text:p>A scientist at work in a lab</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4 Lúnasa 2020 – An chéad chomhaontú faoi vacsaín fhéideartha tugtha i gcrích ag an gCoimisiún Eorpach le AstraZeneca</text:p>
          </table:table-cell>
          <table:table-cell office:value-type="string" calcext:value-type="string">
            <text:p>"}, {"role": "assistant", "content": "</text:p>
          </table:table-cell>
          <table:table-cell office:value-type="string" calcext:value-type="string">
            <text:p>14 August 2020 – The European Commission reaches first agreement on a potential vaccine with AstraZenec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hug an Coimisiún Eorpach an chéad chomhaontú leis an gcomhlacht cógaisíochta AstraZeneca i gcrích chun vacsaín fhéideartha in aghaidh COVID-19 a cheannach.</text:p>
          </table:table-cell>
          <table:table-cell office:value-type="string" calcext:value-type="string">
            <text:p>"}, {"role": "assistant", "content": "</text:p>
          </table:table-cell>
          <table:table-cell office:value-type="string" calcext:value-type="string">
            <text:p>The European Commission has reached a first agreement with the pharmaceutical company AstraZeneca to purchase a potential vaccine against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esearcher working on vaccine</text:p>
          </table:table-cell>
          <table:table-cell office:value-type="string" calcext:value-type="string">
            <text:p>"}, {"role": "assistant", "content": "</text:p>
          </table:table-cell>
          <table:table-cell office:value-type="string" calcext:value-type="string">
            <text:p>Researcher working on 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3 Lúnasa 2020 – Cainteanna tugtha chun críche ag an gCoimisiún Eorpach maidir le vacsaín in aghaidh an choróinvíris a fháil amach anseo</text:p>
          </table:table-cell>
          <table:table-cell office:value-type="string" calcext:value-type="string">
            <text:p>"}, {"role": "assistant", "content": "</text:p>
          </table:table-cell>
          <table:table-cell office:value-type="string" calcext:value-type="string">
            <text:p>13 August 2020 – The European Commission concludes further talks to secure future 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cainteanna tosaigh tugtha chun críche ag an gCoimisiúin le Johnson &amp; Johnson chun vacsaín fhéideartha in aghaidh an choróinvíris a cheannach.</text:p>
          </table:table-cell>
          <table:table-cell office:value-type="string" calcext:value-type="string">
            <text:p>"}, {"role": "assistant", "content": "</text:p>
          </table:table-cell>
          <table:table-cell office:value-type="string" calcext:value-type="string">
            <text:p>The Commission has concluded exploratory talks with Johnson &amp; Johnson to purchase a potential vaccine against the corona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eo mar a labhair an tUachtarán von der Leyen: “Tá vacsaín shábháilte éifeachtach in aghaidh an choróinvíris de dhíth orainn, ar mhaithe le beatha ár saoránach agus lenár ngeilleagar.</text:p>
          </table:table-cell>
          <table:table-cell office:value-type="string" calcext:value-type="string">
            <text:p>"}, {"role": "assistant", "content": "</text:p>
          </table:table-cell>
          <table:table-cell office:value-type="string" calcext:value-type="string">
            <text:p>President von der Leyen said: “Our citizens' lives and our economy need a safe and effective vaccine against the corona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esearch lab</text:p>
          </table:table-cell>
          <table:table-cell office:value-type="string" calcext:value-type="string">
            <text:p>"}, {"role": "assistant", "content": "</text:p>
          </table:table-cell>
          <table:table-cell office:value-type="string" calcext:value-type="string">
            <text:p>Research lab</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1 Lúnasa 2020 – maoiniú €128 milliún ón Aontas á leithdháileadh ar 23 thionscadal taighde nua</text:p>
          </table:table-cell>
          <table:table-cell office:value-type="string" calcext:value-type="string">
            <text:p>"}, {"role": "assistant", "content": "</text:p>
          </table:table-cell>
          <table:table-cell office:value-type="string" calcext:value-type="string">
            <text:p>11 August 2020 - 23 new research projects to receive €128 million in EU fund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abharfaidh an Coimisiún tacaíocht do 23 thionscadal taighde nua le €128 milliún mar fhreagairt ar ghéarchéim an choróinvíris.</text:p>
          </table:table-cell>
          <table:table-cell office:value-type="string" calcext:value-type="string">
            <text:p>"}, {"role": "assistant", "content": "</text:p>
          </table:table-cell>
          <table:table-cell office:value-type="string" calcext:value-type="string">
            <text:p>The Commission will support 23 new research projects with €128 million in response to the coronavirus cris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anofi talks</text:p>
          </table:table-cell>
          <table:table-cell office:value-type="string" calcext:value-type="string">
            <text:p>"}, {"role": "assistant", "content": "</text:p>
          </table:table-cell>
          <table:table-cell office:value-type="string" calcext:value-type="string">
            <text:p>Sanofi talk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1 Iúil 2020 – Cainteanna tugtha chun críche ag an gCoimisiún Eorpach maidir le vacsaín in aghaidh an choróinvíris a fháil amach anseo</text:p>
          </table:table-cell>
          <table:table-cell office:value-type="string" calcext:value-type="string">
            <text:p>"}, {"role": "assistant", "content": "</text:p>
          </table:table-cell>
          <table:table-cell office:value-type="string" calcext:value-type="string">
            <text:p>31 July 2020 – The European Commission concludes talks to secure a future coronavirus 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hug an Coimisiún Eorpach i gcrích na cainteanna tosaigh leis an gcuideachta chógaisíochta Sanofi maidir le vacsaín féideartha in aghaidh COVID-19 a cheannach.</text:p>
          </table:table-cell>
          <table:table-cell office:value-type="string" calcext:value-type="string">
            <text:p>"}, {"role": "assistant", "content": "</text:p>
          </table:table-cell>
          <table:table-cell office:value-type="string" calcext:value-type="string">
            <text:p>The European Commission has concluded exploratory talks with the pharmaceutical company Sanofi to purchase a potential COVID-19 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cientist</text:p>
          </table:table-cell>
          <table:table-cell office:value-type="string" calcext:value-type="string">
            <text:p>"}, {"role": "assistant", "content": "</text:p>
          </table:table-cell>
          <table:table-cell office:value-type="string" calcext:value-type="string">
            <text:p>scienti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9 Iúil 2020 – Rochtain an Aontais ar Remdesivir chun COVID-19 a chóireáil faighte ag an gCoimisiún Eorpach</text:p>
          </table:table-cell>
          <table:table-cell office:value-type="string" calcext:value-type="string">
            <text:p>"}, {"role": "assistant", "content": "</text:p>
          </table:table-cell>
          <table:table-cell office:value-type="string" calcext:value-type="string">
            <text:p>29 July 2020 - European Commission secures EU access to Remdesivir for treatment of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conradh €63 mhilliún sínithe ag an gCoimisiún leis an gcuideachta chógaisíochta Gilead chun dáileoga cóireála Veklury, ainm branda Remdesivir, a fháil.</text:p>
          </table:table-cell>
          <table:table-cell office:value-type="string" calcext:value-type="string">
            <text:p>"}, {"role": "assistant", "content": "</text:p>
          </table:table-cell>
          <table:table-cell office:value-type="string" calcext:value-type="string">
            <text:p>The Commission has signed a €63 million contract with the pharmaceutical company Gilead to secure treatment doses of Veklury, the brand name for Remdesivi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handshake</text:p>
          </table:table-cell>
          <table:table-cell office:value-type="string" calcext:value-type="string">
            <text:p>"}, {"role": "assistant", "content": "</text:p>
          </table:table-cell>
          <table:table-cell office:value-type="string" calcext:value-type="string">
            <text:p>handshak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7 Iúil 2020 – Glao seolta ag an gCoimisiún Eorpach ar chomhpháirtíochtaí nuálacha freagartha agus téarnaimh idir réigiúin an Aontais</text:p>
          </table:table-cell>
          <table:table-cell office:value-type="string" calcext:value-type="string">
            <text:p>"}, {"role": "assistant", "content": "</text:p>
          </table:table-cell>
          <table:table-cell office:value-type="string" calcext:value-type="string">
            <text:p>27 July 2020 - The European Commission launches call for innovative response and recovery partnerships between EU reg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n tacú leis an bhfreagairt ar an gcoróinvíreas agus an téarnamh uaidh, agus chun cuidiú le réigiúin deiseanna a thapú, tá glao ar léirithe spéise seolta ag an gCoimisiún le haghaidh tionscadail nuálacha idir réigiúin, tionscadail a dhíreoidh ar an méid seo a leanas: forbairt an luachshlabhra leighis; sábháilteacht agus bainistiú dramhaíola leighis; turasóireacht inbhuanaithe agus turasóireacht dhigiteach; agus forbairt teicneolaíochtaí hidrigine i réigiúin atá dian ar charbóin.</text:p>
          </table:table-cell>
          <table:table-cell office:value-type="string" calcext:value-type="string">
            <text:p>"}, {"role": "assistant", "content": "</text:p>
          </table:table-cell>
          <table:table-cell office:value-type="string" calcext:value-type="string">
            <text:p>To support the coronavirus response and recovery, and to help regions seize opportunities, the Commission is launching a call for expressions of interest for innovation projects between regions, focusing on four thematic areas: development of the medical value chain; safety and management of medical waste; sustainable and digital tourism; and the development of hydrogen technologies in carbon-intensive reg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Ursula von der leyen</text:p>
          </table:table-cell>
          <table:table-cell office:value-type="string" calcext:value-type="string">
            <text:p>"}, {"role": "assistant", "content": "</text:p>
          </table:table-cell>
          <table:table-cell office:value-type="string" calcext:value-type="string">
            <text:p>Ursula von der leye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3 Iúil 2020 – Uachtarán an Choimisiúin, Ursula von der Leyen agus í ag labhairt i bParlaimint na hEorpa: “Tá sé de dheis againn anois, i gcomhar le chéile, cor cinniúna a bhaint amach i stair na hEorpa.”</text:p>
          </table:table-cell>
          <table:table-cell office:value-type="string" calcext:value-type="string">
            <text:p>"}, {"role": "assistant", "content": "</text:p>
          </table:table-cell>
          <table:table-cell office:value-type="string" calcext:value-type="string">
            <text:p>23 July 2020 – Commission President von der Leyen in the European Parliament: “Together, we now have the chance to achieve something historic for Europ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ar éis don Chomhairle Eorpach teacht ar chomhaontú maidir le Plean Téarnaimh an Aontais Eorpaigh, seo mar a labhair Uachtarán an Choimisiúin, Ursula von der Leyen, i bParlaimint na hEorpa: “Faoi láthair, tá cumas airgeadais ollmhór againn nach bhfacthas riamh roimhe - €1.</text:p>
          </table:table-cell>
          <table:table-cell office:value-type="string" calcext:value-type="string">
            <text:p>"}, {"role": "assistant", "content": "</text:p>
          </table:table-cell>
          <table:table-cell office:value-type="string" calcext:value-type="string">
            <text:p>Following an agreement in the European Council on Europe’s Recovery Plan, Commission President von der Leyen said in the European Parliament: “We now have massive and unprecedented financial firepower - €1.</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udget</text:p>
          </table:table-cell>
          <table:table-cell office:value-type="string" calcext:value-type="string">
            <text:p>"}, {"role": "assistant", "content": "</text:p>
          </table:table-cell>
          <table:table-cell office:value-type="string" calcext:value-type="string">
            <text:p>budge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1 Iúil 2020 – Comhaontú bainte amach ag ceannairí na hEorpa maidir leis an bplean téarnaimh agus maidir le buiséad fadtéarmach 2021-2027 na hEorpa</text:p>
          </table:table-cell>
          <table:table-cell office:value-type="string" calcext:value-type="string">
            <text:p>"}, {"role": "assistant", "content": "</text:p>
          </table:table-cell>
          <table:table-cell office:value-type="string" calcext:value-type="string">
            <text:p>21 July 2020 – European leaders reach a deal on the recovery plan and European long-term budget 2021-2027</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ar éis 4 lá fhada caibidlíochta, d’éirigh le ceannairí an Aontais Eorpaigh teacht ar chomhaontú maidir leis an bplean téarnaimh don Eoraip.</text:p>
          </table:table-cell>
          <table:table-cell office:value-type="string" calcext:value-type="string">
            <text:p>"}, {"role": "assistant", "content": "</text:p>
          </table:table-cell>
          <table:table-cell office:value-type="string" calcext:value-type="string">
            <text:p>After 4 long days and nights of negotiations, EU leaders successfully agreed on the recovery plan for Europ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esting lab image</text:p>
          </table:table-cell>
          <table:table-cell office:value-type="string" calcext:value-type="string">
            <text:p>"}, {"role": "assistant", "content": "</text:p>
          </table:table-cell>
          <table:table-cell office:value-type="string" calcext:value-type="string">
            <text:p>testing lab imag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5 Iúil 2020 – Ullmhacht an Choimisiúin neartaithe i leith ráigeanna an choróinvíris a d'fhéadfadh a bheith ann amach anseo</text:p>
          </table:table-cell>
          <table:table-cell office:value-type="string" calcext:value-type="string">
            <text:p>"}, {"role": "assistant", "content": "</text:p>
          </table:table-cell>
          <table:table-cell office:value-type="string" calcext:value-type="string">
            <text:p>15 July 2020 - Commission strengthens preparedness for possible future coronavirus outbreak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gus é mar aidhm ag an gCoimisiún beatha daoine a shábháil agus dianghlasáil a sheachaint, tá bearta láithreacha gearrthéarmacha á leagan amach aige chun ullmhacht sláinte an Aontais Eorpaigh a neartú i leith ráigeanna féideartha an choróinvíris amach anseo.</text:p>
          </table:table-cell>
          <table:table-cell office:value-type="string" calcext:value-type="string">
            <text:p>"}, {"role": "assistant", "content": "</text:p>
          </table:table-cell>
          <table:table-cell office:value-type="string" calcext:value-type="string">
            <text:p>While aiming to save lives and to avoid lockdowns, the Commission is setting out immediate short-term measures to strengthen EU health preparedness in case of possible future coronavirus outbreak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Ursula von der Leyen, President of the European Commission speeking at the European Parliament</text:p>
          </table:table-cell>
          <table:table-cell office:value-type="string" calcext:value-type="string">
            <text:p>"}, {"role": "assistant", "content": "</text:p>
          </table:table-cell>
          <table:table-cell office:value-type="string" calcext:value-type="string">
            <text:p>Ursula von der Leyen, President of the European Commission speeking at the European Parlia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8 Iúil 2020 – an tUachtarán Ursula von der Leyen: féadfaidh muid teacht slán as an ngéarchéim seo agus muid níos láidre ná mar a bhí roimhe</text:p>
          </table:table-cell>
          <table:table-cell office:value-type="string" calcext:value-type="string">
            <text:p>"}, {"role": "assistant", "content": "</text:p>
          </table:table-cell>
          <table:table-cell office:value-type="string" calcext:value-type="string">
            <text:p>8 July 2020 – President Ursula von der Leyen: we can emerge stronger from this cris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gus í ag labhairt le Parlaimint na hEorpa ag tús Uachtaránacht na Gearmáine de Chomhairle an Aontais Eorpaigh, seo mar a labhair an tUachtarán von der Leyen: “Is é is brí leis an dlúthpháirtíocht go dtugtar tacaíocht bhreise dóibh siúd a bhfuil sí de dhíth orthu.</text:p>
          </table:table-cell>
          <table:table-cell office:value-type="string" calcext:value-type="string">
            <text:p>"}, {"role": "assistant", "content": "</text:p>
          </table:table-cell>
          <table:table-cell office:value-type="string" calcext:value-type="string">
            <text:p>When addressing the European Parliament on the occasion of the start of the German Presidency of the Council of the EU, President von der Leyen said: “Solidarity means that those who need it, get more suppo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oney euros</text:p>
          </table:table-cell>
          <table:table-cell office:value-type="string" calcext:value-type="string">
            <text:p>"}, {"role": "assistant", "content": "</text:p>
          </table:table-cell>
          <table:table-cell office:value-type="string" calcext:value-type="string">
            <text:p>money euro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7 Iúil 2020 – Réamhaisnéis Eacnamaíoch Shamhradh 2020 Téarnamh aimhréidh tuartha le haghaidh an dara leath de 2020</text:p>
          </table:table-cell>
          <table:table-cell office:value-type="string" calcext:value-type="string">
            <text:p>"}, {"role": "assistant", "content": "</text:p>
          </table:table-cell>
          <table:table-cell office:value-type="string" calcext:value-type="string">
            <text:p>7 July 2020 – Summer 2020 Economic Forecast: Uneven recovery expected to gain traction in second half of 2020</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é gur tugadh freagairt ghasta chuimsitheach ar ghéarchéim an choróinvíris ó thaobh bearta ar leibhéal an Aontais agus ar an leibhéal náisiúnta araon, táthar ag tuar i Réamhaisnéis Eacnamaíoch Shamhradh 2020 go mbeidh cúlú mór i ngeilleagar an Aontais i mbliana.</text:p>
          </table:table-cell>
          <table:table-cell office:value-type="string" calcext:value-type="string">
            <text:p>"}, {"role": "assistant", "content": "</text:p>
          </table:table-cell>
          <table:table-cell office:value-type="string" calcext:value-type="string">
            <text:p>Despite the swift and comprehensive policy response to the corona-crisis at both EU and national levels, the Summer 2020 Economic Forecast projects a deep recession in the EU economy this yea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 Iúil 2020 – Tacaíocht Fostaíochta don Aos Óg: nasc idir an chéad ghlúin eile de mhuintir na hEorpa agus poist</text:p>
          </table:table-cell>
          <table:table-cell office:value-type="string" calcext:value-type="string">
            <text:p>"}, {"role": "assistant", "content": "</text:p>
          </table:table-cell>
          <table:table-cell office:value-type="string" calcext:value-type="string">
            <text:p>1 July 2020 – Youth Employment Support: a bridge to jobs for the next generation of Europe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béim curtha ag paindéim an choróinvíris ar an tús deacair a bhíonn ag neart daoine óga go minic, ach tá sé de cheart ag Eorpaigh óga na deiseanna is fearr san Eoraip a fháil.</text:p>
          </table:table-cell>
          <table:table-cell office:value-type="string" calcext:value-type="string">
            <text:p>"}, {"role": "assistant", "content": "</text:p>
          </table:table-cell>
          <table:table-cell office:value-type="string" calcext:value-type="string">
            <text:p>The coronavirus pandemic has emphasised the often difficult start many young people face, but young Europeans deserve the best opportunities that Europe can off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lobal response event</text:p>
          </table:table-cell>
          <table:table-cell office:value-type="string" calcext:value-type="string">
            <text:p>"}, {"role": "assistant", "content": "</text:p>
          </table:table-cell>
          <table:table-cell office:value-type="string" calcext:value-type="string">
            <text:p>Global response ev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7 Meitheamh 2020 – €6.15 billiún eile slógtha le comhdháil gealltanas na Freagartha Domhanda ar an gCoróinvíreas:</text:p>
          </table:table-cell>
          <table:table-cell office:value-type="string" calcext:value-type="string">
            <text:p>"}, {"role": "assistant", "content": "</text:p>
          </table:table-cell>
          <table:table-cell office:value-type="string" calcext:value-type="string">
            <text:p>27 June 2020 - Coronavirus Global Response pledging summit mobilises another €6.</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Leis an gcomhdháil gealltanas “An Sprioc Dhomhanda: Aontú ar mhaithe leis an Todhchaí”, a d’eagraigh an tUachtarán von der Leyen agus Global Citizen an 27 Meitheamh, slógadh €6.</text:p>
          </table:table-cell>
          <table:table-cell office:value-type="string" calcext:value-type="string">
            <text:p>"}, {"role": "assistant", "content": "</text:p>
          </table:table-cell>
          <table:table-cell office:value-type="string" calcext:value-type="string">
            <text:p>The ‘Global Goal: Unite for our Future' pledging summit organised by President von der Leyen and Global Citizen on 27 June mobilised €6.</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lobal response event</text:p>
          </table:table-cell>
          <table:table-cell office:value-type="string" calcext:value-type="string">
            <text:p>"}, {"role": "assistant", "content": "</text:p>
          </table:table-cell>
          <table:table-cell office:value-type="string" calcext:value-type="string">
            <text:p>Global response ev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6 Meitheamh 2020 – An Fhreagairt Dhomhanda ar an gCoróinvíreas: comhdháil agus ceolchoirm Dé Sathairn, an 27 Meitheamh ar 15:00 Am Lár na hEorpa.</text:p>
          </table:table-cell>
          <table:table-cell office:value-type="string" calcext:value-type="string">
            <text:p>"}, {"role": "assistant", "content": "</text:p>
          </table:table-cell>
          <table:table-cell office:value-type="string" calcext:value-type="string">
            <text:p>26 June 2020 - Coronavirus Global Response: tune in to summit and concert on Saturday, 27 June at 3pm CE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inneadh comhdháil gealltanas dhomhanda agus ceolchoirm dhomhanda a d’eagraigh an Coimisiún agus Global Citizen a reáchtáil Dé Sathairn (27 Meitheamh).</text:p>
          </table:table-cell>
          <table:table-cell office:value-type="string" calcext:value-type="string">
            <text:p>"}, {"role": "assistant", "content": "</text:p>
          </table:table-cell>
          <table:table-cell office:value-type="string" calcext:value-type="string">
            <text:p>The global pledging summit and concert organised by the Commission and Global Citizen is happening this Saturday (27 Ju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ronavirus global response</text:p>
          </table:table-cell>
          <table:table-cell office:value-type="string" calcext:value-type="string">
            <text:p>"}, {"role": "assistant", "content": "</text:p>
          </table:table-cell>
          <table:table-cell office:value-type="string" calcext:value-type="string">
            <text:p>Coronavirus global respon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2 Meitheamh 2020 – An Fhreagairt Dhomhanda ar an gCoróinvíreas: Comhdháil ceannairí domhanda fógartha ag an gCoimisiún chomh maith le clár na ceolchoirme a bheidh mar chuid den imeacht gealltanas an 27 Meitheamh</text:p>
          </table:table-cell>
          <table:table-cell office:value-type="string" calcext:value-type="string">
            <text:p>"}, {"role": "assistant", "content": "</text:p>
          </table:table-cell>
          <table:table-cell office:value-type="string" calcext:value-type="string">
            <text:p>22 June 2020 - Coronavirus Global Response: Commission announces world leaders’ summit and concert line-up for 27 June pledging ev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sé de chumhacht ag ealaíontóirí claochlú a spreagadh.</text:p>
          </table:table-cell>
          <table:table-cell office:value-type="string" calcext:value-type="string">
            <text:p>"}, {"role": "assistant", "content": "</text:p>
          </table:table-cell>
          <table:table-cell office:value-type="string" calcext:value-type="string">
            <text:p>Artists have the power to inspire chang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7 Meitheamh 2020 – Straitéis an Aontais um vacsaíní in aghaidh COVID-19 curtha i láthair</text:p>
          </table:table-cell>
          <table:table-cell office:value-type="string" calcext:value-type="string">
            <text:p>"}, {"role": "assistant", "content": "</text:p>
          </table:table-cell>
          <table:table-cell office:value-type="string" calcext:value-type="string">
            <text:p>17 June 2020 – EU COVID-19 vaccines strategy unveil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straitéis Eorpach curtha i láthair ag an gCoimisiún Eorpach chun luas a chur le forbairt, monarú agus úsáid vacsaíní in aghaidh an choróinvíris, ós rud é gurb é sin an seans is fearr atá againn an lámh in uachtar a fháil ar an bpaindéim go buan laistigh de thréimhse 12 mhí go 18 mí, nó níos luaithe.</text:p>
          </table:table-cell>
          <table:table-cell office:value-type="string" calcext:value-type="string">
            <text:p>"}, {"role": "assistant", "content": "</text:p>
          </table:table-cell>
          <table:table-cell office:value-type="string" calcext:value-type="string">
            <text:p>The European Commission has presented a European strategy to accelerate the development, manufacturing and deployment of coronavirus vaccines as it is our best bet at permanently beating the pandemic within a timeframe of 12 to 18 months, if not earli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eopen eu visual</text:p>
          </table:table-cell>
          <table:table-cell office:value-type="string" calcext:value-type="string">
            <text:p>"}, {"role": "assistant", "content": "</text:p>
          </table:table-cell>
          <table:table-cell office:value-type="string" calcext:value-type="string">
            <text:p>reopen eu visua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5 Meitheamh 2020 – ‘Re-open EU’ – ardán gréasáin nua seolta chun an tsaorghluaiseacht agus an turasóireacht a chur ar obair arís go sábháilte san Aontas Eorpach</text:p>
          </table:table-cell>
          <table:table-cell office:value-type="string" calcext:value-type="string">
            <text:p>"}, {"role": "assistant", "content": "</text:p>
          </table:table-cell>
          <table:table-cell office:value-type="string" calcext:value-type="string">
            <text:p>15 June 2020 - ‘Re-open EU’ – a new web platform launched to safely resume free movement and tourism in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rdán gréasáin nua ar a dtugtar ‘Re-open EU’ seolta ag an gCoimisiún Eorpach, ar a bhfuil faisnéis ríthábhachtach chun an tsaorghluaiseacht agus an turasóireacht a chur ar obair arís go sábháilte ar fud na hEorpa, ionas gur féidir leat sult a bhaint go muiníneach as do laethanta saoire.</text:p>
          </table:table-cell>
          <table:table-cell office:value-type="string" calcext:value-type="string">
            <text:p>"}, {"role": "assistant", "content": "</text:p>
          </table:table-cell>
          <table:table-cell office:value-type="string" calcext:value-type="string">
            <text:p>The European Commission has launched ‘Re-open EU’, a web platform that contains essential information for a safe relaunch of free movement and tourism across Europe, so that you confidently can enjoy your upcoming holiday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n with mask checking his phone</text:p>
          </table:table-cell>
          <table:table-cell office:value-type="string" calcext:value-type="string">
            <text:p>"}, {"role": "assistant", "content": "</text:p>
          </table:table-cell>
          <table:table-cell office:value-type="string" calcext:value-type="string">
            <text:p>man with mask checking his pho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0 Meitheamh 2020 – Dlús á chur ag an Aontas Eorpach leis na bearta chun dul i ngleic le bréagaisnéis faoin gcoróinvíreas</text:p>
          </table:table-cell>
          <table:table-cell office:value-type="string" calcext:value-type="string">
            <text:p>"}, {"role": "assistant", "content": "</text:p>
          </table:table-cell>
          <table:table-cell office:value-type="string" calcext:value-type="string">
            <text:p>10 June 2020 – EU steps up action to fight coronavirus disinform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dlús á chur ag an gCoimisiún Eorpach agus an tArdionadaí leis an gcomhrac in aghaidh bréagaisnéis faoin gcoróinvíreas trí bhealach chun cinn a mholadh i dTeachtaireacht Chomhpháirteach.</text:p>
          </table:table-cell>
          <table:table-cell office:value-type="string" calcext:value-type="string">
            <text:p>"}, {"role": "assistant", "content": "</text:p>
          </table:table-cell>
          <table:table-cell office:value-type="string" calcext:value-type="string">
            <text:p>The European Commission and the High Representative are stepping up the fight against coronavirus disinformation by proposing a way forward in a Joint Communic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nterior of an innovation lab</text:p>
          </table:table-cell>
          <table:table-cell office:value-type="string" calcext:value-type="string">
            <text:p>"}, {"role": "assistant", "content": "</text:p>
          </table:table-cell>
          <table:table-cell office:value-type="string" calcext:value-type="string">
            <text:p>Interior of an innovation lab</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8 Meitheamh 2020 – Tá €314 mhilliún deonaithe ag an Aontas Eorpach do chuideachtaí nuálacha chun an coróinvíreas a chomhrac agus chun tacú leis an téarnamh</text:p>
          </table:table-cell>
          <table:table-cell office:value-type="string" calcext:value-type="string">
            <text:p>"}, {"role": "assistant", "content": "</text:p>
          </table:table-cell>
          <table:table-cell office:value-type="string" calcext:value-type="string">
            <text:p>8 June 2020 – To fight the coronavirus and to support the recovery, EU grants €314 million to innovative compan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sé fógartha ag an gCoimisiún Eorpach go bhfuil beagnach €166 mhilliún bronnta aige ar 36 chuideachta trí chlár píolótach luasaire na Comhairle Nuálaíochta Eorpaí chun cabhrú leis na tionscadail nuálacha seo a leanas: ciarsúir bhithdhí-éilliúcháin, córais monatóireachta aerála ar chostas íseal a fhorbairt le haghaidh teagmhais le líon mór taismeach, agus ardán antasubstaintí chun cóireáil a chur ar chásanna tromchúiseacha ionfhabhtaithe.</text:p>
          </table:table-cell>
          <table:table-cell office:value-type="string" calcext:value-type="string">
            <text:p>"}, {"role": "assistant", "content": "</text:p>
          </table:table-cell>
          <table:table-cell office:value-type="string" calcext:value-type="string">
            <text:p>The European Commission has announced that it has awarded 36 companies with nearly €166 million, via the European Innovation Council Accelerator Pilot, will work on pioneering projects: bio-decontamination wipes, developing low-cost mass casualty ventilation monitoring systems, and an antibody platform to treat severe cases of infec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4 Meitheamh 2020 – €300 milliún geallta ag an gCoimisiún Eorpach don Chomhaontas Vacsaíne</text:p>
          </table:table-cell>
          <table:table-cell office:value-type="string" calcext:value-type="string">
            <text:p>"}, {"role": "assistant", "content": "</text:p>
          </table:table-cell>
          <table:table-cell office:value-type="string" calcext:value-type="string">
            <text:p>4 June 2020 - European Commission pledges €300 million to the Vaccine Allian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4 Meitheamh, d’fhógair an Coimisiún Eorpach go raibh €300 milliún á ghealladh aige do Gavi, an Comhaontas Vacsaíne, le haghaidh na tréimhse 2021-2025.</text:p>
          </table:table-cell>
          <table:table-cell office:value-type="string" calcext:value-type="string">
            <text:p>"}, {"role": "assistant", "content": "</text:p>
          </table:table-cell>
          <table:table-cell office:value-type="string" calcext:value-type="string">
            <text:p>On 4 June, the European Commission announced a €300 million pledge to Gavi, the Vaccine Alliance, for the period 2021–2025.</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 Meitheamh 2020 – Na chéad bearta déanta ag an gCoimisiún i dtreo Straitéis Chógaisíochta don Eoraip a ghlacadh</text:p>
          </table:table-cell>
          <table:table-cell office:value-type="string" calcext:value-type="string">
            <text:p>"}, {"role": "assistant", "content": "</text:p>
          </table:table-cell>
          <table:table-cell office:value-type="string" calcext:value-type="string">
            <text:p>3 June 2020 – Commission takes first step towards adoption of a Pharmaceutical Strategy for Europ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treochlár maidir le Straitéis Chógaisíochta na hEorpa foilsithe ag an gCoimisiún Eorpach.</text:p>
          </table:table-cell>
          <table:table-cell office:value-type="string" calcext:value-type="string">
            <text:p>"}, {"role": "assistant", "content": "</text:p>
          </table:table-cell>
          <table:table-cell office:value-type="string" calcext:value-type="string">
            <text:p>The European Commission has published a roadmap on the Pharmaceutical Strategy for Europ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lobal response</text:p>
          </table:table-cell>
          <table:table-cell office:value-type="string" calcext:value-type="string">
            <text:p>"}, {"role": "assistant", "content": "</text:p>
          </table:table-cell>
          <table:table-cell office:value-type="string" calcext:value-type="string">
            <text:p>global respon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8 Bealtaine 2020 – An Fhreagairt Dhomhanda ar an gCoróinvíreas: “An Sprioc Dhomhanda: Aontú ar mhaithe leis an Todhchaí” seolta le tacaíocht ó Global Citizen</text:p>
          </table:table-cell>
          <table:table-cell office:value-type="string" calcext:value-type="string">
            <text:p>"}, {"role": "assistant", "content": "</text:p>
          </table:table-cell>
          <table:table-cell office:value-type="string" calcext:value-type="string">
            <text:p>28 May 2020 - Coronavirus Global Response: “Global Goal: Unite For Our Future” kick-off with support from Global Citize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uireadh tús leis an bhFreagairt Dhomhanda ar an gCoróinvíreas an 4 Bealtaine agus go dtí seo tá €9.</text:p>
          </table:table-cell>
          <table:table-cell office:value-type="string" calcext:value-type="string">
            <text:p>"}, {"role": "assistant", "content": "</text:p>
          </table:table-cell>
          <table:table-cell office:value-type="string" calcext:value-type="string">
            <text:p>The Coronavirus Global Response was kick-started on 4 May and has so far raised €9,8 billion for universal access to affordable coronavirus vaccination, treatments and test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ecovery plan for Europe</text:p>
          </table:table-cell>
          <table:table-cell office:value-type="string" calcext:value-type="string">
            <text:p>"}, {"role": "assistant", "content": "</text:p>
          </table:table-cell>
          <table:table-cell office:value-type="string" calcext:value-type="string">
            <text:p>Recovery plan for Europ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7 Bealtaine 2020 – Seo uain na hEorpa: Plean Téarnaimh ollmhór ar fiú €2.4 trilliún é curtha i láthair chun deisiú agus ullmhú a dhéanamh le haghaidh na chéad ghlúine eile</text:p>
          </table:table-cell>
          <table:table-cell office:value-type="string" calcext:value-type="string">
            <text:p>"}, {"role": "assistant", "content": "</text:p>
          </table:table-cell>
          <table:table-cell office:value-type="string" calcext:value-type="string">
            <text:p>27 May 2020 - Europe’s moment: major €2,4 trillion Recovery Plan for Europe unveiled to repair and prepare for the next gener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onn tús a chur le téarnamh na hEorpa agus beatha daoine, slite beatha agus poist a chosaint, tá plean téarnaimh ollmhór ar fiú €2.</text:p>
          </table:table-cell>
          <table:table-cell office:value-type="string" calcext:value-type="string">
            <text:p>"}, {"role": "assistant", "content": "</text:p>
          </table:table-cell>
          <table:table-cell office:value-type="string" calcext:value-type="string">
            <text:p>To kick-start the European recovery, protect lives, livelihoods and jobs, the European Commission is proposing a major €2,4 trillion recovery plan which is based on using the full potential of a powerful, modern and revamped EU budget to deliver a more sustainable, digital, inclusive and fair Europ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6 Bealtaine 2020 – Dlúthpháirtíocht i gcomhthéacs an choróinvíris: Lucht tionsclaíochta an Aontais ag teacht le chéile chun cuidiú le saoránaigh an Aontais</text:p>
          </table:table-cell>
          <table:table-cell office:value-type="string" calcext:value-type="string">
            <text:p>"}, {"role": "assistant", "content": "</text:p>
          </table:table-cell>
          <table:table-cell office:value-type="string" calcext:value-type="string">
            <text:p>26 May 2020 - Coronavirus solidarity: EU Industry steps in to protect European citize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dlúthpháirtíocht den scoth léirithe ag cuideachtaí na hEorpa le linn na géarchéime.</text:p>
          </table:table-cell>
          <table:table-cell office:value-type="string" calcext:value-type="string">
            <text:p>"}, {"role": "assistant", "content": "</text:p>
          </table:table-cell>
          <table:table-cell office:value-type="string" calcext:value-type="string">
            <text:p>European companies have shown extraordinary solidarity in this cris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EU semester</text:p>
          </table:table-cell>
          <table:table-cell office:value-type="string" calcext:value-type="string">
            <text:p>"}, {"role": "assistant", "content": "</text:p>
          </table:table-cell>
          <table:table-cell office:value-type="string" calcext:value-type="string">
            <text:p>EU semest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0 Bealtaine 2020 – Pacáiste an Earraigh, an Seimeastar Eorpach: Moltaí maidir le freagairt chomhordaithe ar phaindéim an choróinvíris</text:p>
          </table:table-cell>
          <table:table-cell office:value-type="string" calcext:value-type="string">
            <text:p>"}, {"role": "assistant", "content": "</text:p>
          </table:table-cell>
          <table:table-cell office:value-type="string" calcext:value-type="string">
            <text:p>20 May 2020 - European Semester Spring Package: Recommendations for a coordinated response to the coronavirus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20 Bealtaine, chuir an Coimisiún Eorpach moltaí tírshonracha i láthair le haghaidh Bhallstáit uile an Aontais agus le haghaidh na Ríochta Aontaithe, moltaí atá bunaithe ar straitéis fáis an Choimisiúin, lena gcuirtear inbhuanaitheacht iomaíoch chun cinn le geilleagar a thógáil a fhóireann do dhaoine agus don phláinéad araon.</text:p>
          </table:table-cell>
          <table:table-cell office:value-type="string" calcext:value-type="string">
            <text:p>"}, {"role": "assistant", "content": "</text:p>
          </table:table-cell>
          <table:table-cell office:value-type="string" calcext:value-type="string">
            <text:p>On 20 May, the European Commission proposed country-specific recommendations for all EU Members States and the United Kingdom, based upon the Commission’s growth strategy, which promotes competitive sustainability to build an economy that works for people and the plane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esearcher covid-19</text:p>
          </table:table-cell>
          <table:table-cell office:value-type="string" calcext:value-type="string">
            <text:p>"}, {"role": "assistant", "content": "</text:p>
          </table:table-cell>
          <table:table-cell office:value-type="string" calcext:value-type="string">
            <text:p>researcher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9 Bealtaine 2020 – borradh curtha faoi thaighde ar an gcoróinvíreas le €122 mhilliún de mhaoiniú breise</text:p>
          </table:table-cell>
          <table:table-cell office:value-type="string" calcext:value-type="string">
            <text:p>"}, {"role": "assistant", "content": "</text:p>
          </table:table-cell>
          <table:table-cell office:value-type="string" calcext:value-type="string">
            <text:p>19 May 2020 – Coronavirus research boosted by €122 million of additional fund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122 mhilliún eile slógtha ag an gCoimisiún óna chlár taighde agus nuálaíochta, Fís 2020, le haghaidh taighde a bhfuil géarghá leis ar an gcoróinvíreas.</text:p>
          </table:table-cell>
          <table:table-cell office:value-type="string" calcext:value-type="string">
            <text:p>"}, {"role": "assistant", "content": "</text:p>
          </table:table-cell>
          <table:table-cell office:value-type="string" calcext:value-type="string">
            <text:p>The Commission has mobilised another €122 million from its research and innovation programme, Horizon 2020, for urgently needed research into the corona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irport</text:p>
          </table:table-cell>
          <table:table-cell office:value-type="string" calcext:value-type="string">
            <text:p>"}, {"role": "assistant", "content": "</text:p>
          </table:table-cell>
          <table:table-cell office:value-type="string" calcext:value-type="string">
            <text:p>airpo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3 Bealtaine 2020 – Tús a chur arís, go sábháilte leis an taisteal agus turasóireacht na hEorpa a chur ar a boinn arís: Gníomhartha á nglacadh ag an gCoimisiún</text:p>
          </table:table-cell>
          <table:table-cell office:value-type="string" calcext:value-type="string">
            <text:p>"}, {"role": "assistant", "content": "</text:p>
          </table:table-cell>
          <table:table-cell office:value-type="string" calcext:value-type="string">
            <text:p>13 May 2020 – Safely resuming travel and rebooting Europe’s tourism: Commission takes ac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n go mbeidh cead ag daoine dul ar saoire agus am a chaitheamh le clann agus cairde, chun go mbeidh gnólachtaí turasóireachta in ann a ndoirse a oscailt arís tar éis na míonna faoi dhianghlasáil, agus chun cabhrú leis na Ballstáit deireadh a chur de réir a chéile leis na srianta taistil agus na réamhchúraimí sláinte a bhfuil gá leo a urramú san am céanna, chuir an Coimisiún Eorpach sraith treoirlínte agus moltaí i láthair le haghaidh turasóirí, taistealaithe agus gnólachtaí.</text:p>
          </table:table-cell>
          <table:table-cell office:value-type="string" calcext:value-type="string">
            <text:p>"}, {"role": "assistant", "content": "</text:p>
          </table:table-cell>
          <table:table-cell office:value-type="string" calcext:value-type="string">
            <text:p>To allow people to take holidays and catch up with their friends and families, to let tourism businesses reopen after months of being locked down, and to help Member States help gradually lift travel restrictions while respecting the necessary health precautions, the European Commission presented a set of guidelines and recommendations for tourists, travellers and busines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edical research</text:p>
          </table:table-cell>
          <table:table-cell office:value-type="string" calcext:value-type="string">
            <text:p>"}, {"role": "assistant", "content": "</text:p>
          </table:table-cell>
          <table:table-cell office:value-type="string" calcext:value-type="string">
            <text:p>Medical researc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2 Bealtaine 2020 – €117 milliún deonaithe le haghaidh córacha leighis agus diagnóisic a bhaineann leis an gcoróinvíreas</text:p>
          </table:table-cell>
          <table:table-cell office:value-type="string" calcext:value-type="string">
            <text:p>"}, {"role": "assistant", "content": "</text:p>
          </table:table-cell>
          <table:table-cell office:value-type="string" calcext:value-type="string">
            <text:p>12 May 2020- €117 million granted for Coronavirus treatments and diagnostic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8 dtionscadal ar scála mór roghnaithe ag an gCoimisiún, tionscadail arb é is aidhm dóibh córacha leighis agus diagnóisic a fhorbairt chun aghaidh a thabhairt ar an gcoróinvíreas, mar chuid de ghlao luasaire ar thograí a seoladh i mí an Mhárta faoin Tionscnamh um Míochaine Nuálaíoch, ar comhpháirtíocht phríobháideach phoiblí é.</text:p>
          </table:table-cell>
          <table:table-cell office:value-type="string" calcext:value-type="string">
            <text:p>"}, {"role": "assistant", "content": "</text:p>
          </table:table-cell>
          <table:table-cell office:value-type="string" calcext:value-type="string">
            <text:p>The Commission selected 8 large-scale research projects aimed at developing treatments and diagnostics for the coronavirus, in a fast-track call for proposals launched in March by the Innovative Medicines Initiative (IMI), a public-private partnership.</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sks delivery</text:p>
          </table:table-cell>
          <table:table-cell office:value-type="string" calcext:value-type="string">
            <text:p>"}, {"role": "assistant", "content": "</text:p>
          </table:table-cell>
          <table:table-cell office:value-type="string" calcext:value-type="string">
            <text:p>masks delive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1 Bealtaine 2020 – An Dlúthpháirtíocht Eorpach ar obair – Maisc rescEU seachadta go dtí an Mhacadóin Thuaidh agus go Montainéagró</text:p>
          </table:table-cell>
          <table:table-cell office:value-type="string" calcext:value-type="string">
            <text:p>"}, {"role": "assistant", "content": "</text:p>
          </table:table-cell>
          <table:table-cell office:value-type="string" calcext:value-type="string">
            <text:p>11 May 2020 – European solidarity in action – rescEU masks delivered to North Macedonia and Montenegro</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eachadadh maisc go dtí an Iodáil, an Spáinn agus an Chróit cheana féin agus anois tá baisceanna breise á seachadadh go dtí an Mhacadóin Thuaidh agus go Montainéagró trí rescEU – an taisce choiteann Eorpach de threalamh leighis atá ann chun cabhrú le tíortha atá thíos leis an ráig den choróinvíreas.</text:p>
          </table:table-cell>
          <table:table-cell office:value-type="string" calcext:value-type="string">
            <text:p>"}, {"role": "assistant", "content": "</text:p>
          </table:table-cell>
          <table:table-cell office:value-type="string" calcext:value-type="string">
            <text:p>Following previous deliveries to Italy, Spain and Croatia, additional batches of masks are being delivered to North Macedonia and Montenegro via rescEU – the common European reserve of medical equipment to help countries affected by the coronavirus outbrea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sks delivery</text:p>
          </table:table-cell>
          <table:table-cell office:value-type="string" calcext:value-type="string">
            <text:p>"}, {"role": "assistant", "content": "</text:p>
          </table:table-cell>
          <table:table-cell office:value-type="string" calcext:value-type="string">
            <text:p>Masks delive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8 Bealtaine 2020 – An Dlúthpháirtíocht Eorpach ar obair – an chéad bhaisc de 1.5 milliún masc seachadta ag an gCoimisiún chun tacú le hoibrithe sláinte an Aontais</text:p>
          </table:table-cell>
          <table:table-cell office:value-type="string" calcext:value-type="string">
            <text:p>"}, {"role": "assistant", "content": "</text:p>
          </table:table-cell>
          <table:table-cell office:value-type="string" calcext:value-type="string">
            <text:p>8 May 2020 – European solidarity in action – the Commission delivers first batch of 1.5 million masks to support EU health work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n chéad bhaisc de 1.</text:p>
          </table:table-cell>
          <table:table-cell office:value-type="string" calcext:value-type="string">
            <text:p>"}, {"role": "assistant", "content": "</text:p>
          </table:table-cell>
          <table:table-cell office:value-type="string" calcext:value-type="string">
            <text:p>A first batch of 1,5 million medical masks is being delivered to 17 Member States and the UK to protect healthcare workers against corona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highlight</text:p>
          </table:table-cell>
          <table:table-cell office:value-type="string" calcext:value-type="string">
            <text:p>"}, {"role": "assistant", "content": "</text:p>
          </table:table-cell>
          <table:table-cell office:value-type="string" calcext:value-type="string">
            <text:p>highligh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7 Bealtaine 2020 – Cabhair tugtha ag an gCoimisiún do na Ballstáit chun aghaidh a thabhairt ar an nganntanas oibrithe sláinte atá ann trí dhlús a chur leis an aitheantas a thugtar ar cháilíochtaí gairmiúla oibrithe sláinte</text:p>
          </table:table-cell>
          <table:table-cell office:value-type="string" calcext:value-type="string">
            <text:p>"}, {"role": "assistant", "content": "</text:p>
          </table:table-cell>
          <table:table-cell office:value-type="string" calcext:value-type="string">
            <text:p>7 May 2020 – Commission helps Member States address the shortages of health workers speed up the recognition of health workers’ professional qualificat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n aghaidh a thabhairt ar an nganntanas oibrithe sláinte atá ann, d’eisigh an Coimisiún Teachtaireacht ina bhfuil treoir le haghaidh na mBallstát.</text:p>
          </table:table-cell>
          <table:table-cell office:value-type="string" calcext:value-type="string">
            <text:p>"}, {"role": "assistant", "content": "</text:p>
          </table:table-cell>
          <table:table-cell office:value-type="string" calcext:value-type="string">
            <text:p>To help address the shortages of health workers, the Commission issued a Communication which provides guidance for Member St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p of spring economic forecast</text:p>
          </table:table-cell>
          <table:table-cell office:value-type="string" calcext:value-type="string">
            <text:p>"}, {"role": "assistant", "content": "</text:p>
          </table:table-cell>
          <table:table-cell office:value-type="string" calcext:value-type="string">
            <text:p>Map of spring economic foreca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6 Bealtaine 2020 – Réamhaisnéis Eacnamaíoch Earrach 2020 – cúlú eacnamaíoch agus téarnamh</text:p>
          </table:table-cell>
          <table:table-cell office:value-type="string" calcext:value-type="string">
            <text:p>"}, {"role": "assistant", "content": "</text:p>
          </table:table-cell>
          <table:table-cell office:value-type="string" calcext:value-type="string">
            <text:p>6 May 2020 – Spring 2020 Economic Forecast – recession and recove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n ainneoin na bhfreagairtí tapa cinntitheacha ón Aontas agus ó na Ballstáit, beidh cúlú eacnamaíoch san Aontas i mbliana ós rud é gur suaitheadh eacnamaíoch an-mhór é paindéim an choróinvíris.</text:p>
          </table:table-cell>
          <table:table-cell office:value-type="string" calcext:value-type="string">
            <text:p>"}, {"role": "assistant", "content": "</text:p>
          </table:table-cell>
          <table:table-cell office:value-type="string" calcext:value-type="string">
            <text:p>Despite the swift and decisive EU and national responses, the EU economy will experience a recession this year as the coronavirus pandemic came as a major economic shoc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icture of President von der Leyen</text:p>
          </table:table-cell>
          <table:table-cell office:value-type="string" calcext:value-type="string">
            <text:p>"}, {"role": "assistant", "content": "</text:p>
          </table:table-cell>
          <table:table-cell office:value-type="string" calcext:value-type="string">
            <text:p>Picture of President von der Leye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4 Bealtaine 2020 – An Fhreagairt Dhomhanda ar an gCoróinvíreas Tiomsaíodh €7.4 billiún ó dheontóirí ar fud an domhain le haghaidh rochtain uilíoch ar vacsaíní</text:p>
          </table:table-cell>
          <table:table-cell office:value-type="string" calcext:value-type="string">
            <text:p>"}, {"role": "assistant", "content": "</text:p>
          </table:table-cell>
          <table:table-cell office:value-type="string" calcext:value-type="string">
            <text:p>4 May 2020 – Coronavirus Global Response: €7,4 billion raised from donors worldwide for universal access to vaccin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láraigh an Coimisiún Eorpach €7.</text:p>
          </table:table-cell>
          <table:table-cell office:value-type="string" calcext:value-type="string">
            <text:p>"}, {"role": "assistant", "content": "</text:p>
          </table:table-cell>
          <table:table-cell office:value-type="string" calcext:value-type="string">
            <text:p>The European Commission registered €7.</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icture of the banner on the Berlaymont building</text:p>
          </table:table-cell>
          <table:table-cell office:value-type="string" calcext:value-type="string">
            <text:p>"}, {"role": "assistant", "content": "</text:p>
          </table:table-cell>
          <table:table-cell office:value-type="string" calcext:value-type="string">
            <text:p>Picture of the banner on the Berlaymont build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 Bealtaine 2020 – Ag druidim linn: Imeacht gealltanas na Freagartha Domhanda ar an gCoróinvíreas le tosú Dé Luain, an 4 Bealtaine</text:p>
          </table:table-cell>
          <table:table-cell office:value-type="string" calcext:value-type="string">
            <text:p>"}, {"role": "assistant", "content": "</text:p>
          </table:table-cell>
          <table:table-cell office:value-type="string" calcext:value-type="string">
            <text:p>2 May 2020 – Final countdown: Coronavirus Global Response pledging marathon starts on Monday 4 Ma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 chuid den Fhreagairt Dhomhanda ar an gCoróinvíreas, tá an tAontas Eorpach ag obair i gcomhar le comhpháirtithe domhanda chun tús a chur le hiarracht gealltanas chun córacha, vacsaíní agus diagnóisic a fhorbairt.</text:p>
          </table:table-cell>
          <table:table-cell office:value-type="string" calcext:value-type="string">
            <text:p>"}, {"role": "assistant", "content": "</text:p>
          </table:table-cell>
          <table:table-cell office:value-type="string" calcext:value-type="string">
            <text:p>With the Coronavirus Global Response, the European Union is joining forces with global partners to kick-start a worldwide pledging effort to develop treatments, vaccines and diagnostic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eo mar a labhair an tUachtarán von der Leyen: “An 4 Bealtaine, is mian linn muintir an domhain uile a thabhairt le chéile chun cosaint, diagnóisic agus córacha in aghaidh an choróinvíris a chur ar fáil.</text:p>
          </table:table-cell>
          <table:table-cell office:value-type="string" calcext:value-type="string">
            <text:p>"}, {"role": "assistant", "content": "</text:p>
          </table:table-cell>
          <table:table-cell office:value-type="string" calcext:value-type="string">
            <text:p>President von der Leyen said: “On 4 May, we want to bring the world together to deliver on prevention, diagnostics and treatments against corona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online consumers</text:p>
          </table:table-cell>
          <table:table-cell office:value-type="string" calcext:value-type="string">
            <text:p>"}, {"role": "assistant", "content": "</text:p>
          </table:table-cell>
          <table:table-cell office:value-type="string" calcext:value-type="string">
            <text:p>online consum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0 Aibreán 2020 – Méadú ar iarrachtaí an Choimisiúin Eorpaigh camscéimeanna a chosc agus tomhaltóirí a chosaint</text:p>
          </table:table-cell>
          <table:table-cell office:value-type="string" calcext:value-type="string">
            <text:p>"}, {"role": "assistant", "content": "</text:p>
          </table:table-cell>
          <table:table-cell office:value-type="string" calcext:value-type="string">
            <text:p>30 April 2020 – European Commission doubles down on prevening scams and protecting consum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n Coimisiún Eorpach tiomanta tomhaltóirí a chosaint ar líne – go háirithe le linn phaindéim an choróinvíris agus maíomh bréagach á dhéanamh nó táirgí bréige á gcur chun cinn ag roinnt gníomhaithe bradacha.</text:p>
          </table:table-cell>
          <table:table-cell office:value-type="string" calcext:value-type="string">
            <text:p>"}, {"role": "assistant", "content": "</text:p>
          </table:table-cell>
          <table:table-cell office:value-type="string" calcext:value-type="string">
            <text:p>The European Commission is committed to protecting consumers online – especially during the coronavirus pandemic where some rogue actors are promoting false claims or scam produc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western balkans aid</text:p>
          </table:table-cell>
          <table:table-cell office:value-type="string" calcext:value-type="string">
            <text:p>"}, {"role": "assistant", "content": "</text:p>
          </table:table-cell>
          <table:table-cell office:value-type="string" calcext:value-type="string">
            <text:p>western balkans ai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9 Aibreán 2020 – Dul i ngleic le géarchéim an choróinvíris: Dlús á chur ag an gCoimisiún Eorpach lena thacaíocht do na Balcáin Thiar</text:p>
          </table:table-cell>
          <table:table-cell office:value-type="string" calcext:value-type="string">
            <text:p>"}, {"role": "assistant", "content": "</text:p>
          </table:table-cell>
          <table:table-cell office:value-type="string" calcext:value-type="string">
            <text:p>29 April 2020 – Tackling the coronavirus crisis: European Commission steps up its support to the Western Balk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sé fógartha ag an gCoimisiún Eorpach go bhfuil níos mó ná €3.</text:p>
          </table:table-cell>
          <table:table-cell office:value-type="string" calcext:value-type="string">
            <text:p>"}, {"role": "assistant", "content": "</text:p>
          </table:table-cell>
          <table:table-cell office:value-type="string" calcext:value-type="string">
            <text:p>The European Commission has announced over €3.</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Valdis Dombrovskis Press Conference</text:p>
          </table:table-cell>
          <table:table-cell office:value-type="string" calcext:value-type="string">
            <text:p>"}, {"role": "assistant", "content": "</text:p>
          </table:table-cell>
          <table:table-cell office:value-type="string" calcext:value-type="string">
            <text:p>Valdis Dombrovskis Press Conferen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8 Aibreán 2020 – Pacáiste baincéireachta: ag tacú le teaghlaigh agus gnólachtaí san Aontas Eorpach</text:p>
          </table:table-cell>
          <table:table-cell office:value-type="string" calcext:value-type="string">
            <text:p>"}, {"role": "assistant", "content": "</text:p>
          </table:table-cell>
          <table:table-cell office:value-type="string" calcext:value-type="string">
            <text:p>28 April 2020 – Banking package: supporting households and businesses in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hlac an Coimisiún Eorpach pacáiste baincéireachta le cinntiú go leanfadh na bainc ar aghaidh ag tabhairt iasachtaí airgid, ag tacú leis an ngeilleagar agus ag cuidiú le tionchair eacnamaíocha an choróinvíris a mhaolú.</text:p>
          </table:table-cell>
          <table:table-cell office:value-type="string" calcext:value-type="string">
            <text:p>"}, {"role": "assistant", "content": "</text:p>
          </table:table-cell>
          <table:table-cell office:value-type="string" calcext:value-type="string">
            <text:p>To ensure that banks can continue to lend money, support the economy and help mitigate the economic impacts of the Coronavirus, the European Commission has adopted a banking packag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lobal summit</text:p>
          </table:table-cell>
          <table:table-cell office:value-type="string" calcext:value-type="string">
            <text:p>"}, {"role": "assistant", "content": "</text:p>
          </table:table-cell>
          <table:table-cell office:value-type="string" calcext:value-type="string">
            <text:p>global summi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7 Aibreán 2020 – Iarracht gealltanas dhomhanda seolta ag an Aontas Eorpach i gcomhar le comhpháirtithe</text:p>
          </table:table-cell>
          <table:table-cell office:value-type="string" calcext:value-type="string">
            <text:p>"}, {"role": "assistant", "content": "</text:p>
          </table:table-cell>
          <table:table-cell office:value-type="string" calcext:value-type="string">
            <text:p>27 April 2020 - EU launches global pledging effort with partn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onas gur féidir leis diagnóisic, teiripic agus vacsaíní atá sábháilte, éifeachtach agus inacmhainne in aghaidh an choróinvíris a fhorbairt agus a chur ar fáil, tá an tAontas ag obair i gcomhar le comhpháirtithe domhanda chun tús a chur le hiarracht gealltanas – an Fhreagairt Dhomhanda ar an gCoróinvíreas – iarracht a thosófar an 4 Bealtaine 2020.</text:p>
          </table:table-cell>
          <table:table-cell office:value-type="string" calcext:value-type="string">
            <text:p>"}, {"role": "assistant", "content": "</text:p>
          </table:table-cell>
          <table:table-cell office:value-type="string" calcext:value-type="string">
            <text:p>To develop and deploy safe, effective and affordable diagnostics, therapeutics and vaccines against coronavirus, the European Union is joining forces with global partners to kick-start a pledging effort – the Coronavirus Global Response – starting on 4 May 2020.</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ursula von der leyen video conference</text:p>
          </table:table-cell>
          <table:table-cell office:value-type="string" calcext:value-type="string">
            <text:p>"}, {"role": "assistant", "content": "</text:p>
          </table:table-cell>
          <table:table-cell office:value-type="string" calcext:value-type="string">
            <text:p>ursula von der leyen video conferen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24 Aibreán 2020 – An Coimisiún Eorpach chun plean téarnaimh coiteann a mhúnlú a bhfuil buiséad fadtéarmach athchóirithe de chuid an Aontais lárnach ann</text:p>
          </table:table-cell>
          <table:table-cell office:value-type="string" calcext:value-type="string">
            <text:p>"}, {"role": "assistant", "content": "</text:p>
          </table:table-cell>
          <table:table-cell office:value-type="string" calcext:value-type="string">
            <text:p>24 April 2020 – European Commission to shape a common recovery plan with a revamped EU long-term budget at its hea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ir ceannairí na hEorpa de chúram ar an gCoimisiún Eorpach freagairt chomhpháirteach ar an ngéarchéim a mhúnlú tar éis físchomhdhála an 23 Aibreán.</text:p>
          </table:table-cell>
          <table:table-cell office:value-type="string" calcext:value-type="string">
            <text:p>"}, {"role": "assistant", "content": "</text:p>
          </table:table-cell>
          <table:table-cell office:value-type="string" calcext:value-type="string">
            <text:p>European leaders tasked the European Commission with shaping a collective response to the crisis following a videoconference on 23 Apri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gricolture programmes</text:p>
          </table:table-cell>
          <table:table-cell office:value-type="string" calcext:value-type="string">
            <text:p>"}, {"role": "assistant", "content": "</text:p>
          </table:table-cell>
          <table:table-cell office:value-type="string" calcext:value-type="string">
            <text:p>agricolture programm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23 Aibreán 2020 – Bearta eisceachtúla chun tacú le hearnáil an bhia agus na talmhaíochta</text:p>
          </table:table-cell>
          <table:table-cell office:value-type="string" calcext:value-type="string">
            <text:p>"}, {"role": "assistant", "content": "</text:p>
          </table:table-cell>
          <table:table-cell office:value-type="string" calcext:value-type="string">
            <text:p>23 April 2020 - Exceptional measures to support the agricultural food secto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r mhaithe le tacú go pras le hearnáil na talmhaíochta agus leis na margaí bia i gcomhthéacs na ráige den choróinvíreas, tá bearta eisceachtúla molta ag an gCoimisiún Eorpach.</text:p>
          </table:table-cell>
          <table:table-cell office:value-type="string" calcext:value-type="string">
            <text:p>"}, {"role": "assistant", "content": "</text:p>
          </table:table-cell>
          <table:table-cell office:value-type="string" calcext:value-type="string">
            <text:p>To swiftly support agricultural sector and food markets following the outbreak of the coronavirus, the European Commission has proposed exceptional measur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sé beartaithe ag an gCoimisiún cabhair le haghaidh stóráil phríobháideach a dheonú i gcomhair táirgí déiríochta agus feola, sin agus solúbthacht a dheonú i dtaca le cur i bhfeidhm clár tacaíochta margaidh chun tosaíochtaí maoinithe a athdhíriú, agus maolú eisceachtúil ó rialacha iomaíochta an Aontais a dheonú chun earnálacha éagsúla de na margaí a chobhsú.</text:p>
          </table:table-cell>
          <table:table-cell office:value-type="string" calcext:value-type="string">
            <text:p>"}, {"role": "assistant", "content": "</text:p>
          </table:table-cell>
          <table:table-cell office:value-type="string" calcext:value-type="string">
            <text:p>The Commission proposes to grant private storage aid for dairy and meat products, flexibility in the implementation of market support programmes to refocus funding priorities, and exceptional derogation from EU competition rules to stabilise the markets in different secto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EU flags</text:p>
          </table:table-cell>
          <table:table-cell office:value-type="string" calcext:value-type="string">
            <text:p>"}, {"role": "assistant", "content": "</text:p>
          </table:table-cell>
          <table:table-cell office:value-type="string" calcext:value-type="string">
            <text:p>EU flag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22 Aibreán 2020 – Pacáiste cúnaimh airgeadais dar luach €3 bhilliún le haghaidh deich dtír chomharsanachta</text:p>
          </table:table-cell>
          <table:table-cell office:value-type="string" calcext:value-type="string">
            <text:p>"}, {"role": "assistant", "content": "</text:p>
          </table:table-cell>
          <table:table-cell office:value-type="string" calcext:value-type="string">
            <text:p>22 April 2020 - €3 billion financial assistance package for ten neighbouring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hol an Coimisiún pacáiste cúnaimh macrairgeadais dar luach €3 bhilliún a thabhairt do dheich gcinn de chomhpháirtithe an mhéadaithe agus de chomhpháirtithe comharsanachta, agus é mar aidhm dó teorainn a chur le hiarmhairtí eacnamaíocha ghéarchéim an choróinvíris sna tíortha comhpháirtíochta.</text:p>
          </table:table-cell>
          <table:table-cell office:value-type="string" calcext:value-type="string">
            <text:p>"}, {"role": "assistant", "content": "</text:p>
          </table:table-cell>
          <table:table-cell office:value-type="string" calcext:value-type="string">
            <text:p>The Commission proposed a €3 billion macro-financial assistance package to ten enlargement and neighbourhood partners with the aim to limit the economic fallout of the coronavirus crisis in partner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mage of hands wearing gloves</text:p>
          </table:table-cell>
          <table:table-cell office:value-type="string" calcext:value-type="string">
            <text:p>"}, {"role": "assistant", "content": "</text:p>
          </table:table-cell>
          <table:table-cell office:value-type="string" calcext:value-type="string">
            <text:p>Image of hands wearing glov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21 Aibreán 2020 – Tacaíocht slógtha ag an Aontas don Iodáil, don Chróit agus do thíortha comharsanachta</text:p>
          </table:table-cell>
          <table:table-cell office:value-type="string" calcext:value-type="string">
            <text:p>"}, {"role": "assistant", "content": "</text:p>
          </table:table-cell>
          <table:table-cell office:value-type="string" calcext:value-type="string">
            <text:p>21 April 2020 - EU mobilises support for Italy, Croatia and neighbouring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ar éis don Aontas iarratais ar chúnamh a fháil trí Shásra an Aontais um Chosaint Shibhialta i gcomhthéacs an chomhraic i gcoinne phaindéim an choróinvíris, tá seachadadh lastas cúnaimh á chomhordú agus á chómhaoiniú aige san Aontas Eorpach féin agus sna tíortha comharsanachta.</text:p>
          </table:table-cell>
          <table:table-cell office:value-type="string" calcext:value-type="string">
            <text:p>"}, {"role": "assistant", "content": "</text:p>
          </table:table-cell>
          <table:table-cell office:value-type="string" calcext:value-type="string">
            <text:p>The EU coordinates and co-finances the delivery of aid shipments in the EU and in neighbouring countries, after requests for assistance via the EU Civil Protection Mechanism in the fight against the coronavirus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mage of a server room</text:p>
          </table:table-cell>
          <table:table-cell office:value-type="string" calcext:value-type="string">
            <text:p>"}, {"role": "assistant", "content": "</text:p>
          </table:table-cell>
          <table:table-cell office:value-type="string" calcext:value-type="string">
            <text:p>Image of a server roo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20 Aibreán 2020 – An coróinvíreas: Ardán nua malartaithe sonraí le haghaidh taighdeoirí</text:p>
          </table:table-cell>
          <table:table-cell office:value-type="string" calcext:value-type="string">
            <text:p>"}, {"role": "assistant", "content": "</text:p>
          </table:table-cell>
          <table:table-cell office:value-type="string" calcext:value-type="string">
            <text:p>20 April 2020 – Coronavirus: New data sharing platform for research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rdán nua sonraí de chuid an Aontais maidir le COVID-19 curtha ar bun ag an gCoimisiún Eorpach agus a chomhpháirtithe chun sonraí taighde cuimsitheacha a bhaineann leis an gcoróinvíreas a bhailiú agus a mhalartú go tapa, cuir i gcás sonraí maidir le seichimh DNA, struchtúir próitéine, sonraí ó thaighde réamhchliniciúil agus ó thrialacha cliniciúla agus sonraí eipidéimeolaíocha, chun na hiarrachtaí taighde a bhrú chun cinn.</text:p>
          </table:table-cell>
          <table:table-cell office:value-type="string" calcext:value-type="string">
            <text:p>"}, {"role": "assistant", "content": "</text:p>
          </table:table-cell>
          <table:table-cell office:value-type="string" calcext:value-type="string">
            <text:p>An EU COVID-19 Data Platform has been established by the European Commission and partners to rapidly collect and share comprehensive coronavirus research data, such as DNA sequences, protein structures, data from pre-clinical research and clinical trials, as well as epidemiological data, to advance research effor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assenger in an airport</text:p>
          </table:table-cell>
          <table:table-cell office:value-type="string" calcext:value-type="string">
            <text:p>"}, {"role": "assistant", "content": "</text:p>
          </table:table-cell>
          <table:table-cell office:value-type="string" calcext:value-type="string">
            <text:p>passenger in an airpo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17 Aibreán 2020 – Os cionn 500,000 saoránach den Aontas tugtha abhaile</text:p>
          </table:table-cell>
          <table:table-cell office:value-type="string" calcext:value-type="string">
            <text:p>"}, {"role": "assistant", "content": "</text:p>
          </table:table-cell>
          <table:table-cell office:value-type="string" calcext:value-type="string">
            <text:p>17 April 2020 - Over 500,000 EU citizens brought hom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éirigh leis an Aontas Eorpach níos mó ná leathmhilliún saoránach, a ndearna srianta taistil an choróinvíris difear dóibh, a thabhairt abhaile trí eitiltí aisdúichithe a mhaoiniú agus trí thabhairt faoi dhianchomhar consalach.</text:p>
          </table:table-cell>
          <table:table-cell office:value-type="string" calcext:value-type="string">
            <text:p>"}, {"role": "assistant", "content": "</text:p>
          </table:table-cell>
          <table:table-cell office:value-type="string" calcext:value-type="string">
            <text:p>The EU has managed to bring home over half a million citizens affected by coronavirus travel restrictions by funding repatriation flights and carrying out intense consular cooper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ursula von der leyen press conference</text:p>
          </table:table-cell>
          <table:table-cell office:value-type="string" calcext:value-type="string">
            <text:p>"}, {"role": "assistant", "content": "</text:p>
          </table:table-cell>
          <table:table-cell office:value-type="string" calcext:value-type="string">
            <text:p>ursula von der leyen press conferen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16 Aibreán 2020 – An tUachtarán von der Leyen: “Beidh an buiséad Eorpach ina chrann taca ag an téarnamh”</text:p>
          </table:table-cell>
          <table:table-cell office:value-type="string" calcext:value-type="string">
            <text:p>"}, {"role": "assistant", "content": "</text:p>
          </table:table-cell>
          <table:table-cell office:value-type="string" calcext:value-type="string">
            <text:p>16 April – 2020 – President von der Leyen: “The European budget will be the mothership of Europe’s recove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é gur fiú cuid mhaith os cionn €3 thrilliún freagairt na hEorpa le chéile – tá sé sin ar an bhfreagairt is láidre aon áit ar domhan – tá a fhios againn go mbeidh níos mó ag teastáil, arsa an tUachtarán von der Leyen i bParlaimint na hEorpa.</text:p>
          </table:table-cell>
          <table:table-cell office:value-type="string" calcext:value-type="string">
            <text:p>"}, {"role": "assistant", "content": "</text:p>
          </table:table-cell>
          <table:table-cell office:value-type="string" calcext:value-type="string">
            <text:p>Despite Europe’s collective response being well above €3 trillion – the most impressive response in the world - more is needed, President von der Leyen said at the European Parlia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woman holding her phone</text:p>
          </table:table-cell>
          <table:table-cell office:value-type="string" calcext:value-type="string">
            <text:p>"}, {"role": "assistant", "content": "</text:p>
          </table:table-cell>
          <table:table-cell office:value-type="string" calcext:value-type="string">
            <text:p>woman holding her pho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16 Aibreán 2020 – Cur chuige Eorpach i leith aipeanna rianaithe – go hiomlán deonach agus an príobháideachas á urramú</text:p>
          </table:table-cell>
          <table:table-cell office:value-type="string" calcext:value-type="string">
            <text:p>"}, {"role": "assistant", "content": "</text:p>
          </table:table-cell>
          <table:table-cell office:value-type="string" calcext:value-type="string">
            <text:p>16 April – 2020 – A European approach to tracing apps – completely voluntary and fully respecting privac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n córais rianaithe teagmhálaithe agus rabhaidh a chur ar bun atá deonach agus lena n-urramaítear an príobháideachas go hiomlán, tá uirlisí agus treoirlínte curtha i láthair ag an gCoimisiún Eorpach.</text:p>
          </table:table-cell>
          <table:table-cell office:value-type="string" calcext:value-type="string">
            <text:p>"}, {"role": "assistant", "content": "</text:p>
          </table:table-cell>
          <table:table-cell office:value-type="string" calcext:value-type="string">
            <text:p>To establish voluntary contact tracing and warning systems that fully respect privacy, the European Commission has put forward a toolbox and guidelin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arles michel and ursula von der leyen</text:p>
          </table:table-cell>
          <table:table-cell office:value-type="string" calcext:value-type="string">
            <text:p>"}, {"role": "assistant", "content": "</text:p>
          </table:table-cell>
          <table:table-cell office:value-type="string" calcext:value-type="string">
            <text:p>charles michel and ursula von der leye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15 Aibreán 2020 – Treochlár Eorpach i dtaca le deireadh a chur leis na bearta imshrianta</text:p>
          </table:table-cell>
          <table:table-cell office:value-type="string" calcext:value-type="string">
            <text:p>"}, {"role": "assistant", "content": "</text:p>
          </table:table-cell>
          <table:table-cell office:value-type="string" calcext:value-type="string">
            <text:p>15 April 2020 – A European roadmap to lifting containment measur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ir an Coimisiún Eorpach, i gcomhar le hUachtarán na Comhairle Eorpaí, treochlár, moltaí agus príomhphrionsabail i láthair i dtaca le deireadh a chur leis na bearta imshrianta.</text:p>
          </table:table-cell>
          <table:table-cell office:value-type="string" calcext:value-type="string">
            <text:p>"}, {"role": "assistant", "content": "</text:p>
          </table:table-cell>
          <table:table-cell office:value-type="string" calcext:value-type="string">
            <text:p>The European Commission, in cooperation with the President of the European Council put forward a roadmap, recommendations and key principles to lifting the containment measur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rotective medical equipment</text:p>
          </table:table-cell>
          <table:table-cell office:value-type="string" calcext:value-type="string">
            <text:p>"}, {"role": "assistant", "content": "</text:p>
          </table:table-cell>
          <table:table-cell office:value-type="string" calcext:value-type="string">
            <text:p>Protective medical equip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14 Aibreán 2020 – €2.7 billiún ó bhuiséad an Aontais chun tacú leis an earnáil cúraim sláinte</text:p>
          </table:table-cell>
          <table:table-cell office:value-type="string" calcext:value-type="string">
            <text:p>"}, {"role": "assistant", "content": "</text:p>
          </table:table-cell>
          <table:table-cell office:value-type="string" calcext:value-type="string">
            <text:p>14 April 2020 – €2,7 billion from the EU budget to support the healthcare secto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n tacaíocht dhíreach a thabhairt do na córais cúraim sláinte i mBallstáit an Aontais, mhol an Coimisiún Eorpach Ionstraim Tacaíochta Éigeandála an Aontais a ghníomhachtú, agus d’fhormheas an Chomhairle an beart sin go tapa an 14 Aibreán.</text:p>
          </table:table-cell>
          <table:table-cell office:value-type="string" calcext:value-type="string">
            <text:p>"}, {"role": "assistant", "content": "</text:p>
          </table:table-cell>
          <table:table-cell office:value-type="string" calcext:value-type="string">
            <text:p>To directly support healthcare systems in EU countries, the European Commission proposed to activate the EU’s Emergency Support Instrument – a measure that that Council quickly approved on 14 Apri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ills</text:p>
          </table:table-cell>
          <table:table-cell office:value-type="string" calcext:value-type="string">
            <text:p>"}, {"role": "assistant", "content": "</text:p>
          </table:table-cell>
          <table:table-cell office:value-type="string" calcext:value-type="string">
            <text:p>pil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8 Aibreán 2020 – €15.6 billiún le haghaidh fhreagairt an Aontais ar an gcoróinvíreas; D’iarr an tAontas ar na Ballstáit a chinntiú go mbeidh cógais leighis ar fáil</text:p>
          </table:table-cell>
          <table:table-cell office:value-type="string" calcext:value-type="string">
            <text:p>"}, {"role": "assistant", "content": "</text:p>
          </table:table-cell>
          <table:table-cell office:value-type="string" calcext:value-type="string">
            <text:p>8 April 2020 – €15.6 billion for global EU coronavirus response; EU calls on Member States to ensure availability of medicin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onn an coróinvíreas a chomhrac ar fud an domhain, tacóidh an tAontas leis an tsláinte phoiblí agus tabharfaidh sé aghaidh ar riachtanais dhaonnúla agus sláintíochta na dtíortha comhpháirtíochta ar fud an domhain trí chúnamh airgeadais ar fiú níos mó ná €15.</text:p>
          </table:table-cell>
          <table:table-cell office:value-type="string" calcext:value-type="string">
            <text:p>"}, {"role": "assistant", "content": "</text:p>
          </table:table-cell>
          <table:table-cell office:value-type="string" calcext:value-type="string">
            <text:p>To fight the coronavirus across the globe, the EU will support the public health and address the humanitarian and sanitary needs of partner countries across the globe by providing financial assistance of more than €15.</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ronavirus medical unit</text:p>
          </table:table-cell>
          <table:table-cell office:value-type="string" calcext:value-type="string">
            <text:p>"}, {"role": "assistant", "content": "</text:p>
          </table:table-cell>
          <table:table-cell office:value-type="string" calcext:value-type="string">
            <text:p>coronavirus medical uni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7 Aibreán 2020 – Cór Liachta an Aontais imlonnaithe go dtí an Iodáil</text:p>
          </table:table-cell>
          <table:table-cell office:value-type="string" calcext:value-type="string">
            <text:p>"}, {"role": "assistant", "content": "</text:p>
          </table:table-cell>
          <table:table-cell office:value-type="string" calcext:value-type="string">
            <text:p>07 April 2020 - EU Medical Corps deployed to Ital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nniu, chuir Cór Liachta an Aontais, a bhí á chomhordú ag Lárionad Comhordúcháin Práinnfhreagartha an Aontais, foireann dochtúirí agus altraí de chuid na hEorpa ón Rómáin agus ón Iorua go Bergamo.</text:p>
          </table:table-cell>
          <table:table-cell office:value-type="string" calcext:value-type="string">
            <text:p>"}, {"role": "assistant", "content": "</text:p>
          </table:table-cell>
          <table:table-cell office:value-type="string" calcext:value-type="string">
            <text:p>Today, the EU Medical Corps coordinated by the EU Emergency Response Coordination Centre dispatched a team of European doctors and nurses from Romania and Norway to Bergamo.</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inancial aid coronavirus</text:p>
          </table:table-cell>
          <table:table-cell office:value-type="string" calcext:value-type="string">
            <text:p>"}, {"role": "assistant", "content": "</text:p>
          </table:table-cell>
          <table:table-cell office:value-type="string" calcext:value-type="string">
            <text:p>Financial aid corona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6 Aibreán 2020 – €8 mbilliún chun tacú le tuairim agus 100,000 gnólacht Eorpach</text:p>
          </table:table-cell>
          <table:table-cell office:value-type="string" calcext:value-type="string">
            <text:p>"}, {"role": "assistant", "content": "</text:p>
          </table:table-cell>
          <table:table-cell office:value-type="string" calcext:value-type="string">
            <text:p>06 April 2020 – €8 billion to support some 100,000 European busines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oiniú chun tacú le faoiseamh agus é a chur ar fáil do tuairim agus 100,000 gnólacht atá thíos le hiarmhairtí eacnamaíocha an choróinvíris, beidh sé ar fáil in Aibreán de réir mar a chuirfidh an Coimisiún Eorpach agus an Ciste Eorpach Infheistíochta €8 mbilliún ar fáil a bhuí leis an gCiste Eorpach le haghaidh Infheistíochtaí Straitéiseacha.</text:p>
          </table:table-cell>
          <table:table-cell office:value-type="string" calcext:value-type="string">
            <text:p>"}, {"role": "assistant", "content": "</text:p>
          </table:table-cell>
          <table:table-cell office:value-type="string" calcext:value-type="string">
            <text:p>Funding to support and provide relief to some 100,000 businesses hit by the economic consequences of the Coronavirus will be available in April as the European Commission and the European Investment Fund unlock €8 billion from thanks to the European Fund for Strategic Investm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workers producing masks</text:p>
          </table:table-cell>
          <table:table-cell office:value-type="string" calcext:value-type="string">
            <text:p>"}, {"role": "assistant", "content": "</text:p>
          </table:table-cell>
          <table:table-cell office:value-type="string" calcext:value-type="string">
            <text:p>workers producing mask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03 Aibreán 2020 – Rialacháin maidir le feistí leighis á gcur siar, dleachtanna custaim ar threalamh cosanta á mbaint</text:p>
          </table:table-cell>
          <table:table-cell office:value-type="string" calcext:value-type="string">
            <text:p>"}, {"role": "assistant", "content": "</text:p>
          </table:table-cell>
          <table:table-cell office:value-type="string" calcext:value-type="string">
            <text:p>03 April 2020 – Postponing regulation for medical devices, lifting customs duties for protective equip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hol an Coimisiún rialacháin maidir le feistí leighis a chur siar bliain amháin le go mbeadh monaróirí in ann díriú ar fheistí leighis ríthábhachtacha a tháirgeadh agus ganntanais nó moilleanna a sheachaint a d’fhéadfadh comhlachtaí rialála a chruthú, agus ar an mbealach sin beatha daoine a shábháil.</text:p>
          </table:table-cell>
          <table:table-cell office:value-type="string" calcext:value-type="string">
            <text:p>"}, {"role": "assistant", "content": "</text:p>
          </table:table-cell>
          <table:table-cell office:value-type="string" calcext:value-type="string">
            <text:p>The Commission proposed to postpone regulations on medical devices by one year to allow manufacturers to focus on the production of critical medical devices and avoiding shortages or delays potentially caused by regulatory bodies, thereby and saving liv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inne an Coimisiún cinneadh freisin dleachtanna custaim agus CBL ar iompórtáil feistí leighis agus trealaimh cosanta phearsanta ó thríú tíortha a bhaint ar bhonn sealadach.</text:p>
          </table:table-cell>
          <table:table-cell office:value-type="string" calcext:value-type="string">
            <text:p>"}, {"role": "assistant", "content": "</text:p>
          </table:table-cell>
          <table:table-cell office:value-type="string" calcext:value-type="string">
            <text:p>The Commission also decided to temporarily lift customs duties and VAT on the import of medical devices and protective equipment from third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Ursula von der Leyen President of the European Commission</text:p>
          </table:table-cell>
          <table:table-cell office:value-type="string" calcext:value-type="string">
            <text:p>"}, {"role": "assistant", "content": "</text:p>
          </table:table-cell>
          <table:table-cell office:value-type="string" calcext:value-type="string">
            <text:p>Ursula von der Leyen President of the European Commiss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2 Aibreán – An fhreagairt ar an gcoróinvíreas: Gach uile euro á shlógadh ag an gCoimisiún chun beatha daoine agus slite beatha a chosaint</text:p>
          </table:table-cell>
          <table:table-cell office:value-type="string" calcext:value-type="string">
            <text:p>"}, {"role": "assistant", "content": "</text:p>
          </table:table-cell>
          <table:table-cell office:value-type="string" calcext:value-type="string">
            <text:p>02 April - Coronavirus response: Commission mobilises every euro to protect lives and livelihood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n tacaíocht a thabhairt go tapa d’oibrithe agus na rioscaí dífhostaíochta atá ann mar gheall ar an ráig den choróinvíreas a mhaolú, sheol an Coimisiún tionscnamh nua ar a dtugtar SURE – Tacaíocht chun rioscaí dífhostaíochta in éigeandálaí a mhaolú.</text:p>
          </table:table-cell>
          <table:table-cell office:value-type="string" calcext:value-type="string">
            <text:p>"}, {"role": "assistant", "content": "</text:p>
          </table:table-cell>
          <table:table-cell office:value-type="string" calcext:value-type="string">
            <text:p>To quickly support workers and mitigate the unemployment risks that come with the Coronavirus outbreak, the Commission launched a new initiative called SURE - Support mitigating Unemployment Risks in Emergenc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cientist</text:p>
          </table:table-cell>
          <table:table-cell office:value-type="string" calcext:value-type="string">
            <text:p>"}, {"role": "assistant", "content": "</text:p>
          </table:table-cell>
          <table:table-cell office:value-type="string" calcext:value-type="string">
            <text:p>scienti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1 Aibreán 2020 – Ábhar rialaithe nua forbartha ag eolaithe an Choimisiúin le haghaidh tástáil iontaofa ar an gcoróinvíreas ar fud an Aontais</text:p>
          </table:table-cell>
          <table:table-cell office:value-type="string" calcext:value-type="string">
            <text:p>"}, {"role": "assistant", "content": "</text:p>
          </table:table-cell>
          <table:table-cell office:value-type="string" calcext:value-type="string">
            <text:p>01 April 2020 - Commission scientists develop new control material for reliable Coronavirus-testing across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ábhar rialaithe nua deartha ag eolaithe sa Choimisiún Eorpach, ábhar is féidir a úsáid chun measúnú beacht a dhéanamh ar fheidhmiú a dtástálacha ar an gcoróinvíreas agus chun torthaí bréagdhiúltacha a sheachaint.</text:p>
          </table:table-cell>
          <table:table-cell office:value-type="string" calcext:value-type="string">
            <text:p>"}, {"role": "assistant", "content": "</text:p>
          </table:table-cell>
          <table:table-cell office:value-type="string" calcext:value-type="string">
            <text:p>Scientists at the European Commission have designed a new control material that can be used to accurately assess the functioning of their coronavirus tests and to avoid false negativ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law</text:p>
          </table:table-cell>
          <table:table-cell office:value-type="string" calcext:value-type="string">
            <text:p>"}, {"role": "assistant", "content": "</text:p>
          </table:table-cell>
          <table:table-cell office:value-type="string" calcext:value-type="string">
            <text:p>law</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31 Márta 2020 – rabhadh ón Uachtarán von der Leyen: Ní mór do bhearta éigeandála i leith an choróinvíris bunphrionsabail agus bunluachanna an Aontais a urramú</text:p>
          </table:table-cell>
          <table:table-cell office:value-type="string" calcext:value-type="string">
            <text:p>"}, {"role": "assistant", "content": "</text:p>
          </table:table-cell>
          <table:table-cell office:value-type="string" calcext:value-type="string">
            <text:p>31 March 2020 – President von der Leyen warns: Emergency Coronavirus measures must respect EU fundamental principles and valu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Le seachtainí beaga anuas, tá bearta éigeandála glactha ag roinnt Ballstát chun aghaidh a thabhairt ar an ngéarchéim sláinte atá cruthaithe ag an ráig den choróinvíreas.</text:p>
          </table:table-cell>
          <table:table-cell office:value-type="string" calcext:value-type="string">
            <text:p>"}, {"role": "assistant", "content": "</text:p>
          </table:table-cell>
          <table:table-cell office:value-type="string" calcext:value-type="string">
            <text:p>Over the past weeks, several EU Member States have taken emergency measures to address the health crisis caused by the Coronavirus outbrea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30 Márta 2020 – seoladh rannóg thiomnaithe ‘An bhréagaisnéis a chomhrac’ a bhaineann leis an ráig den choróinvíreas</text:p>
          </table:table-cell>
          <table:table-cell office:value-type="string" calcext:value-type="string">
            <text:p>"}, {"role": "assistant", "content": "</text:p>
          </table:table-cell>
          <table:table-cell office:value-type="string" calcext:value-type="string">
            <text:p>30 March 2020 – launch of a dedicated ‘Fighting disinformation’ section linked to the coronavirus outbrea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borradh faoin mífhaisnéis agus faoin mbréagaisnéis i réimse na sláinte, scéalta faoi COVID-19 san áireamh.</text:p>
          </table:table-cell>
          <table:table-cell office:value-type="string" calcext:value-type="string">
            <text:p>"}, {"role": "assistant", "content": "</text:p>
          </table:table-cell>
          <table:table-cell office:value-type="string" calcext:value-type="string">
            <text:p>Misinformation and disinformation in the health space are thriving, including on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sé tábhachtach gur ar fhoinsí údarásacha, agus orthu sin amháin, a bhíonn tú ag brath chun teacht ar an eolas is déanaí</text:p>
          </table:table-cell>
          <table:table-cell office:value-type="string" calcext:value-type="string">
            <text:p>"}, {"role": "assistant", "content": "</text:p>
          </table:table-cell>
          <table:table-cell office:value-type="string" calcext:value-type="string">
            <text:p>It is important that you rely only on authoritative sources to get updated inform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freagairt Eorpach chomhchoiteann don ráig COVID-19 á comhordú ag an gCoimisiún Eorpach.</text:p>
          </table:table-cell>
          <table:table-cell office:value-type="string" calcext:value-type="string">
            <text:p>"}, {"role": "assistant", "content": "</text:p>
          </table:table-cell>
          <table:table-cell office:value-type="string" calcext:value-type="string">
            <text:p>The European Commission is coordinating a common European response to the coronavirus outbrea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foireann um an bhfreagairt ar an gcoróinvíreas curtha ar bun ag an Uachtarán von der Leyen ar leibhéal polaitiúil lenár bhfreagairt ar an bpaindéim a chomhordú.</text:p>
          </table:table-cell>
          <table:table-cell office:value-type="string" calcext:value-type="string">
            <text:p>"}, {"role": "assistant", "content": "</text:p>
          </table:table-cell>
          <table:table-cell office:value-type="string" calcext:value-type="string">
            <text:p>President von der Leyen has established a Coronavirus response team at political level to coordinate our response to the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Le linn na géarchéime seo, tá tíortha, réigiúin agus cathracha ar fud an Aontais Eorpaigh ag tabhairt lámh chuidithe dá gcomharsana agus ag cuidiú leo siúd is mó atá i ngátar: tá trealaimh chosanta amhail maisc á ndeonú, tá othair thinne á n-iompar chuig tíortha eile le cóir leighis a fháil agus tá saoránaigh atá sáinnithe thar lear á dtabhairt abhaile.</text:p>
          </table:table-cell>
          <table:table-cell office:value-type="string" calcext:value-type="string">
            <text:p>"}, {"role": "assistant", "content": "</text:p>
          </table:table-cell>
          <table:table-cell office:value-type="string" calcext:value-type="string">
            <text:p>During these times of crisis, across the European Union, countries, regions and cities are stretching out a helping hand to neighbours and assistance is given to those most in need: donations of protective equipment such as masks, cross-border treatments of ill patients and bringing stranded citizens hom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Vacsaíní sábháilte in aghaidh COVID-19 do mhuintir na hEorpa</text:p>
          </table:table-cell>
          <table:table-cell office:value-type="string" calcext:value-type="string">
            <text:p>"}, {"role": "assistant", "content": "</text:p>
          </table:table-cell>
          <table:table-cell office:value-type="string" calcext:value-type="string">
            <text:p>Safe COVID-19 vaccines for Europe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Vacsaín shábháilte éifeachtach, sin an deis is fearr atá againn chun an lámh in uachtar a fháil ar an gcoróinvíreas agus filleadh ar an ngnáthshaol.</text:p>
          </table:table-cell>
          <table:table-cell office:value-type="string" calcext:value-type="string">
            <text:p>"}, {"role": "assistant", "content": "</text:p>
          </table:table-cell>
          <table:table-cell office:value-type="string" calcext:value-type="string">
            <text:p>A safe and effective vaccine is our best chance to beat coronavirus and return to our normal liv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n Coimisiún Eorpach ag obair gan stad gan staonadh chun dáileoga de vacsaíní féideartha a chinntiú do gach duine.</text:p>
          </table:table-cell>
          <table:table-cell office:value-type="string" calcext:value-type="string">
            <text:p>"}, {"role": "assistant", "content": "</text:p>
          </table:table-cell>
          <table:table-cell office:value-type="string" calcext:value-type="string">
            <text:p>The European Commission has been working tirelessly to secure doses of potential vaccines, that can be shared with al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4 Meitheamh 2021 – Freagairt trádála iltaobhach láidir molta ag an Aontas Eorpach ar phaindéim an choróinvíris</text:p>
          </table:table-cell>
          <table:table-cell office:value-type="string" calcext:value-type="string">
            <text:p>"}, {"role": "assistant", "content": "</text:p>
          </table:table-cell>
          <table:table-cell office:value-type="string" calcext:value-type="string">
            <text:p>4 June 2021 – The EU proposes a strong multilateral trade response to the coronavirus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ir an tAontas Eorpach a thogra isteach lena n-iarrtar ar bhaill na hEagraíochta Domhanda Trádála gealltanas a thabhairt le haghaidh plean gníomhaíochta maidir le trádáil iltaobhach chun táirgeadh vacsaíní agus cóireálacha in aghaidh COVID-19 a mhéadú.</text:p>
          </table:table-cell>
          <table:table-cell office:value-type="string" calcext:value-type="string">
            <text:p>"}, {"role": "assistant", "content": "</text:p>
          </table:table-cell>
          <table:table-cell office:value-type="string" calcext:value-type="string">
            <text:p>The EU has submitted its proposal seeking the commitment of World Trade Organization members for a multilateral trade action plan to expand the production of COVID-19 vaccines and treatm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a príomhphointí is déanaí</text:p>
          </table:table-cell>
          <table:table-cell office:value-type="string" calcext:value-type="string">
            <text:p>"}, {"role": "assistant", "content": "</text:p>
          </table:table-cell>
          <table:table-cell office:value-type="string" calcext:value-type="string">
            <text:p>man holding a leafle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1 Nollaig 2020 – an chéad vacsaín shábháilte éifeachtach in aghaidh COVID-19 údaraithe ag an gCoimisiún Eorpach</text:p>
          </table:table-cell>
          <table:table-cell office:value-type="string" calcext:value-type="string">
            <text:p>"}, {"role": "assistant", "content": "</text:p>
          </table:table-cell>
          <table:table-cell office:value-type="string" calcext:value-type="string">
            <text:p>21 December 2020 - European Commission authorises first safe and effective vaccine against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údarú margaíochta coinníollach tugtha ag an gCoimisiún don vacsaín shábháilte éifeachtach in aghaidh COVID-19 atá forbartha ag BioNTech agus Pfizer.</text:p>
          </table:table-cell>
          <table:table-cell office:value-type="string" calcext:value-type="string">
            <text:p>"}, {"role": "assistant", "content": "</text:p>
          </table:table-cell>
          <table:table-cell office:value-type="string" calcext:value-type="string">
            <text:p>The Commission has granted a conditional marketing authorisation for the safe and effective vaccine against COVID‑19 developed by BioNTech and Pfiz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vaccine</text:p>
          </table:table-cell>
          <table:table-cell office:value-type="string" calcext:value-type="string">
            <text:p>"}, {"role": "assistant", "content": "</text:p>
          </table:table-cell>
          <table:table-cell office:value-type="string" calcext:value-type="string">
            <text:p>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7 Nollaig 2020 – An 27, 28 agus 29 Nollaig fógartha mar laethanta Eorpacha an vacsaínithe ag an Uachtarán von der Leyen</text:p>
          </table:table-cell>
          <table:table-cell office:value-type="string" calcext:value-type="string">
            <text:p>"}, {"role": "assistant", "content": "</text:p>
          </table:table-cell>
          <table:table-cell office:value-type="string" calcext:value-type="string">
            <text:p>17 December 2020 – President von der Leyen announces European vaccination days on 27, 28 and 29 Decemb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á thugann an Ghníomhaireacht Leigheasra Eorpach agus an Coimisiún Eorpach údarú do vacsaín rathúil éifeachtach, d’fhógair an tUachtarán von der Leyen go gcuirfear tús leis an vacsaíniú i gcoinne an choróinvíris ar fud an Aontais an 27, 28 agus 29 Nollaig.</text:p>
          </table:table-cell>
          <table:table-cell office:value-type="string" calcext:value-type="string">
            <text:p>"}, {"role": "assistant", "content": "</text:p>
          </table:table-cell>
          <table:table-cell office:value-type="string" calcext:value-type="string">
            <text:p>In case of a successful and effective vaccine authorisation by the European Medicines Agency and the European Commission, President von der Leyen announced that on 27, 28 and 29 December vaccination against the coronavirus will start across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woman in front of EU commission building looking at her smartphone</text:p>
          </table:table-cell>
          <table:table-cell office:value-type="string" calcext:value-type="string">
            <text:p>"}, {"role": "assistant", "content": "</text:p>
          </table:table-cell>
          <table:table-cell office:value-type="string" calcext:value-type="string">
            <text:p>woman in front of EU commission building looking at her smartpho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4 Nollaig 2020 – Aip mhóibíleach Re-open EU a thugann nuashonruithe rialta ar bhearta sláinte, sábháilteachta agus taistil ar fud na hEorpa seolta ag an gCoimisiún</text:p>
          </table:table-cell>
          <table:table-cell office:value-type="string" calcext:value-type="string">
            <text:p>"}, {"role": "assistant", "content": "</text:p>
          </table:table-cell>
          <table:table-cell office:value-type="string" calcext:value-type="string">
            <text:p>14 December 2020 – Commission launches Re-open EU mobile app with regular updates on coronavirus health, safety and travel measures across Europ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heol an Coimisiún aip mhóibíleach saor in aisce den ardán Re-open EU a thugann eolas cuimsitheach cothrom le dáta maidir leis na bearta sláinte, sábháilteachta agus taistil i mBallstáit uile an Aontais Eorpaigh agus san Eilvéis, san Iorua, san Íoslainn agus i Lichtinstéin.</text:p>
          </table:table-cell>
          <table:table-cell office:value-type="string" calcext:value-type="string">
            <text:p>"}, {"role": "assistant", "content": "</text:p>
          </table:table-cell>
          <table:table-cell office:value-type="string" calcext:value-type="string">
            <text:p>The Commission launched the free Re-open EU mobile app, providing comprehensive, up-to-date information on the health, safety and travel measures in all EU Member States and Iceland, Liechtenstein, Norway and Switzerlan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European democracy action plan</text:p>
          </table:table-cell>
          <table:table-cell office:value-type="string" calcext:value-type="string">
            <text:p>"}, {"role": "assistant", "content": "</text:p>
          </table:table-cell>
          <table:table-cell office:value-type="string" calcext:value-type="string">
            <text:p>European democracy action pla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 Nollaig 2020 – An Plean Gníomhaíochta um an Daonlathas Eorpach: daonlathais an Aontais a dhéanamh níos láidre</text:p>
          </table:table-cell>
          <table:table-cell office:value-type="string" calcext:value-type="string">
            <text:p>"}, {"role": "assistant", "content": "</text:p>
          </table:table-cell>
          <table:table-cell office:value-type="string" calcext:value-type="string">
            <text:p>3 December 2020 – European Democracy Action Plan: making EU democracies strong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éard a chuir paindéim an choróinvíris i dtábhacht na dúshláin atá roimh dhaonlathais an Aontais.</text:p>
          </table:table-cell>
          <table:table-cell office:value-type="string" calcext:value-type="string">
            <text:p>"}, {"role": "assistant", "content": "</text:p>
          </table:table-cell>
          <table:table-cell office:value-type="string" calcext:value-type="string">
            <text:p>The coronavirus pandemic has highlighted challenges to the EU democrac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sk and EU flag</text:p>
          </table:table-cell>
          <table:table-cell office:value-type="string" calcext:value-type="string">
            <text:p>"}, {"role": "assistant", "content": "</text:p>
          </table:table-cell>
          <table:table-cell office:value-type="string" calcext:value-type="string">
            <text:p>Mask and EU fla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 Nollaig 2020 – Chuir an Coimisiún an straitéis maidir le “Sábháilteacht i dtaca le COVID-19 le linn an gheimhridh” i láthair</text:p>
          </table:table-cell>
          <table:table-cell office:value-type="string" calcext:value-type="string">
            <text:p>"}, {"role": "assistant", "content": "</text:p>
          </table:table-cell>
          <table:table-cell office:value-type="string" calcext:value-type="string">
            <text:p>2 December 2020 – Commission presents “Staying safe from COVID-19 during winter” strateg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hlac an Coimisiún straitéis chun bainistíocht inbhuanaithe a dhéanamh ar an bpaindéim le linn mhíonna an gheimhridh, tráth a d’fhéadfadh méadú teacht ar an riosca tarchuir i ngeall ar dhaoine a bheith ag bailiú le chéile taobh istigh.</text:p>
          </table:table-cell>
          <table:table-cell office:value-type="string" calcext:value-type="string">
            <text:p>"}, {"role": "assistant", "content": "</text:p>
          </table:table-cell>
          <table:table-cell office:value-type="string" calcext:value-type="string">
            <text:p>The Commission adopted a strategy for sustainably managing the pandemic over the coming winter months, when the virus transmission risk may increase owing to indoor gathering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Leis an straitéis, moltar airdeall agus aire leanúnach le linn thréimhse an gheimhridh ar fad agus in 2021 nuair a chuirfear tús le vacsaíní sábháilte éifeachtúla a sholáthar.</text:p>
          </table:table-cell>
          <table:table-cell office:value-type="string" calcext:value-type="string">
            <text:p>"}, {"role": "assistant", "content": "</text:p>
          </table:table-cell>
          <table:table-cell office:value-type="string" calcext:value-type="string">
            <text:p>The strategy recommends continued vigilance and caution throughout the winter period and into 2021 when the roll out of safe and effective vaccines will occu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cur chuige comhordaithe ar fud an Aontais ríthábhachtach chun ráig eile den víreas a sheachaint, agus ní mór forbairt na staide eipidéimeolaíche a chur san áireamh mar chuid de mhaolú ar bith ar bhearta srianta.</text:p>
          </table:table-cell>
          <table:table-cell office:value-type="string" calcext:value-type="string">
            <text:p>"}, {"role": "assistant", "content": "</text:p>
          </table:table-cell>
          <table:table-cell office:value-type="string" calcext:value-type="string">
            <text:p>A coordinated EU-wide approach is key to avoid a resurgence of the virus, and any relaxation of measures should take into account the evolution of the epidemiological situ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 Nollaig 2020 – €8.5 billiún eisíoctha ag an gCoimisiún Eorpach le naoi mBallstát faoi SURE le cuidiú chun poist a choinneáil</text:p>
          </table:table-cell>
          <table:table-cell office:value-type="string" calcext:value-type="string">
            <text:p>"}, {"role": "assistant", "content": "</text:p>
          </table:table-cell>
          <table:table-cell office:value-type="string" calcext:value-type="string">
            <text:p>1 December 2020 – The European Commission disburses €8.5 billion under SURE to five Member States to help sustain job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8.</text:p>
          </table:table-cell>
          <table:table-cell office:value-type="string" calcext:value-type="string">
            <text:p>"}, {"role": "assistant", "content": "</text:p>
          </table:table-cell>
          <table:table-cell office:value-type="string" calcext:value-type="string">
            <text:p>The Commission has disbursed €8.</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harma strategy</text:p>
          </table:table-cell>
          <table:table-cell office:value-type="string" calcext:value-type="string">
            <text:p>"}, {"role": "assistant", "content": "</text:p>
          </table:table-cell>
          <table:table-cell office:value-type="string" calcext:value-type="string">
            <text:p>Pharma strateg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5 Samhain 2020 – Straitéis Chógaisíochta don Eoraip: cógais inacmhainne inrochtana sábháilte do chách</text:p>
          </table:table-cell>
          <table:table-cell office:value-type="string" calcext:value-type="string">
            <text:p>"}, {"role": "assistant", "content": "</text:p>
          </table:table-cell>
          <table:table-cell office:value-type="string" calcext:value-type="string">
            <text:p>25 November 2020 - Pharmaceutical Strategy for Europe: affordable, accessible and safe medicines for al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hlac an Coimisiún Straitéis Chógaisíochta don Eoraip chun a chinntiú go mbeidh rochtain ag gach duine ar chógais nuálacha inacmhainne agus, san am céanna, tacú le hiomaíochas, nuálaíocht agus inbhuanaitheacht thionscal cógaisíochta an Aontais.</text:p>
          </table:table-cell>
          <table:table-cell office:value-type="string" calcext:value-type="string">
            <text:p>"}, {"role": "assistant", "content": "</text:p>
          </table:table-cell>
          <table:table-cell office:value-type="string" calcext:value-type="string">
            <text:p>The Commission adopted a Pharmaceutical Strategy for Europe to ensure that everyone will have access to innovative and affordable medicines while supporting competitiveness, innovation and sustainability of the EU’s pharmaceutical indust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apid tests</text:p>
          </table:table-cell>
          <table:table-cell office:value-type="string" calcext:value-type="string">
            <text:p>"}, {"role": "assistant", "content": "</text:p>
          </table:table-cell>
          <table:table-cell office:value-type="string" calcext:value-type="string">
            <text:p>Rapid tes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8 Samhain 2020 – Chuir an Coimisiún Eorpach dlús lena ghníomhaíochtaí tástála le moladh maidir le tástálacha meara antaiginí agus tacaíocht chun an acmhainneacht tástála a mhéadú</text:p>
          </table:table-cell>
          <table:table-cell office:value-type="string" calcext:value-type="string">
            <text:p>"}, {"role": "assistant", "content": "</text:p>
          </table:table-cell>
          <table:table-cell office:value-type="string" calcext:value-type="string">
            <text:p>18 November 2020 – The European Commission steps up actions on testing with a recommendation on rapid antigen tests and support to increase testing capac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hlac an Coimisiún moladh maidir le húsáid tástálacha meara antaiginí chun COVID-19 a dhiagnóisiú, agus é mar aidhm leis saorghluaiseacht daoine agus feidhmiú rianúil an mhargaidh inmheánaigh a chinntiú.</text:p>
          </table:table-cell>
          <table:table-cell office:value-type="string" calcext:value-type="string">
            <text:p>"}, {"role": "assistant", "content": "</text:p>
          </table:table-cell>
          <table:table-cell office:value-type="string" calcext:value-type="string">
            <text:p>The Commission adopted a recommendation on the use of rapid antigen tests for the diagnosis of COVID-19 with the aim of ensuring the free movement of people and the smooth functioning of the internal marke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7 Samhain 2020 – €14 bhilliún eisíoctha ag an gCoimisiún Eorpach le naoi mBallstát faoi SURE le cuidiú chun poist a choinneáil</text:p>
          </table:table-cell>
          <table:table-cell office:value-type="string" calcext:value-type="string">
            <text:p>"}, {"role": "assistant", "content": "</text:p>
          </table:table-cell>
          <table:table-cell office:value-type="string" calcext:value-type="string">
            <text:p>17 November 2020 – The European Commission disburses €14 billion under SURE to nine Member States to help sustain job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14 bhilliún eisíoctha ag an gCoimisiún le naoi mBallstát den Aontas sa dara tráthchuid de thacaíocht airgeadais do na Ballstáit faoin ionstraim SURE.</text:p>
          </table:table-cell>
          <table:table-cell office:value-type="string" calcext:value-type="string">
            <text:p>"}, {"role": "assistant", "content": "</text:p>
          </table:table-cell>
          <table:table-cell office:value-type="string" calcext:value-type="string">
            <text:p>The Commission has disbursed €14 billion to nine EU countries in the second instalment of financial support to Member States under the SURE instru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European Health Union</text:p>
          </table:table-cell>
          <table:table-cell office:value-type="string" calcext:value-type="string">
            <text:p>"}, {"role": "assistant", "content": "</text:p>
          </table:table-cell>
          <table:table-cell office:value-type="string" calcext:value-type="string">
            <text:p>European Health Un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1 Samhain 2020 – Na chéad chéimeanna tugtha ag an gCoimisiún Eorpach i dtreo Aontas Eorpach um an tSláinte a thógáil</text:p>
          </table:table-cell>
          <table:table-cell office:value-type="string" calcext:value-type="string">
            <text:p>"}, {"role": "assistant", "content": "</text:p>
          </table:table-cell>
          <table:table-cell office:value-type="string" calcext:value-type="string">
            <text:p>11 November 2020 – European Commission takes first steps towards building a European Health Un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sraith moltaí á moladh ag an gCoimisiún chun creat slándála sláinte an Aontais a threisiú agus neartú a dhéanamh ar an ról atá ag príomhghníomhaireachtaí an Aontais maidir le hullmhacht agus freagairt ar ghéarchéimeanna.</text:p>
          </table:table-cell>
          <table:table-cell office:value-type="string" calcext:value-type="string">
            <text:p>"}, {"role": "assistant", "content": "</text:p>
          </table:table-cell>
          <table:table-cell office:value-type="string" calcext:value-type="string">
            <text:p>The Commission is putting forward a set of proposals to strengthen the EU's health security framework, and to reinforce the crisis preparedness and response role of key EU agenc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extGenerationEU</text:p>
          </table:table-cell>
          <table:table-cell office:value-type="string" calcext:value-type="string">
            <text:p>"}, {"role": "assistant", "content": "</text:p>
          </table:table-cell>
          <table:table-cell office:value-type="string" calcext:value-type="string">
            <text:p>NextGeneration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0 Samhain 2020 - Fáilte curtha ag an gCoimisiún Eorpach roimh chomhaontú ar bhuiséad fadtéarmach an Aontais agus NextGenerationEU dar luach €1.8 trilliún le cuidiú chun Eoraip atá níos glaise, níos digití agus níos athléimní a fhorbairt</text:p>
          </table:table-cell>
          <table:table-cell office:value-type="string" calcext:value-type="string">
            <text:p>"}, {"role": "assistant", "content": "</text:p>
          </table:table-cell>
          <table:table-cell office:value-type="string" calcext:value-type="string">
            <text:p>10 November 2020 - European Commission welcomes agreement on €1.8 trillion EU long-term budget and NextGenerationEU to help build greener, more digital and more resilient Europ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arlaimint na hEoraip agus na Ballstáit sa Chomhairle, chomhaontaigh siad ar buiséad fadtéarmach an Aontais agus NextGenerationEU.</text:p>
          </table:table-cell>
          <table:table-cell office:value-type="string" calcext:value-type="string">
            <text:p>"}, {"role": "assistant", "content": "</text:p>
          </table:table-cell>
          <table:table-cell office:value-type="string" calcext:value-type="string">
            <text:p>The European Parliament and EU Member States in the Council have agreed on the EU’s long-term budget and NextGeneration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European Economic Forecast figures</text:p>
          </table:table-cell>
          <table:table-cell office:value-type="string" calcext:value-type="string">
            <text:p>"}, {"role": "assistant", "content": "</text:p>
          </table:table-cell>
          <table:table-cell office:value-type="string" calcext:value-type="string">
            <text:p>European Economic Forecast figur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5 Samhain 2020 – Réamhaisnéis Eacnamaíoch Fhómhar 2020</text:p>
          </table:table-cell>
          <table:table-cell office:value-type="string" calcext:value-type="string">
            <text:p>"}, {"role": "assistant", "content": "</text:p>
          </table:table-cell>
          <table:table-cell office:value-type="string" calcext:value-type="string">
            <text:p>5 November 2020 - Autumn 2020 Economic Foreca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hí tionchar eacnamaíoch na paindéime éagsúil ar fud an Aontais.</text:p>
          </table:table-cell>
          <table:table-cell office:value-type="string" calcext:value-type="string">
            <text:p>"}, {"role": "assistant", "content": "</text:p>
          </table:table-cell>
          <table:table-cell office:value-type="string" calcext:value-type="string">
            <text:p>The economic impact of the pandemic has differed widely across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woman holding a phone</text:p>
          </table:table-cell>
          <table:table-cell office:value-type="string" calcext:value-type="string">
            <text:p>"}, {"role": "assistant", "content": "</text:p>
          </table:table-cell>
          <table:table-cell office:value-type="string" calcext:value-type="string">
            <text:p>woman holding a pho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8 Deireadh Fómhair – Dul i ngleic le ráig nua an choróinvíris: Leag an Coimisiún Eorpach amach gníomhaíochtaí nua chun bearta ullmhachta agus freagartha a threisiú ar fud an Aontais</text:p>
          </table:table-cell>
          <table:table-cell office:value-type="string" calcext:value-type="string">
            <text:p>"}, {"role": "assistant", "content": "</text:p>
          </table:table-cell>
          <table:table-cell office:value-type="string" calcext:value-type="string">
            <text:p>28 October – Tackling the coronavirus resurgence: European Commission sets out new actions to reinforce preparedness and response measures across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Leag an Coimisiún amach gníomhaíochtaí coincréiteacha i dTeachtaireacht maidir le bearta breise mar fhreagairt ar COVID-19 arb é is aidhm dóibh cuidiú chun srian a chur le leathadh an choróinvíris, beatha a shábháil agus athléimneacht mhéadaithe a fhorbairt i réimsí éagsúla sna Ballstáit uile.</text:p>
          </table:table-cell>
          <table:table-cell office:value-type="string" calcext:value-type="string">
            <text:p>"}, {"role": "assistant", "content": "</text:p>
          </table:table-cell>
          <table:table-cell office:value-type="string" calcext:value-type="string">
            <text:p>The Commission has set out concrete actions in a Communication on additional COVID-19 response measures to help limit the spread of the coronavirus, save lives and build increased resilience across several areas in all Member St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irst disbursements under SURE financial support</text:p>
          </table:table-cell>
          <table:table-cell office:value-type="string" calcext:value-type="string">
            <text:p>"}, {"role": "assistant", "content": "</text:p>
          </table:table-cell>
          <table:table-cell office:value-type="string" calcext:value-type="string">
            <text:p>First disbursements under SURE financial suppo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7 Deireadh Fómhair 2020 – D’eisíoc an Coimisiún na chéad tráthchodanna, dar luach €17 mbilliún, de chuid SURE leis an Iodáil, an Spáinn agus an Pholainn</text:p>
          </table:table-cell>
          <table:table-cell office:value-type="string" calcext:value-type="string">
            <text:p>"}, {"role": "assistant", "content": "</text:p>
          </table:table-cell>
          <table:table-cell office:value-type="string" calcext:value-type="string">
            <text:p>27 October 2020 - Commission disburses a first €17 billion SURE instalments to Italy, Spain and Polan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eisíoc an Coimisiún €17 mbilliún san iomlán leis an Iodáil (€10 mbilliún), leis an Spáinn (€6 bhilliún) agus leis an bPolainn (€1 bhilliún) sa chéad tráthchuid de thacaíocht airgeadais SURE leis na Ballstáit.</text:p>
          </table:table-cell>
          <table:table-cell office:value-type="string" calcext:value-type="string">
            <text:p>"}, {"role": "assistant", "content": "</text:p>
          </table:table-cell>
          <table:table-cell office:value-type="string" calcext:value-type="string">
            <text:p>The Commission disbursed a total of €17 billion to Italy (€10 billion), Spain (€6 billion) and Poland (€1 billion) in the first instalment of SURE financial support to Member St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n looking at smartphone in EU</text:p>
          </table:table-cell>
          <table:table-cell office:value-type="string" calcext:value-type="string">
            <text:p>"}, {"role": "assistant", "content": "</text:p>
          </table:table-cell>
          <table:table-cell office:value-type="string" calcext:value-type="string">
            <text:p>man looking at smartphone in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9 Deireadh Fómhair 2020 – Cuireadh tairseach idir-inoibritheachta an Aontais chun feidhme agus seoladh na chéad aipeanna rianaithe teagmhálaithe agus rabhaidh atá nasctha le córas an Aontais</text:p>
          </table:table-cell>
          <table:table-cell office:value-type="string" calcext:value-type="string">
            <text:p>"}, {"role": "assistant", "content": "</text:p>
          </table:table-cell>
          <table:table-cell office:value-type="string" calcext:value-type="string">
            <text:p>19 October 2020 - EU interoperability gateway goes live, first contact tracing and warning apps linked to the EU-syste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r chuireadh ó na Ballstáit, bhunaigh an Coimisiún córas ar fud an Aontais chun a chinntiú gur féidir le haipeanna rianaithe agus teagmhálaithe don choróinvíreas ‘cumarsáid a dhéanamh le chéile’.</text:p>
          </table:table-cell>
          <table:table-cell office:value-type="string" calcext:value-type="string">
            <text:p>"}, {"role": "assistant", "content": "</text:p>
          </table:table-cell>
          <table:table-cell office:value-type="string" calcext:value-type="string">
            <text:p>The Commission, at the invitation by EU Member States, has set up an EU-wide system to ensure that coronavirus contact and tracing apps can ‘talk to each oth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 scientist working at a screen</text:p>
          </table:table-cell>
          <table:table-cell office:value-type="string" calcext:value-type="string">
            <text:p>"}, {"role": "assistant", "content": "</text:p>
          </table:table-cell>
          <table:table-cell office:value-type="string" calcext:value-type="string">
            <text:p>A scientist working at a scree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5 Deireadh Fómhair 2020 – Straitéis an Aontais um Vacsaíní: ullmhacht le haghaidh straitéisí um vacsaíniú COVID-19 agus cur in úsáid vacsaíní</text:p>
          </table:table-cell>
          <table:table-cell office:value-type="string" calcext:value-type="string">
            <text:p>"}, {"role": "assistant", "content": "</text:p>
          </table:table-cell>
          <table:table-cell office:value-type="string" calcext:value-type="string">
            <text:p>15 October 2020 – EU vaccine strategy: preparedness for COVID-19 vaccination strategies and vaccine deploy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oilsigh an Coimisiún Teachtaireacht maidir le hullmhacht le haghaidh straitéisí um vacsaíniú COVID-19 agus cur in úsáid vacsaíní.</text:p>
          </table:table-cell>
          <table:table-cell office:value-type="string" calcext:value-type="string">
            <text:p>"}, {"role": "assistant", "content": "</text:p>
          </table:table-cell>
          <table:table-cell office:value-type="string" calcext:value-type="string">
            <text:p>The Commission published a Communication on preparedness for COVID-19 vaccination strategies and vaccine deploy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wo people with luggage at the train station</text:p>
          </table:table-cell>
          <table:table-cell office:value-type="string" calcext:value-type="string">
            <text:p>"}, {"role": "assistant", "content": "</text:p>
          </table:table-cell>
          <table:table-cell office:value-type="string" calcext:value-type="string">
            <text:p>two people with luggage at the train st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3 Deireadh Fómhair 2020 – Comhaontú maidir le cur chuige comhordaithe i leith shrianadh na saorghluaiseachta san Aontas i bhfianaise COVID-19</text:p>
          </table:table-cell>
          <table:table-cell office:value-type="string" calcext:value-type="string">
            <text:p>"}, {"role": "assistant", "content": "</text:p>
          </table:table-cell>
          <table:table-cell office:value-type="string" calcext:value-type="string">
            <text:p>13 October 2020 – Agreement on a coordinated approach to measures restricting free movement in the EU in view of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omhaontaigh na Ballstáit cur chuige comhordaithe i leith srianta taistil a bhaineann le paindéim COVID-19.</text:p>
          </table:table-cell>
          <table:table-cell office:value-type="string" calcext:value-type="string">
            <text:p>"}, {"role": "assistant", "content": "</text:p>
          </table:table-cell>
          <table:table-cell office:value-type="string" calcext:value-type="string">
            <text:p>EU Member States have agreed on a coordinated approach to travel restrictions linked to the COVID-19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uilleadh eolais</text:p>
          </table:table-cell>
          <table:table-cell office:value-type="string" calcext:value-type="string">
            <text:p>"}, {"role": "assistant", "content": "</text:p>
          </table:table-cell>
          <table:table-cell office:value-type="string" calcext:value-type="string">
            <text:p>More inform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3 Billion figure icon for CRII</text:p>
          </table:table-cell>
          <table:table-cell office:value-type="string" calcext:value-type="string">
            <text:p>"}, {"role": "assistant", "content": "</text:p>
          </table:table-cell>
          <table:table-cell office:value-type="string" calcext:value-type="string">
            <text:p>13 Billion figure icon for CRII</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2 Deireadh Fómhair 2020 – Na chéad torthaí maidir le cur chun feidhme na dTionscnamh Infheistíochta um an bhFreagairt ar an gCoróinvíreas</text:p>
          </table:table-cell>
          <table:table-cell office:value-type="string" calcext:value-type="string">
            <text:p>"}, {"role": "assistant", "content": "</text:p>
          </table:table-cell>
          <table:table-cell office:value-type="string" calcext:value-type="string">
            <text:p>12 October 2020 – First results of the implementation of the Coronavirus Response Investment Initiativ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eisigh an Coimisiún na chéad torthaí sealadacha de chuid na dTionscnamh Infheistíochta um an bhFreagairt ar an gCoróinvíreas: shlóg an tAontas níos mó ná €13 bhilliún chun dul i ngleic le paindéim an choróinvíris.</text:p>
          </table:table-cell>
          <table:table-cell office:value-type="string" calcext:value-type="string">
            <text:p>"}, {"role": "assistant", "content": "</text:p>
          </table:table-cell>
          <table:table-cell office:value-type="string" calcext:value-type="string">
            <text:p>The Commission released the provisional first results of the Coronavirus Response Investment Initiatives: the EU mobilised over €13 billion to tackle the coronavirus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VID-19</text:p>
          </table:table-cell>
          <table:table-cell office:value-type="string" calcext:value-type="string">
            <text:p>"}, {"role": "assistant", "content": "</text:p>
          </table:table-cell>
          <table:table-cell office:value-type="string" calcext:value-type="string">
            <text:p>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8 Deireadh Fómhair 2020 – An tríú conradh maidir le vacsaíní féideartha COVID-19 formheasta ag an gCoimisiún Eorpach agus an margadh faoi Remdesivir sínithe aige freisin</text:p>
          </table:table-cell>
          <table:table-cell office:value-type="string" calcext:value-type="string">
            <text:p>"}, {"role": "assistant", "content": "</text:p>
          </table:table-cell>
          <table:table-cell office:value-type="string" calcext:value-type="string">
            <text:p>8 October 2020 – The European Commission approves third contract for potential COVID-19 vaccines and signs Remdesivir dea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7 Deireadh Fómhair d’fhormheas an Coimisiún Eorpach an tríú conradh le comhlacht cógaisíochta, Janssen Pharmaceutica NV, maidir le dáileoga vacsaíní le haghaidh 200 milliún duine.</text:p>
          </table:table-cell>
          <table:table-cell office:value-type="string" calcext:value-type="string">
            <text:p>"}, {"role": "assistant", "content": "</text:p>
          </table:table-cell>
          <table:table-cell office:value-type="string" calcext:value-type="string">
            <text:p>On 7 October, the European Commission approved a third contract with a pharmaceutical company, Janssen Pharmaceutica NV, for vaccine doses for 200 million peop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tock numbers</text:p>
          </table:table-cell>
          <table:table-cell office:value-type="string" calcext:value-type="string">
            <text:p>"}, {"role": "assistant", "content": "</text:p>
          </table:table-cell>
          <table:table-cell office:value-type="string" calcext:value-type="string">
            <text:p>stock numb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7 Deireadh Fómhair 2020 – Eiseoidh an Coimisiún Eorpach bannaí SURE dar luach suas le €100 billiún mar bhannaí sóisialta</text:p>
          </table:table-cell>
          <table:table-cell office:value-type="string" calcext:value-type="string">
            <text:p>"}, {"role": "assistant", "content": "</text:p>
          </table:table-cell>
          <table:table-cell office:value-type="string" calcext:value-type="string">
            <text:p>7 October 2020 - European Commission to issue EU SURE bonds of up to €100 billion as social bond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ógair an Coimisiún go n-eiseoidh sé bannaí sóisialta SURE AE dar luach suas le €100 billiún agus gur ghlac sé Creat Bannaí Sóisialta a bhfuil meastóireacht neamhspleách déanta air.</text:p>
          </table:table-cell>
          <table:table-cell office:value-type="string" calcext:value-type="string">
            <text:p>"}, {"role": "assistant", "content": "</text:p>
          </table:table-cell>
          <table:table-cell office:value-type="string" calcext:value-type="string">
            <text:p>The Commission announced that it will issue EU SURE social bonds of up to €100 billion and that it has adopted an independently evaluated Social Bond Framewor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ule of law report</text:p>
          </table:table-cell>
          <table:table-cell office:value-type="string" calcext:value-type="string">
            <text:p>"}, {"role": "assistant", "content": "</text:p>
          </table:table-cell>
          <table:table-cell office:value-type="string" calcext:value-type="string">
            <text:p>Rule of law repo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0 Meán Fómhair 2020 – An chéad tuarascáil riamh maidir leis an smacht reachta curtha in iúl ag an gCoimisiún: ní mór do bhearta éigeandála i leith an choróinvíris bunphrionsabail agus bunluachanna an Aontais a urramú</text:p>
          </table:table-cell>
          <table:table-cell office:value-type="string" calcext:value-type="string">
            <text:p>"}, {"role": "assistant", "content": "</text:p>
          </table:table-cell>
          <table:table-cell office:value-type="string" calcext:value-type="string">
            <text:p>30 September 2020 – Commission unveils first-ever rule of law report: coronavirus emergency measures must respect EU’s fundamental principles and valu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ir an Coimisiún a chéad Tuarascáil maidir leis an Smacht Reachta ar fud an Aontais i láthair, ar uirlis choisctheach nua í atá i gcroílár an tSásra Eorpaigh nua um an Smacht Reachta.</text:p>
          </table:table-cell>
          <table:table-cell office:value-type="string" calcext:value-type="string">
            <text:p>"}, {"role": "assistant", "content": "</text:p>
          </table:table-cell>
          <table:table-cell office:value-type="string" calcext:value-type="string">
            <text:p>The Commission presented its first EU-wide Rule of Law Report, a new preventive tool at the heart of the new European Rule of Law Mechanis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tella Kyriakides ECDC meeting</text:p>
          </table:table-cell>
          <table:table-cell office:value-type="string" calcext:value-type="string">
            <text:p>"}, {"role": "assistant", "content": "</text:p>
          </table:table-cell>
          <table:table-cell office:value-type="string" calcext:value-type="string">
            <text:p>Stella Kyriakides ECDC meet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4 Meán Fómhair 2020 – Bearta níos déine iarrtha ag ECDC ina mheasúnú riosca nua de thoradh an mhéadaithe ar rátaí ionfhabhtaithe</text:p>
          </table:table-cell>
          <table:table-cell office:value-type="string" calcext:value-type="string">
            <text:p>"}, {"role": "assistant", "content": "</text:p>
          </table:table-cell>
          <table:table-cell office:value-type="string" calcext:value-type="string">
            <text:p>24 September 2020 - New ECDC risk assessment calls for stricter measures due to increased infection r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nuashonrú déanta ag ECDC ar a mheasúnú riosca tapa ar fhorbairt na staide eipidéimeolaíche agus tá sé tuairiscithe aige go bhfuil méadú tagtha ar rátaí ionfhabhtaithe ar fud an Aontais agus sa Ríochta Aontaithe.</text:p>
          </table:table-cell>
          <table:table-cell office:value-type="string" calcext:value-type="string">
            <text:p>"}, {"role": "assistant", "content": "</text:p>
          </table:table-cell>
          <table:table-cell office:value-type="string" calcext:value-type="string">
            <text:p>The ECDC has its updated rapid risk assessment on the development of the epidemiological situation and finds that infection rates have increased across the EU and the U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employee is controlling a machine in a factory</text:p>
          </table:table-cell>
          <table:table-cell office:value-type="string" calcext:value-type="string">
            <text:p>"}, {"role": "assistant", "content": "</text:p>
          </table:table-cell>
          <table:table-cell office:value-type="string" calcext:value-type="string">
            <text:p>An employee is controlling a machine in a facto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2 Meán Fómhair 2020 – Díol sásaimh don Choimisiún é an córas ráthaíochta le haghaidh ionstraim SURE, dar luach €100 billiún, a bheith tugtha i gcrích</text:p>
          </table:table-cell>
          <table:table-cell office:value-type="string" calcext:value-type="string">
            <text:p>"}, {"role": "assistant", "content": "</text:p>
          </table:table-cell>
          <table:table-cell office:value-type="string" calcext:value-type="string">
            <text:p>22 September 2020 - Commission welcomes finalisation of guarantee system for €100 billion SURE instru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díol sásaimh don Choimisiún é ionstraim SURE a bheith gníomhachtaithe, ar ionstraim shealadach í le haghaidh tacaíocht chun rioscaí dífhostaíochta le linn éigeandálaí a mhaolú, agus lena gcuirfear tacaíocht airgeadais suas le €100 billiún ar fáil mar chabhair chun oibrithe agus poist a chosaint a ndearna paindéim an choróinvíris difear dóibh.</text:p>
          </table:table-cell>
          <table:table-cell office:value-type="string" calcext:value-type="string">
            <text:p>"}, {"role": "assistant", "content": "</text:p>
          </table:table-cell>
          <table:table-cell office:value-type="string" calcext:value-type="string">
            <text:p>The Commission welcomes the activation of the SURE - the temporary Support mitigating Unemployment Risks in Emergency instrument, which will provide up to €100 billion in financial support to help protect workers and jobs affected by the coronavirus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ext Generation EU</text:p>
          </table:table-cell>
          <table:table-cell office:value-type="string" calcext:value-type="string">
            <text:p>"}, {"role": "assistant", "content": "</text:p>
          </table:table-cell>
          <table:table-cell office:value-type="string" calcext:value-type="string">
            <text:p>Next Generation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7 Meán Fómhair 2020 – Chuir an Coimisiún na chéad chéimeanna eile i láthair le haghaidh na Saoráide Téarnaimh agus Athléimneachta dar luach €672.5 billiún sa Straitéis Bhliantúil 2021 maidir le Fás Inbhuanaithe</text:p>
          </table:table-cell>
          <table:table-cell office:value-type="string" calcext:value-type="string">
            <text:p>"}, {"role": "assistant", "content": "</text:p>
          </table:table-cell>
          <table:table-cell office:value-type="string" calcext:value-type="string">
            <text:p>17 September 2020 - The Commission presents next steps for €672.5 billion Recovery and Resilience Facility in 2021 Annual Sustainable Growth Strateg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 Straitéis Bhliantúil 2021 maidir le Fás Inbhuanaithe, tá treoir leagtha amach ag an gCoimisiún Eorpach maidir leis an tSaoráid Téarnaimh agus Athléimneachta a chur chun feidhme.</text:p>
          </table:table-cell>
          <table:table-cell office:value-type="string" calcext:value-type="string">
            <text:p>"}, {"role": "assistant", "content": "</text:p>
          </table:table-cell>
          <table:table-cell office:value-type="string" calcext:value-type="string">
            <text:p>The European Commission has set out guidance for the implementation of the Recovery and Resilience Facility in its 2021 Annual Sustainable Growth Strateg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wo scientists working in a lab</text:p>
          </table:table-cell>
          <table:table-cell office:value-type="string" calcext:value-type="string">
            <text:p>"}, {"role": "assistant", "content": "</text:p>
          </table:table-cell>
          <table:table-cell office:value-type="string" calcext:value-type="string">
            <text:p>Two scientists working in a lab</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0 Meán Fómhair 2020 – An Coimisiún Eorpach agus an Eagraíocht Dhomhanda Sláinte chun obair i gcomhar le chéile ar an leibhéal domhanda chun cóireálacha leighis a bhaineann leis an gcoróinvíreas a neartú</text:p>
          </table:table-cell>
          <table:table-cell office:value-type="string" calcext:value-type="string">
            <text:p>"}, {"role": "assistant", "content": "</text:p>
          </table:table-cell>
          <table:table-cell office:value-type="string" calcext:value-type="string">
            <text:p>10 September 2020 - European Commission and the World Health Organisation to strengthen coronavirus treatments in global collabor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nniu, sheol agus chomhóstaigh Uachtarán an Choimisiúin Eorpaigh, Ursula von der Leyen, agus Ard-Stiúrthóir an EDS, Tedros Adhanom Ghebreyesus, an chéad chruinniú den Chomhairle um Éascú Ardleibhéil chun dlús a chur le forbairt vacsaíní, tástálacha agus coiréalacha i gcoinne COVID-19 agus iad a chur ar fáil.</text:p>
          </table:table-cell>
          <table:table-cell office:value-type="string" calcext:value-type="string">
            <text:p>"}, {"role": "assistant", "content": "</text:p>
          </table:table-cell>
          <table:table-cell office:value-type="string" calcext:value-type="string">
            <text:p>Today, the President of the European Commission, Ursula von der Leyen, and the Director General of the WHO, Tedros Adhanom Ghebreyesus, launched and co-hosted the first meeting of the High Level Facilitation Council to speed up the development and deployment of vaccines, tests and treatments against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vaccines</text:p>
          </table:table-cell>
          <table:table-cell office:value-type="string" calcext:value-type="string">
            <text:p>"}, {"role": "assistant", "content": "</text:p>
          </table:table-cell>
          <table:table-cell office:value-type="string" calcext:value-type="string">
            <text:p>vaccin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9 Meán Fómhair 2020 – Cuireann an Coimisiún le punann na vacsaíní tar éis cainteanna le BioNTech-Pfizer</text:p>
          </table:table-cell>
          <table:table-cell office:value-type="string" calcext:value-type="string">
            <text:p>"}, {"role": "assistant", "content": "</text:p>
          </table:table-cell>
          <table:table-cell office:value-type="string" calcext:value-type="string">
            <text:p>9 September 2020 – Commission adds to vaccines portfolio following talks with BioNTech-Pfiz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ugadh chun críche cainteanna tosaigh idir an Coimisiún agus an séú monaróir chun vacsaín fhéideartha in aghaidh COVID-19 a cheannach.</text:p>
          </table:table-cell>
          <table:table-cell office:value-type="string" calcext:value-type="string">
            <text:p>"}, {"role": "assistant", "content": "</text:p>
          </table:table-cell>
          <table:table-cell office:value-type="string" calcext:value-type="string">
            <text:p>The Commission concluded exploratory talks with a sixth manufacturer for the potential purchase of a vaccine against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raveler at the train station</text:p>
          </table:table-cell>
          <table:table-cell office:value-type="string" calcext:value-type="string">
            <text:p>"}, {"role": "assistant", "content": "</text:p>
          </table:table-cell>
          <table:table-cell office:value-type="string" calcext:value-type="string">
            <text:p>traveler at the train st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4 Meán Fómhair 2020 – Mhol an Coimisiún comhchuibhiú ar bhearta náisiúnta a dhéanann difear don tsaorghluaiseacht laistigh den Aontas</text:p>
          </table:table-cell>
          <table:table-cell office:value-type="string" calcext:value-type="string">
            <text:p>"}, {"role": "assistant", "content": "</text:p>
          </table:table-cell>
          <table:table-cell office:value-type="string" calcext:value-type="string">
            <text:p>4 September 2020 – The Commission proposes to harmonise national measures affecting free movement in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hlac an Coimisiún togra le haghaidh moladh ón gComhairle i dtaca le feabhas a chur ar chomhordú agus ar chumarsáid i leith bearta maidir le srianta taistil a chuireann srian ar an tsaorghluaiseacht i ngeall ar phaindéim an choróinvíris.</text:p>
          </table:table-cell>
          <table:table-cell office:value-type="string" calcext:value-type="string">
            <text:p>"}, {"role": "assistant", "content": "</text:p>
          </table:table-cell>
          <table:table-cell office:value-type="string" calcext:value-type="string">
            <text:p>The Commission has adopted a proposal for a Council Recommendation to improve the coordination and communication of measures that restrict free movement due to the coronavirus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7 Aibreán 2021 – Tacaíocht ríthábhachtach á sheoladh ag an Aontas go dtí an India trí Shásra an Aontais um Chosaint Shibhialta</text:p>
          </table:table-cell>
          <table:table-cell office:value-type="string" calcext:value-type="string">
            <text:p>"}, {"role": "assistant", "content": "</text:p>
          </table:table-cell>
          <table:table-cell office:value-type="string" calcext:value-type="string">
            <text:p>27 April 2021 - EU channels critical support to India via EU Civil Protection Mechanis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éanfaidh Ballstáit de chuid an Aontais lastas d’ocsaigin, leigheas agus trealamh, a bhfuil géarghá leis, a sheachadadh chun na hIndia sna laethanta amach romhainn, tar éis don tír tacaíocht a iarraidh.</text:p>
          </table:table-cell>
          <table:table-cell office:value-type="string" calcext:value-type="string">
            <text:p>"}, {"role": "assistant", "content": "</text:p>
          </table:table-cell>
          <table:table-cell office:value-type="string" calcext:value-type="string">
            <text:p>A shipment of urgently needed oxygen, medicine and equipment will be delivered over the coming days by EU Member States to India, following the country's request for suppo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erlaymont</text:p>
          </table:table-cell>
          <table:table-cell office:value-type="string" calcext:value-type="string">
            <text:p>"}, {"role": "assistant", "content": "</text:p>
          </table:table-cell>
          <table:table-cell office:value-type="string" calcext:value-type="string">
            <text:p>Berlaymo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6 Aibreán 2021 – Maoiniú infheistíochta REACT-EU dar luach €562.5 milliún leithdháilte ar an mBulgáir, an Fhionlainn, an Fhrainc agus an Liotuáin</text:p>
          </table:table-cell>
          <table:table-cell office:value-type="string" calcext:value-type="string">
            <text:p>"}, {"role": "assistant", "content": "</text:p>
          </table:table-cell>
          <table:table-cell office:value-type="string" calcext:value-type="string">
            <text:p>16 April 2021 - €562.5 million in REACT-EU investment funding allocated to Bulgaria, Finland, France and Lithuani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Le hinfheistíochtaí REACT-EU ar fiú €562.</text:p>
          </table:table-cell>
          <table:table-cell office:value-type="string" calcext:value-type="string">
            <text:p>"}, {"role": "assistant", "content": "</text:p>
          </table:table-cell>
          <table:table-cell office:value-type="string" calcext:value-type="string">
            <text:p>REACT-EU investments of around €56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resident von der Leyen</text:p>
          </table:table-cell>
          <table:table-cell office:value-type="string" calcext:value-type="string">
            <text:p>"}, {"role": "assistant", "content": "</text:p>
          </table:table-cell>
          <table:table-cell office:value-type="string" calcext:value-type="string">
            <text:p>President von der Leye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4 Aibreán 2021 – 100 milliún vacsaíniú in aghaidh COVID-19 san Aontas Eorpach</text:p>
          </table:table-cell>
          <table:table-cell office:value-type="string" calcext:value-type="string">
            <text:p>"}, {"role": "assistant", "content": "</text:p>
          </table:table-cell>
          <table:table-cell office:value-type="string" calcext:value-type="string">
            <text:p>14 April 2021 - 100 million vaccinations against COVID-19 in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eo mar a labhair an tUachtarán von der Leyen: ‘Tá dlús á chur leis an vacsaíniú ar fud na hEorpa! Faoin lá inné bhí breis agus 126 mhilliún dáileog de vacsaíní faighte ag na Ballstáit.</text:p>
          </table:table-cell>
          <table:table-cell office:value-type="string" calcext:value-type="string">
            <text:p>"}, {"role": "assistant", "content": "</text:p>
          </table:table-cell>
          <table:table-cell office:value-type="string" calcext:value-type="string">
            <text:p>President von der Leyen said: “Vaccination is picking up speed across Europe! Member States have received over 126 million doses of vaccines as of yesterda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icture of the Berlaymont facade</text:p>
          </table:table-cell>
          <table:table-cell office:value-type="string" calcext:value-type="string">
            <text:p>"}, {"role": "assistant", "content": "</text:p>
          </table:table-cell>
          <table:table-cell office:value-type="string" calcext:value-type="string">
            <text:p>Picture of the Berlaymont facad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4 Aibreán 2021 – Tá obair ullmhúcháin ar bun ag an gCoimisiún Eorpach chun suas le €800 billiún a thiomsú faoi NextGenerationEU leis an téarnamh a mhaoiniú</text:p>
          </table:table-cell>
          <table:table-cell office:value-type="string" calcext:value-type="string">
            <text:p>"}, {"role": "assistant", "content": "</text:p>
          </table:table-cell>
          <table:table-cell office:value-type="string" calcext:value-type="string">
            <text:p>14 April 2021 – The European Commission gets ready to raise up to €800 billion under NextGenerationEU to fund the recove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bearta déanta ag an gCoimisiún Eorpach le cinntiú go ndéanfar iasachtaí ón ionstraim téarnaimh shealadaigh NextGenerationEU a mhaoiniú ar na téarmaí is mó tairbhe do na Ballstáit agus na saoránaigh.</text:p>
          </table:table-cell>
          <table:table-cell office:value-type="string" calcext:value-type="string">
            <text:p>"}, {"role": "assistant", "content": "</text:p>
          </table:table-cell>
          <table:table-cell office:value-type="string" calcext:value-type="string">
            <text:p>The Commission has taken steps to ensure that borrowing under the temporary recovery instrument NextGenerationEU will be financed on the most advantageous terms for EU countries and their citize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Humanitarian aid workers in a warehouse</text:p>
          </table:table-cell>
          <table:table-cell office:value-type="string" calcext:value-type="string">
            <text:p>"}, {"role": "assistant", "content": "</text:p>
          </table:table-cell>
          <table:table-cell office:value-type="string" calcext:value-type="string">
            <text:p>Humanitarian aid workers in a warehou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8 Aibreán 2021 – Leanann Team Europe den tacaíocht do thíortha comhpháirtíochta le breis agus €26 bhilliún eisíoctha in aon bhliain amháin</text:p>
          </table:table-cell>
          <table:table-cell office:value-type="string" calcext:value-type="string">
            <text:p>"}, {"role": "assistant", "content": "</text:p>
          </table:table-cell>
          <table:table-cell office:value-type="string" calcext:value-type="string">
            <text:p>8 April 2021 - Team Europe continues to support partner countries with more than €26 billion disbursed in one yea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aoin 1 Eanáir 2021 bhí tacaíocht dar luach breis agus €26 bhilliún curtha ar fáil cheana féin ag Team Europe do níos mó ná 130 tír comhpháirtíochta ar fud an domhain.</text:p>
          </table:table-cell>
          <table:table-cell office:value-type="string" calcext:value-type="string">
            <text:p>"}, {"role": "assistant", "content": "</text:p>
          </table:table-cell>
          <table:table-cell office:value-type="string" calcext:value-type="string">
            <text:p>By 1 January 2021, Team Europe had already supported over 130 partner countries around the world with over €26 bill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7 Aibreán 2021 – Cruinniú Mullaigh Sláinte Domhanda: Bí ar an eolas leis an suíomh gréasáin nua</text:p>
          </table:table-cell>
          <table:table-cell office:value-type="string" calcext:value-type="string">
            <text:p>"}, {"role": "assistant", "content": "</text:p>
          </table:table-cell>
          <table:table-cell office:value-type="string" calcext:value-type="string">
            <text:p>7 April 2021 - Global Health Summit: Stay up to date via the new websit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ir an Coimisiún Eorpach suíomh gréasáin nua ar líne ar a bhfuil eolas tábhachtach maidir leis an gCruinniú Mullaigh Sláinte Domhanda atá le teacht.</text:p>
          </table:table-cell>
          <table:table-cell office:value-type="string" calcext:value-type="string">
            <text:p>"}, {"role": "assistant", "content": "</text:p>
          </table:table-cell>
          <table:table-cell office:value-type="string" calcext:value-type="string">
            <text:p>The European Commission has published a new website with key information about the upcoming Global Health Summi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mage of the Berlaymont banner 'Next Generation EU'</text:p>
          </table:table-cell>
          <table:table-cell office:value-type="string" calcext:value-type="string">
            <text:p>"}, {"role": "assistant", "content": "</text:p>
          </table:table-cell>
          <table:table-cell office:value-type="string" calcext:value-type="string">
            <text:p>Image of the Berlaymont banner 'Next Generation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6 Aibreán 2021 – Na chéad bhearta tacaíochta REACT-EU don téarnamh agus don aistriú formheasta i gcás na hÍsiltíre agus na Ostaire</text:p>
          </table:table-cell>
          <table:table-cell office:value-type="string" calcext:value-type="string">
            <text:p>"}, {"role": "assistant", "content": "</text:p>
          </table:table-cell>
          <table:table-cell office:value-type="string" calcext:value-type="string">
            <text:p>6 April 2021 – First REACT-EU support measures for recovery and transition approved for the Netherlands and Austri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ormheas an Coimisiún na chéad chinntí faoi REACT-EU maidir le modhnú a dhéanamh ar cheithre chlár oibríochtúla le haghaidh Chiste Forbraíochta Réigiúnaí na hEorpa san Ísiltír agus san Ostair, rud a chuirfidh beagnach €262 mhilliún ó REACT-EU leis an maoiniú atá ar fáil le haghaidh infheistíochtaí.</text:p>
          </table:table-cell>
          <table:table-cell office:value-type="string" calcext:value-type="string">
            <text:p>"}, {"role": "assistant", "content": "</text:p>
          </table:table-cell>
          <table:table-cell office:value-type="string" calcext:value-type="string">
            <text:p>The Commission approved the first decisions under REACT-EU involving modifications of four operational programmes for the European Regional Development Fund in the Netherlands and Austria that will increase the funding available for investments by nearly €262 million from REACT-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worker in a shop</text:p>
          </table:table-cell>
          <table:table-cell office:value-type="string" calcext:value-type="string">
            <text:p>"}, {"role": "assistant", "content": "</text:p>
          </table:table-cell>
          <table:table-cell office:value-type="string" calcext:value-type="string">
            <text:p>worker in a shop</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0 Márta 2021 – €13 bhilliún breise íoctha amach ag an gCoimisiún Eorpach faoin ionstraim SURE le sé Bhallstát chun oibrithe agus poist a chosaint</text:p>
          </table:table-cell>
          <table:table-cell office:value-type="string" calcext:value-type="string">
            <text:p>"}, {"role": "assistant", "content": "</text:p>
          </table:table-cell>
          <table:table-cell office:value-type="string" calcext:value-type="string">
            <text:p>30 March 2021 – The European Commission disburses further €13 billion under SURE to 6 Member States to protect workers and job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13 bhilliún íoctha amach ag an gCoimisiún Eorpach le sé Bhallstát den Aontas mar chuid den séú tráthchuid den tacaíocht airgeadais atá á cur ar fáil faoin ionstraim SURE chun poist agus oibrithe a chosaint.</text:p>
          </table:table-cell>
          <table:table-cell office:value-type="string" calcext:value-type="string">
            <text:p>"}, {"role": "assistant", "content": "</text:p>
          </table:table-cell>
          <table:table-cell office:value-type="string" calcext:value-type="string">
            <text:p>The European Commission has disbursed €13 billion to six EU Member States in the sixth instalment of financial support under the SURE instrument to protect jobs and work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 nurse</text:p>
          </table:table-cell>
          <table:table-cell office:value-type="string" calcext:value-type="string">
            <text:p>"}, {"role": "assistant", "content": "</text:p>
          </table:table-cell>
          <table:table-cell office:value-type="string" calcext:value-type="string">
            <text:p>A nur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6 Márta 2021 – EU4Health, dar luach €5.1 billiún, tagtha i bhfeidhm</text:p>
          </table:table-cell>
          <table:table-cell office:value-type="string" calcext:value-type="string">
            <text:p>"}, {"role": "assistant", "content": "</text:p>
          </table:table-cell>
          <table:table-cell office:value-type="string" calcext:value-type="string">
            <text:p>26 March 2021 – €5.1 billion EU4Health enters into for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ir an Coimisiún fáilte roimh theacht i bhfeidhm an chláir EU4Health.</text:p>
          </table:table-cell>
          <table:table-cell office:value-type="string" calcext:value-type="string">
            <text:p>"}, {"role": "assistant", "content": "</text:p>
          </table:table-cell>
          <table:table-cell office:value-type="string" calcext:value-type="string">
            <text:p>The Commission welcomed the EU4Health programme entering into for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Lot of vaccines doses</text:p>
          </table:table-cell>
          <table:table-cell office:value-type="string" calcext:value-type="string">
            <text:p>"}, {"role": "assistant", "content": "</text:p>
          </table:table-cell>
          <table:table-cell office:value-type="string" calcext:value-type="string">
            <text:p>Lot of vaccines do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4 Márta 2021 - Sásra um thrédhearcacht agus údarú chun vacsaíní in aghaidh COVID-19 a easpórtáil neartaithe ag an gCoimisiún</text:p>
          </table:table-cell>
          <table:table-cell office:value-type="string" calcext:value-type="string">
            <text:p>"}, {"role": "assistant", "content": "</text:p>
          </table:table-cell>
          <table:table-cell office:value-type="string" calcext:value-type="string">
            <text:p>24 March 2021 - Commission strengthens transparency and authorisation mechanism for exports of vaccines against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hug an Coimisiún isteach prionsabail bhreise a bheidh le cur san áireamh sula dtugtar údarú chun vacsaíní a easpórtáil: cómhalartacht agus comhréireacht.</text:p>
          </table:table-cell>
          <table:table-cell office:value-type="string" calcext:value-type="string">
            <text:p>"}, {"role": "assistant", "content": "</text:p>
          </table:table-cell>
          <table:table-cell office:value-type="string" calcext:value-type="string">
            <text:p>The Commission has introduced additional principles for consideration before authorising exports of vaccines: reciprocity and proportional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 man supervising a young employer</text:p>
          </table:table-cell>
          <table:table-cell office:value-type="string" calcext:value-type="string">
            <text:p>"}, {"role": "assistant", "content": "</text:p>
          </table:table-cell>
          <table:table-cell office:value-type="string" calcext:value-type="string">
            <text:p>A man supervising a young employ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2 Márta 2021 – Tuarascáil foilsithe lena ndeimhnítear rathúlacht SURE i dtaca le poist a chosaint</text:p>
          </table:table-cell>
          <table:table-cell office:value-type="string" calcext:value-type="string">
            <text:p>"}, {"role": "assistant", "content": "</text:p>
          </table:table-cell>
          <table:table-cell office:value-type="string" calcext:value-type="string">
            <text:p>22 March 2021 – Report confirms SURE's success in protecting job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oilsigh an Coimisiún an chéad réamh-mheasúnú ar SURE, an ionstraim dar luach €100 billiún tiomnaithe chun poist agus geilleagair a chosaint ó thionchair phaindéim COVID-19.</text:p>
          </table:table-cell>
          <table:table-cell office:value-type="string" calcext:value-type="string">
            <text:p>"}, {"role": "assistant", "content": "</text:p>
          </table:table-cell>
          <table:table-cell office:value-type="string" calcext:value-type="string">
            <text:p>The Commission published its first preliminary assessment of SURE, the €100 billion instrument dedicated to protecting jobs and economies from the effects of the COVID-19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 girl waiting in line at the airport</text:p>
          </table:table-cell>
          <table:table-cell office:value-type="string" calcext:value-type="string">
            <text:p>"}, {"role": "assistant", "content": "</text:p>
          </table:table-cell>
          <table:table-cell office:value-type="string" calcext:value-type="string">
            <text:p>A girl waiting in line at the airpo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7 Márta 2021 – Deimhniú Glas Digiteach molta ag an gCoimisiún Eorpach ina mbeidh eolas faoi vacsaíní, tástálacha agus téarnamh</text:p>
          </table:table-cell>
          <table:table-cell office:value-type="string" calcext:value-type="string">
            <text:p>"}, {"role": "assistant", "content": "</text:p>
          </table:table-cell>
          <table:table-cell office:value-type="string" calcext:value-type="string">
            <text:p>17 March 2021 – European Commission proposes a Digital Green Certificate with information about vaccination, tests and recove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sé á mholadh ag an gCoimisiún creat uile-Aontais a bhunú maidir le Deimhniú Glas Digiteach le haghaidh eisiúint, fíordheimhniú agus glacadh deimhnithe vacsaínithe, tástála agus téarnaimh.</text:p>
          </table:table-cell>
          <table:table-cell office:value-type="string" calcext:value-type="string">
            <text:p>"}, {"role": "assistant", "content": "</text:p>
          </table:table-cell>
          <table:table-cell office:value-type="string" calcext:value-type="string">
            <text:p>The Commission proposes to establish an EU-wide framework on a Digital Green Certificate for the issuance, verification and acceptance of vaccination, testing and recovery certific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wo people talking</text:p>
          </table:table-cell>
          <table:table-cell office:value-type="string" calcext:value-type="string">
            <text:p>"}, {"role": "assistant", "content": "</text:p>
          </table:table-cell>
          <table:table-cell office:value-type="string" calcext:value-type="string">
            <text:p>Two people talk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6 Márta 2021 – €9 mbilliún breise eisíoctha ag an gCoimisiún le 7 mBallstát faoi SURE</text:p>
          </table:table-cell>
          <table:table-cell office:value-type="string" calcext:value-type="string">
            <text:p>"}, {"role": "assistant", "content": "</text:p>
          </table:table-cell>
          <table:table-cell office:value-type="string" calcext:value-type="string">
            <text:p>16 March 2021 - Commission disburses further €9 billion under SURE to 7 EU Member St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eisíoc an Coimisiún €9 mbilliún le 7 mBallstát sa chúigiú ranníocaíocht faoin ionstraim SURE.</text:p>
          </table:table-cell>
          <table:table-cell office:value-type="string" calcext:value-type="string">
            <text:p>"}, {"role": "assistant", "content": "</text:p>
          </table:table-cell>
          <table:table-cell office:value-type="string" calcext:value-type="string">
            <text:p>The Commission disbursed €9 billion to 7 EU Member States in a fifth instalment under the SURE instru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vaccine vials</text:p>
          </table:table-cell>
          <table:table-cell office:value-type="string" calcext:value-type="string">
            <text:p>"}, {"role": "assistant", "content": "</text:p>
          </table:table-cell>
          <table:table-cell office:value-type="string" calcext:value-type="string">
            <text:p>vaccine via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1 Márta 2021 – an ceathrú vacsaín shábháilte éifeachtach in aghaidh COVID-19 údaraithe ag an gCoimisiún Eorpach</text:p>
          </table:table-cell>
          <table:table-cell office:value-type="string" calcext:value-type="string">
            <text:p>"}, {"role": "assistant", "content": "</text:p>
          </table:table-cell>
          <table:table-cell office:value-type="string" calcext:value-type="string">
            <text:p>11 March 2021 - European Commission authorises fourth safe and effective vaccine against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hug an Coimisiún údarú margaíochta coinníollach don vacsaín in aghaidh COVID-19 a d’fhorbair Johnson &amp; Johnson, rud a d’fhág gurb í an ceathrú vacsaín a údaraíodh san Aontas.</text:p>
          </table:table-cell>
          <table:table-cell office:value-type="string" calcext:value-type="string">
            <text:p>"}, {"role": "assistant", "content": "</text:p>
          </table:table-cell>
          <table:table-cell office:value-type="string" calcext:value-type="string">
            <text:p>The Commission has granted a conditional marketing authorisation for the vaccine against COVID-19 developed by Johnson &amp; Johnson, making it the fourth vaccine authorised in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 nurse</text:p>
          </table:table-cell>
          <table:table-cell office:value-type="string" calcext:value-type="string">
            <text:p>"}, {"role": "assistant", "content": "</text:p>
          </table:table-cell>
          <table:table-cell office:value-type="string" calcext:value-type="string">
            <text:p>A nur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1 Márta 2021 – Mhol an Coimisiún Eorpach €530 milliún a úsáid faoi Chiste Dlúthpháirtíochta an Aontais chun paindéim an choróinvíris a chomhrac</text:p>
          </table:table-cell>
          <table:table-cell office:value-type="string" calcext:value-type="string">
            <text:p>"}, {"role": "assistant", "content": "</text:p>
          </table:table-cell>
          <table:table-cell office:value-type="string" calcext:value-type="string">
            <text:p>11 March 2021 – The European Commission proposes to use €530 million under the EU Solidarity fund to fight the coronavirus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n Coimisiún ag cur chun tosaigh pacáiste tacaíochta airgeadais dar luach beagnach €530 milliún faoi Chiste Dlúthpháirtíochta an Aontais chun tacú leis an gcaiteachas poiblí ar threalamh cosanta leighis agus pearsanta, leis an tacaíocht éigeandála don phobal agus le bearta arb é is aidhm dóibh leathadh an ghalair a chosc agus rialú agus monatóireacht a dhéanamh air.</text:p>
          </table:table-cell>
          <table:table-cell office:value-type="string" calcext:value-type="string">
            <text:p>"}, {"role": "assistant", "content": "</text:p>
          </table:table-cell>
          <table:table-cell office:value-type="string" calcext:value-type="string">
            <text:p>The European Commission is putting forward a package of almost €530 million in financial support under the EU Solidarity Fund to support public expenditure on medical and personal protective equipment, emergency support to the population, and measures to prevent, monitor and control of the spread of the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argo freight on palettes branded with EU flag being loaded onto an airplane.</text:p>
          </table:table-cell>
          <table:table-cell office:value-type="string" calcext:value-type="string">
            <text:p>"}, {"role": "assistant", "content": "</text:p>
          </table:table-cell>
          <table:table-cell office:value-type="string" calcext:value-type="string">
            <text:p>Cargo freight on palettes branded with EU flag being loaded onto an airpla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0 Márta 2021 – Gníomh nua maidir le seachadadh cabhrach domhanda an Aontais, atá faoi dhúshlán ag COVID-19</text:p>
          </table:table-cell>
          <table:table-cell office:value-type="string" calcext:value-type="string">
            <text:p>"}, {"role": "assistant", "content": "</text:p>
          </table:table-cell>
          <table:table-cell office:value-type="string" calcext:value-type="string">
            <text:p>10 March 2021 – New action for EU's global aid delivery challenged by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huir an Coimisiún i láthair Teachtaireacht maidir le gníomhaíocht dhaonnúil, ina leagtar amach conas is féidir leis an Aontas beart a dhéanamh agus freastal ar na dúshláin dhaonnúla arb é paindéim COVID-19 is cúis leo.</text:p>
          </table:table-cell>
          <table:table-cell office:value-type="string" calcext:value-type="string">
            <text:p>"}, {"role": "assistant", "content": "</text:p>
          </table:table-cell>
          <table:table-cell office:value-type="string" calcext:value-type="string">
            <text:p>The Commission presented a Communication on humanitarian action, setting out how the EU can step up and meet humanitarian challenges brought on by the COVID-19 pandemic.</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4 Márta 2021 – Téarnamh lena gcruthófar poist a chinntiú: Tacaíocht éifeachtach don fhostaíocht leagtha amach sa phlean gníomhaíochta um Cholún Eorpach na gCeart Sóisialta</text:p>
          </table:table-cell>
          <table:table-cell office:value-type="string" calcext:value-type="string">
            <text:p>"}, {"role": "assistant", "content": "</text:p>
          </table:table-cell>
          <table:table-cell office:value-type="string" calcext:value-type="string">
            <text:p>4 March 2021 – Ensuring a job-rich recovery: Action plan on the European of Social Rights sets out effective support to employ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 chuid den Phlean Gníomhaíochta um Cholún Eorpach na gCeart Sóisialta, chuir an Coimisiún Eorpach moladh i láthair chuig na Ballstáit maidir leis an mbealach a réiteach don aistriú ón tacaíocht do phoist le linn géarchéime go dtí poist a chruthú a sheasfaidh an aimsir: Tacaíocht ghníomhach éifeachtach don fhostaíocht (EASE).</text:p>
          </table:table-cell>
          <table:table-cell office:value-type="string" calcext:value-type="string">
            <text:p>"}, {"role": "assistant", "content": "</text:p>
          </table:table-cell>
          <table:table-cell office:value-type="string" calcext:value-type="string">
            <text:p>As part of the Action Plan on the European Pillar of Social Rights, the European Commission presented a Recommendation for Member States to ease the transition from crisis-job-support to creating future-proof jobs: Effective Active Support to Employment (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3 Márta 2021 – Aon bhliain amháin ó thosaigh COVID-19: nuashonrú ar fhreagairt an bheartais fhioscaigh</text:p>
          </table:table-cell>
          <table:table-cell office:value-type="string" calcext:value-type="string">
            <text:p>"}, {"role": "assistant", "content": "</text:p>
          </table:table-cell>
          <table:table-cell office:value-type="string" calcext:value-type="string">
            <text:p>3 March 2021 – One year since the outbreak of COVID-19: updated fiscal policy respon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hlac an Coimisiún Teachtaireacht lena dtugtar treoir leathan do na Ballstáit maidir le cur i gcrích an bheartais fhioscaigh sa tréimhse atá romhainn agus ina leagtar amach breithnithe an Choimisiúin i dtaca leis an gclásal éalaithe ginearálta a dhíghníomhachtú nó a choinneáil ag gníomhachtú.</text:p>
          </table:table-cell>
          <table:table-cell office:value-type="string" calcext:value-type="string">
            <text:p>"}, {"role": "assistant", "content": "</text:p>
          </table:table-cell>
          <table:table-cell office:value-type="string" calcext:value-type="string">
            <text:p>The Commission has adopted a Communication providing Member States with broad guidance on the conduct of fiscal policy in the period ahead and setting out the Commission's considerations regarding the deactivation or continued activation of the general escape clau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resident von der Leyen</text:p>
          </table:table-cell>
          <table:table-cell office:value-type="string" calcext:value-type="string">
            <text:p>"}, {"role": "assistant", "content": "</text:p>
          </table:table-cell>
          <table:table-cell office:value-type="string" calcext:value-type="string">
            <text:p>President von der Leye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4 Feabhra 2021 – Labhair an tUachtarán von der Leyen ag seoladh Fheachtas Global Citizen, ‘Plean Téarnaimh don Domhan’</text:p>
          </table:table-cell>
          <table:table-cell office:value-type="string" calcext:value-type="string">
            <text:p>"}, {"role": "assistant", "content": "</text:p>
          </table:table-cell>
          <table:table-cell office:value-type="string" calcext:value-type="string">
            <text:p>24 February 2021 - President von der Leyen spoke at the Global Citizen Campaign launch event ‘A Recovery Plan for the Worl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g seoladh Fheachtas Global Citizen, bhí an méid seo le rá ag an Uachtarán von der Leyen: ‘Faighimis an lámh in uachtar ar an bpaindéim le feachtas vacsaínithe domhanda.</text:p>
          </table:table-cell>
          <table:table-cell office:value-type="string" calcext:value-type="string">
            <text:p>"}, {"role": "assistant", "content": "</text:p>
          </table:table-cell>
          <table:table-cell office:value-type="string" calcext:value-type="string">
            <text:p>At the launch even of the Global Citizen Campaign, President von der Leyen said: Let us overcome the pandemic with a global vaccination campaig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9 Feabhra 2021 – Dúbailt déanta go €1 bhilliún ag an Aontas Eorpach ar a ranníocaíocht le COVAX chun vacsaíní sábháilte éifeachtacha a chinntiú</text:p>
          </table:table-cell>
          <table:table-cell office:value-type="string" calcext:value-type="string">
            <text:p>"}, {"role": "assistant", "content": "</text:p>
          </table:table-cell>
          <table:table-cell office:value-type="string" calcext:value-type="string">
            <text:p>19 February 2021 - EU doubles contribution to COVAX to €1 billion to ensure safe and effective vaccin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ógair an tAontas Eorpach €500 milliún breise do shaoráid COVAX, rud a d’fhág go raibh dúbailt déanta aige ar an méid atá ranníoctha aige go dtí seo le haghaidh an tionscnaimh dhomhanda chun rochtain chóir chomhionann a chur ar fáil ar vacsaíní sábháilte éifeachtacha in aghaidh COVID-19.</text:p>
          </table:table-cell>
          <table:table-cell office:value-type="string" calcext:value-type="string">
            <text:p>"}, {"role": "assistant", "content": "</text:p>
          </table:table-cell>
          <table:table-cell office:value-type="string" calcext:value-type="string">
            <text:p>The European Union announced an additional €500 million for the COVAX Facility, doubling its contribution to date for the global initiative secure fair and equitable access to safe and effective COVID-19 vaccin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7 Feabhra 2021 – Aghaidh á tabhairt ag an gCoimisiún Eorpach ar athraithigh COVID-19 agus an ullmhacht á méadú aige</text:p>
          </table:table-cell>
          <table:table-cell office:value-type="string" calcext:value-type="string">
            <text:p>"}, {"role": "assistant", "content": "</text:p>
          </table:table-cell>
          <table:table-cell office:value-type="string" calcext:value-type="string">
            <text:p>17 February 2021 – European Commission tackles COVID-19 variants while increasing preparednes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unóidh an Coimisiún plean nua bithchosanta ar a dtabharfar Gorlann HERA chun dul i ngleic le bagairtí gearrthéarmacha agus meántéarmacha agus, ag an am céanna, chun ullmhú don todhchaí mar threoirphlean d’ullmhacht fhadtéarmach an Aontais maidir le héigeandálaí sláinte.</text:p>
          </table:table-cell>
          <table:table-cell office:value-type="string" calcext:value-type="string">
            <text:p>"}, {"role": "assistant", "content": "</text:p>
          </table:table-cell>
          <table:table-cell office:value-type="string" calcext:value-type="string">
            <text:p>The Commission will establish a new bio-defence plan called HERA Incubator to tackle short to medium-term threats and simultaneously prepare for the future by serving as the blueprint for the EU’s long term preparedness for health emergenc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1 Feabhra 2021 – Réamhaisnéis Eacnamaíoch Gheimhreadh 2021 foilsithe: geimhreadh dúshlánach, ach ábhar dóchais dúinn go léir</text:p>
          </table:table-cell>
          <table:table-cell office:value-type="string" calcext:value-type="string">
            <text:p>"}, {"role": "assistant", "content": "</text:p>
          </table:table-cell>
          <table:table-cell office:value-type="string" calcext:value-type="string">
            <text:p>11 February 2021 – Winter 2021 Economic Forecast published: a challenging winter, but light at the end of the tunne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oilsigh an Coimisiún Eorpach Réamhaisnéis Eacnamaíoch Gheimhreadh 2021 ina dtuartar go bhfásfaidh geilleagar an limistéir euro 3.</text:p>
          </table:table-cell>
          <table:table-cell office:value-type="string" calcext:value-type="string">
            <text:p>"}, {"role": "assistant", "content": "</text:p>
          </table:table-cell>
          <table:table-cell office:value-type="string" calcext:value-type="string">
            <text:p>The European Commission has published its Winter 2021 Economic Forecast, which projects that the euro area economy will grow by 3.</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mage of the Berlaymont banner 'Next Generation EU'</text:p>
          </table:table-cell>
          <table:table-cell office:value-type="string" calcext:value-type="string">
            <text:p>"}, {"role": "assistant", "content": "</text:p>
          </table:table-cell>
          <table:table-cell office:value-type="string" calcext:value-type="string">
            <text:p>Image of the Berlaymont banner 'Next Generation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0 Feabhra 2021 – An tSaoráid Téarnaimh agus Athléimneachta dar luach €672.5 billiún formheasta ag Parlaimint na hEorpa chun cuidiú leis na Ballstáit a bheith níos láidre tar éis na géarchéime</text:p>
          </table:table-cell>
          <table:table-cell office:value-type="string" calcext:value-type="string">
            <text:p>"}, {"role": "assistant", "content": "</text:p>
          </table:table-cell>
          <table:table-cell office:value-type="string" calcext:value-type="string">
            <text:p>10 February 2021 – €672.5 billion Recovery and Resilience Facility to help member states emerge stronger from the crisis approved by the European Parlia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díol sásaimh don Choimisiún Eorpach é vóta Pharlaimint na hEorpa lena ndeimhnítear an comhaontú polaitiúil ar ar tháinig sí maidir leis an tSaoráid Téarnaimh agus Athléimneachta i mí na Nollag 2020.</text:p>
          </table:table-cell>
          <table:table-cell office:value-type="string" calcext:value-type="string">
            <text:p>"}, {"role": "assistant", "content": "</text:p>
          </table:table-cell>
          <table:table-cell office:value-type="string" calcext:value-type="string">
            <text:p>The European Commission welcomes the European Parliament's vote confirming the political agreement reached on the Recovery and Resilience Facility of December 2020.</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straZeneca</text:p>
          </table:table-cell>
          <table:table-cell office:value-type="string" calcext:value-type="string">
            <text:p>"}, {"role": "assistant", "content": "</text:p>
          </table:table-cell>
          <table:table-cell office:value-type="string" calcext:value-type="string">
            <text:p>AstraZenec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29 Eanáir 2021 – an tríú vacsaín shábháilte éifeachtach in aghaidh COVID-19 údaraithe ag an gCoimisiún Eorpach</text:p>
          </table:table-cell>
          <table:table-cell office:value-type="string" calcext:value-type="string">
            <text:p>"}, {"role": "assistant", "content": "</text:p>
          </table:table-cell>
          <table:table-cell office:value-type="string" calcext:value-type="string">
            <text:p>29 January 2021 – European Commission authorises third safe and effective vaccine against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hug an Coimisiún údarú margaíochta coinníollach don vacsaín in aghaidh COVID-19 a d’fhorbair AstraZeneca, rud a d’fhág gurb í an tríú vacsaín a údaraíodh san Aontas.</text:p>
          </table:table-cell>
          <table:table-cell office:value-type="string" calcext:value-type="string">
            <text:p>"}, {"role": "assistant", "content": "</text:p>
          </table:table-cell>
          <table:table-cell office:value-type="string" calcext:value-type="string">
            <text:p>The Commission has granted a conditional marketing authorisation for the vaccine against COVID-19 developed by AstraZeneca, making it the third vaccine authorised in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roof of COVID-19 vaccination</text:p>
          </table:table-cell>
          <table:table-cell office:value-type="string" calcext:value-type="string">
            <text:p>"}, {"role": "assistant", "content": "</text:p>
          </table:table-cell>
          <table:table-cell office:value-type="string" calcext:value-type="string">
            <text:p>proof of COVID-19 vaccin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7 Eanáir 2021 – Treoirlínte glactha ag Ballstáit an Aontais maidir le cruthúnas ar vacsaíniú COVID-19 chun críocha leighis</text:p>
          </table:table-cell>
          <table:table-cell office:value-type="string" calcext:value-type="string">
            <text:p>"}, {"role": "assistant", "content": "</text:p>
          </table:table-cell>
          <table:table-cell office:value-type="string" calcext:value-type="string">
            <text:p>27 January 2021 – EU Member States adopt guidelines on proof of COVID-19 vaccination for medical purpo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hlac Ballstáit an Aontais, le tacaíocht ón gCoimisiún Eorpach, treoirlínte maidir le cruthúnas ar vacsaíniú COVID-19 chun críocha leighis.</text:p>
          </table:table-cell>
          <table:table-cell office:value-type="string" calcext:value-type="string">
            <text:p>"}, {"role": "assistant", "content": "</text:p>
          </table:table-cell>
          <table:table-cell office:value-type="string" calcext:value-type="string">
            <text:p>The EU Members States, with the support of the European Commission, adopted guidelines on proof of COVID-19 vaccination for medical purpo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eople walking in an airport</text:p>
          </table:table-cell>
          <table:table-cell office:value-type="string" calcext:value-type="string">
            <text:p>"}, {"role": "assistant", "content": "</text:p>
          </table:table-cell>
          <table:table-cell office:value-type="string" calcext:value-type="string">
            <text:p>People walking in an airpor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5 Eanáir 2021 – Nuashonrú molta ag an gCoimisiún Eorpach ar an gcur chuige comhordaithe i leith na saorghluaiseachta laistigh den Aontas, agus i leith taisteal ó thríú tíortha isteach san Aontas</text:p>
          </table:table-cell>
          <table:table-cell office:value-type="string" calcext:value-type="string">
            <text:p>"}, {"role": "assistant", "content": "</text:p>
          </table:table-cell>
          <table:table-cell office:value-type="string" calcext:value-type="string">
            <text:p>25 January 2021 – The European Commission proposes to update the coordinated approach on free movement inside the EU, and travel from third countries to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coimircí breise agus ceanglais bhreise á moladh ag an gCoimisiún le haghaidh taistealaithe idirnáisiúnta isteach san Aontas, chomh maith le nuashonrú ar an Moladh ón gComhairle maidir le bearta comhordaithe a imríonn tionchar ar an tsaorghluaiseacht laistigh den Aontas.</text:p>
          </table:table-cell>
          <table:table-cell office:value-type="string" calcext:value-type="string">
            <text:p>"}, {"role": "assistant", "content": "</text:p>
          </table:table-cell>
          <table:table-cell office:value-type="string" calcext:value-type="string">
            <text:p>The Commission is proposing additional safeguards and requirements for international travellers into the EU, and to update the Council Recommendation on coordinated measures affecting free movement within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vaccines</text:p>
          </table:table-cell>
          <table:table-cell office:value-type="string" calcext:value-type="string">
            <text:p>"}, {"role": "assistant", "content": "</text:p>
          </table:table-cell>
          <table:table-cell office:value-type="string" calcext:value-type="string">
            <text:p>vaccin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1 Eanáir 2021 – D’aontaigh ceannairí an Aontais dlús a chur le vacsaíniú agus pléadh bearta eile i gcruinniú de chuid na Comhairle Eorpaí</text:p>
          </table:table-cell>
          <table:table-cell office:value-type="string" calcext:value-type="string">
            <text:p>"}, {"role": "assistant", "content": "</text:p>
          </table:table-cell>
          <table:table-cell office:value-type="string" calcext:value-type="string">
            <text:p>21 January 2021 - EU leaders agreed on speeding up vaccination and discussed other measures at European Counci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g cruinniú de chuid na Comhairle Eorpaí, thug na ceannairí dá n-aire a thromchúisí atá an staid, go háirithe i bhfianaise athraitheacha nua an choróinvíris.</text:p>
          </table:table-cell>
          <table:table-cell office:value-type="string" calcext:value-type="string">
            <text:p>"}, {"role": "assistant", "content": "</text:p>
          </table:table-cell>
          <table:table-cell office:value-type="string" calcext:value-type="string">
            <text:p>At the European Council meeting, leaders noted the seriousness of the situation in the light of the new varia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erson being vaccinated</text:p>
          </table:table-cell>
          <table:table-cell office:value-type="string" calcext:value-type="string">
            <text:p>"}, {"role": "assistant", "content": "</text:p>
          </table:table-cell>
          <table:table-cell office:value-type="string" calcext:value-type="string">
            <text:p>person being vaccina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9 Eanáir 2021 – Na príomhghníomhaíochtaí leagtha amach ag an gCoimisiún i dtaobh seasamh le chéile chun COVID-19 a chloí</text:p>
          </table:table-cell>
          <table:table-cell office:value-type="string" calcext:value-type="string">
            <text:p>"}, {"role": "assistant", "content": "</text:p>
          </table:table-cell>
          <table:table-cell office:value-type="string" calcext:value-type="string">
            <text:p>19 January 2021 – The European Commission sets out key actions for a united front to beat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há lá roimh fhíschomhdháil na gCeannairí Eorpacha maidir le freagairt chomhordaithe ar an gcoróinvíreas, d’fhoilsigh an Coimisiún Teachtaireacht inar leagadh amach na gníomhaíochtaí is gá a dhéanamh chun dlús a chur leis an gcomhrac in aghaidh na paindéime agus leis an vacsaíniú.</text:p>
          </table:table-cell>
          <table:table-cell office:value-type="string" calcext:value-type="string">
            <text:p>"}, {"role": "assistant", "content": "</text:p>
          </table:table-cell>
          <table:table-cell office:value-type="string" calcext:value-type="string">
            <text:p>Two days ahead of European Leaders’ videoconference on a coordinate response to the coronavirus, the Commission set out actions in a Communication to step up the fight against the pandemic and speed up vaccin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irl getting vaccinated</text:p>
          </table:table-cell>
          <table:table-cell office:value-type="string" calcext:value-type="string">
            <text:p>"}, {"role": "assistant", "content": "</text:p>
          </table:table-cell>
          <table:table-cell office:value-type="string" calcext:value-type="string">
            <text:p>girl getting vaccina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2 Eanáir 2021 – Cainteanna tosaigh tugtha chun críche ag an gCoimisiún Eorpach le Valneva maidir le vacsaín fhéideartha nua in aghaidh an choróinvíris a fháil</text:p>
          </table:table-cell>
          <table:table-cell office:value-type="string" calcext:value-type="string">
            <text:p>"}, {"role": "assistant", "content": "</text:p>
          </table:table-cell>
          <table:table-cell office:value-type="string" calcext:value-type="string">
            <text:p>12 January 2021 – The European Commission concludes exploratory talks with Valneva to secure a new potential 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cainteanna tosaigh tugtha chun críche ag an gCoimisiún Eorpach leis an gcomhlacht cógaisíochta Valneva d’fhonn a vacsaín fhéideartha in aghaidh COVID-19 a cheannach nuair a bheith sé cruthaithe go bhfuil sí sábháilte éifeachtach.</text:p>
          </table:table-cell>
          <table:table-cell office:value-type="string" calcext:value-type="string">
            <text:p>"}, {"role": "assistant", "content": "</text:p>
          </table:table-cell>
          <table:table-cell office:value-type="string" calcext:value-type="string">
            <text:p>The Commission has concluded exploratory talks with the pharmaceutical company Valneva with a view to purchasing its potential vaccine against COVID-19 once proven safe and effectiv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fizer vaccine</text:p>
          </table:table-cell>
          <table:table-cell office:value-type="string" calcext:value-type="string">
            <text:p>"}, {"role": "assistant", "content": "</text:p>
          </table:table-cell>
          <table:table-cell office:value-type="string" calcext:value-type="string">
            <text:p>pfizer 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8 Eanáir 2021 – mhol an Coimisiún Eorpach suas le 300 milliún dáileog bhreise a cheannach de vacsaín BioNTech-Pfizer</text:p>
          </table:table-cell>
          <table:table-cell office:value-type="string" calcext:value-type="string">
            <text:p>"}, {"role": "assistant", "content": "</text:p>
          </table:table-cell>
          <table:table-cell office:value-type="string" calcext:value-type="string">
            <text:p>8 January 2021 - European Commission proposes to purchase up to 300 million additional doses of BioNTech-Pfizer 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hol an Coimisiún do na Ballstáit 200 milliún dáileog bhreise a cheannach den vacsaín in aghaidh COVID-19 de chuid BioNTech agus Pfizer, leis an rogha ann 100 milliún dáileog eile a fháil.</text:p>
          </table:table-cell>
          <table:table-cell office:value-type="string" calcext:value-type="string">
            <text:p>"}, {"role": "assistant", "content": "</text:p>
          </table:table-cell>
          <table:table-cell office:value-type="string" calcext:value-type="string">
            <text:p>The Commission proposed to EU Member States to purchase an additional 200 million doses of the BioNTech and Pfizer COVID-19 vaccine, with the option of acquiring another 100 million do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on medical student</text:p>
          </table:table-cell>
          <table:table-cell office:value-type="string" calcext:value-type="string">
            <text:p>"}, {"role": "assistant", "content": "</text:p>
          </table:table-cell>
          <table:table-cell office:value-type="string" calcext:value-type="string">
            <text:p>vaccination medical stud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6 Eanáir 2021 – an dara vacsaín shábháilte éifeachtach in aghaidh COVID-19 údaraithe ag an gCoimisiún Eorpach</text:p>
          </table:table-cell>
          <table:table-cell office:value-type="string" calcext:value-type="string">
            <text:p>"}, {"role": "assistant", "content": "</text:p>
          </table:table-cell>
          <table:table-cell office:value-type="string" calcext:value-type="string">
            <text:p>6 January 2021 - European Commission authorises second safe and effective vaccine against COVID-19</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hug an Coimisiún údarú margaíochta coinníollach don vacsaín in aghaidh COVID-19 a d’fhorbair Moderna, rud a d’fhág gurb í an dara vacsaín a údaraíodh san Aontas.</text:p>
          </table:table-cell>
          <table:table-cell office:value-type="string" calcext:value-type="string">
            <text:p>"}, {"role": "assistant", "content": "</text:p>
          </table:table-cell>
          <table:table-cell office:value-type="string" calcext:value-type="string">
            <text:p>The Commission has granted a conditional marketing authorisation for the vaccine against COVID-19 developed by Moderna, the second vaccine authorised in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snaíonn vacsaíniú daoine ar ghalair thógálacha thromchúiseacha agus iad siúd atá bagrach don bheatha, amhail an fliú, diftéire, teiteanas, triuch, an bhruitíneach, leicneach, rubella (bruitíneach dhearg), galar meiningeacocúil, galar niúmacocúil ionrach agus póilió.</text:p>
          </table:table-cell>
          <table:table-cell office:value-type="string" calcext:value-type="string">
            <text:p>"}, {"role": "assistant", "content": "</text:p>
          </table:table-cell>
          <table:table-cell office:value-type="string" calcext:value-type="string">
            <text:p>Vaccination protects people against serious and life-threatening infectious diseases, such as influenza (flu), diphtheria, tetanus, pertussis (whooping cough), measles, mumps, rubella (German measles), meningococcal disease, invasive pneumococcal disease and polio.</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ach bliain cuireann vacsaíniú cosc ar 2.</text:p>
          </table:table-cell>
          <table:table-cell office:value-type="string" calcext:value-type="string">
            <text:p>"}, {"role": "assistant", "content": "</text:p>
          </table:table-cell>
          <table:table-cell office:value-type="string" calcext:value-type="string">
            <text:p>Each year, vaccination stops 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an am atá caite, fuair a lán daoine bás le galair, galair ar féidir leo a chosc sa lá inniu le vacsaíniú.</text:p>
          </table:table-cell>
          <table:table-cell office:value-type="string" calcext:value-type="string">
            <text:p>"}, {"role": "assistant", "content": "</text:p>
          </table:table-cell>
          <table:table-cell office:value-type="string" calcext:value-type="string">
            <text:p>In the past, many people died of diseases that can now be prevented through vaccin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Bhruitíneach</text:p>
          </table:table-cell>
          <table:table-cell office:value-type="string" calcext:value-type="string">
            <text:p>"}, {"role": "assistant", "content": "</text:p>
          </table:table-cell>
          <table:table-cell office:value-type="string" calcext:value-type="string">
            <text:p>Measl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12-18 nduine</text:p>
          </table:table-cell>
          <table:table-cell office:value-type="string" calcext:value-type="string">
            <text:p>"}, {"role": "assistant", "content": "</text:p>
          </table:table-cell>
          <table:table-cell office:value-type="string" calcext:value-type="string">
            <text:p>12-18 peop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ionann an ponc sa lár agus duine amháin atá ionfhabhtaithe ag galar.</text:p>
          </table:table-cell>
          <table:table-cell office:value-type="string" calcext:value-type="string">
            <text:p>"}, {"role": "assistant", "content": "</text:p>
          </table:table-cell>
          <table:table-cell office:value-type="string" calcext:value-type="string">
            <text:p>The centre dot represent one person affected by a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uidíonn vacsaíniú scaipeadh na ngalar i bpobail a chosc.</text:p>
          </table:table-cell>
          <table:table-cell office:value-type="string" calcext:value-type="string">
            <text:p>"}, {"role": "assistant", "content": "</text:p>
          </table:table-cell>
          <table:table-cell office:value-type="string" calcext:value-type="string">
            <text:p>Vaccination helps prevent the spread of disease in communit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gus a bhuí le vacsaíniú:</text:p>
          </table:table-cell>
          <table:table-cell office:value-type="string" calcext:value-type="string">
            <text:p>"}, {"role": "assistant", "content": "</text:p>
          </table:table-cell>
          <table:table-cell office:value-type="string" calcext:value-type="string">
            <text:p>Thanks to vaccin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bolgach díothaithe ar fud an domhain;</text:p>
          </table:table-cell>
          <table:table-cell office:value-type="string" calcext:value-type="string">
            <text:p>"}, {"role": "assistant", "content": "</text:p>
          </table:table-cell>
          <table:table-cell office:value-type="string" calcext:value-type="string">
            <text:p>smallpox is now eradicated worldwid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uireadh deireadh le trais-seoladh póilió i mórchuid den domhan, an Eoraip san áireamh.</text:p>
          </table:table-cell>
          <table:table-cell office:value-type="string" calcext:value-type="string">
            <text:p>"}, {"role": "assistant", "content": "</text:p>
          </table:table-cell>
          <table:table-cell office:value-type="string" calcext:value-type="string">
            <text:p>transmission of polio has ended in most parts of the world, including Europ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uireann vacsaíniú cosc ar fhorbairt cineálacha éagsúla meallta réamhailseacha agus ailsí, mar shampla:</text:p>
          </table:table-cell>
          <table:table-cell office:value-type="string" calcext:value-type="string">
            <text:p>"}, {"role": "assistant", "content": "</text:p>
          </table:table-cell>
          <table:table-cell office:value-type="string" calcext:value-type="string">
            <text:p>Vaccination also prevents the development of certain types of pre-cancerous growths and cancers, for examp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éadann vacsaíniú in aghaidh papalómaivíreas daonna (HPV) cuidiú le hailse agus ailsí eile is cúis le hionfhabhtú HPV a chosc;</text:p>
          </table:table-cell>
          <table:table-cell office:value-type="string" calcext:value-type="string">
            <text:p>"}, {"role": "assistant", "content": "</text:p>
          </table:table-cell>
          <table:table-cell office:value-type="string" calcext:value-type="string">
            <text:p>vaccinating against humanpapilloma virus (HPV) can help prevent cervical and other cancers caused by HPV infec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éadann vacsaíniú in aghaidh Heipitíteas B cuidiú le hailse ae, rud is cúis le hionfhabhtú de Heipitíteas B fadtéarmach.</text:p>
          </table:table-cell>
          <table:table-cell office:value-type="string" calcext:value-type="string">
            <text:p>"}, {"role": "assistant", "content": "</text:p>
          </table:table-cell>
          <table:table-cell office:value-type="string" calcext:value-type="string">
            <text:p>vaccinating against hepatitis B can help prevent liver cancer caused by long-term hepatitis B infec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buntáistí sochaíocha níos forleithnei gcláir vacsaínithe.</text:p>
          </table:table-cell>
          <table:table-cell office:value-type="string" calcext:value-type="string">
            <text:p>"}, {"role": "assistant", "content": "</text:p>
          </table:table-cell>
          <table:table-cell office:value-type="string" calcext:value-type="string">
            <text:p>Vaccination programmes have wider societal benefi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é vacsaíniú an bealach is fearr le himdhíonacht a fháil in aghaidh galair inchoiscthe trí vacsaíniú, seachas imdhíonacht a bhaint amach tríd an ngalar a fháil.</text:p>
          </table:table-cell>
          <table:table-cell office:value-type="string" calcext:value-type="string">
            <text:p>"}, {"role": "assistant", "content": "</text:p>
          </table:table-cell>
          <table:table-cell office:value-type="string" calcext:value-type="string">
            <text:p>Vaccination is the best way to acquire immunity against vaccine-preventable diseases, as opposed to immunity attained by getting the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ugann vacsaíniú cosaint do na daoine vacsaínithe agus dóibh siúd atá timpeall orthu atá i mbaol na ngalar, rud a laghdaíonn an baol go scaipfidh galair i measc daoine de theaghlach, cairde scoile nó comhghleacaithe, cairde, comharsana agus daoine eile sa phobal.</text:p>
          </table:table-cell>
          <table:table-cell office:value-type="string" calcext:value-type="string">
            <text:p>"}, {"role": "assistant", "content": "</text:p>
          </table:table-cell>
          <table:table-cell office:value-type="string" calcext:value-type="string">
            <text:p>Vaccination protects the vaccinated persons and those around them who are vulnerable to the diseases, reducing the risk of diseases spreading among family members, school mates or colleagues, friends, neighbours and other people in the commun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uair a bhíonn go leor daoine ann i ndaonra atá imdhíonach ar ghalar tógálach, ní dócha go scaipfidh an galar ansin ó dhuine go duine.</text:p>
          </table:table-cell>
          <table:table-cell office:value-type="string" calcext:value-type="string">
            <text:p>"}, {"role": "assistant", "content": "</text:p>
          </table:table-cell>
          <table:table-cell office:value-type="string" calcext:value-type="string">
            <text:p>When enough people in a population are immune to an infectious disease, the disease is then unlikely to spread from person to pers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mmunity immunity</text:p>
          </table:table-cell>
          <table:table-cell office:value-type="string" calcext:value-type="string">
            <text:p>"}, {"role": "assistant", "content": "</text:p>
          </table:table-cell>
          <table:table-cell office:value-type="string" calcext:value-type="string">
            <text:p>Community immun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arlaíonn imdhíonacht phobail nuair a bhíonn go leor daoine ann i ndaonra atá imdhíonach ar ghalar tógálach</text:p>
          </table:table-cell>
          <table:table-cell office:value-type="string" calcext:value-type="string">
            <text:p>"}, {"role": "assistant", "content": "</text:p>
          </table:table-cell>
          <table:table-cell office:value-type="string" calcext:value-type="string">
            <text:p>Community immunity occurs when enough people in a population are immune to an infectious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r an mbealach sin, cosnaíonn vacsaíní daoine eile atá i mbaol galair go hindíreach.</text:p>
          </table:table-cell>
          <table:table-cell office:value-type="string" calcext:value-type="string">
            <text:p>"}, {"role": "assistant", "content": "</text:p>
          </table:table-cell>
          <table:table-cell office:value-type="string" calcext:value-type="string">
            <text:p>In this way, vaccines indirectly protect others who are vulnerable to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iallaíonn sé go mbaineann daoine nach féidir iad a vacsaíniú, mar shampla toisc go bhfuil siad ró-óg nó toisc go bhfuil ailléirge orthu le comhpháirteanna vacsaíne, leas ó dhaoine eile a bheith vacsaínithe, de bharr nach féidir leis an ngalar leathadh go héasca sa phobal.</text:p>
          </table:table-cell>
          <table:table-cell office:value-type="string" calcext:value-type="string">
            <text:p>"}, {"role": "assistant", "content": "</text:p>
          </table:table-cell>
          <table:table-cell office:value-type="string" calcext:value-type="string">
            <text:p>It means that people who cannot be vaccinated, for instance because they are too young or allergic to vaccine components, benefit from others being vaccinated, because the disease cannot easily spread in the commun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 shampla, chun imdhíonacht phobail ar bhruitíní a áirithiú, molann na húdaráis um shláinte phoiblí go bhfaigheann 95% den daonra vacsaín le dhá dháileog den vacsaín in aghaidh na bruitíní (an vacsaín MMR, a chosnaíonn in aghaidh na bruitíní, leicneach agus rubella).</text:p>
          </table:table-cell>
          <table:table-cell office:value-type="string" calcext:value-type="string">
            <text:p>"}, {"role": "assistant", "content": "</text:p>
          </table:table-cell>
          <table:table-cell office:value-type="string" calcext:value-type="string">
            <text:p>For example, to ensure community immunity against measles, public health authorities recommend that 95% of the population are vaccinated with two doses of the vaccine against measles (the MMR vaccine, which protects against measles, mumps and rubell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 sin féin, ní féidir le daoine a bheith brath ar imdhíonacht phobail i gcás roinnt galar tógálach.</text:p>
          </table:table-cell>
          <table:table-cell office:value-type="string" calcext:value-type="string">
            <text:p>"}, {"role": "assistant", "content": "</text:p>
          </table:table-cell>
          <table:table-cell office:value-type="string" calcext:value-type="string">
            <text:p>However, people cannot rely on community immunity for some infectious dise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na theannta sin, cabhraíonn cláir imdhíonta le hualaí sóisialta, síceolaíocha agus airgeadais an ghalair ar dhaoine agus ar rialtais a laghdú, ag laghdú brúnna ar chórais chúraim sláinte agus chúraim shóisialta agus ag cur ar chumas daoine dul i mbun gníomhaíochtaí táirgiúla lena n-áirítear oideachas agus fostaíocht.</text:p>
          </table:table-cell>
          <table:table-cell office:value-type="string" calcext:value-type="string">
            <text:p>"}, {"role": "assistant", "content": "</text:p>
          </table:table-cell>
          <table:table-cell office:value-type="string" calcext:value-type="string">
            <text:p>Furthermore, immunisation programmes help reduce the social, psychological and financial burdens of disease on people and governments, reducing pressures on healthcare and social care systems and enabling people to pursue productive activities including education and employmen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snaíonn an vacsaíniú daoine aonair ar ghalair a d’fhéadfadh iarmhairtí tromchúiseacha a bheith acu ar shláinte an duine, mar shampla:</text:p>
          </table:table-cell>
          <table:table-cell office:value-type="string" calcext:value-type="string">
            <text:p>"}, {"role": "assistant", "content": "</text:p>
          </table:table-cell>
          <table:table-cell office:value-type="string" calcext:value-type="string">
            <text:p>Vaccination protects individuals against diseases that could have serious consequences for their health, for examp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aíonn an diftéire duine as gach deichniúir a tholgann í, fiú nuair a chuirtear cóir leighis orthu (1);</text:p>
          </table:table-cell>
          <table:table-cell office:value-type="string" calcext:value-type="string">
            <text:p>"}, {"role": "assistant", "content": "</text:p>
          </table:table-cell>
          <table:table-cell office:value-type="string" calcext:value-type="string">
            <text:p>diphtheria kills 1 in every 10 people who get it, even with treatment (1);</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eidh an siondróm rubella ó bhroinn (siondróm lena ngabhann fadhbanna sláinte amhail bodhaire, catarachtaí agus míchumais fhoghlama) ar bheagnach naonúr leanbh as gach deichniúr a raibh rubella ar a máithreacha le linn an luathtoirchis (2);</text:p>
          </table:table-cell>
          <table:table-cell office:value-type="string" calcext:value-type="string">
            <text:p>"}, {"role": "assistant", "content": "</text:p>
          </table:table-cell>
          <table:table-cell office:value-type="string" calcext:value-type="string">
            <text:p>almost 9 out of 10 babies born to mothers who had rubella in early pregnancy, will suffer from congenital rubella syndrome (with conditions such as deafness, cataracts and learning disabilities) (2);</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aíonn an galar meiningeacocúil duine as gach deichniúr a bhuailtear leis, fiú agus meardiagnóis agus cóir leighis a bheith ann, agus bíonn fadhbanna ann ar nós néarlagú nó lagú éisteachta agus teascadh i gcás suas le 20% dóibh siúd a thagann slán ón ngalar (3);</text:p>
          </table:table-cell>
          <table:table-cell office:value-type="string" calcext:value-type="string">
            <text:p>"}, {"role": "assistant", "content": "</text:p>
          </table:table-cell>
          <table:table-cell office:value-type="string" calcext:value-type="string">
            <text:p>meningococcal disease kills 1 in 10 people affected, even with prompt diagnosis and treatment, while problems including neurological or hearing impairment and amputation occur in up to 20% of survivors (3);</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n bhruitíneach an-tógálach ar fad agus bíonn aimhréidheanna ag triúir as gach deichniúr a bhuailtear léi (4), orthu siúd áirítear ionfhabhtuithe cluaise, an bhuinneach, niúmóine agus einceifealaíteas (athlasadh fhíocháin na hinchinne);</text:p>
          </table:table-cell>
          <table:table-cell office:value-type="string" calcext:value-type="string">
            <text:p>"}, {"role": "assistant", "content": "</text:p>
          </table:table-cell>
          <table:table-cell office:value-type="string" calcext:value-type="string">
            <text:p>measles is highly contagious and 3 out of 10 people affected develop complications (4), which can include ear infection, diarrhoea, pneumonia and encephalitis (inflammation of the brain tissu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féidir go mbeidh pertussis (an triuch) thar a bheith tromchúiseach i naíonáin, agus é ina údar le ráigeanna casachta ar féidir leo teacht ar ais go ceann suas le dhá mhí.</text:p>
          </table:table-cell>
          <table:table-cell office:value-type="string" calcext:value-type="string">
            <text:p>"}, {"role": "assistant", "content": "</text:p>
          </table:table-cell>
          <table:table-cell office:value-type="string" calcext:value-type="string">
            <text:p>pertussis (whooping cough) can be particularly serious in infants, causing coughing spells that may recur for up to two month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r an liosta seo le samplaí tá galair a bhfuil vacsaíní ina aghaidh mar chuid de na cláir náisiúnta um imdhíonadh, agus/nó ar vacsaíní iad a thugtar do dhaoine a mheastar gur mó an baol go dtolgóidh siad an galar.</text:p>
          </table:table-cell>
          <table:table-cell office:value-type="string" calcext:value-type="string">
            <text:p>"}, {"role": "assistant", "content": "</text:p>
          </table:table-cell>
          <table:table-cell office:value-type="string" calcext:value-type="string">
            <text:p>This list with examples includes diseases for which vaccines are included in the national immunisation programmes, and/or are given to persons considered to be at a higher risk of getting the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snaíonn vacsaíní daoine le linn tráthanna éagsúla den saol.</text:p>
          </table:table-cell>
          <table:table-cell office:value-type="string" calcext:value-type="string">
            <text:p>"}, {"role": "assistant", "content": "</text:p>
          </table:table-cell>
          <table:table-cell office:value-type="string" calcext:value-type="string">
            <text:p>Vaccines protect people during different stages of lif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 sceidil náisiúnta vacsaínithe AE/LEE, moltar vacsaíní ag aoiseanna ar leith agus do phobail ar leith.</text:p>
          </table:table-cell>
          <table:table-cell office:value-type="string" calcext:value-type="string">
            <text:p>"}, {"role": "assistant", "content": "</text:p>
          </table:table-cell>
          <table:table-cell office:value-type="string" calcext:value-type="string">
            <text:p>National vaccination schedules in EU/EEA countries recommend vaccines at specific ages and for specific populatio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ról ag gairmithe cúraim sláinte</text:p>
          </table:table-cell>
          <table:table-cell office:value-type="string" calcext:value-type="string">
            <text:p>"}, {"role": "assistant", "content": "</text:p>
          </table:table-cell>
          <table:table-cell office:value-type="string" calcext:value-type="string">
            <text:p>Healthcare professiona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íl roinnt vacsaíní mar chuid de na gnáthsceidil vacsaínithe, ach dírítear iad ar ghrúpaí ar leith.</text:p>
          </table:table-cell>
          <table:table-cell office:value-type="string" calcext:value-type="string">
            <text:p>"}, {"role": "assistant", "content": "</text:p>
          </table:table-cell>
          <table:table-cell office:value-type="string" calcext:value-type="string">
            <text:p>Some vaccines are not part of routine vaccination schedules but are targeted at specific group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íonn gach tír AE/LEE freagrach as a mbeartas sláinte phoiblí náisiúnta féin, lena n-áirítear a gclár imdhíonta náisiúnta agus a sceideal vacsaínithe. Is féidir teacht ar na sceidil vacsaínithe náisiúnta sna tíortha AE/LEE i Sceidealóir Vacsaíní ECDC</text:p>
          </table:table-cell>
          <table:table-cell office:value-type="string" calcext:value-type="string">
            <text:p>"}, {"role": "assistant", "content": "</text:p>
          </table:table-cell>
          <table:table-cell office:value-type="string" calcext:value-type="string">
            <text:p>Each EU/EEA country is responsible for its own national public health policy, including its national immunisation programme and vaccination schedule. Information on the national vaccination schedules in EU/EEA countries can be found in the ECDC Vaccine Schedul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roinnt éagsúlachtaí ann sa chaoi ina n-eagraíonn tíortha a sceidil vacsaínithe, ar comhchosúil seachas comhionann iad sna tíortha AE/LEE éagsúla.</text:p>
          </table:table-cell>
          <table:table-cell office:value-type="string" calcext:value-type="string">
            <text:p>"}, {"role": "assistant", "content": "</text:p>
          </table:table-cell>
          <table:table-cell office:value-type="string" calcext:value-type="string">
            <text:p>There are some differences in the way countries organise their vaccination schedules, which are similar but not identical in different EU/EEA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éadfaí a áireamh leis na fachtóirí taobh thiar de na héagsúlachtaí le hualach an ghalair, leitheadúlacht an ghalair agus treochtaí sna tíortha éagsúla, acmhainní agus struchtúir na gcóras cúraim shláinte, fachtóirí polaitiúla agus cultúrtha, chomh maith le hathléimneacht an chláir vacsaínithe.</text:p>
          </table:table-cell>
          <table:table-cell office:value-type="string" calcext:value-type="string">
            <text:p>"}, {"role": "assistant", "content": "</text:p>
          </table:table-cell>
          <table:table-cell office:value-type="string" calcext:value-type="string">
            <text:p>Factors driving such differences may include the disease's burden, prevalence of the disease and trends in different countries, the resources and structures of healthcare systems, political and cultural factors, as well as the resilience of the vaccination programm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á tuigtear ó na héagsúlachtaí idir na sceidil vacsaínithe gur fearr roinnt acu thar a chéile.</text:p>
          </table:table-cell>
          <table:table-cell office:value-type="string" calcext:value-type="string">
            <text:p>"}, {"role": "assistant", "content": "</text:p>
          </table:table-cell>
          <table:table-cell office:value-type="string" calcext:value-type="string">
            <text:p>The differences between vaccination schedules do not mean that some are better than oth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Áirítear leis na sceidil vacsaínithe leanbhaoise i ngach aon tír AE/LEE an vacsaíniú in aghaidh:</text:p>
          </table:table-cell>
          <table:table-cell office:value-type="string" calcext:value-type="string">
            <text:p>"}, {"role": "assistant", "content": "</text:p>
          </table:table-cell>
          <table:table-cell office:value-type="string" calcext:value-type="string">
            <text:p>The childhood vaccination schedules in all EU/EEA countries include the vaccination again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a bruitíní</text:p>
          </table:table-cell>
          <table:table-cell office:value-type="string" calcext:value-type="string">
            <text:p>"}, {"role": "assistant", "content": "</text:p>
          </table:table-cell>
          <table:table-cell office:value-type="string" calcext:value-type="string">
            <text:p>measl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a leicní</text:p>
          </table:table-cell>
          <table:table-cell office:value-type="string" calcext:value-type="string">
            <text:p>"}, {"role": "assistant", "content": "</text:p>
          </table:table-cell>
          <table:table-cell office:value-type="string" calcext:value-type="string">
            <text:p>mump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ubella</text:p>
          </table:table-cell>
          <table:table-cell office:value-type="string" calcext:value-type="string">
            <text:p>"}, {"role": "assistant", "content": "</text:p>
          </table:table-cell>
          <table:table-cell office:value-type="string" calcext:value-type="string">
            <text:p>rubell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a diftéire</text:p>
          </table:table-cell>
          <table:table-cell office:value-type="string" calcext:value-type="string">
            <text:p>"}, {"role": "assistant", "content": "</text:p>
          </table:table-cell>
          <table:table-cell office:value-type="string" calcext:value-type="string">
            <text:p>diphtheri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eiteanais</text:p>
          </table:table-cell>
          <table:table-cell office:value-type="string" calcext:value-type="string">
            <text:p>"}, {"role": "assistant", "content": "</text:p>
          </table:table-cell>
          <table:table-cell office:value-type="string" calcext:value-type="string">
            <text:p>tetan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treacha</text:p>
          </table:table-cell>
          <table:table-cell office:value-type="string" calcext:value-type="string">
            <text:p>"}, {"role": "assistant", "content": "</text:p>
          </table:table-cell>
          <table:table-cell office:value-type="string" calcext:value-type="string">
            <text:p>pertussis (whooping coug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olaimiailítis</text:p>
          </table:table-cell>
          <table:table-cell office:value-type="string" calcext:value-type="string">
            <text:p>"}, {"role": "assistant", "content": "</text:p>
          </table:table-cell>
          <table:table-cell office:value-type="string" calcext:value-type="string">
            <text:p>poliomyelit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Haemophilus influenzae cineál B</text:p>
          </table:table-cell>
          <table:table-cell office:value-type="string" calcext:value-type="string">
            <text:p>"}, {"role": "assistant", "content": "</text:p>
          </table:table-cell>
          <table:table-cell office:value-type="string" calcext:value-type="string">
            <text:p>Haemophilus influenzae type B</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apalómaivíris dhaonna (cailíní ógánacha/réamh-ógánacha).</text:p>
          </table:table-cell>
          <table:table-cell office:value-type="string" calcext:value-type="string">
            <text:p>"}, {"role": "assistant", "content": "</text:p>
          </table:table-cell>
          <table:table-cell office:value-type="string" calcext:value-type="string">
            <text:p>human papillomavirus (adolescent/pre-adolescent gir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olann an Eagraíocht Dhomhanda Sláinte (EDS) an vacsaíniú i gcoinne heipitítis B mar chuid den sceideal uilíoch vacsaínithe leanbhaoise, ach ní dhéanann ach roinnt tíortha AE/LEE vacsaíniú ar leanaí le hardriosca ionfhabhtaithe, agus ar aosaigh in eochairghrúpaí riosca.</text:p>
          </table:table-cell>
          <table:table-cell office:value-type="string" calcext:value-type="string">
            <text:p>"}, {"role": "assistant", "content": "</text:p>
          </table:table-cell>
          <table:table-cell office:value-type="string" calcext:value-type="string">
            <text:p>The World Health Organization (WHO) recommends vaccination against hepatitis B as part of the universal childhood vaccination schedule, but some EU/EEA countries only vaccinate children at high risk of infection and adults in key risk group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airgtear cosaint do leanaí i roinnt tíortha AE/LEE tríd an vacsaíniú i gcoinne:</text:p>
          </table:table-cell>
          <table:table-cell office:value-type="string" calcext:value-type="string">
            <text:p>"}, {"role": "assistant", "content": "</text:p>
          </table:table-cell>
          <table:table-cell office:value-type="string" calcext:value-type="string">
            <text:p>Children in some EU/EEA countries are offered protection through vaccination agains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heipitítis A</text:p>
          </table:table-cell>
          <table:table-cell office:value-type="string" calcext:value-type="string">
            <text:p>"}, {"role": "assistant", "content": "</text:p>
          </table:table-cell>
          <table:table-cell office:value-type="string" calcext:value-type="string">
            <text:p>hepatitis 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liú</text:p>
          </table:table-cell>
          <table:table-cell office:value-type="string" calcext:value-type="string">
            <text:p>"}, {"role": "assistant", "content": "</text:p>
          </table:table-cell>
          <table:table-cell office:value-type="string" calcext:value-type="string">
            <text:p>influenz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alair ionraigh de bharr Neisseria meningitidis</text:p>
          </table:table-cell>
          <table:table-cell office:value-type="string" calcext:value-type="string">
            <text:p>"}, {"role": "assistant", "content": "</text:p>
          </table:table-cell>
          <table:table-cell office:value-type="string" calcext:value-type="string">
            <text:p>invasive disease caused by Neisseria meningitid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alair ionraigh de bharr Streptococcus pneumoniae</text:p>
          </table:table-cell>
          <table:table-cell office:value-type="string" calcext:value-type="string">
            <text:p>"}, {"role": "assistant", "content": "</text:p>
          </table:table-cell>
          <table:table-cell office:value-type="string" calcext:value-type="string">
            <text:p>invasive disease caused by Streptococcus pneumonia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rótaivíris</text:p>
          </table:table-cell>
          <table:table-cell office:value-type="string" calcext:value-type="string">
            <text:p>"}, {"role": "assistant", "content": "</text:p>
          </table:table-cell>
          <table:table-cell office:value-type="string" calcext:value-type="string">
            <text:p>rotavir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eitinne</text:p>
          </table:table-cell>
          <table:table-cell office:value-type="string" calcext:value-type="string">
            <text:p>"}, {"role": "assistant", "content": "</text:p>
          </table:table-cell>
          <table:table-cell office:value-type="string" calcext:value-type="string">
            <text:p>tuberculos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varicella</text:p>
          </table:table-cell>
          <table:table-cell office:value-type="string" calcext:value-type="string">
            <text:p>"}, {"role": "assistant", "content": "</text:p>
          </table:table-cell>
          <table:table-cell office:value-type="string" calcext:value-type="string">
            <text:p>varicell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na theannta sin is amhlaidh a bhíonn moltaí ag gach tír AE/LEE le haghaidh an fhliú shéasúraigh i measc daoine scothaosta agus eochairghrúpaí riosca.</text:p>
          </table:table-cell>
          <table:table-cell office:value-type="string" calcext:value-type="string">
            <text:p>"}, {"role": "assistant", "content": "</text:p>
          </table:table-cell>
          <table:table-cell office:value-type="string" calcext:value-type="string">
            <text:p>In addition, all EU/EEA countries have recommendations for seasonal influenza (flu) for older people and key risk group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E ag fiosrú faoi chomhchuibhiú breise na sceideal vacsaínithe náisiúnta. D’eisigh an Chomhairle AE Moltaí an 7 Nollaig 2018 (EN)</text:p>
          </table:table-cell>
          <table:table-cell office:value-type="string" calcext:value-type="string">
            <text:p>"}, {"role": "assistant", "content": "</text:p>
          </table:table-cell>
          <table:table-cell office:value-type="string" calcext:value-type="string">
            <text:p>The EU is exploring further harmonisation of national vaccination schedules. The EU Council issued Recommendations on 7 December 2018</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idir le comhar neartaithe i gcoinne galar atá inchoiscthe le vacsaíní, lena n-áirítear scrúdú a dhéanamh ar fhéidearthacht de chroí-sceideal vacsaínithe AE.</text:p>
          </table:table-cell>
          <table:table-cell office:value-type="string" calcext:value-type="string">
            <text:p>"}, {"role": "assistant", "content": "</text:p>
          </table:table-cell>
          <table:table-cell office:value-type="string" calcext:value-type="string">
            <text:p>on strengthened cooperation against vaccine-preventable diseases, which include examining the feasibility of a core EU vaccination schedu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a é an aidhm leis comhoiriúnacht na sceideal vacsaínithe náisiúnta a fheabhsú agus rochtain chomhionann ar vacsaínithe ar fud AE a chur chun cinn.</text:p>
          </table:table-cell>
          <table:table-cell office:value-type="string" calcext:value-type="string">
            <text:p>"}, {"role": "assistant", "content": "</text:p>
          </table:table-cell>
          <table:table-cell office:value-type="string" calcext:value-type="string">
            <text:p>The aim would be to improve the compatibility of national vaccination schedules and promote equal access to vaccinations across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uireann gach tír AE/LEE a clár imdhíonta féin chun feidhme.</text:p>
          </table:table-cell>
          <table:table-cell office:value-type="string" calcext:value-type="string">
            <text:p>"}, {"role": "assistant", "content": "</text:p>
          </table:table-cell>
          <table:table-cell office:value-type="string" calcext:value-type="string">
            <text:p>Each EU/EEA country implements its own immunisation programm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rdrátaí cumhdaithe vacsaínithe bainte amach ag tíortha AE/LEE trí vacsaíniú éigeantach agus neamh-éigeantach.</text:p>
          </table:table-cell>
          <table:table-cell office:value-type="string" calcext:value-type="string">
            <text:p>"}, {"role": "assistant", "content": "</text:p>
          </table:table-cell>
          <table:table-cell office:value-type="string" calcext:value-type="string">
            <text:p>EU/EEA countries have achieved high vaccination coverage rates through mandatory and non-mandatory vaccin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inneann gach tír AE/LEE an bhfuil an vacsaíniú éigeantach nó deonach ina críoch féin.</text:p>
          </table:table-cell>
          <table:table-cell office:value-type="string" calcext:value-type="string">
            <text:p>"}, {"role": "assistant", "content": "</text:p>
          </table:table-cell>
          <table:table-cell office:value-type="string" calcext:value-type="string">
            <text:p>Each EU/EEA country decides if vaccination is mandatory or voluntary in its territor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eolas maidir leis na tíortha a bhfuil vacsaíniú éigeantach ag baint leo le fáil sa Sceidealóir Vacsaíne.</text:p>
          </table:table-cell>
          <table:table-cell office:value-type="string" calcext:value-type="string">
            <text:p>"}, {"role": "assistant", "content": "</text:p>
          </table:table-cell>
          <table:table-cell office:value-type="string" calcext:value-type="string">
            <text:p>Information on which countries have mandatory vaccination can be found in the Vaccine Schedul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éadfadh sé nach bhfuair roinnt daoine vacsaíniú nó nach bhfuair an líon molta dáileoga.</text:p>
          </table:table-cell>
          <table:table-cell office:value-type="string" calcext:value-type="string">
            <text:p>"}, {"role": "assistant", "content": "</text:p>
          </table:table-cell>
          <table:table-cell office:value-type="string" calcext:value-type="string">
            <text:p>Some people may have missed a vaccination or did not get the recommended number of do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a cheart do gach duine seiceáil go bhfuair siad na vacsaíní atá molta go náisiúnta, agus comhairle a lorg ó ghairmí leighis i gcás go bhfuil cinn chúitimh de dhíth.</text:p>
          </table:table-cell>
          <table:table-cell office:value-type="string" calcext:value-type="string">
            <text:p>"}, {"role": "assistant", "content": "</text:p>
          </table:table-cell>
          <table:table-cell office:value-type="string" calcext:value-type="string">
            <text:p>Everyone should check if they have had the nationally recommended vaccinations, and consult a medical professional in case any catch-ups are need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ura bhfuil a fhios ag duine cé acu an bhfuair sé vacsaíniú in aghaidh galar ar leith nó nach bhfuair, is féidir leis dáileog sa bhreis a fháil gan an baol ar aon fho-iarmhairtí tromchúiseacha a mhéadú (1).</text:p>
          </table:table-cell>
          <table:table-cell office:value-type="string" calcext:value-type="string">
            <text:p>"}, {"role": "assistant", "content": "</text:p>
          </table:table-cell>
          <table:table-cell office:value-type="string" calcext:value-type="string">
            <text:p>If a person does not know if they have been vaccinated against a certain disease they can usually get an extra dose without increasing the risk of serious side effects (1).</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easles vaccine</text:p>
          </table:table-cell>
          <table:table-cell office:value-type="string" calcext:value-type="string">
            <text:p>"}, {"role": "assistant", "content": "</text:p>
          </table:table-cell>
          <table:table-cell office:value-type="string" calcext:value-type="string">
            <text:p>measles 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 iStock</text:p>
          </table:table-cell>
          <table:table-cell office:value-type="string" calcext:value-type="string">
            <text:p>"}, {"role": "assistant", "content": "</text:p>
          </table:table-cell>
          <table:table-cell office:value-type="string" calcext:value-type="string">
            <text:p>© iStoc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féidir cláir vacsaínithe cúitimh a eagrú do ghalair áirithe.</text:p>
          </table:table-cell>
          <table:table-cell office:value-type="string" calcext:value-type="string">
            <text:p>"}, {"role": "assistant", "content": "</text:p>
          </table:table-cell>
          <table:table-cell office:value-type="string" calcext:value-type="string">
            <text:p>Catch-up vaccination programmes for specific diseases may be organis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ugann an chuid is mó de vacsaíní imdhíonacht ar feadh an tsaoil.</text:p>
          </table:table-cell>
          <table:table-cell office:value-type="string" calcext:value-type="string">
            <text:p>"}, {"role": "assistant", "content": "</text:p>
          </table:table-cell>
          <table:table-cell office:value-type="string" calcext:value-type="string">
            <text:p>Most vaccines provide lifelong immun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ugann cuid vacsaíní, áfach, imdhíonacht a mhaolaíonn le himeacht ama, ar a dtugtar ‘imdhíonacht mhaolaitheach’. I roinnt tíortha moltar teanndáileoga ag eatraimh rialta le linn ógántachta agus aosachta, chun imdhíonacht a choimeád ar feadh tréimhse níos faide, in aghaidh, mar shampla:</text:p>
          </table:table-cell>
          <table:table-cell office:value-type="string" calcext:value-type="string">
            <text:p>"}, {"role": "assistant", "content": "</text:p>
          </table:table-cell>
          <table:table-cell office:value-type="string" calcext:value-type="string">
            <text:p>However, some vaccines provide immunity that decreases over time, known as ‘waning immunity’. Some countries recommend booster doses at regular intervals during adolescence and adulthood, in order to maintain immunity over a longer period of time, against for examp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iftéire</text:p>
          </table:table-cell>
          <table:table-cell office:value-type="string" calcext:value-type="string">
            <text:p>"}, {"role": "assistant", "content": "</text:p>
          </table:table-cell>
          <table:table-cell office:value-type="string" calcext:value-type="string">
            <text:p>diphtheri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eiteanas</text:p>
          </table:table-cell>
          <table:table-cell office:value-type="string" calcext:value-type="string">
            <text:p>"}, {"role": "assistant", "content": "</text:p>
          </table:table-cell>
          <table:table-cell office:value-type="string" calcext:value-type="string">
            <text:p>tetanu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pertussis (triuch)</text:p>
          </table:table-cell>
          <table:table-cell office:value-type="string" calcext:value-type="string">
            <text:p>"}, {"role": "assistant", "content": "</text:p>
          </table:table-cell>
          <table:table-cell office:value-type="string" calcext:value-type="string">
            <text:p>pertussis (whooping coug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 roinnt tíortha moltar teanndáileoga go sonrach do dhaoine a bhíonn ag taisteal nó dóibh siúd atá i mbaol méadaithe ar nochtadh don ghalar.</text:p>
          </table:table-cell>
          <table:table-cell office:value-type="string" calcext:value-type="string">
            <text:p>"}, {"role": "assistant", "content": "</text:p>
          </table:table-cell>
          <table:table-cell office:value-type="string" calcext:value-type="string">
            <text:p>Some countries recommend boosters specifically for individuals travelling or at increased risk of being exposed to the diseas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abharfaidh soláthraí cúraim sláinte faisnéis faoi na teanndáileoga atá de dhíth.</text:p>
          </table:table-cell>
          <table:table-cell office:value-type="string" calcext:value-type="string">
            <text:p>"}, {"role": "assistant", "content": "</text:p>
          </table:table-cell>
          <table:table-cell office:value-type="string" calcext:value-type="string">
            <text:p>Healthcare providers can provide information on the booster doses need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éadfaí vacsaín a bheith fritásctha do dhaoine áirithe, rud a chiallaíonn nach ceart dóibh é a fháil.</text:p>
          </table:table-cell>
          <table:table-cell office:value-type="string" calcext:value-type="string">
            <text:p>"}, {"role": "assistant", "content": "</text:p>
          </table:table-cell>
          <table:table-cell office:value-type="string" calcext:value-type="string">
            <text:p>A vaccine may be contraindicated for certain people, meaning they should not receive i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vacsaín fritásctha dóibh siúd a bhfuil ailléirge orthu le haon cheann de substaintí gníomhacha nó de chomhábhair ghníomhacha na vacsaíne mar atá liostaithe san fhaisnéis faoin táirge.</text:p>
          </table:table-cell>
          <table:table-cell office:value-type="string" calcext:value-type="string">
            <text:p>"}, {"role": "assistant", "content": "</text:p>
          </table:table-cell>
          <table:table-cell office:value-type="string" calcext:value-type="string">
            <text:p>A vaccine is contraindicated to those allergic to any of the vaccine active substances or ingredients as listed in the product inform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stair 'anaifiolachtach' nó frithghníomh ailléirgeach tromchúiseach eile tar éis vacsaín a fháil ina fritásc le dáileoga breise den vacsaín sin a fháil.</text:p>
          </table:table-cell>
          <table:table-cell office:value-type="string" calcext:value-type="string">
            <text:p>"}, {"role": "assistant", "content": "</text:p>
          </table:table-cell>
          <table:table-cell office:value-type="string" calcext:value-type="string">
            <text:p>A history of 'anaphylactic' or other serious allergic reaction after receiving a vaccine is a contraindication to further doses of that 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neamhoird córas imdhíonachta áirithe (e.</text:p>
          </table:table-cell>
          <table:table-cell office:value-type="string" calcext:value-type="string">
            <text:p>"}, {"role": "assistant", "content": "</text:p>
          </table:table-cell>
          <table:table-cell office:value-type="string" calcext:value-type="string">
            <text:p>Certain immune system disorders (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 gcásanna áirithe, moltar cur i gcrích na n-imdhíontaí a theastaíonn roimh thús na cóireála, mar le linn na cóireála d'fhéadfadh rioscaí níos airde ionfhabhtaithe a bheith ar an othar.</text:p>
          </table:table-cell>
          <table:table-cell office:value-type="string" calcext:value-type="string">
            <text:p>"}, {"role": "assistant", "content": "</text:p>
          </table:table-cell>
          <table:table-cell office:value-type="string" calcext:value-type="string">
            <text:p>In some cases, the completion of the immunisations needed is recommended prior to the start of a treatment, as during the treatment the patient may be at higher risks of infec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roinnt vacsaíní fritásctha le linn toirchis, amhail an bhruitíneach, an leicneach agus an bhruitíneach dhearg.</text:p>
          </table:table-cell>
          <table:table-cell office:value-type="string" calcext:value-type="string">
            <text:p>"}, {"role": "assistant", "content": "</text:p>
          </table:table-cell>
          <table:table-cell office:value-type="string" calcext:value-type="string">
            <text:p>Some vaccines are contraindicated during pregnancy, such as measles, mumps and rubella.</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éadfadh fritásca eile a bheith ann maidir le vacsaíní sonracha, ar gá iad a phlé leis an soláthraí cúraim sláinte.</text:p>
          </table:table-cell>
          <table:table-cell office:value-type="string" calcext:value-type="string">
            <text:p>"}, {"role": "assistant", "content": "</text:p>
          </table:table-cell>
          <table:table-cell office:value-type="string" calcext:value-type="string">
            <text:p>There may be other contraindications for specific vaccines, which need discussing with the healthcare provider.</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Úsáidtear vacsaíní ar fud an domhain mar bhealach an-éifeachtach le daoine a chosaint ar tholgadh galar tógálach.</text:p>
          </table:table-cell>
          <table:table-cell office:value-type="string" calcext:value-type="string">
            <text:p>"}, {"role": "assistant", "content": "</text:p>
          </table:table-cell>
          <table:table-cell office:value-type="string" calcext:value-type="string">
            <text:p>Vaccines are used worldwide as a highly effective way to protect people from contracting infectious dise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orbraíodh an chéad vacsaín san 18ú aois sa Ríocht Aontaithe.</text:p>
          </table:table-cell>
          <table:table-cell office:value-type="string" calcext:value-type="string">
            <text:p>"}, {"role": "assistant", "content": "</text:p>
          </table:table-cell>
          <table:table-cell office:value-type="string" calcext:value-type="string">
            <text:p>The first vaccine was developed in the 18th century in the United Kingdom.</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 lán vacsaíní ann in aghaidh a lán galar sa lá atá inniu ann.</text:p>
          </table:table-cell>
          <table:table-cell office:value-type="string" calcext:value-type="string">
            <text:p>"}, {"role": "assistant", "content": "</text:p>
          </table:table-cell>
          <table:table-cell office:value-type="string" calcext:value-type="string">
            <text:p>Nowadays, there are vaccines for many diseas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n físeán seo ar fáil in 24 teanga AE.</text:p>
          </table:table-cell>
          <table:table-cell office:value-type="string" calcext:value-type="string">
            <text:p>"}, {"role": "assistant", "content": "</text:p>
          </table:table-cell>
          <table:table-cell office:value-type="string" calcext:value-type="string">
            <text:p>This video is available in 24 EU languag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ábháilteacht, cáilíocht agus caighdeáin</text:p>
          </table:table-cell>
          <table:table-cell office:value-type="string" calcext:value-type="string">
            <text:p>"}, {"role": "assistant", "content": "</text:p>
          </table:table-cell>
          <table:table-cell office:value-type="string" calcext:value-type="string">
            <text:p>Safety, quality and standard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ula bhféadfadh aon vacsaín nua a úsáid, ní foláir diantástáil a dhéanamh air.</text:p>
          </table:table-cell>
          <table:table-cell office:value-type="string" calcext:value-type="string">
            <text:p>"}, {"role": "assistant", "content": "</text:p>
          </table:table-cell>
          <table:table-cell office:value-type="string" calcext:value-type="string">
            <text:p>Before any new vaccine can be used, it has to undergo rigorous test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í foláir léiriú sa mheasúnú go bhfuil na buntáistí maidir le cosaint daoine ar ghalair i bhfad níos mó ná aon riosca féideartha.</text:p>
          </table:table-cell>
          <table:table-cell office:value-type="string" calcext:value-type="string">
            <text:p>"}, {"role": "assistant", "content": "</text:p>
          </table:table-cell>
          <table:table-cell office:value-type="string" calcext:value-type="string">
            <text:p>This evaluation needs to show that a vaccine’s benefits in protecting people against diseases are far greater than any potential ris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ansin amháin, tar éis ceadú, is féidir vacsaín a tháirgeadh, a chur ar an margadh agus a úsáid le daoine a chosaint.</text:p>
          </table:table-cell>
          <table:table-cell office:value-type="string" calcext:value-type="string">
            <text:p>"}, {"role": "assistant", "content": "</text:p>
          </table:table-cell>
          <table:table-cell office:value-type="string" calcext:value-type="string">
            <text:p>Only then, after approval, can a vaccine be manufactured, marketed and used to protect peop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 a bhíonn le gach aon leigheas, d’fhéadfadh go mbeadh fo-iarmhairtí ar roinnt daoine, ach bíonn siad sin éadrom agus ní mhaireann i bhfad.</text:p>
          </table:table-cell>
          <table:table-cell office:value-type="string" calcext:value-type="string">
            <text:p>"}, {"role": "assistant", "content": "</text:p>
          </table:table-cell>
          <table:table-cell office:value-type="string" calcext:value-type="string">
            <text:p>As with any medicine, some people may experience side effects from a vaccine, but these are usually mild and short-liv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untáistí vacsaínithe</text:p>
          </table:table-cell>
          <table:table-cell office:value-type="string" calcext:value-type="string">
            <text:p>"}, {"role": "assistant", "content": "</text:p>
          </table:table-cell>
          <table:table-cell office:value-type="string" calcext:value-type="string">
            <text:p>Benefits of vaccinat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uireann vacsaíní cosc ar ghalair a d'fhéadfadh a bheith ina gcúis le fadhbanna sláinte tromchúiseacha, míchumas buan nó fiú bás.</text:p>
          </table:table-cell>
          <table:table-cell office:value-type="string" calcext:value-type="string">
            <text:p>"}, {"role": "assistant", "content": "</text:p>
          </table:table-cell>
          <table:table-cell office:value-type="string" calcext:value-type="string">
            <text:p>Vaccines prevent diseases that could otherwise cause serious health problems, permanent disability or even deat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 shampla, i rith 2018 fuair thart ar 86% de naíonáin ar fud an domhain trí dháileog den vacsaín a chosnaíonn iad i gcoinne diftéire, teiteanais agus treacha (DTP), agus fuair 85% de naíonáin ar fud an domhain trí dháileog den vacsaín polaimiailítis (1).</text:p>
          </table:table-cell>
          <table:table-cell office:value-type="string" calcext:value-type="string">
            <text:p>"}, {"role": "assistant", "content": "</text:p>
          </table:table-cell>
          <table:table-cell office:value-type="string" calcext:value-type="string">
            <text:p>For example, during 2018 about 86% of infants worldwide received three doses of the vaccine that protects them against diphtheria, tetanus and pertussis (DTP), and 85% of infants around the world received three doses of polio vaccine (1).</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urab ionann agus cóireáil a thugtar chun tinneas a leigheas, is iondúil go dtugtar vacsaíní do dhaoine sláintiúla chun iad a cosc ar thinneas.</text:p>
          </table:table-cell>
          <table:table-cell office:value-type="string" calcext:value-type="string">
            <text:p>"}, {"role": "assistant", "content": "</text:p>
          </table:table-cell>
          <table:table-cell office:value-type="string" calcext:value-type="string">
            <text:p>Unlike a treatment given to cure an illness, vaccines are usually given to healthy people to prevent them from getting ill.</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go leor galar tógálach an-annamh sa lá atá inniu ann a bhuí le vacsaíniú.</text:p>
          </table:table-cell>
          <table:table-cell office:value-type="string" calcext:value-type="string">
            <text:p>"}, {"role": "assistant", "content": "</text:p>
          </table:table-cell>
          <table:table-cell office:value-type="string" calcext:value-type="string">
            <text:p>Many infectious diseases are very rare today thanks to vaccination, so the negative consequences of these diseases are sometimes forgotte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 shampla: an bhruitíneach</text:p>
          </table:table-cell>
          <table:table-cell office:value-type="string" calcext:value-type="string">
            <text:p>"}, {"role": "assistant", "content": "</text:p>
          </table:table-cell>
          <table:table-cell office:value-type="string" calcext:value-type="string">
            <text:p>Example: measl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a bheag gur díbríodh an bhruitíneach i mórán tíortha Eorpacha.</text:p>
          </table:table-cell>
          <table:table-cell office:value-type="string" calcext:value-type="string">
            <text:p>"}, {"role": "assistant", "content": "</text:p>
          </table:table-cell>
          <table:table-cell office:value-type="string" calcext:value-type="string">
            <text:p>Measles had almost been eliminated in many European countr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 sin féin, ó mhí Dheireadh Fómhair 2016, tá an bhruitíneach á nochtadh féin athuair san AE/LEE, le ráigeanna i roinnt tíortha (2), mar gheall ar laghdú ar rátaí vacsaínithe.</text:p>
          </table:table-cell>
          <table:table-cell office:value-type="string" calcext:value-type="string">
            <text:p>"}, {"role": "assistant", "content": "</text:p>
          </table:table-cell>
          <table:table-cell office:value-type="string" calcext:value-type="string">
            <text:p>However, since October 2016 a resurgence of measles has been observed in the EU/EEA, with outbreaks in several countries (2), due to a decline in vaccination rat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éadfadh an bhruitíneach a bheith tromchúiseach nó fiú bagrach don bheatha.</text:p>
          </table:table-cell>
          <table:table-cell office:value-type="string" calcext:value-type="string">
            <text:p>"}, {"role": "assistant", "content": "</text:p>
          </table:table-cell>
          <table:table-cell office:value-type="string" calcext:value-type="string">
            <text:p>Measles can be serious or even life-threaten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é an vacsaíniú an t-aon chosaint in aghaidh na bruitíní.</text:p>
          </table:table-cell>
          <table:table-cell office:value-type="string" calcext:value-type="string">
            <text:p>"}, {"role": "assistant", "content": "</text:p>
          </table:table-cell>
          <table:table-cell office:value-type="string" calcext:value-type="string">
            <text:p>The only protection against measles is vaccin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 shampla: an triuch</text:p>
          </table:table-cell>
          <table:table-cell office:value-type="string" calcext:value-type="string">
            <text:p>"}, {"role": "assistant", "content": "</text:p>
          </table:table-cell>
          <table:table-cell office:value-type="string" calcext:value-type="string">
            <text:p>Example: pertussi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galar é an triuch a chuireann isteach ar na haerchonairí.</text:p>
          </table:table-cell>
          <table:table-cell office:value-type="string" calcext:value-type="string">
            <text:p>"}, {"role": "assistant", "content": "</text:p>
          </table:table-cell>
          <table:table-cell office:value-type="string" calcext:value-type="string">
            <text:p>Pertussis (whooping cough) is a disease affecting the airway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r na aimhréidheanna a bhaineann leis d’fhéadfadh niúmóine, einceifileapaite (galar inchinne), taomanna agus fiú bás tarlú dá dheasca.</text:p>
          </table:table-cell>
          <table:table-cell office:value-type="string" calcext:value-type="string">
            <text:p>"}, {"role": "assistant", "content": "</text:p>
          </table:table-cell>
          <table:table-cell office:value-type="string" calcext:value-type="string">
            <text:p>Complications can include pneumonia, encephalopathy (a disease of the brain), seizures and even death.</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vacsaíniú in aghaidh an treacha mar chuid de na cláir náisiúnta imdhíonta san AE.</text:p>
          </table:table-cell>
          <table:table-cell office:value-type="string" calcext:value-type="string">
            <text:p>"}, {"role": "assistant", "content": "</text:p>
          </table:table-cell>
          <table:table-cell office:value-type="string" calcext:value-type="string">
            <text:p>Vaccination against pertussis is part of national immunisation programmes in the EU.</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ormheas vacsaíní san Aontas Eorpach</text:p>
          </table:table-cell>
          <table:table-cell office:value-type="string" calcext:value-type="string">
            <text:p>"}, {"role": "assistant", "content": "</text:p>
          </table:table-cell>
          <table:table-cell office:value-type="string" calcext:value-type="string">
            <text:p>Approval of vaccines in the European Un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ular féidir vacsaín a fhormheas san Aontas Eorpach, ní mór d’fhorbróir na vacsaíne í a chur faoi dhiantástáil agus, ina dhiaidh sin, ní mór d’údaráis rialála measúnú eolaíochta a dhéanamh uirthi.</text:p>
          </table:table-cell>
          <table:table-cell office:value-type="string" calcext:value-type="string">
            <text:p>"}, {"role": "assistant", "content": "</text:p>
          </table:table-cell>
          <table:table-cell office:value-type="string" calcext:value-type="string">
            <text:p>Before a vaccine can be approved in the EU, it has to undergo rigorous testing by its developer and then scientific evaluation by regulatory authorit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olaíonn tástáil cáilíocht na vacsaíne a sheiceáil:</text:p>
          </table:table-cell>
          <table:table-cell office:value-type="string" calcext:value-type="string">
            <text:p>"}, {"role": "assistant", "content": "</text:p>
          </table:table-cell>
          <table:table-cell office:value-type="string" calcext:value-type="string">
            <text:p>Testing includes checking the vaccine’s qual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 híonacht;</text:p>
          </table:table-cell>
          <table:table-cell office:value-type="string" calcext:value-type="string">
            <text:p>"}, {"role": "assistant", "content": "</text:p>
          </table:table-cell>
          <table:table-cell office:value-type="string" calcext:value-type="string">
            <text:p>its pur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 comhábhair, lena n-áirítear a comhábhair neamhghníomhacha nó a cuid ‘támháin’;</text:p>
          </table:table-cell>
          <table:table-cell office:value-type="string" calcext:value-type="string">
            <text:p>"}, {"role": "assistant", "content": "</text:p>
          </table:table-cell>
          <table:table-cell office:value-type="string" calcext:value-type="string">
            <text:p>its ingredients, including its inactive ingredients or ‘excipien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onas a mhonaraítear í.</text:p>
          </table:table-cell>
          <table:table-cell office:value-type="string" calcext:value-type="string">
            <text:p>"}, {"role": "assistant", "content": "</text:p>
          </table:table-cell>
          <table:table-cell office:value-type="string" calcext:value-type="string">
            <text:p>how it is manufactur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éanann forbróir na vacsaíne éifeachtaí na vacsaíne a thástáil ansin.</text:p>
          </table:table-cell>
          <table:table-cell office:value-type="string" calcext:value-type="string">
            <text:p>"}, {"role": "assistant", "content": "</text:p>
          </table:table-cell>
          <table:table-cell office:value-type="string" calcext:value-type="string">
            <text:p>Then the vaccine developer tests the vaccine’s effec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na dhiaidh sin bíonn clár tástála cliniciúla ann i measc daoine.</text:p>
          </table:table-cell>
          <table:table-cell office:value-type="string" calcext:value-type="string">
            <text:p>"}, {"role": "assistant", "content": "</text:p>
          </table:table-cell>
          <table:table-cell office:value-type="string" calcext:value-type="string">
            <text:p>This is followed by a clinical testing programme in human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fhéadfadh sé go nglacfadh sé sin thart ar dheich mbliana ó thráth an choincheapa tosaigh go dtí céim an fhormheasa.</text:p>
          </table:table-cell>
          <table:table-cell office:value-type="string" calcext:value-type="string">
            <text:p>"}, {"role": "assistant", "content": "</text:p>
          </table:table-cell>
          <table:table-cell office:value-type="string" calcext:value-type="string">
            <text:p>This can take around ten years from initial concept to authoris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20 - 100 oibrí deonach sláintiúil</text:p>
          </table:table-cell>
          <table:table-cell office:value-type="string" calcext:value-type="string">
            <text:p>"}, {"role": "assistant", "content": "</text:p>
          </table:table-cell>
          <table:table-cell office:value-type="string" calcext:value-type="string">
            <text:p>20 - 100 healthy voluntee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éard a sheiceáiltear:</text:p>
          </table:table-cell>
          <table:table-cell office:value-type="string" calcext:value-type="string">
            <text:p>"}, {"role": "assistant", "content": "</text:p>
          </table:table-cell>
          <table:table-cell office:value-type="string" calcext:value-type="string">
            <text:p>What is check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bhfuil an chuma air go bhfuil an vacsaín ag obair?</text:p>
          </table:table-cell>
          <table:table-cell office:value-type="string" calcext:value-type="string">
            <text:p>"}, {"role": "assistant", "content": "</text:p>
          </table:table-cell>
          <table:table-cell office:value-type="string" calcext:value-type="string">
            <text:p>Does the vaccine seem to work?</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bhfuil fo-iarmhairtí tromchúiseacha ann?</text:p>
          </table:table-cell>
          <table:table-cell office:value-type="string" calcext:value-type="string">
            <text:p>"}, {"role": "assistant", "content": "</text:p>
          </table:table-cell>
          <table:table-cell office:value-type="string" calcext:value-type="string">
            <text:p>Are there serious side effec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bhfuil an vacsaín sábháilte?</text:p>
          </table:table-cell>
          <table:table-cell office:value-type="string" calcext:value-type="string">
            <text:p>"}, {"role": "assistant", "content": "</text:p>
          </table:table-cell>
          <table:table-cell office:value-type="string" calcext:value-type="string">
            <text:p>Is the vaccine saf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g deireadh an chláir tástála, cuireann forbróir na vacsaíne na torthaí faoi bhráid na n-údarás rialála leigheasra san Eoraip mar chuid d‘iarratas ar’ údarú margaíochta’ .</text:p>
          </table:table-cell>
          <table:table-cell office:value-type="string" calcext:value-type="string">
            <text:p>"}, {"role": "assistant", "content": "</text:p>
          </table:table-cell>
          <table:table-cell office:value-type="string" calcext:value-type="string">
            <text:p>At the end of the testing programme, the vaccine developer submits the results to the medicines regulatory authorities in Europe as part of a ‘marketing authorisation’ applica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í féidir leis na rialtóirí an vacsaín a fhormheas ach amháin i gcás ina dtaispeánann measúnú eolaíochta thorthaí na dtástálacha gurb amhlaidh gur mó tairbhí na vacsaíne ná na rioscaí a bhaineann léi.</text:p>
          </table:table-cell>
          <table:table-cell office:value-type="string" calcext:value-type="string">
            <text:p>"}, {"role": "assistant", "content": "</text:p>
          </table:table-cell>
          <table:table-cell office:value-type="string" calcext:value-type="string">
            <text:p>The regulators can only approve the vaccine if its scientific evaluation of the tests results show that the vaccine’s benefits are greater than its risk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féidir le húdaráis rialála cigireachtaí a dhéanamh chun a chinntiú go bhfuil an fhaisnéis a thugann forbróir na vacsaíne iontaofa.</text:p>
          </table:table-cell>
          <table:table-cell office:value-type="string" calcext:value-type="string">
            <text:p>"}, {"role": "assistant", "content": "</text:p>
          </table:table-cell>
          <table:table-cell office:value-type="string" calcext:value-type="string">
            <text:p>Medicines regulatory authorities can carry out inspections to make sure that the information the vaccine developer provides is trustworth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aireachán a dhéanamh ar sábháilteacht vacsaíne agus fo-iarmhairtí a thuairisciú</text:p>
          </table:table-cell>
          <table:table-cell office:value-type="string" calcext:value-type="string">
            <text:p>"}, {"role": "assistant", "content": "</text:p>
          </table:table-cell>
          <table:table-cell office:value-type="string" calcext:value-type="string">
            <text:p>Monitoring vaccine safety and reporting side effec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Nuair a cheadaítear vacsaín le húsáid, déanann údaráis náisiúnta an AE/LEE agus an Ghníomhaireacht Leigheasra Eorpach</text:p>
          </table:table-cell>
          <table:table-cell office:value-type="string" calcext:value-type="string">
            <text:p>"}, {"role": "assistant", "content": "</text:p>
          </table:table-cell>
          <table:table-cell office:value-type="string" calcext:value-type="string">
            <text:p>Once a vaccine is approved for use, EU/EEA national authorities and the European Medicines Agenc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EMA), faireachán leanúnach ar fho-iarmhairtí ar dhaoine a fuair an vacsaín.</text:p>
          </table:table-cell>
          <table:table-cell office:value-type="string" calcext:value-type="string">
            <text:p>"}, {"role": "assistant", "content": "</text:p>
          </table:table-cell>
          <table:table-cell office:value-type="string" calcext:value-type="string">
            <text:p>(EMA), continually monitor side effects in people who have received the vaccin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Cinntíonn sé sin go mbraitear agus bainistítear aon rioscaí féideartha chomh luath agus is féidir.</text:p>
          </table:table-cell>
          <table:table-cell office:value-type="string" calcext:value-type="string">
            <text:p>"}, {"role": "assistant", "content": "</text:p>
          </table:table-cell>
          <table:table-cell office:value-type="string" calcext:value-type="string">
            <text:p>This ensures that any possible risks are detected and managed as soon as possibl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Déanann EMA faisnéis nua a sheiceáil faoi shábháilteacht gach vacsaín san Eoraip. Déanann sí anailís ar chuid mhór foinsí sonraí, lena n-áirítear:</text:p>
          </table:table-cell>
          <table:table-cell office:value-type="string" calcext:value-type="string">
            <text:p>"}, {"role": "assistant", "content": "</text:p>
          </table:table-cell>
          <table:table-cell office:value-type="string" calcext:value-type="string">
            <text:p>EMA checks new information on the safety of all vaccines available in Europe. It analyses many sources of data, including:</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uarascálacha ó othair, tuismitheoirí agus gairmí cúraim sláinte;</text:p>
          </table:table-cell>
          <table:table-cell office:value-type="string" calcext:value-type="string">
            <text:p>"}, {"role": "assistant", "content": "</text:p>
          </table:table-cell>
          <table:table-cell office:value-type="string" calcext:value-type="string">
            <text:p>reports from patients, parents and healthcare professional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staidéir chliniciúla;</text:p>
          </table:table-cell>
          <table:table-cell office:value-type="string" calcext:value-type="string">
            <text:p>"}, {"role": "assistant", "content": "</text:p>
          </table:table-cell>
          <table:table-cell office:value-type="string" calcext:value-type="string">
            <text:p>clinical studi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an litríocht leighis;</text:p>
          </table:table-cell>
          <table:table-cell office:value-type="string" calcext:value-type="string">
            <text:p>"}, {"role": "assistant", "content": "</text:p>
          </table:table-cell>
          <table:table-cell office:value-type="string" calcext:value-type="string">
            <text:p>the medical literatur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faisnéis a thugann rialtóirí eile.</text:p>
          </table:table-cell>
          <table:table-cell office:value-type="string" calcext:value-type="string">
            <text:p>"}, {"role": "assistant", "content": "</text:p>
          </table:table-cell>
          <table:table-cell office:value-type="string" calcext:value-type="string">
            <text:p>information shared by other regulator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easann EMA fo-iarmhairtí amhrasta go cúramach le fáil amach cé acu an bhfuil baint fhánach leis an víreas nó nach bhfuil.</text:p>
          </table:table-cell>
          <table:table-cell office:value-type="string" calcext:value-type="string">
            <text:p>"}, {"role": "assistant", "content": "</text:p>
          </table:table-cell>
          <table:table-cell office:value-type="string" calcext:value-type="string">
            <text:p>EMA carefully assesses suspected side effects to determine if there is a causal link with the vaccine or not.</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an físeán seo ar fáil in 24 teanga AE.</text:p>
          </table:table-cell>
          <table:table-cell office:value-type="string" calcext:value-type="string">
            <text:p>"}, {"role": "assistant", "content": "</text:p>
          </table:table-cell>
          <table:table-cell office:value-type="string" calcext:value-type="string">
            <text:p>This video is available in 24 EU language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Gníomhaíonn EMA agus rialtóirí Eorpacha eile nuair is gá.</text:p>
          </table:table-cell>
          <table:table-cell office:value-type="string" calcext:value-type="string">
            <text:p>"}, {"role": "assistant", "content": "</text:p>
          </table:table-cell>
          <table:table-cell office:value-type="string" calcext:value-type="string">
            <text:p>When needed, EMA and the other European regulators take action.</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Ba cheart d’othair, gairmí cúraim sláinte agus cuideachtaí cógaisíochta gach fo-iarmhairtí amhrasta a thuairisciú dá n-údarás náisiúnta rialála cógas leighis.</text:p>
          </table:table-cell>
          <table:table-cell office:value-type="string" calcext:value-type="string">
            <text:p>"}, {"role": "assistant", "content": "</text:p>
          </table:table-cell>
          <table:table-cell office:value-type="string" calcext:value-type="string">
            <text:p>Patients, healthcare professionals and pharmaceutical companies should report all suspected side effects to their national medicines regulatory authority.</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á tuilleadh faisnéise ar na fo-iarmhairtí amhrasta a tuairiscíodh ar fáil don phobal ar Bunachar sonraí Eorpach na dtuarascálacha um fhrithghníomh díobhálach amhrasta in aghaidh druga.</text:p>
          </table:table-cell>
          <table:table-cell office:value-type="string" calcext:value-type="string">
            <text:p>"}, {"role": "assistant", "content": "</text:p>
          </table:table-cell>
          <table:table-cell office:value-type="string" calcext:value-type="string">
            <text:p>Information on these reported suspected side effects is publicly available on the European database of suspected adverse drug reaction report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Tugtar ‘faireachas cógas’ ar an bpróiseas faireacháin ar shábháilteacht cógas agus na rioscaí a bhainistiú.</text:p>
          </table:table-cell>
          <table:table-cell office:value-type="string" calcext:value-type="string">
            <text:p>"}, {"role": "assistant", "content": "</text:p>
          </table:table-cell>
          <table:table-cell office:value-type="string" calcext:value-type="string">
            <text:p>The process of monitoring the safety and managing the risks of medicines is called ‘pharmacovigilance’.</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Éifeachtacht vacsaíne</text:p>
          </table:table-cell>
          <table:table-cell office:value-type="string" calcext:value-type="string">
            <text:p>"}, {"role": "assistant", "content": "</text:p>
          </table:table-cell>
          <table:table-cell office:value-type="string" calcext:value-type="string">
            <text:p>Vaccine effectivenes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Is é an cumas atá ag vacsaíne le galar ar leith a chosc a rialaíonn a héifeachtacht.</text:p>
          </table:table-cell>
          <table:table-cell office:value-type="string" calcext:value-type="string">
            <text:p>"}, {"role": "assistant", "content": "</text:p>
          </table:table-cell>
          <table:table-cell office:value-type="string" calcext:value-type="string">
            <text:p>A vaccine's ability to prevent a specific disease determines its effectiveness.</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Mar a bhíonn le haon leigheas, níl aon vacsaín 100% éifeachtach i ngach duine atá vacsaínithe.</text:p>
          </table:table-cell>
          <table:table-cell office:value-type="string" calcext:value-type="string">
            <text:p>"}, {"role": "assistant", "content": "</text:p>
          </table:table-cell>
          <table:table-cell office:value-type="string" calcext:value-type="string">
            <text:p>As with any medicine, no vaccine is 100% effective in every person vaccinated.</text:p>
          </table:table-cell>
          <table:table-cell office:value-type="string" calcext:value-type="string">
            <text:p>"}]}</text:p>
          </table:table-cell>
          <table:table-cell table:number-columns-repeated="2"/>
        </table:table-row>
        <table:table-row table:style-name="ro1">
          <table:table-cell office:value-type="string" calcext:value-type="string">
            <text:p>{"messages": [{"role": "system", "content": "Translate source to target."}, {"role": "user", "content": "</text:p>
          </table:table-cell>
          <table:table-cell office:value-type="string" calcext:value-type="string">
            <text:p>Áirítear leo sin:</text:p>
          </table:table-cell>
          <table:table-cell office:value-type="string" calcext:value-type="string">
            <text:p>"}, {"role": "assistant", "content": "</text:p>
          </table:table-cell>
          <table:table-cell office:value-type="string" calcext:value-type="string">
            <text:p>These include:</text:p>
          </table:table-cell>
          <table:table-cell office:value-type="string" calcext:value-type="string">
            <text:p>"}]}</text:p>
          </table:table-cell>
          <table:table-cell table:number-columns-repeated="2"/>
        </table:table-row>
        <table:table-row table:style-name="ro1">
          <table:table-cell table:number-columns-repeated="7"/>
        </table:table-row>
      </table:table>
      <table:table table:name="Sheet2" table:style-name="ta1">
        <table:table-column table:style-name="co1" table:default-cell-style-name="Default"/>
        <table:table-row table:style-name="ro1">
          <table:table-cell office:value-type="string" calcext:value-type="string">
            <text:p>{"messages": [{"role": "system", "content": "Translate source to target."}, {"role": "user", "content": "<text:tab/>Márta – Lúnasa 2020<text:tab/>"}, {"role": "assistant", "content": "<text:tab/>March to August 2020<text:tab/>"}]}</text:p>
          </table:table-cell>
        </table:table-row>
        <table:table-row table:style-name="ro1">
          <table:table-cell office:value-type="string" calcext:value-type="string">
            <text:p>{"messages": [{"role": "system", "content": "Translate source to target."}, {"role": "user", "content": "<text:tab/>Féach ar na príomhphointí ó mhí Márta go mí Lúnasa 2020<text:tab/>"}, {"role": "assistant", "content": "<text:tab/>Consult the highlights from March to August 2020<text:tab/>"}]}</text:p>
          </table:table-cell>
        </table:table-row>
        <table:table-row table:style-name="ro1">
          <table:table-cell office:value-type="string" calcext:value-type="string">
            <text:p>{"messages": [{"role": "system", "content": "Translate source to target."}, {"role": "user", "content": "<text:tab/>series of test tubes in a drawer<text:tab/>"}, {"role": "assistant", "content": "<text:tab/>series of test tubes in a drawer<text:tab/>"}]}</text:p>
          </table:table-cell>
        </table:table-row>
        <table:table-row table:style-name="ro1">
          <table:table-cell office:value-type="string" calcext:value-type="string">
            <text:p>{"messages": [{"role": "system", "content": "Translate source to target."}, {"role": "user", "content": "<text:tab/>31 Lúnasa 2020 – An Fhreagairt Dhomhanda ar an gCoróinvíreas: An Coimisiún páirteach sa tSaoráid Rochtana Domhanda ar Vacsaíní in aghaidh COVID-19<text:tab/>"}, {"role": "assistant", "content": "<text:tab/>31 August 2020 - Coronavirus Global Response: The Commission joins the COVID-19 Vaccine Global Access Facility<text:tab/>"}]}</text:p>
          </table:table-cell>
        </table:table-row>
        <table:table-row table:style-name="ro1">
          <table:table-cell office:value-type="string" calcext:value-type="string">
            <text:p>{"messages": [{"role": "system", "content": "Translate source to target."}, {"role": "user", "content": "<text:tab/>Chun dlús a chur le forbairt agus monarú vacsaíní in aghaidh COVID-19 le haghaidh gach duine a bhfuil siad de dhíth orthu, tá an Coimisiún ag glacadh páirt sa ‘tSaoráid Rochtana Domhanda ar Vacsaíní in aghaidh COVID-19’.<text:tab/>"}, {"role": "assistant", "content": "<text:tab/>To accelerate the development and manufacture of COVID-19 vaccines for everyone who needs them, the Commission joins the ‘COVID-19 Vaccine Global Access Facility’.<text:tab/>"}]}</text:p>
          </table:table-cell>
        </table:table-row>
        <table:table-row table:style-name="ro1">
          <table:table-cell office:value-type="string" calcext:value-type="string">
            <text:p>{"messages": [{"role": "system", "content": "Translate source to target."}, {"role": "user", "content": "<text:tab/>Commissioner Kyriakides signing the first contract with the company AstraZeneca<text:tab/>"}, {"role": "assistant", "content": "<text:tab/>Commissioner Kyriakides signing the first contract with the company AstraZeneca<text:tab/>"}]}</text:p>
          </table:table-cell>
        </table:table-row>
        <table:table-row table:style-name="ro1">
          <table:table-cell office:value-type="string" calcext:value-type="string">
            <text:p>{"messages": [{"role": "system", "content": "Translate source to target."}, {"role": "user", "content": "<text:tab/>27 Lúnasa 2020 – Shínigh an Coimisiún Eorpach an chéad chonradh go foirmiúil le AstraZeneca<text:tab/>"}, {"role": "assistant", "content": "<text:tab/>27 August 2020 – The European Commission formally signs first contract with AstraZeneca<text:tab/>"}]}</text:p>
          </table:table-cell>
        </table:table-row>
        <table:table-row table:style-name="ro1">
          <table:table-cell office:value-type="string" calcext:value-type="string">
            <text:p>{"messages": [{"role": "system", "content": "Translate source to target."}, {"role": "user", "content": "<text:tab/>An chéad chonradh a thug an Coimisiún i gcrích thar ceann na mBallstát le cuideachta cógaisíochta, tháinig sé i bhfeidhm tar éis é a bheith sínithe go foirmiúil ag AstraZeneca agus ag an gCoimisiún.<text:tab/>"}, {"role": "assistant", "content": "<text:tab/>The first contract that the European Commission negotiated on behalf of the EU Member States with a pharmaceutical company entered into force following the formal signature between AstraZeneca and the Commission.<text:tab/>"}]}</text:p>
          </table:table-cell>
        </table:table-row>
        <table:table-row table:style-name="ro1">
          <table:table-cell office:value-type="string" calcext:value-type="string">
            <text:p>{"messages": [{"role": "system", "content": "Translate source to target."}, {"role": "user", "content": "<text:tab/>Two men in a workshop<text:tab/>"}, {"role": "assistant", "content": "<text:tab/>Two men in a workshop<text:tab/>"}]}</text:p>
          </table:table-cell>
        </table:table-row>
        <table:table-row table:style-name="ro1">
          <table:table-cell office:value-type="string" calcext:value-type="string">
            <text:p>{"messages": [{"role": "system", "content": "Translate source to target."}, {"role": "user", "content": "<text:tab/>25 Lúnasa 2020 – Mhol an Coimisiún Eorpach tacaíocht airgeadais dar luach €87.3 billiún a chur ar fáil do 16 Bhallstát faoi SURE<text:tab/>"}, {"role": "assistant", "content": "<text:tab/>25 August 2020 – The European Commission proposes to provide €87.3 billion in financial support for 16 Member States under SURE<text:tab/>"}]}</text:p>
          </table:table-cell>
        </table:table-row>
        <table:table-row table:style-name="ro1">
          <table:table-cell office:value-type="string" calcext:value-type="string">
            <text:p>{"messages": [{"role": "system", "content": "Translate source to target."}, {"role": "user", "content": "<text:tab/>An 24 agus an 25 Lúnasa, chuir an Coimisiún moltaí i láthair na Comhairle i dtaca le tacaíocht airgeadais €87.<text:tab/>"}, {"role": "assistant", "content": "<text:tab/>On 24 and 25 August, the Commission presented proposals to the Council to grant financial support of €87.<text:tab/>"}]}</text:p>
          </table:table-cell>
        </table:table-row>
        <table:table-row table:style-name="ro1">
          <table:table-cell office:value-type="string" calcext:value-type="string">
            <text:p>{"messages": [{"role": "system", "content": "Translate source to target."}, {"role": "user", "content": "<text:tab/>researcher in a laboratory<text:tab/>"}, {"role": "assistant", "content": "<text:tab/>researcher in a laboratory<text:tab/>"}]}</text:p>
          </table:table-cell>
        </table:table-row>
        <table:table-row table:style-name="ro1">
          <table:table-cell office:value-type="string" calcext:value-type="string">
            <text:p>{"messages": [{"role": "system", "content": "Translate source to target."}, {"role": "user", "content": "<text:tab/>20 Lúnasa 2020 – An Coimisiún Eorpach ag cur le punann na vacsaíní a bheidh ann amach anseo le cainteanna nua le CureVac<text:tab/>"}, {"role": "assistant", "content": "<text:tab/>20 August 2020 – The European Commission continues expanding future vaccines portfolio through new talks with CureVac<text:tab/>"}]}</text:p>
          </table:table-cell>
        </table:table-row>
        <table:table-row table:style-name="ro1">
          <table:table-cell office:value-type="string" calcext:value-type="string">
            <text:p>{"messages": [{"role": "system", "content": "Translate source to target."}, {"role": "user", "content": "<text:tab/>Tá cainteanna tosaigh tugtha chun críche ag an gCoimisiún le CureVac maidir leis an bhféidearthacht vacsaín in aghaidh COVID-19 a cheannach.<text:tab/>"}, {"role": "assistant", "content": "<text:tab/>The Commission has concluded exploratory talks with CureVac to potentially purchase a vaccine against COVID-19.<text:tab/>"}]}</text:p>
          </table:table-cell>
        </table:table-row>
        <table:table-row table:style-name="ro1">
          <table:table-cell office:value-type="string" calcext:value-type="string">
            <text:p>{"messages": [{"role": "system", "content": "Translate source to target."}, {"role": "user", "content": "<text:tab/>A scientist at work in a lab<text:tab/>"}, {"role": "assistant", "content": "<text:tab/>A scientist at work in a lab<text:tab/>"}]}</text:p>
          </table:table-cell>
        </table:table-row>
        <table:table-row table:style-name="ro1">
          <table:table-cell office:value-type="string" calcext:value-type="string">
            <text:p>{"messages": [{"role": "system", "content": "Translate source to target."}, {"role": "user", "content": "<text:tab/>14 Lúnasa 2020 – An chéad chomhaontú faoi vacsaín fhéideartha tugtha i gcrích ag an gCoimisiún Eorpach le AstraZeneca<text:tab/>"}, {"role": "assistant", "content": "<text:tab/>14 August 2020 – The European Commission reaches first agreement on a potential vaccine with AstraZeneca<text:tab/>"}]}</text:p>
          </table:table-cell>
        </table:table-row>
        <table:table-row table:style-name="ro1">
          <table:table-cell office:value-type="string" calcext:value-type="string">
            <text:p>{"messages": [{"role": "system", "content": "Translate source to target."}, {"role": "user", "content": "<text:tab/>Thug an Coimisiún Eorpach an chéad chomhaontú leis an gcomhlacht cógaisíochta AstraZeneca i gcrích chun vacsaín fhéideartha in aghaidh COVID-19 a cheannach.<text:tab/>"}, {"role": "assistant", "content": "<text:tab/>The European Commission has reached a first agreement with the pharmaceutical company AstraZeneca to purchase a potential vaccine against COVID-19.<text:tab/>"}]}</text:p>
          </table:table-cell>
        </table:table-row>
        <table:table-row table:style-name="ro1">
          <table:table-cell office:value-type="string" calcext:value-type="string">
            <text:p>{"messages": [{"role": "system", "content": "Translate source to target."}, {"role": "user", "content": "<text:tab/>Researcher working on vaccine<text:tab/>"}, {"role": "assistant", "content": "<text:tab/>Researcher working on vaccine<text:tab/>"}]}</text:p>
          </table:table-cell>
        </table:table-row>
        <table:table-row table:style-name="ro1">
          <table:table-cell office:value-type="string" calcext:value-type="string">
            <text:p>{"messages": [{"role": "system", "content": "Translate source to target."}, {"role": "user", "content": "<text:tab/>13 Lúnasa 2020 – Cainteanna tugtha chun críche ag an gCoimisiún Eorpach maidir le vacsaín in aghaidh an choróinvíris a fháil amach anseo<text:tab/>"}, {"role": "assistant", "content": "<text:tab/>13 August 2020 – The European Commission concludes further talks to secure future vaccine<text:tab/>"}]}</text:p>
          </table:table-cell>
        </table:table-row>
        <table:table-row table:style-name="ro1">
          <table:table-cell office:value-type="string" calcext:value-type="string">
            <text:p>{"messages": [{"role": "system", "content": "Translate source to target."}, {"role": "user", "content": "<text:tab/>Tá cainteanna tosaigh tugtha chun críche ag an gCoimisiúin le Johnson &amp; Johnson chun vacsaín fhéideartha in aghaidh an choróinvíris a cheannach.<text:tab/>"}, {"role": "assistant", "content": "<text:tab/>The Commission has concluded exploratory talks with Johnson &amp; Johnson to purchase a potential vaccine against the coronavirus.<text:tab/>"}]}</text:p>
          </table:table-cell>
        </table:table-row>
        <table:table-row table:style-name="ro1">
          <table:table-cell office:value-type="string" calcext:value-type="string">
            <text:p>{"messages": [{"role": "system", "content": "Translate source to target."}, {"role": "user", "content": "<text:tab/>Seo mar a labhair an tUachtarán von der Leyen: “Tá vacsaín shábháilte éifeachtach in aghaidh an choróinvíris de dhíth orainn, ar mhaithe le beatha ár saoránach agus lenár ngeilleagar.<text:tab/>"}, {"role": "assistant", "content": "<text:tab/>President von der Leyen said: “Our citizens' lives and our economy need a safe and effective vaccine against the coronavirus.<text:tab/>"}]}</text:p>
          </table:table-cell>
        </table:table-row>
        <table:table-row table:style-name="ro1">
          <table:table-cell office:value-type="string" calcext:value-type="string">
            <text:p>{"messages": [{"role": "system", "content": "Translate source to target."}, {"role": "user", "content": "<text:tab/>Research lab<text:tab/>"}, {"role": "assistant", "content": "<text:tab/>Research lab<text:tab/>"}]}</text:p>
          </table:table-cell>
        </table:table-row>
        <table:table-row table:style-name="ro1">
          <table:table-cell office:value-type="string" calcext:value-type="string">
            <text:p>{"messages": [{"role": "system", "content": "Translate source to target."}, {"role": "user", "content": "<text:tab/>11 Lúnasa 2020 – maoiniú €128 milliún ón Aontas á leithdháileadh ar 23 thionscadal taighde nua<text:tab/>"}, {"role": "assistant", "content": "<text:tab/>11 August 2020 - 23 new research projects to receive €128 million in EU funding<text:tab/>"}]}</text:p>
          </table:table-cell>
        </table:table-row>
        <table:table-row table:style-name="ro1">
          <table:table-cell office:value-type="string" calcext:value-type="string">
            <text:p>{"messages": [{"role": "system", "content": "Translate source to target."}, {"role": "user", "content": "<text:tab/>Tabharfaidh an Coimisiún tacaíocht do 23 thionscadal taighde nua le €128 milliún mar fhreagairt ar ghéarchéim an choróinvíris.<text:tab/>"}, {"role": "assistant", "content": "<text:tab/>The Commission will support 23 new research projects with €128 million in response to the coronavirus crisis.<text:tab/>"}]}</text:p>
          </table:table-cell>
        </table:table-row>
        <table:table-row table:style-name="ro1">
          <table:table-cell office:value-type="string" calcext:value-type="string">
            <text:p>{"messages": [{"role": "system", "content": "Translate source to target."}, {"role": "user", "content": "<text:tab/>Sanofi talks<text:tab/>"}, {"role": "assistant", "content": "<text:tab/>Sanofi talks<text:tab/>"}]}</text:p>
          </table:table-cell>
        </table:table-row>
        <table:table-row table:style-name="ro1">
          <table:table-cell office:value-type="string" calcext:value-type="string">
            <text:p>{"messages": [{"role": "system", "content": "Translate source to target."}, {"role": "user", "content": "<text:tab/>31 Iúil 2020 – Cainteanna tugtha chun críche ag an gCoimisiún Eorpach maidir le vacsaín in aghaidh an choróinvíris a fháil amach anseo<text:tab/>"}, {"role": "assistant", "content": "<text:tab/>31 July 2020 – The European Commission concludes talks to secure a future coronavirus vaccine<text:tab/>"}]}</text:p>
          </table:table-cell>
        </table:table-row>
        <table:table-row table:style-name="ro1">
          <table:table-cell office:value-type="string" calcext:value-type="string">
            <text:p>{"messages": [{"role": "system", "content": "Translate source to target."}, {"role": "user", "content": "<text:tab/>Thug an Coimisiún Eorpach i gcrích na cainteanna tosaigh leis an gcuideachta chógaisíochta Sanofi maidir le vacsaín féideartha in aghaidh COVID-19 a cheannach.<text:tab/>"}, {"role": "assistant", "content": "<text:tab/>The European Commission has concluded exploratory talks with the pharmaceutical company Sanofi to purchase a potential COVID-19 vaccine.<text:tab/>"}]}</text:p>
          </table:table-cell>
        </table:table-row>
        <table:table-row table:style-name="ro1">
          <table:table-cell office:value-type="string" calcext:value-type="string">
            <text:p>{"messages": [{"role": "system", "content": "Translate source to target."}, {"role": "user", "content": "<text:tab/>scientist<text:tab/>"}, {"role": "assistant", "content": "<text:tab/>scientist<text:tab/>"}]}</text:p>
          </table:table-cell>
        </table:table-row>
        <table:table-row table:style-name="ro1">
          <table:table-cell office:value-type="string" calcext:value-type="string">
            <text:p>{"messages": [{"role": "system", "content": "Translate source to target."}, {"role": "user", "content": "<text:tab/>29 Iúil 2020 – Rochtain an Aontais ar Remdesivir chun COVID-19 a chóireáil faighte ag an gCoimisiún Eorpach<text:tab/>"}, {"role": "assistant", "content": "<text:tab/>29 July 2020 - European Commission secures EU access to Remdesivir for treatment of COVID-19<text:tab/>"}]}</text:p>
          </table:table-cell>
        </table:table-row>
        <table:table-row table:style-name="ro1">
          <table:table-cell office:value-type="string" calcext:value-type="string">
            <text:p>{"messages": [{"role": "system", "content": "Translate source to target."}, {"role": "user", "content": "<text:tab/>Tá conradh €63 mhilliún sínithe ag an gCoimisiún leis an gcuideachta chógaisíochta Gilead chun dáileoga cóireála Veklury, ainm branda Remdesivir, a fháil.<text:tab/>"}, {"role": "assistant", "content": "<text:tab/>The Commission has signed a €63 million contract with the pharmaceutical company Gilead to secure treatment doses of Veklury, the brand name for Remdesivir.<text:tab/>"}]}</text:p>
          </table:table-cell>
        </table:table-row>
        <table:table-row table:style-name="ro1">
          <table:table-cell office:value-type="string" calcext:value-type="string">
            <text:p>{"messages": [{"role": "system", "content": "Translate source to target."}, {"role": "user", "content": "<text:tab/>handshake<text:tab/>"}, {"role": "assistant", "content": "<text:tab/>handshake<text:tab/>"}]}</text:p>
          </table:table-cell>
        </table:table-row>
        <table:table-row table:style-name="ro1">
          <table:table-cell office:value-type="string" calcext:value-type="string">
            <text:p>{"messages": [{"role": "system", "content": "Translate source to target."}, {"role": "user", "content": "<text:tab/>27 Iúil 2020 – Glao seolta ag an gCoimisiún Eorpach ar chomhpháirtíochtaí nuálacha freagartha agus téarnaimh idir réigiúin an Aontais<text:tab/>"}, {"role": "assistant", "content": "<text:tab/>27 July 2020 - The European Commission launches call for innovative response and recovery partnerships between EU regions<text:tab/>"}]}</text:p>
          </table:table-cell>
        </table:table-row>
        <table:table-row table:style-name="ro1">
          <table:table-cell office:value-type="string" calcext:value-type="string">
            <text:p>{"messages": [{"role": "system", "content": "Translate source to target."}, {"role": "user", "content": "<text:tab/>Chun tacú leis an bhfreagairt ar an gcoróinvíreas agus an téarnamh uaidh, agus chun cuidiú le réigiúin deiseanna a thapú, tá glao ar léirithe spéise seolta ag an gCoimisiún le haghaidh tionscadail nuálacha idir réigiúin, tionscadail a dhíreoidh ar an méid seo a leanas: forbairt an luachshlabhra leighis; sábháilteacht agus bainistiú dramhaíola leighis; turasóireacht inbhuanaithe agus turasóireacht dhigiteach; agus forbairt teicneolaíochtaí hidrigine i réigiúin atá dian ar charbóin.<text:tab/>"}, {"role": "assistant", "content": "<text:tab/>To support the coronavirus response and recovery, and to help regions seize opportunities, the Commission is launching a call for expressions of interest for innovation projects between regions, focusing on four thematic areas: development of the medical value chain; safety and management of medical waste; sustainable and digital tourism; and the development of hydrogen technologies in carbon-intensive regions.<text:tab/>"}]}</text:p>
          </table:table-cell>
        </table:table-row>
        <table:table-row table:style-name="ro1">
          <table:table-cell office:value-type="string" calcext:value-type="string">
            <text:p>{"messages": [{"role": "system", "content": "Translate source to target."}, {"role": "user", "content": "<text:tab/>Ursula von der leyen<text:tab/>"}, {"role": "assistant", "content": "<text:tab/>Ursula von der leyen<text:tab/>"}]}</text:p>
          </table:table-cell>
        </table:table-row>
        <table:table-row table:style-name="ro1">
          <table:table-cell office:value-type="string" calcext:value-type="string">
            <text:p>{"messages": [{"role": "system", "content": "Translate source to target."}, {"role": "user", "content": "<text:tab/>23 Iúil 2020 – Uachtarán an Choimisiúin, Ursula von der Leyen agus í ag labhairt i bParlaimint na hEorpa: “Tá sé de dheis againn anois, i gcomhar le chéile, cor cinniúna a bhaint amach i stair na hEorpa.”<text:tab/>"}, {"role": "assistant", "content": "<text:tab/>23 July 2020 – Commission President von der Leyen in the European Parliament: “Together, we now have the chance to achieve something historic for Europe.”<text:tab/>"}]}</text:p>
          </table:table-cell>
        </table:table-row>
        <table:table-row table:style-name="ro1">
          <table:table-cell office:value-type="string" calcext:value-type="string">
            <text:p>{"messages": [{"role": "system", "content": "Translate source to target."}, {"role": "user", "content": "<text:tab/>Tar éis don Chomhairle Eorpach teacht ar chomhaontú maidir le Plean Téarnaimh an Aontais Eorpaigh, seo mar a labhair Uachtarán an Choimisiúin, Ursula von der Leyen, i bParlaimint na hEorpa: “Faoi láthair, tá cumas airgeadais ollmhór againn nach bhfacthas riamh roimhe - €1.<text:tab/>"}, {"role": "assistant", "content": "<text:tab/>Following an agreement in the European Council on Europe’s Recovery Plan, Commission President von der Leyen said in the European Parliament: “We now have massive and unprecedented financial firepower - €1.<text:tab/>"}]}</text:p>
          </table:table-cell>
        </table:table-row>
        <table:table-row table:style-name="ro1">
          <table:table-cell office:value-type="string" calcext:value-type="string">
            <text:p>{"messages": [{"role": "system", "content": "Translate source to target."}, {"role": "user", "content": "<text:tab/>budget<text:tab/>"}, {"role": "assistant", "content": "<text:tab/>budget<text:tab/>"}]}</text:p>
          </table:table-cell>
        </table:table-row>
        <table:table-row table:style-name="ro1">
          <table:table-cell office:value-type="string" calcext:value-type="string">
            <text:p>{"messages": [{"role": "system", "content": "Translate source to target."}, {"role": "user", "content": "<text:tab/>21 Iúil 2020 – Comhaontú bainte amach ag ceannairí na hEorpa maidir leis an bplean téarnaimh agus maidir le buiséad fadtéarmach 2021-2027 na hEorpa<text:tab/>"}, {"role": "assistant", "content": "<text:tab/>21 July 2020 – European leaders reach a deal on the recovery plan and European long-term budget 2021-2027<text:tab/>"}]}</text:p>
          </table:table-cell>
        </table:table-row>
        <table:table-row table:style-name="ro1">
          <table:table-cell office:value-type="string" calcext:value-type="string">
            <text:p>{"messages": [{"role": "system", "content": "Translate source to target."}, {"role": "user", "content": "<text:tab/>Tar éis 4 lá fhada caibidlíochta, d’éirigh le ceannairí an Aontais Eorpaigh teacht ar chomhaontú maidir leis an bplean téarnaimh don Eoraip.<text:tab/>"}, {"role": "assistant", "content": "<text:tab/>After 4 long days and nights of negotiations, EU leaders successfully agreed on the recovery plan for Europe.<text:tab/>"}]}</text:p>
          </table:table-cell>
        </table:table-row>
        <table:table-row table:style-name="ro1">
          <table:table-cell office:value-type="string" calcext:value-type="string">
            <text:p>{"messages": [{"role": "system", "content": "Translate source to target."}, {"role": "user", "content": "<text:tab/>testing lab image<text:tab/>"}, {"role": "assistant", "content": "<text:tab/>testing lab image<text:tab/>"}]}</text:p>
          </table:table-cell>
        </table:table-row>
        <table:table-row table:style-name="ro1">
          <table:table-cell office:value-type="string" calcext:value-type="string">
            <text:p>{"messages": [{"role": "system", "content": "Translate source to target."}, {"role": "user", "content": "<text:tab/>15 Iúil 2020 – Ullmhacht an Choimisiúin neartaithe i leith ráigeanna an choróinvíris a d'fhéadfadh a bheith ann amach anseo<text:tab/>"}, {"role": "assistant", "content": "<text:tab/>15 July 2020 - Commission strengthens preparedness for possible future coronavirus outbreaks<text:tab/>"}]}</text:p>
          </table:table-cell>
        </table:table-row>
        <table:table-row table:style-name="ro1">
          <table:table-cell office:value-type="string" calcext:value-type="string">
            <text:p>{"messages": [{"role": "system", "content": "Translate source to target."}, {"role": "user", "content": "<text:tab/>Agus é mar aidhm ag an gCoimisiún beatha daoine a shábháil agus dianghlasáil a sheachaint, tá bearta láithreacha gearrthéarmacha á leagan amach aige chun ullmhacht sláinte an Aontais Eorpaigh a neartú i leith ráigeanna féideartha an choróinvíris amach anseo.<text:tab/>"}, {"role": "assistant", "content": "<text:tab/>While aiming to save lives and to avoid lockdowns, the Commission is setting out immediate short-term measures to strengthen EU health preparedness in case of possible future coronavirus outbreaks.<text:tab/>"}]}</text:p>
          </table:table-cell>
        </table:table-row>
        <table:table-row table:style-name="ro1">
          <table:table-cell office:value-type="string" calcext:value-type="string">
            <text:p>{"messages": [{"role": "system", "content": "Translate source to target."}, {"role": "user", "content": "<text:tab/>Ursula von der Leyen, President of the European Commission speeking at the European Parliament<text:tab/>"}, {"role": "assistant", "content": "<text:tab/>Ursula von der Leyen, President of the European Commission speeking at the European Parliament<text:tab/>"}]}</text:p>
          </table:table-cell>
        </table:table-row>
        <table:table-row table:style-name="ro1">
          <table:table-cell office:value-type="string" calcext:value-type="string">
            <text:p>{"messages": [{"role": "system", "content": "Translate source to target."}, {"role": "user", "content": "<text:tab/>8 Iúil 2020 – an tUachtarán Ursula von der Leyen: féadfaidh muid teacht slán as an ngéarchéim seo agus muid níos láidre ná mar a bhí roimhe<text:tab/>"}, {"role": "assistant", "content": "<text:tab/>8 July 2020 – President Ursula von der Leyen: we can emerge stronger from this crisis<text:tab/>"}]}</text:p>
          </table:table-cell>
        </table:table-row>
        <table:table-row table:style-name="ro1">
          <table:table-cell office:value-type="string" calcext:value-type="string">
            <text:p>{"messages": [{"role": "system", "content": "Translate source to target."}, {"role": "user", "content": "<text:tab/>Agus í ag labhairt le Parlaimint na hEorpa ag tús Uachtaránacht na Gearmáine de Chomhairle an Aontais Eorpaigh, seo mar a labhair an tUachtarán von der Leyen: “Is é is brí leis an dlúthpháirtíocht go dtugtar tacaíocht bhreise dóibh siúd a bhfuil sí de dhíth orthu.<text:tab/>"}, {"role": "assistant", "content": "<text:tab/>When addressing the European Parliament on the occasion of the start of the German Presidency of the Council of the EU, President von der Leyen said: “Solidarity means that those who need it, get more support.<text:tab/>"}]}</text:p>
          </table:table-cell>
        </table:table-row>
        <table:table-row table:style-name="ro1">
          <table:table-cell office:value-type="string" calcext:value-type="string">
            <text:p>{"messages": [{"role": "system", "content": "Translate source to target."}, {"role": "user", "content": "<text:tab/>money euros<text:tab/>"}, {"role": "assistant", "content": "<text:tab/>money euros<text:tab/>"}]}</text:p>
          </table:table-cell>
        </table:table-row>
        <table:table-row table:style-name="ro1">
          <table:table-cell office:value-type="string" calcext:value-type="string">
            <text:p>{"messages": [{"role": "system", "content": "Translate source to target."}, {"role": "user", "content": "<text:tab/>7 Iúil 2020 – Réamhaisnéis Eacnamaíoch Shamhradh 2020 Téarnamh aimhréidh tuartha le haghaidh an dara leath de 2020<text:tab/>"}, {"role": "assistant", "content": "<text:tab/>7 July 2020 – Summer 2020 Economic Forecast: Uneven recovery expected to gain traction in second half of 2020<text:tab/>"}]}</text:p>
          </table:table-cell>
        </table:table-row>
        <table:table-row table:style-name="ro1">
          <table:table-cell office:value-type="string" calcext:value-type="string">
            <text:p>{"messages": [{"role": "system", "content": "Translate source to target."}, {"role": "user", "content": "<text:tab/>Cé gur tugadh freagairt ghasta chuimsitheach ar ghéarchéim an choróinvíris ó thaobh bearta ar leibhéal an Aontais agus ar an leibhéal náisiúnta araon, táthar ag tuar i Réamhaisnéis Eacnamaíoch Shamhradh 2020 go mbeidh cúlú mór i ngeilleagar an Aontais i mbliana.<text:tab/>"}, {"role": "assistant", "content": "<text:tab/>Despite the swift and comprehensive policy response to the corona-crisis at both EU and national levels, the Summer 2020 Economic Forecast projects a deep recession in the EU economy this year.<text:tab/>"}]}</text:p>
          </table:table-cell>
        </table:table-row>
        <table:table-row table:style-name="ro1">
          <table:table-cell office:value-type="string" calcext:value-type="string">
            <text:p>{"messages": [{"role": "system", "content": "Translate source to target."}, {"role": "user", "content": "<text:tab/>1 Iúil 2020 – Tacaíocht Fostaíochta don Aos Óg: nasc idir an chéad ghlúin eile de mhuintir na hEorpa agus poist<text:tab/>"}, {"role": "assistant", "content": "<text:tab/>1 July 2020 – Youth Employment Support: a bridge to jobs for the next generation of Europeans<text:tab/>"}]}</text:p>
          </table:table-cell>
        </table:table-row>
        <table:table-row table:style-name="ro1">
          <table:table-cell office:value-type="string" calcext:value-type="string">
            <text:p>{"messages": [{"role": "system", "content": "Translate source to target."}, {"role": "user", "content": "<text:tab/>Tá béim curtha ag paindéim an choróinvíris ar an tús deacair a bhíonn ag neart daoine óga go minic, ach tá sé de cheart ag Eorpaigh óga na deiseanna is fearr san Eoraip a fháil.<text:tab/>"}, {"role": "assistant", "content": "<text:tab/>The coronavirus pandemic has emphasised the often difficult start many young people face, but young Europeans deserve the best opportunities that Europe can offer.<text:tab/>"}]}</text:p>
          </table:table-cell>
        </table:table-row>
        <table:table-row table:style-name="ro1">
          <table:table-cell office:value-type="string" calcext:value-type="string">
            <text:p>{"messages": [{"role": "system", "content": "Translate source to target."}, {"role": "user", "content": "<text:tab/>Global response event<text:tab/>"}, {"role": "assistant", "content": "<text:tab/>Global response event<text:tab/>"}]}</text:p>
          </table:table-cell>
        </table:table-row>
        <table:table-row table:style-name="ro1">
          <table:table-cell office:value-type="string" calcext:value-type="string">
            <text:p>{"messages": [{"role": "system", "content": "Translate source to target."}, {"role": "user", "content": "<text:tab/>27 Meitheamh 2020 – €6.15 billiún eile slógtha le comhdháil gealltanas na Freagartha Domhanda ar an gCoróinvíreas:<text:tab/>"}, {"role": "assistant", "content": "<text:tab/>27 June 2020 - Coronavirus Global Response pledging summit mobilises another €6.<text:tab/>"}]}</text:p>
          </table:table-cell>
        </table:table-row>
        <table:table-row table:style-name="ro1">
          <table:table-cell office:value-type="string" calcext:value-type="string">
            <text:p>{"messages": [{"role": "system", "content": "Translate source to target."}, {"role": "user", "content": "<text:tab/>Leis an gcomhdháil gealltanas “An Sprioc Dhomhanda: Aontú ar mhaithe leis an Todhchaí”, a d’eagraigh an tUachtarán von der Leyen agus Global Citizen an 27 Meitheamh, slógadh €6.<text:tab/>"}, {"role": "assistant", "content": "<text:tab/>The ‘Global Goal: Unite for our Future' pledging summit organised by President von der Leyen and Global Citizen on 27 June mobilised €6.<text:tab/>"}]}</text:p>
          </table:table-cell>
        </table:table-row>
        <table:table-row table:style-name="ro1">
          <table:table-cell office:value-type="string" calcext:value-type="string">
            <text:p>{"messages": [{"role": "system", "content": "Translate source to target."}, {"role": "user", "content": "<text:tab/>Global response event<text:tab/>"}, {"role": "assistant", "content": "<text:tab/>Global response event<text:tab/>"}]}</text:p>
          </table:table-cell>
        </table:table-row>
        <table:table-row table:style-name="ro1">
          <table:table-cell office:value-type="string" calcext:value-type="string">
            <text:p>{"messages": [{"role": "system", "content": "Translate source to target."}, {"role": "user", "content": "<text:tab/>26 Meitheamh 2020 – An Fhreagairt Dhomhanda ar an gCoróinvíreas: comhdháil agus ceolchoirm Dé Sathairn, an 27 Meitheamh ar 15:00 Am Lár na hEorpa.<text:tab/>"}, {"role": "assistant", "content": "<text:tab/>26 June 2020 - Coronavirus Global Response: tune in to summit and concert on Saturday, 27 June at 3pm CET.<text:tab/>"}]}</text:p>
          </table:table-cell>
        </table:table-row>
        <table:table-row table:style-name="ro1">
          <table:table-cell office:value-type="string" calcext:value-type="string">
            <text:p>{"messages": [{"role": "system", "content": "Translate source to target."}, {"role": "user", "content": "<text:tab/>Rinneadh comhdháil gealltanas dhomhanda agus ceolchoirm dhomhanda a d’eagraigh an Coimisiún agus Global Citizen a reáchtáil Dé Sathairn (27 Meitheamh).<text:tab/>"}, {"role": "assistant", "content": "<text:tab/>The global pledging summit and concert organised by the Commission and Global Citizen is happening this Saturday (27 June).<text:tab/>"}]}</text:p>
          </table:table-cell>
        </table:table-row>
        <table:table-row table:style-name="ro1">
          <table:table-cell office:value-type="string" calcext:value-type="string">
            <text:p>{"messages": [{"role": "system", "content": "Translate source to target."}, {"role": "user", "content": "<text:tab/>Coronavirus global response<text:tab/>"}, {"role": "assistant", "content": "<text:tab/>Coronavirus global response<text:tab/>"}]}</text:p>
          </table:table-cell>
        </table:table-row>
        <table:table-row table:style-name="ro1">
          <table:table-cell office:value-type="string" calcext:value-type="string">
            <text:p>{"messages": [{"role": "system", "content": "Translate source to target."}, {"role": "user", "content": "<text:tab/>22 Meitheamh 2020 – An Fhreagairt Dhomhanda ar an gCoróinvíreas: Comhdháil ceannairí domhanda fógartha ag an gCoimisiún chomh maith le clár na ceolchoirme a bheidh mar chuid den imeacht gealltanas an 27 Meitheamh<text:tab/>"}, {"role": "assistant", "content": "<text:tab/>22 June 2020 - Coronavirus Global Response: Commission announces world leaders’ summit and concert line-up for 27 June pledging event<text:tab/>"}]}</text:p>
          </table:table-cell>
        </table:table-row>
        <table:table-row table:style-name="ro1">
          <table:table-cell office:value-type="string" calcext:value-type="string">
            <text:p>{"messages": [{"role": "system", "content": "Translate source to target."}, {"role": "user", "content": "<text:tab/>Tá sé de chumhacht ag ealaíontóirí claochlú a spreagadh.<text:tab/>"}, {"role": "assistant", "content": "<text:tab/>Artists have the power to inspire change.<text:tab/>"}]}</text:p>
          </table:table-cell>
        </table:table-row>
        <table:table-row table:style-name="ro1">
          <table:table-cell office:value-type="string" calcext:value-type="string">
            <text:p>{"messages": [{"role": "system", "content": "Translate source to target."}, {"role": "user", "content": "<text:tab/>17 Meitheamh 2020 – Straitéis an Aontais um vacsaíní in aghaidh COVID-19 curtha i láthair<text:tab/>"}, {"role": "assistant", "content": "<text:tab/>17 June 2020 – EU COVID-19 vaccines strategy unveiled<text:tab/>"}]}</text:p>
          </table:table-cell>
        </table:table-row>
        <table:table-row table:style-name="ro1">
          <table:table-cell office:value-type="string" calcext:value-type="string">
            <text:p>{"messages": [{"role": "system", "content": "Translate source to target."}, {"role": "user", "content": "<text:tab/>Tá straitéis Eorpach curtha i láthair ag an gCoimisiún Eorpach chun luas a chur le forbairt, monarú agus úsáid vacsaíní in aghaidh an choróinvíris, ós rud é gurb é sin an seans is fearr atá againn an lámh in uachtar a fháil ar an bpaindéim go buan laistigh de thréimhse 12 mhí go 18 mí, nó níos luaithe.<text:tab/>"}, {"role": "assistant", "content": "<text:tab/>The European Commission has presented a European strategy to accelerate the development, manufacturing and deployment of coronavirus vaccines as it is our best bet at permanently beating the pandemic within a timeframe of 12 to 18 months, if not earlier.<text:tab/>"}]}</text:p>
          </table:table-cell>
        </table:table-row>
        <table:table-row table:style-name="ro1">
          <table:table-cell office:value-type="string" calcext:value-type="string">
            <text:p>{"messages": [{"role": "system", "content": "Translate source to target."}, {"role": "user", "content": "<text:tab/>reopen eu visual<text:tab/>"}, {"role": "assistant", "content": "<text:tab/>reopen eu visual<text:tab/>"}]}</text:p>
          </table:table-cell>
        </table:table-row>
        <table:table-row table:style-name="ro1">
          <table:table-cell office:value-type="string" calcext:value-type="string">
            <text:p>{"messages": [{"role": "system", "content": "Translate source to target."}, {"role": "user", "content": "<text:tab/>15 Meitheamh 2020 – ‘Re-open EU’ – ardán gréasáin nua seolta chun an tsaorghluaiseacht agus an turasóireacht a chur ar obair arís go sábháilte san Aontas Eorpach<text:tab/>"}, {"role": "assistant", "content": "<text:tab/>15 June 2020 - ‘Re-open EU’ – a new web platform launched to safely resume free movement and tourism in the EU<text:tab/>"}]}</text:p>
          </table:table-cell>
        </table:table-row>
        <table:table-row table:style-name="ro1">
          <table:table-cell office:value-type="string" calcext:value-type="string">
            <text:p>{"messages": [{"role": "system", "content": "Translate source to target."}, {"role": "user", "content": "<text:tab/>Tá ardán gréasáin nua ar a dtugtar ‘Re-open EU’ seolta ag an gCoimisiún Eorpach, ar a bhfuil faisnéis ríthábhachtach chun an tsaorghluaiseacht agus an turasóireacht a chur ar obair arís go sábháilte ar fud na hEorpa, ionas gur féidir leat sult a bhaint go muiníneach as do laethanta saoire.<text:tab/>"}, {"role": "assistant", "content": "<text:tab/>The European Commission has launched ‘Re-open EU’, a web platform that contains essential information for a safe relaunch of free movement and tourism across Europe, so that you confidently can enjoy your upcoming holidays.<text:tab/>"}]}</text:p>
          </table:table-cell>
        </table:table-row>
        <table:table-row table:style-name="ro1">
          <table:table-cell office:value-type="string" calcext:value-type="string">
            <text:p>{"messages": [{"role": "system", "content": "Translate source to target."}, {"role": "user", "content": "<text:tab/>man with mask checking his phone<text:tab/>"}, {"role": "assistant", "content": "<text:tab/>man with mask checking his phone<text:tab/>"}]}</text:p>
          </table:table-cell>
        </table:table-row>
        <table:table-row table:style-name="ro1">
          <table:table-cell office:value-type="string" calcext:value-type="string">
            <text:p>{"messages": [{"role": "system", "content": "Translate source to target."}, {"role": "user", "content": "<text:tab/>10 Meitheamh 2020 – Dlús á chur ag an Aontas Eorpach leis na bearta chun dul i ngleic le bréagaisnéis faoin gcoróinvíreas<text:tab/>"}, {"role": "assistant", "content": "<text:tab/>10 June 2020 – EU steps up action to fight coronavirus disinformation<text:tab/>"}]}</text:p>
          </table:table-cell>
        </table:table-row>
        <table:table-row table:style-name="ro1">
          <table:table-cell office:value-type="string" calcext:value-type="string">
            <text:p>{"messages": [{"role": "system", "content": "Translate source to target."}, {"role": "user", "content": "<text:tab/>Tá dlús á chur ag an gCoimisiún Eorpach agus an tArdionadaí leis an gcomhrac in aghaidh bréagaisnéis faoin gcoróinvíreas trí bhealach chun cinn a mholadh i dTeachtaireacht Chomhpháirteach.<text:tab/>"}, {"role": "assistant", "content": "<text:tab/>The European Commission and the High Representative are stepping up the fight against coronavirus disinformation by proposing a way forward in a Joint Communication.<text:tab/>"}]}</text:p>
          </table:table-cell>
        </table:table-row>
        <table:table-row table:style-name="ro1">
          <table:table-cell office:value-type="string" calcext:value-type="string">
            <text:p>{"messages": [{"role": "system", "content": "Translate source to target."}, {"role": "user", "content": "<text:tab/>Interior of an innovation lab<text:tab/>"}, {"role": "assistant", "content": "<text:tab/>Interior of an innovation lab<text:tab/>"}]}</text:p>
          </table:table-cell>
        </table:table-row>
        <table:table-row table:style-name="ro1">
          <table:table-cell office:value-type="string" calcext:value-type="string">
            <text:p>{"messages": [{"role": "system", "content": "Translate source to target."}, {"role": "user", "content": "<text:tab/>8 Meitheamh 2020 – Tá €314 mhilliún deonaithe ag an Aontas Eorpach do chuideachtaí nuálacha chun an coróinvíreas a chomhrac agus chun tacú leis an téarnamh<text:tab/>"}, {"role": "assistant", "content": "<text:tab/>8 June 2020 – To fight the coronavirus and to support the recovery, EU grants €314 million to innovative companies<text:tab/>"}]}</text:p>
          </table:table-cell>
        </table:table-row>
        <table:table-row table:style-name="ro1">
          <table:table-cell office:value-type="string" calcext:value-type="string">
            <text:p>{"messages": [{"role": "system", "content": "Translate source to target."}, {"role": "user", "content": "<text:tab/>Tá sé fógartha ag an gCoimisiún Eorpach go bhfuil beagnach €166 mhilliún bronnta aige ar 36 chuideachta trí chlár píolótach luasaire na Comhairle Nuálaíochta Eorpaí chun cabhrú leis na tionscadail nuálacha seo a leanas: ciarsúir bhithdhí-éilliúcháin, córais monatóireachta aerála ar chostas íseal a fhorbairt le haghaidh teagmhais le líon mór taismeach, agus ardán antasubstaintí chun cóireáil a chur ar chásanna tromchúiseacha ionfhabhtaithe.<text:tab/>"}, {"role": "assistant", "content": "<text:tab/>The European Commission has announced that it has awarded 36 companies with nearly €166 million, via the European Innovation Council Accelerator Pilot, will work on pioneering projects: bio-decontamination wipes, developing low-cost mass casualty ventilation monitoring systems, and an antibody platform to treat severe cases of infection.<text:tab/>"}]}</text:p>
          </table:table-cell>
        </table:table-row>
        <table:table-row table:style-name="ro1">
          <table:table-cell office:value-type="string" calcext:value-type="string">
            <text:p>{"messages": [{"role": "system", "content": "Translate source to target."}, {"role": "user", "content": "<text:tab/>4 Meitheamh 2020 – €300 milliún geallta ag an gCoimisiún Eorpach don Chomhaontas Vacsaíne<text:tab/>"}, {"role": "assistant", "content": "<text:tab/>4 June 2020 - European Commission pledges €300 million to the Vaccine Alliance<text:tab/>"}]}</text:p>
          </table:table-cell>
        </table:table-row>
        <table:table-row table:style-name="ro1">
          <table:table-cell office:value-type="string" calcext:value-type="string">
            <text:p>{"messages": [{"role": "system", "content": "Translate source to target."}, {"role": "user", "content": "<text:tab/>An 4 Meitheamh, d’fhógair an Coimisiún Eorpach go raibh €300 milliún á ghealladh aige do Gavi, an Comhaontas Vacsaíne, le haghaidh na tréimhse 2021-2025.<text:tab/>"}, {"role": "assistant", "content": "<text:tab/>On 4 June, the European Commission announced a €300 million pledge to Gavi, the Vaccine Alliance, for the period 2021–2025.<text:tab/>"}]}</text:p>
          </table:table-cell>
        </table:table-row>
        <table:table-row table:style-name="ro1">
          <table:table-cell office:value-type="string" calcext:value-type="string">
            <text:p>{"messages": [{"role": "system", "content": "Translate source to target."}, {"role": "user", "content": "<text:tab/>3 Meitheamh 2020 – Na chéad bearta déanta ag an gCoimisiún i dtreo Straitéis Chógaisíochta don Eoraip a ghlacadh<text:tab/>"}, {"role": "assistant", "content": "<text:tab/>3 June 2020 – Commission takes first step towards adoption of a Pharmaceutical Strategy for Europe<text:tab/>"}]}</text:p>
          </table:table-cell>
        </table:table-row>
        <table:table-row table:style-name="ro1">
          <table:table-cell office:value-type="string" calcext:value-type="string">
            <text:p>{"messages": [{"role": "system", "content": "Translate source to target."}, {"role": "user", "content": "<text:tab/>Tá treochlár maidir le Straitéis Chógaisíochta na hEorpa foilsithe ag an gCoimisiún Eorpach.<text:tab/>"}, {"role": "assistant", "content": "<text:tab/>The European Commission has published a roadmap on the Pharmaceutical Strategy for Europe.<text:tab/>"}]}</text:p>
          </table:table-cell>
        </table:table-row>
        <table:table-row table:style-name="ro1">
          <table:table-cell office:value-type="string" calcext:value-type="string">
            <text:p>{"messages": [{"role": "system", "content": "Translate source to target."}, {"role": "user", "content": "<text:tab/>global response<text:tab/>"}, {"role": "assistant", "content": "<text:tab/>global response<text:tab/>"}]}</text:p>
          </table:table-cell>
        </table:table-row>
        <table:table-row table:style-name="ro1">
          <table:table-cell office:value-type="string" calcext:value-type="string">
            <text:p>{"messages": [{"role": "system", "content": "Translate source to target."}, {"role": "user", "content": "<text:tab/>28 Bealtaine 2020 – An Fhreagairt Dhomhanda ar an gCoróinvíreas: “An Sprioc Dhomhanda: Aontú ar mhaithe leis an Todhchaí” seolta le tacaíocht ó Global Citizen<text:tab/>"}, {"role": "assistant", "content": "<text:tab/>28 May 2020 - Coronavirus Global Response: “Global Goal: Unite For Our Future” kick-off with support from Global Citizen<text:tab/>"}]}</text:p>
          </table:table-cell>
        </table:table-row>
        <table:table-row table:style-name="ro1">
          <table:table-cell office:value-type="string" calcext:value-type="string">
            <text:p>{"messages": [{"role": "system", "content": "Translate source to target."}, {"role": "user", "content": "<text:tab/>Cuireadh tús leis an bhFreagairt Dhomhanda ar an gCoróinvíreas an 4 Bealtaine agus go dtí seo tá €9.<text:tab/>"}, {"role": "assistant", "content": "<text:tab/>The Coronavirus Global Response was kick-started on 4 May and has so far raised €9,8 billion for universal access to affordable coronavirus vaccination, treatments and testing.<text:tab/>"}]}</text:p>
          </table:table-cell>
        </table:table-row>
        <table:table-row table:style-name="ro1">
          <table:table-cell office:value-type="string" calcext:value-type="string">
            <text:p>{"messages": [{"role": "system", "content": "Translate source to target."}, {"role": "user", "content": "<text:tab/>Recovery plan for Europe<text:tab/>"}, {"role": "assistant", "content": "<text:tab/>Recovery plan for Europe<text:tab/>"}]}</text:p>
          </table:table-cell>
        </table:table-row>
        <table:table-row table:style-name="ro1">
          <table:table-cell office:value-type="string" calcext:value-type="string">
            <text:p>{"messages": [{"role": "system", "content": "Translate source to target."}, {"role": "user", "content": "<text:tab/>27 Bealtaine 2020 – Seo uain na hEorpa: Plean Téarnaimh ollmhór ar fiú €2.4 trilliún é curtha i láthair chun deisiú agus ullmhú a dhéanamh le haghaidh na chéad ghlúine eile<text:tab/>"}, {"role": "assistant", "content": "<text:tab/>27 May 2020 - Europe’s moment: major €2,4 trillion Recovery Plan for Europe unveiled to repair and prepare for the next generation<text:tab/>"}]}</text:p>
          </table:table-cell>
        </table:table-row>
        <table:table-row table:style-name="ro1">
          <table:table-cell office:value-type="string" calcext:value-type="string">
            <text:p>{"messages": [{"role": "system", "content": "Translate source to target."}, {"role": "user", "content": "<text:tab/>D’fhonn tús a chur le téarnamh na hEorpa agus beatha daoine, slite beatha agus poist a chosaint, tá plean téarnaimh ollmhór ar fiú €2.<text:tab/>"}, {"role": "assistant", "content": "<text:tab/>To kick-start the European recovery, protect lives, livelihoods and jobs, the European Commission is proposing a major €2,4 trillion recovery plan which is based on using the full potential of a powerful, modern and revamped EU budget to deliver a more sustainable, digital, inclusive and fair Europe.<text:tab/>"}]}</text:p>
          </table:table-cell>
        </table:table-row>
        <table:table-row table:style-name="ro1">
          <table:table-cell office:value-type="string" calcext:value-type="string">
            <text:p>{"messages": [{"role": "system", "content": "Translate source to target."}, {"role": "user", "content": "<text:tab/>26 Bealtaine 2020 – Dlúthpháirtíocht i gcomhthéacs an choróinvíris: Lucht tionsclaíochta an Aontais ag teacht le chéile chun cuidiú le saoránaigh an Aontais<text:tab/>"}, {"role": "assistant", "content": "<text:tab/>26 May 2020 - Coronavirus solidarity: EU Industry steps in to protect European citizens<text:tab/>"}]}</text:p>
          </table:table-cell>
        </table:table-row>
        <table:table-row table:style-name="ro1">
          <table:table-cell office:value-type="string" calcext:value-type="string">
            <text:p>{"messages": [{"role": "system", "content": "Translate source to target."}, {"role": "user", "content": "<text:tab/>Tá dlúthpháirtíocht den scoth léirithe ag cuideachtaí na hEorpa le linn na géarchéime.<text:tab/>"}, {"role": "assistant", "content": "<text:tab/>European companies have shown extraordinary solidarity in this crisis.<text:tab/>"}]}</text:p>
          </table:table-cell>
        </table:table-row>
        <table:table-row table:style-name="ro1">
          <table:table-cell office:value-type="string" calcext:value-type="string">
            <text:p>{"messages": [{"role": "system", "content": "Translate source to target."}, {"role": "user", "content": "<text:tab/>EU semester<text:tab/>"}, {"role": "assistant", "content": "<text:tab/>EU semester<text:tab/>"}]}</text:p>
          </table:table-cell>
        </table:table-row>
        <table:table-row table:style-name="ro1">
          <table:table-cell office:value-type="string" calcext:value-type="string">
            <text:p>{"messages": [{"role": "system", "content": "Translate source to target."}, {"role": "user", "content": "<text:tab/>20 Bealtaine 2020 – Pacáiste an Earraigh, an Seimeastar Eorpach: Moltaí maidir le freagairt chomhordaithe ar phaindéim an choróinvíris<text:tab/>"}, {"role": "assistant", "content": "<text:tab/>20 May 2020 - European Semester Spring Package: Recommendations for a coordinated response to the coronavirus pandemic<text:tab/>"}]}</text:p>
          </table:table-cell>
        </table:table-row>
        <table:table-row table:style-name="ro1">
          <table:table-cell office:value-type="string" calcext:value-type="string">
            <text:p>{"messages": [{"role": "system", "content": "Translate source to target."}, {"role": "user", "content": "<text:tab/>An 20 Bealtaine, chuir an Coimisiún Eorpach moltaí tírshonracha i láthair le haghaidh Bhallstáit uile an Aontais agus le haghaidh na Ríochta Aontaithe, moltaí atá bunaithe ar straitéis fáis an Choimisiúin, lena gcuirtear inbhuanaitheacht iomaíoch chun cinn le geilleagar a thógáil a fhóireann do dhaoine agus don phláinéad araon.<text:tab/>"}, {"role": "assistant", "content": "<text:tab/>On 20 May, the European Commission proposed country-specific recommendations for all EU Members States and the United Kingdom, based upon the Commission’s growth strategy, which promotes competitive sustainability to build an economy that works for people and the planet.<text:tab/>"}]}</text:p>
          </table:table-cell>
        </table:table-row>
        <table:table-row table:style-name="ro1">
          <table:table-cell office:value-type="string" calcext:value-type="string">
            <text:p>{"messages": [{"role": "system", "content": "Translate source to target."}, {"role": "user", "content": "<text:tab/>researcher covid-19<text:tab/>"}, {"role": "assistant", "content": "<text:tab/>researcher covid-19<text:tab/>"}]}</text:p>
          </table:table-cell>
        </table:table-row>
        <table:table-row table:style-name="ro1">
          <table:table-cell office:value-type="string" calcext:value-type="string">
            <text:p>{"messages": [{"role": "system", "content": "Translate source to target."}, {"role": "user", "content": "<text:tab/>19 Bealtaine 2020 – borradh curtha faoi thaighde ar an gcoróinvíreas le €122 mhilliún de mhaoiniú breise<text:tab/>"}, {"role": "assistant", "content": "<text:tab/>19 May 2020 – Coronavirus research boosted by €122 million of additional funding<text:tab/>"}]}</text:p>
          </table:table-cell>
        </table:table-row>
        <table:table-row table:style-name="ro1">
          <table:table-cell office:value-type="string" calcext:value-type="string">
            <text:p>{"messages": [{"role": "system", "content": "Translate source to target."}, {"role": "user", "content": "<text:tab/>Tá €122 mhilliún eile slógtha ag an gCoimisiún óna chlár taighde agus nuálaíochta, Fís 2020, le haghaidh taighde a bhfuil géarghá leis ar an gcoróinvíreas.<text:tab/>"}, {"role": "assistant", "content": "<text:tab/>The Commission has mobilised another €122 million from its research and innovation programme, Horizon 2020, for urgently needed research into the coronavirus.<text:tab/>"}]}</text:p>
          </table:table-cell>
        </table:table-row>
        <table:table-row table:style-name="ro1">
          <table:table-cell office:value-type="string" calcext:value-type="string">
            <text:p>{"messages": [{"role": "system", "content": "Translate source to target."}, {"role": "user", "content": "<text:tab/>airport<text:tab/>"}, {"role": "assistant", "content": "<text:tab/>airport<text:tab/>"}]}</text:p>
          </table:table-cell>
        </table:table-row>
        <table:table-row table:style-name="ro1">
          <table:table-cell office:value-type="string" calcext:value-type="string">
            <text:p>{"messages": [{"role": "system", "content": "Translate source to target."}, {"role": "user", "content": "<text:tab/>13 Bealtaine 2020 – Tús a chur arís, go sábháilte leis an taisteal agus turasóireacht na hEorpa a chur ar a boinn arís: Gníomhartha á nglacadh ag an gCoimisiún<text:tab/>"}, {"role": "assistant", "content": "<text:tab/>13 May 2020 – Safely resuming travel and rebooting Europe’s tourism: Commission takes action<text:tab/>"}]}</text:p>
          </table:table-cell>
        </table:table-row>
        <table:table-row table:style-name="ro1">
          <table:table-cell office:value-type="string" calcext:value-type="string">
            <text:p>{"messages": [{"role": "system", "content": "Translate source to target."}, {"role": "user", "content": "<text:tab/>Chun go mbeidh cead ag daoine dul ar saoire agus am a chaitheamh le clann agus cairde, chun go mbeidh gnólachtaí turasóireachta in ann a ndoirse a oscailt arís tar éis na míonna faoi dhianghlasáil, agus chun cabhrú leis na Ballstáit deireadh a chur de réir a chéile leis na srianta taistil agus na réamhchúraimí sláinte a bhfuil gá leo a urramú san am céanna, chuir an Coimisiún Eorpach sraith treoirlínte agus moltaí i láthair le haghaidh turasóirí, taistealaithe agus gnólachtaí.<text:tab/>"}, {"role": "assistant", "content": "<text:tab/>To allow people to take holidays and catch up with their friends and families, to let tourism businesses reopen after months of being locked down, and to help Member States help gradually lift travel restrictions while respecting the necessary health precautions, the European Commission presented a set of guidelines and recommendations for tourists, travellers and businesses.<text:tab/>"}]}</text:p>
          </table:table-cell>
        </table:table-row>
        <table:table-row table:style-name="ro1">
          <table:table-cell office:value-type="string" calcext:value-type="string">
            <text:p>{"messages": [{"role": "system", "content": "Translate source to target."}, {"role": "user", "content": "<text:tab/>Medical research<text:tab/>"}, {"role": "assistant", "content": "<text:tab/>Medical research<text:tab/>"}]}</text:p>
          </table:table-cell>
        </table:table-row>
        <table:table-row table:style-name="ro1">
          <table:table-cell office:value-type="string" calcext:value-type="string">
            <text:p>{"messages": [{"role": "system", "content": "Translate source to target."}, {"role": "user", "content": "<text:tab/>12 Bealtaine 2020 – €117 milliún deonaithe le haghaidh córacha leighis agus diagnóisic a bhaineann leis an gcoróinvíreas<text:tab/>"}, {"role": "assistant", "content": "<text:tab/>12 May 2020- €117 million granted for Coronavirus treatments and diagnostics<text:tab/>"}]}</text:p>
          </table:table-cell>
        </table:table-row>
        <table:table-row table:style-name="ro1">
          <table:table-cell office:value-type="string" calcext:value-type="string">
            <text:p>{"messages": [{"role": "system", "content": "Translate source to target."}, {"role": "user", "content": "<text:tab/>Tá 8 dtionscadal ar scála mór roghnaithe ag an gCoimisiún, tionscadail arb é is aidhm dóibh córacha leighis agus diagnóisic a fhorbairt chun aghaidh a thabhairt ar an gcoróinvíreas, mar chuid de ghlao luasaire ar thograí a seoladh i mí an Mhárta faoin Tionscnamh um Míochaine Nuálaíoch, ar comhpháirtíocht phríobháideach phoiblí é.<text:tab/>"}, {"role": "assistant", "content": "<text:tab/>The Commission selected 8 large-scale research projects aimed at developing treatments and diagnostics for the coronavirus, in a fast-track call for proposals launched in March by the Innovative Medicines Initiative (IMI), a public-private partnership.<text:tab/>"}]}</text:p>
          </table:table-cell>
        </table:table-row>
        <table:table-row table:style-name="ro1">
          <table:table-cell office:value-type="string" calcext:value-type="string">
            <text:p>{"messages": [{"role": "system", "content": "Translate source to target."}, {"role": "user", "content": "<text:tab/>masks delivery<text:tab/>"}, {"role": "assistant", "content": "<text:tab/>masks delivery<text:tab/>"}]}</text:p>
          </table:table-cell>
        </table:table-row>
        <table:table-row table:style-name="ro1">
          <table:table-cell office:value-type="string" calcext:value-type="string">
            <text:p>{"messages": [{"role": "system", "content": "Translate source to target."}, {"role": "user", "content": "<text:tab/>11 Bealtaine 2020 – An Dlúthpháirtíocht Eorpach ar obair – Maisc rescEU seachadta go dtí an Mhacadóin Thuaidh agus go Montainéagró<text:tab/>"}, {"role": "assistant", "content": "<text:tab/>11 May 2020 – European solidarity in action – rescEU masks delivered to North Macedonia and Montenegro<text:tab/>"}]}</text:p>
          </table:table-cell>
        </table:table-row>
        <table:table-row table:style-name="ro1">
          <table:table-cell office:value-type="string" calcext:value-type="string">
            <text:p>{"messages": [{"role": "system", "content": "Translate source to target."}, {"role": "user", "content": "<text:tab/>Seachadadh maisc go dtí an Iodáil, an Spáinn agus an Chróit cheana féin agus anois tá baisceanna breise á seachadadh go dtí an Mhacadóin Thuaidh agus go Montainéagró trí rescEU – an taisce choiteann Eorpach de threalamh leighis atá ann chun cabhrú le tíortha atá thíos leis an ráig den choróinvíreas.<text:tab/>"}, {"role": "assistant", "content": "<text:tab/>Following previous deliveries to Italy, Spain and Croatia, additional batches of masks are being delivered to North Macedonia and Montenegro via rescEU – the common European reserve of medical equipment to help countries affected by the coronavirus outbreak.<text:tab/>"}]}</text:p>
          </table:table-cell>
        </table:table-row>
        <table:table-row table:style-name="ro1">
          <table:table-cell office:value-type="string" calcext:value-type="string">
            <text:p>{"messages": [{"role": "system", "content": "Translate source to target."}, {"role": "user", "content": "<text:tab/>Masks delivery<text:tab/>"}, {"role": "assistant", "content": "<text:tab/>Masks delivery<text:tab/>"}]}</text:p>
          </table:table-cell>
        </table:table-row>
        <table:table-row table:style-name="ro1">
          <table:table-cell office:value-type="string" calcext:value-type="string">
            <text:p>{"messages": [{"role": "system", "content": "Translate source to target."}, {"role": "user", "content": "<text:tab/>8 Bealtaine 2020 – An Dlúthpháirtíocht Eorpach ar obair – an chéad bhaisc de 1.5 milliún masc seachadta ag an gCoimisiún chun tacú le hoibrithe sláinte an Aontais<text:tab/>"}, {"role": "assistant", "content": "<text:tab/>8 May 2020 – European solidarity in action – the Commission delivers first batch of 1.5 million masks to support EU health workers<text:tab/>"}]}</text:p>
          </table:table-cell>
        </table:table-row>
        <table:table-row table:style-name="ro1">
          <table:table-cell office:value-type="string" calcext:value-type="string">
            <text:p>{"messages": [{"role": "system", "content": "Translate source to target."}, {"role": "user", "content": "<text:tab/>Tá an chéad bhaisc de 1.<text:tab/>"}, {"role": "assistant", "content": "<text:tab/>A first batch of 1,5 million medical masks is being delivered to 17 Member States and the UK to protect healthcare workers against coronavirus.<text:tab/>"}]}</text:p>
          </table:table-cell>
        </table:table-row>
        <table:table-row table:style-name="ro1">
          <table:table-cell office:value-type="string" calcext:value-type="string">
            <text:p>{"messages": [{"role": "system", "content": "Translate source to target."}, {"role": "user", "content": "<text:tab/>highlight<text:tab/>"}, {"role": "assistant", "content": "<text:tab/>highlight<text:tab/>"}]}</text:p>
          </table:table-cell>
        </table:table-row>
        <table:table-row table:style-name="ro1">
          <table:table-cell office:value-type="string" calcext:value-type="string">
            <text:p>{"messages": [{"role": "system", "content": "Translate source to target."}, {"role": "user", "content": "<text:tab/>7 Bealtaine 2020 – Cabhair tugtha ag an gCoimisiún do na Ballstáit chun aghaidh a thabhairt ar an nganntanas oibrithe sláinte atá ann trí dhlús a chur leis an aitheantas a thugtar ar cháilíochtaí gairmiúla oibrithe sláinte<text:tab/>"}, {"role": "assistant", "content": "<text:tab/>7 May 2020 – Commission helps Member States address the shortages of health workers speed up the recognition of health workers’ professional qualifications<text:tab/>"}]}</text:p>
          </table:table-cell>
        </table:table-row>
        <table:table-row table:style-name="ro1">
          <table:table-cell office:value-type="string" calcext:value-type="string">
            <text:p>{"messages": [{"role": "system", "content": "Translate source to target."}, {"role": "user", "content": "<text:tab/>Chun aghaidh a thabhairt ar an nganntanas oibrithe sláinte atá ann, d’eisigh an Coimisiún Teachtaireacht ina bhfuil treoir le haghaidh na mBallstát.<text:tab/>"}, {"role": "assistant", "content": "<text:tab/>To help address the shortages of health workers, the Commission issued a Communication which provides guidance for Member States.<text:tab/>"}]}</text:p>
          </table:table-cell>
        </table:table-row>
        <table:table-row table:style-name="ro1">
          <table:table-cell office:value-type="string" calcext:value-type="string">
            <text:p>{"messages": [{"role": "system", "content": "Translate source to target."}, {"role": "user", "content": "<text:tab/>Map of spring economic forecast<text:tab/>"}, {"role": "assistant", "content": "<text:tab/>Map of spring economic forecast<text:tab/>"}]}</text:p>
          </table:table-cell>
        </table:table-row>
        <table:table-row table:style-name="ro1">
          <table:table-cell office:value-type="string" calcext:value-type="string">
            <text:p>{"messages": [{"role": "system", "content": "Translate source to target."}, {"role": "user", "content": "<text:tab/>6 Bealtaine 2020 – Réamhaisnéis Eacnamaíoch Earrach 2020 – cúlú eacnamaíoch agus téarnamh<text:tab/>"}, {"role": "assistant", "content": "<text:tab/>6 May 2020 – Spring 2020 Economic Forecast – recession and recovery<text:tab/>"}]}</text:p>
          </table:table-cell>
        </table:table-row>
        <table:table-row table:style-name="ro1">
          <table:table-cell office:value-type="string" calcext:value-type="string">
            <text:p>{"messages": [{"role": "system", "content": "Translate source to target."}, {"role": "user", "content": "<text:tab/>In ainneoin na bhfreagairtí tapa cinntitheacha ón Aontas agus ó na Ballstáit, beidh cúlú eacnamaíoch san Aontas i mbliana ós rud é gur suaitheadh eacnamaíoch an-mhór é paindéim an choróinvíris.<text:tab/>"}, {"role": "assistant", "content": "<text:tab/>Despite the swift and decisive EU and national responses, the EU economy will experience a recession this year as the coronavirus pandemic came as a major economic shock.<text:tab/>"}]}</text:p>
          </table:table-cell>
        </table:table-row>
        <table:table-row table:style-name="ro1">
          <table:table-cell office:value-type="string" calcext:value-type="string">
            <text:p>{"messages": [{"role": "system", "content": "Translate source to target."}, {"role": "user", "content": "<text:tab/>Picture of President von der Leyen<text:tab/>"}, {"role": "assistant", "content": "<text:tab/>Picture of President von der Leyen<text:tab/>"}]}</text:p>
          </table:table-cell>
        </table:table-row>
        <table:table-row table:style-name="ro1">
          <table:table-cell office:value-type="string" calcext:value-type="string">
            <text:p>{"messages": [{"role": "system", "content": "Translate source to target."}, {"role": "user", "content": "<text:tab/>4 Bealtaine 2020 – An Fhreagairt Dhomhanda ar an gCoróinvíreas Tiomsaíodh €7.4 billiún ó dheontóirí ar fud an domhain le haghaidh rochtain uilíoch ar vacsaíní<text:tab/>"}, {"role": "assistant", "content": "<text:tab/>4 May 2020 – Coronavirus Global Response: €7,4 billion raised from donors worldwide for universal access to vaccines<text:tab/>"}]}</text:p>
          </table:table-cell>
        </table:table-row>
        <table:table-row table:style-name="ro1">
          <table:table-cell office:value-type="string" calcext:value-type="string">
            <text:p>{"messages": [{"role": "system", "content": "Translate source to target."}, {"role": "user", "content": "<text:tab/>Chláraigh an Coimisiún Eorpach €7.<text:tab/>"}, {"role": "assistant", "content": "<text:tab/>The European Commission registered €7.<text:tab/>"}]}</text:p>
          </table:table-cell>
        </table:table-row>
        <table:table-row table:style-name="ro1">
          <table:table-cell office:value-type="string" calcext:value-type="string">
            <text:p>{"messages": [{"role": "system", "content": "Translate source to target."}, {"role": "user", "content": "<text:tab/>Picture of the banner on the Berlaymont building<text:tab/>"}, {"role": "assistant", "content": "<text:tab/>Picture of the banner on the Berlaymont building<text:tab/>"}]}</text:p>
          </table:table-cell>
        </table:table-row>
        <table:table-row table:style-name="ro1">
          <table:table-cell office:value-type="string" calcext:value-type="string">
            <text:p>{"messages": [{"role": "system", "content": "Translate source to target."}, {"role": "user", "content": "<text:tab/>2 Bealtaine 2020 – Ag druidim linn: Imeacht gealltanas na Freagartha Domhanda ar an gCoróinvíreas le tosú Dé Luain, an 4 Bealtaine<text:tab/>"}, {"role": "assistant", "content": "<text:tab/>2 May 2020 – Final countdown: Coronavirus Global Response pledging marathon starts on Monday 4 May<text:tab/>"}]}</text:p>
          </table:table-cell>
        </table:table-row>
        <table:table-row table:style-name="ro1">
          <table:table-cell office:value-type="string" calcext:value-type="string">
            <text:p>{"messages": [{"role": "system", "content": "Translate source to target."}, {"role": "user", "content": "<text:tab/>Mar chuid den Fhreagairt Dhomhanda ar an gCoróinvíreas, tá an tAontas Eorpach ag obair i gcomhar le comhpháirtithe domhanda chun tús a chur le hiarracht gealltanas chun córacha, vacsaíní agus diagnóisic a fhorbairt.<text:tab/>"}, {"role": "assistant", "content": "<text:tab/>With the Coronavirus Global Response, the European Union is joining forces with global partners to kick-start a worldwide pledging effort to develop treatments, vaccines and diagnostics.<text:tab/>"}]}</text:p>
          </table:table-cell>
        </table:table-row>
        <table:table-row table:style-name="ro1">
          <table:table-cell office:value-type="string" calcext:value-type="string">
            <text:p>{"messages": [{"role": "system", "content": "Translate source to target."}, {"role": "user", "content": "<text:tab/>Seo mar a labhair an tUachtarán von der Leyen: “An 4 Bealtaine, is mian linn muintir an domhain uile a thabhairt le chéile chun cosaint, diagnóisic agus córacha in aghaidh an choróinvíris a chur ar fáil.<text:tab/>"}, {"role": "assistant", "content": "<text:tab/>President von der Leyen said: “On 4 May, we want to bring the world together to deliver on prevention, diagnostics and treatments against coronavirus.<text:tab/>"}]}</text:p>
          </table:table-cell>
        </table:table-row>
        <table:table-row table:style-name="ro1">
          <table:table-cell office:value-type="string" calcext:value-type="string">
            <text:p>{"messages": [{"role": "system", "content": "Translate source to target."}, {"role": "user", "content": "<text:tab/>online consumers<text:tab/>"}, {"role": "assistant", "content": "<text:tab/>online consumers<text:tab/>"}]}</text:p>
          </table:table-cell>
        </table:table-row>
        <table:table-row table:style-name="ro1">
          <table:table-cell office:value-type="string" calcext:value-type="string">
            <text:p>{"messages": [{"role": "system", "content": "Translate source to target."}, {"role": "user", "content": "<text:tab/>30 Aibreán 2020 – Méadú ar iarrachtaí an Choimisiúin Eorpaigh camscéimeanna a chosc agus tomhaltóirí a chosaint<text:tab/>"}, {"role": "assistant", "content": "<text:tab/>30 April 2020 – European Commission doubles down on prevening scams and protecting consumers<text:tab/>"}]}</text:p>
          </table:table-cell>
        </table:table-row>
        <table:table-row table:style-name="ro1">
          <table:table-cell office:value-type="string" calcext:value-type="string">
            <text:p>{"messages": [{"role": "system", "content": "Translate source to target."}, {"role": "user", "content": "<text:tab/>Tá an Coimisiún Eorpach tiomanta tomhaltóirí a chosaint ar líne – go háirithe le linn phaindéim an choróinvíris agus maíomh bréagach á dhéanamh nó táirgí bréige á gcur chun cinn ag roinnt gníomhaithe bradacha.<text:tab/>"}, {"role": "assistant", "content": "<text:tab/>The European Commission is committed to protecting consumers online – especially during the coronavirus pandemic where some rogue actors are promoting false claims or scam products.<text:tab/>"}]}</text:p>
          </table:table-cell>
        </table:table-row>
        <table:table-row table:style-name="ro1">
          <table:table-cell office:value-type="string" calcext:value-type="string">
            <text:p>{"messages": [{"role": "system", "content": "Translate source to target."}, {"role": "user", "content": "<text:tab/>western balkans aid<text:tab/>"}, {"role": "assistant", "content": "<text:tab/>western balkans aid<text:tab/>"}]}</text:p>
          </table:table-cell>
        </table:table-row>
        <table:table-row table:style-name="ro1">
          <table:table-cell office:value-type="string" calcext:value-type="string">
            <text:p>{"messages": [{"role": "system", "content": "Translate source to target."}, {"role": "user", "content": "<text:tab/>29 Aibreán 2020 – Dul i ngleic le géarchéim an choróinvíris: Dlús á chur ag an gCoimisiún Eorpach lena thacaíocht do na Balcáin Thiar<text:tab/>"}, {"role": "assistant", "content": "<text:tab/>29 April 2020 – Tackling the coronavirus crisis: European Commission steps up its support to the Western Balkans<text:tab/>"}]}</text:p>
          </table:table-cell>
        </table:table-row>
        <table:table-row table:style-name="ro1">
          <table:table-cell office:value-type="string" calcext:value-type="string">
            <text:p>{"messages": [{"role": "system", "content": "Translate source to target."}, {"role": "user", "content": "<text:tab/>Tá sé fógartha ag an gCoimisiún Eorpach go bhfuil níos mó ná €3.<text:tab/>"}, {"role": "assistant", "content": "<text:tab/>The European Commission has announced over €3.<text:tab/>"}]}</text:p>
          </table:table-cell>
        </table:table-row>
        <table:table-row table:style-name="ro1">
          <table:table-cell office:value-type="string" calcext:value-type="string">
            <text:p>{"messages": [{"role": "system", "content": "Translate source to target."}, {"role": "user", "content": "<text:tab/>Valdis Dombrovskis Press Conference<text:tab/>"}, {"role": "assistant", "content": "<text:tab/>Valdis Dombrovskis Press Conference<text:tab/>"}]}</text:p>
          </table:table-cell>
        </table:table-row>
        <table:table-row table:style-name="ro1">
          <table:table-cell office:value-type="string" calcext:value-type="string">
            <text:p>{"messages": [{"role": "system", "content": "Translate source to target."}, {"role": "user", "content": "<text:tab/>28 Aibreán 2020 – Pacáiste baincéireachta: ag tacú le teaghlaigh agus gnólachtaí san Aontas Eorpach<text:tab/>"}, {"role": "assistant", "content": "<text:tab/>28 April 2020 – Banking package: supporting households and businesses in the EU<text:tab/>"}]}</text:p>
          </table:table-cell>
        </table:table-row>
        <table:table-row table:style-name="ro1">
          <table:table-cell office:value-type="string" calcext:value-type="string">
            <text:p>{"messages": [{"role": "system", "content": "Translate source to target."}, {"role": "user", "content": "<text:tab/>Ghlac an Coimisiún Eorpach pacáiste baincéireachta le cinntiú go leanfadh na bainc ar aghaidh ag tabhairt iasachtaí airgid, ag tacú leis an ngeilleagar agus ag cuidiú le tionchair eacnamaíocha an choróinvíris a mhaolú.<text:tab/>"}, {"role": "assistant", "content": "<text:tab/>To ensure that banks can continue to lend money, support the economy and help mitigate the economic impacts of the Coronavirus, the European Commission has adopted a banking package.<text:tab/>"}]}</text:p>
          </table:table-cell>
        </table:table-row>
        <table:table-row table:style-name="ro1">
          <table:table-cell office:value-type="string" calcext:value-type="string">
            <text:p>{"messages": [{"role": "system", "content": "Translate source to target."}, {"role": "user", "content": "<text:tab/>global summit<text:tab/>"}, {"role": "assistant", "content": "<text:tab/>global summit<text:tab/>"}]}</text:p>
          </table:table-cell>
        </table:table-row>
        <table:table-row table:style-name="ro1">
          <table:table-cell office:value-type="string" calcext:value-type="string">
            <text:p>{"messages": [{"role": "system", "content": "Translate source to target."}, {"role": "user", "content": "<text:tab/>27 Aibreán 2020 – Iarracht gealltanas dhomhanda seolta ag an Aontas Eorpach i gcomhar le comhpháirtithe<text:tab/>"}, {"role": "assistant", "content": "<text:tab/>27 April 2020 - EU launches global pledging effort with partners<text:tab/>"}]}</text:p>
          </table:table-cell>
        </table:table-row>
        <table:table-row table:style-name="ro1">
          <table:table-cell office:value-type="string" calcext:value-type="string">
            <text:p>{"messages": [{"role": "system", "content": "Translate source to target."}, {"role": "user", "content": "<text:tab/>Ionas gur féidir leis diagnóisic, teiripic agus vacsaíní atá sábháilte, éifeachtach agus inacmhainne in aghaidh an choróinvíris a fhorbairt agus a chur ar fáil, tá an tAontas ag obair i gcomhar le comhpháirtithe domhanda chun tús a chur le hiarracht gealltanas – an Fhreagairt Dhomhanda ar an gCoróinvíreas – iarracht a thosófar an 4 Bealtaine 2020.<text:tab/>"}, {"role": "assistant", "content": "<text:tab/>To develop and deploy safe, effective and affordable diagnostics, therapeutics and vaccines against coronavirus, the European Union is joining forces with global partners to kick-start a pledging effort – the Coronavirus Global Response – starting on 4 May 2020.<text:tab/>"}]}</text:p>
          </table:table-cell>
        </table:table-row>
        <table:table-row table:style-name="ro1">
          <table:table-cell office:value-type="string" calcext:value-type="string">
            <text:p>{"messages": [{"role": "system", "content": "Translate source to target."}, {"role": "user", "content": "<text:tab/>ursula von der leyen video conference<text:tab/>"}, {"role": "assistant", "content": "<text:tab/>ursula von der leyen video conference<text:tab/>"}]}</text:p>
          </table:table-cell>
        </table:table-row>
        <table:table-row table:style-name="ro1">
          <table:table-cell office:value-type="string" calcext:value-type="string">
            <text:p>{"messages": [{"role": "system", "content": "Translate source to target."}, {"role": "user", "content": "<text:tab/>An 24 Aibreán 2020 – An Coimisiún Eorpach chun plean téarnaimh coiteann a mhúnlú a bhfuil buiséad fadtéarmach athchóirithe de chuid an Aontais lárnach ann<text:tab/>"}, {"role": "assistant", "content": "<text:tab/>24 April 2020 – European Commission to shape a common recovery plan with a revamped EU long-term budget at its heart<text:tab/>"}]}</text:p>
          </table:table-cell>
        </table:table-row>
        <table:table-row table:style-name="ro1">
          <table:table-cell office:value-type="string" calcext:value-type="string">
            <text:p>{"messages": [{"role": "system", "content": "Translate source to target."}, {"role": "user", "content": "<text:tab/>Chuir ceannairí na hEorpa de chúram ar an gCoimisiún Eorpach freagairt chomhpháirteach ar an ngéarchéim a mhúnlú tar éis físchomhdhála an 23 Aibreán.<text:tab/>"}, {"role": "assistant", "content": "<text:tab/>European leaders tasked the European Commission with shaping a collective response to the crisis following a videoconference on 23 April.<text:tab/>"}]}</text:p>
          </table:table-cell>
        </table:table-row>
        <table:table-row table:style-name="ro1">
          <table:table-cell office:value-type="string" calcext:value-type="string">
            <text:p>{"messages": [{"role": "system", "content": "Translate source to target."}, {"role": "user", "content": "<text:tab/>agricolture programmes<text:tab/>"}, {"role": "assistant", "content": "<text:tab/>agricolture programmes<text:tab/>"}]}</text:p>
          </table:table-cell>
        </table:table-row>
        <table:table-row table:style-name="ro1">
          <table:table-cell office:value-type="string" calcext:value-type="string">
            <text:p>{"messages": [{"role": "system", "content": "Translate source to target."}, {"role": "user", "content": "<text:tab/>An 23 Aibreán 2020 – Bearta eisceachtúla chun tacú le hearnáil an bhia agus na talmhaíochta<text:tab/>"}, {"role": "assistant", "content": "<text:tab/>23 April 2020 - Exceptional measures to support the agricultural food sector<text:tab/>"}]}</text:p>
          </table:table-cell>
        </table:table-row>
        <table:table-row table:style-name="ro1">
          <table:table-cell office:value-type="string" calcext:value-type="string">
            <text:p>{"messages": [{"role": "system", "content": "Translate source to target."}, {"role": "user", "content": "<text:tab/>Ar mhaithe le tacú go pras le hearnáil na talmhaíochta agus leis na margaí bia i gcomhthéacs na ráige den choróinvíreas, tá bearta eisceachtúla molta ag an gCoimisiún Eorpach.<text:tab/>"}, {"role": "assistant", "content": "<text:tab/>To swiftly support agricultural sector and food markets following the outbreak of the coronavirus, the European Commission has proposed exceptional measures.<text:tab/>"}]}</text:p>
          </table:table-cell>
        </table:table-row>
        <table:table-row table:style-name="ro1">
          <table:table-cell office:value-type="string" calcext:value-type="string">
            <text:p>{"messages": [{"role": "system", "content": "Translate source to target."}, {"role": "user", "content": "<text:tab/>Tá sé beartaithe ag an gCoimisiún cabhair le haghaidh stóráil phríobháideach a dheonú i gcomhair táirgí déiríochta agus feola, sin agus solúbthacht a dheonú i dtaca le cur i bhfeidhm clár tacaíochta margaidh chun tosaíochtaí maoinithe a athdhíriú, agus maolú eisceachtúil ó rialacha iomaíochta an Aontais a dheonú chun earnálacha éagsúla de na margaí a chobhsú.<text:tab/>"}, {"role": "assistant", "content": "<text:tab/>The Commission proposes to grant private storage aid for dairy and meat products, flexibility in the implementation of market support programmes to refocus funding priorities, and exceptional derogation from EU competition rules to stabilise the markets in different sectors.<text:tab/>"}]}</text:p>
          </table:table-cell>
        </table:table-row>
        <table:table-row table:style-name="ro1">
          <table:table-cell office:value-type="string" calcext:value-type="string">
            <text:p>{"messages": [{"role": "system", "content": "Translate source to target."}, {"role": "user", "content": "<text:tab/>EU flags<text:tab/>"}, {"role": "assistant", "content": "<text:tab/>EU flags<text:tab/>"}]}</text:p>
          </table:table-cell>
        </table:table-row>
        <table:table-row table:style-name="ro1">
          <table:table-cell office:value-type="string" calcext:value-type="string">
            <text:p>{"messages": [{"role": "system", "content": "Translate source to target."}, {"role": "user", "content": "<text:tab/>An 22 Aibreán 2020 – Pacáiste cúnaimh airgeadais dar luach €3 bhilliún le haghaidh deich dtír chomharsanachta<text:tab/>"}, {"role": "assistant", "content": "<text:tab/>22 April 2020 - €3 billion financial assistance package for ten neighbouring countries<text:tab/>"}]}</text:p>
          </table:table-cell>
        </table:table-row>
        <table:table-row table:style-name="ro1">
          <table:table-cell office:value-type="string" calcext:value-type="string">
            <text:p>{"messages": [{"role": "system", "content": "Translate source to target."}, {"role": "user", "content": "<text:tab/>Mhol an Coimisiún pacáiste cúnaimh macrairgeadais dar luach €3 bhilliún a thabhairt do dheich gcinn de chomhpháirtithe an mhéadaithe agus de chomhpháirtithe comharsanachta, agus é mar aidhm dó teorainn a chur le hiarmhairtí eacnamaíocha ghéarchéim an choróinvíris sna tíortha comhpháirtíochta.<text:tab/>"}, {"role": "assistant", "content": "<text:tab/>The Commission proposed a €3 billion macro-financial assistance package to ten enlargement and neighbourhood partners with the aim to limit the economic fallout of the coronavirus crisis in partner countries.<text:tab/>"}]}</text:p>
          </table:table-cell>
        </table:table-row>
        <table:table-row table:style-name="ro1">
          <table:table-cell office:value-type="string" calcext:value-type="string">
            <text:p>{"messages": [{"role": "system", "content": "Translate source to target."}, {"role": "user", "content": "<text:tab/>Image of hands wearing gloves<text:tab/>"}, {"role": "assistant", "content": "<text:tab/>Image of hands wearing gloves<text:tab/>"}]}</text:p>
          </table:table-cell>
        </table:table-row>
        <table:table-row table:style-name="ro1">
          <table:table-cell office:value-type="string" calcext:value-type="string">
            <text:p>{"messages": [{"role": "system", "content": "Translate source to target."}, {"role": "user", "content": "<text:tab/>An 21 Aibreán 2020 – Tacaíocht slógtha ag an Aontas don Iodáil, don Chróit agus do thíortha comharsanachta<text:tab/>"}, {"role": "assistant", "content": "<text:tab/>21 April 2020 - EU mobilises support for Italy, Croatia and neighbouring countries<text:tab/>"}]}</text:p>
          </table:table-cell>
        </table:table-row>
        <table:table-row table:style-name="ro1">
          <table:table-cell office:value-type="string" calcext:value-type="string">
            <text:p>{"messages": [{"role": "system", "content": "Translate source to target."}, {"role": "user", "content": "<text:tab/>Tar éis don Aontas iarratais ar chúnamh a fháil trí Shásra an Aontais um Chosaint Shibhialta i gcomhthéacs an chomhraic i gcoinne phaindéim an choróinvíris, tá seachadadh lastas cúnaimh á chomhordú agus á chómhaoiniú aige san Aontas Eorpach féin agus sna tíortha comharsanachta.<text:tab/>"}, {"role": "assistant", "content": "<text:tab/>The EU coordinates and co-finances the delivery of aid shipments in the EU and in neighbouring countries, after requests for assistance via the EU Civil Protection Mechanism in the fight against the coronavirus pandemic.<text:tab/>"}]}</text:p>
          </table:table-cell>
        </table:table-row>
        <table:table-row table:style-name="ro1">
          <table:table-cell office:value-type="string" calcext:value-type="string">
            <text:p>{"messages": [{"role": "system", "content": "Translate source to target."}, {"role": "user", "content": "<text:tab/>Image of a server room<text:tab/>"}, {"role": "assistant", "content": "<text:tab/>Image of a server room<text:tab/>"}]}</text:p>
          </table:table-cell>
        </table:table-row>
        <table:table-row table:style-name="ro1">
          <table:table-cell office:value-type="string" calcext:value-type="string">
            <text:p>{"messages": [{"role": "system", "content": "Translate source to target."}, {"role": "user", "content": "<text:tab/>An 20 Aibreán 2020 – An coróinvíreas: Ardán nua malartaithe sonraí le haghaidh taighdeoirí<text:tab/>"}, {"role": "assistant", "content": "<text:tab/>20 April 2020 – Coronavirus: New data sharing platform for researchers<text:tab/>"}]}</text:p>
          </table:table-cell>
        </table:table-row>
        <table:table-row table:style-name="ro1">
          <table:table-cell office:value-type="string" calcext:value-type="string">
            <text:p>{"messages": [{"role": "system", "content": "Translate source to target."}, {"role": "user", "content": "<text:tab/>Tá ardán nua sonraí de chuid an Aontais maidir le COVID-19 curtha ar bun ag an gCoimisiún Eorpach agus a chomhpháirtithe chun sonraí taighde cuimsitheacha a bhaineann leis an gcoróinvíreas a bhailiú agus a mhalartú go tapa, cuir i gcás sonraí maidir le seichimh DNA, struchtúir próitéine, sonraí ó thaighde réamhchliniciúil agus ó thrialacha cliniciúla agus sonraí eipidéimeolaíocha, chun na hiarrachtaí taighde a bhrú chun cinn.<text:tab/>"}, {"role": "assistant", "content": "<text:tab/>An EU COVID-19 Data Platform has been established by the European Commission and partners to rapidly collect and share comprehensive coronavirus research data, such as DNA sequences, protein structures, data from pre-clinical research and clinical trials, as well as epidemiological data, to advance research efforts.<text:tab/>"}]}</text:p>
          </table:table-cell>
        </table:table-row>
        <table:table-row table:style-name="ro1">
          <table:table-cell office:value-type="string" calcext:value-type="string">
            <text:p>{"messages": [{"role": "system", "content": "Translate source to target."}, {"role": "user", "content": "<text:tab/>passenger in an airport<text:tab/>"}, {"role": "assistant", "content": "<text:tab/>passenger in an airport<text:tab/>"}]}</text:p>
          </table:table-cell>
        </table:table-row>
        <table:table-row table:style-name="ro1">
          <table:table-cell office:value-type="string" calcext:value-type="string">
            <text:p>{"messages": [{"role": "system", "content": "Translate source to target."}, {"role": "user", "content": "<text:tab/>An 17 Aibreán 2020 – Os cionn 500,000 saoránach den Aontas tugtha abhaile<text:tab/>"}, {"role": "assistant", "content": "<text:tab/>17 April 2020 - Over 500,000 EU citizens brought home<text:tab/>"}]}</text:p>
          </table:table-cell>
        </table:table-row>
        <table:table-row table:style-name="ro1">
          <table:table-cell office:value-type="string" calcext:value-type="string">
            <text:p>{"messages": [{"role": "system", "content": "Translate source to target."}, {"role": "user", "content": "<text:tab/>D’éirigh leis an Aontas Eorpach níos mó ná leathmhilliún saoránach, a ndearna srianta taistil an choróinvíris difear dóibh, a thabhairt abhaile trí eitiltí aisdúichithe a mhaoiniú agus trí thabhairt faoi dhianchomhar consalach.<text:tab/>"}, {"role": "assistant", "content": "<text:tab/>The EU has managed to bring home over half a million citizens affected by coronavirus travel restrictions by funding repatriation flights and carrying out intense consular cooperation.<text:tab/>"}]}</text:p>
          </table:table-cell>
        </table:table-row>
        <table:table-row table:style-name="ro1">
          <table:table-cell office:value-type="string" calcext:value-type="string">
            <text:p>{"messages": [{"role": "system", "content": "Translate source to target."}, {"role": "user", "content": "<text:tab/>ursula von der leyen press conference<text:tab/>"}, {"role": "assistant", "content": "<text:tab/>ursula von der leyen press conference<text:tab/>"}]}</text:p>
          </table:table-cell>
        </table:table-row>
        <table:table-row table:style-name="ro1">
          <table:table-cell office:value-type="string" calcext:value-type="string">
            <text:p>{"messages": [{"role": "system", "content": "Translate source to target."}, {"role": "user", "content": "<text:tab/>An 16 Aibreán 2020 – An tUachtarán von der Leyen: “Beidh an buiséad Eorpach ina chrann taca ag an téarnamh”<text:tab/>"}, {"role": "assistant", "content": "<text:tab/>16 April – 2020 – President von der Leyen: “The European budget will be the mothership of Europe’s recovery”<text:tab/>"}]}</text:p>
          </table:table-cell>
        </table:table-row>
        <table:table-row table:style-name="ro1">
          <table:table-cell office:value-type="string" calcext:value-type="string">
            <text:p>{"messages": [{"role": "system", "content": "Translate source to target."}, {"role": "user", "content": "<text:tab/>Cé gur fiú cuid mhaith os cionn €3 thrilliún freagairt na hEorpa le chéile – tá sé sin ar an bhfreagairt is láidre aon áit ar domhan – tá a fhios againn go mbeidh níos mó ag teastáil, arsa an tUachtarán von der Leyen i bParlaimint na hEorpa.<text:tab/>"}, {"role": "assistant", "content": "<text:tab/>Despite Europe’s collective response being well above €3 trillion – the most impressive response in the world - more is needed, President von der Leyen said at the European Parliament.<text:tab/>"}]}</text:p>
          </table:table-cell>
        </table:table-row>
        <table:table-row table:style-name="ro1">
          <table:table-cell office:value-type="string" calcext:value-type="string">
            <text:p>{"messages": [{"role": "system", "content": "Translate source to target."}, {"role": "user", "content": "<text:tab/>woman holding her phone<text:tab/>"}, {"role": "assistant", "content": "<text:tab/>woman holding her phone<text:tab/>"}]}</text:p>
          </table:table-cell>
        </table:table-row>
        <table:table-row table:style-name="ro1">
          <table:table-cell office:value-type="string" calcext:value-type="string">
            <text:p>{"messages": [{"role": "system", "content": "Translate source to target."}, {"role": "user", "content": "<text:tab/>An 16 Aibreán 2020 – Cur chuige Eorpach i leith aipeanna rianaithe – go hiomlán deonach agus an príobháideachas á urramú<text:tab/>"}, {"role": "assistant", "content": "<text:tab/>16 April – 2020 – A European approach to tracing apps – completely voluntary and fully respecting privacy<text:tab/>"}]}</text:p>
          </table:table-cell>
        </table:table-row>
        <table:table-row table:style-name="ro1">
          <table:table-cell office:value-type="string" calcext:value-type="string">
            <text:p>{"messages": [{"role": "system", "content": "Translate source to target."}, {"role": "user", "content": "<text:tab/>Chun córais rianaithe teagmhálaithe agus rabhaidh a chur ar bun atá deonach agus lena n-urramaítear an príobháideachas go hiomlán, tá uirlisí agus treoirlínte curtha i láthair ag an gCoimisiún Eorpach.<text:tab/>"}, {"role": "assistant", "content": "<text:tab/>To establish voluntary contact tracing and warning systems that fully respect privacy, the European Commission has put forward a toolbox and guidelines.<text:tab/>"}]}</text:p>
          </table:table-cell>
        </table:table-row>
        <table:table-row table:style-name="ro1">
          <table:table-cell office:value-type="string" calcext:value-type="string">
            <text:p>{"messages": [{"role": "system", "content": "Translate source to target."}, {"role": "user", "content": "<text:tab/>charles michel and ursula von der leyen<text:tab/>"}, {"role": "assistant", "content": "<text:tab/>charles michel and ursula von der leyen<text:tab/>"}]}</text:p>
          </table:table-cell>
        </table:table-row>
        <table:table-row table:style-name="ro1">
          <table:table-cell office:value-type="string" calcext:value-type="string">
            <text:p>{"messages": [{"role": "system", "content": "Translate source to target."}, {"role": "user", "content": "<text:tab/>An 15 Aibreán 2020 – Treochlár Eorpach i dtaca le deireadh a chur leis na bearta imshrianta<text:tab/>"}, {"role": "assistant", "content": "<text:tab/>15 April 2020 – A European roadmap to lifting containment measures<text:tab/>"}]}</text:p>
          </table:table-cell>
        </table:table-row>
        <table:table-row table:style-name="ro1">
          <table:table-cell office:value-type="string" calcext:value-type="string">
            <text:p>{"messages": [{"role": "system", "content": "Translate source to target."}, {"role": "user", "content": "<text:tab/>Chuir an Coimisiún Eorpach, i gcomhar le hUachtarán na Comhairle Eorpaí, treochlár, moltaí agus príomhphrionsabail i láthair i dtaca le deireadh a chur leis na bearta imshrianta.<text:tab/>"}, {"role": "assistant", "content": "<text:tab/>The European Commission, in cooperation with the President of the European Council put forward a roadmap, recommendations and key principles to lifting the containment measures.<text:tab/>"}]}</text:p>
          </table:table-cell>
        </table:table-row>
        <table:table-row table:style-name="ro1">
          <table:table-cell office:value-type="string" calcext:value-type="string">
            <text:p>{"messages": [{"role": "system", "content": "Translate source to target."}, {"role": "user", "content": "<text:tab/>Protective medical equipment<text:tab/>"}, {"role": "assistant", "content": "<text:tab/>Protective medical equipment<text:tab/>"}]}</text:p>
          </table:table-cell>
        </table:table-row>
        <table:table-row table:style-name="ro1">
          <table:table-cell office:value-type="string" calcext:value-type="string">
            <text:p>{"messages": [{"role": "system", "content": "Translate source to target."}, {"role": "user", "content": "<text:tab/>An 14 Aibreán 2020 – €2.7 billiún ó bhuiséad an Aontais chun tacú leis an earnáil cúraim sláinte<text:tab/>"}, {"role": "assistant", "content": "<text:tab/>14 April 2020 – €2,7 billion from the EU budget to support the healthcare sector<text:tab/>"}]}</text:p>
          </table:table-cell>
        </table:table-row>
        <table:table-row table:style-name="ro1">
          <table:table-cell office:value-type="string" calcext:value-type="string">
            <text:p>{"messages": [{"role": "system", "content": "Translate source to target."}, {"role": "user", "content": "<text:tab/>Chun tacaíocht dhíreach a thabhairt do na córais cúraim sláinte i mBallstáit an Aontais, mhol an Coimisiún Eorpach Ionstraim Tacaíochta Éigeandála an Aontais a ghníomhachtú, agus d’fhormheas an Chomhairle an beart sin go tapa an 14 Aibreán.<text:tab/>"}, {"role": "assistant", "content": "<text:tab/>To directly support healthcare systems in EU countries, the European Commission proposed to activate the EU’s Emergency Support Instrument – a measure that that Council quickly approved on 14 April.<text:tab/>"}]}</text:p>
          </table:table-cell>
        </table:table-row>
        <table:table-row table:style-name="ro1">
          <table:table-cell office:value-type="string" calcext:value-type="string">
            <text:p>{"messages": [{"role": "system", "content": "Translate source to target."}, {"role": "user", "content": "<text:tab/>pills<text:tab/>"}, {"role": "assistant", "content": "<text:tab/>pills<text:tab/>"}]}</text:p>
          </table:table-cell>
        </table:table-row>
        <table:table-row table:style-name="ro1">
          <table:table-cell office:value-type="string" calcext:value-type="string">
            <text:p>{"messages": [{"role": "system", "content": "Translate source to target."}, {"role": "user", "content": "<text:tab/>An 8 Aibreán 2020 – €15.6 billiún le haghaidh fhreagairt an Aontais ar an gcoróinvíreas; D’iarr an tAontas ar na Ballstáit a chinntiú go mbeidh cógais leighis ar fáil<text:tab/>"}, {"role": "assistant", "content": "<text:tab/>8 April 2020 – €15.6 billion for global EU coronavirus response; EU calls on Member States to ensure availability of medicines<text:tab/>"}]}</text:p>
          </table:table-cell>
        </table:table-row>
        <table:table-row table:style-name="ro1">
          <table:table-cell office:value-type="string" calcext:value-type="string">
            <text:p>{"messages": [{"role": "system", "content": "Translate source to target."}, {"role": "user", "content": "<text:tab/>D’fhonn an coróinvíreas a chomhrac ar fud an domhain, tacóidh an tAontas leis an tsláinte phoiblí agus tabharfaidh sé aghaidh ar riachtanais dhaonnúla agus sláintíochta na dtíortha comhpháirtíochta ar fud an domhain trí chúnamh airgeadais ar fiú níos mó ná €15.<text:tab/>"}, {"role": "assistant", "content": "<text:tab/>To fight the coronavirus across the globe, the EU will support the public health and address the humanitarian and sanitary needs of partner countries across the globe by providing financial assistance of more than €15.<text:tab/>"}]}</text:p>
          </table:table-cell>
        </table:table-row>
        <table:table-row table:style-name="ro1">
          <table:table-cell office:value-type="string" calcext:value-type="string">
            <text:p>{"messages": [{"role": "system", "content": "Translate source to target."}, {"role": "user", "content": "<text:tab/>coronavirus medical unit<text:tab/>"}, {"role": "assistant", "content": "<text:tab/>coronavirus medical unit<text:tab/>"}]}</text:p>
          </table:table-cell>
        </table:table-row>
        <table:table-row table:style-name="ro1">
          <table:table-cell office:value-type="string" calcext:value-type="string">
            <text:p>{"messages": [{"role": "system", "content": "Translate source to target."}, {"role": "user", "content": "<text:tab/>An 7 Aibreán 2020 – Cór Liachta an Aontais imlonnaithe go dtí an Iodáil<text:tab/>"}, {"role": "assistant", "content": "<text:tab/>07 April 2020 - EU Medical Corps deployed to Italy<text:tab/>"}]}</text:p>
          </table:table-cell>
        </table:table-row>
        <table:table-row table:style-name="ro1">
          <table:table-cell office:value-type="string" calcext:value-type="string">
            <text:p>{"messages": [{"role": "system", "content": "Translate source to target."}, {"role": "user", "content": "<text:tab/>Inniu, chuir Cór Liachta an Aontais, a bhí á chomhordú ag Lárionad Comhordúcháin Práinnfhreagartha an Aontais, foireann dochtúirí agus altraí de chuid na hEorpa ón Rómáin agus ón Iorua go Bergamo.<text:tab/>"}, {"role": "assistant", "content": "<text:tab/>Today, the EU Medical Corps coordinated by the EU Emergency Response Coordination Centre dispatched a team of European doctors and nurses from Romania and Norway to Bergamo.<text:tab/>"}]}</text:p>
          </table:table-cell>
        </table:table-row>
        <table:table-row table:style-name="ro1">
          <table:table-cell office:value-type="string" calcext:value-type="string">
            <text:p>{"messages": [{"role": "system", "content": "Translate source to target."}, {"role": "user", "content": "<text:tab/>Financial aid coronavirus<text:tab/>"}, {"role": "assistant", "content": "<text:tab/>Financial aid coronavirus<text:tab/>"}]}</text:p>
          </table:table-cell>
        </table:table-row>
        <table:table-row table:style-name="ro1">
          <table:table-cell office:value-type="string" calcext:value-type="string">
            <text:p>{"messages": [{"role": "system", "content": "Translate source to target."}, {"role": "user", "content": "<text:tab/>An 6 Aibreán 2020 – €8 mbilliún chun tacú le tuairim agus 100,000 gnólacht Eorpach<text:tab/>"}, {"role": "assistant", "content": "<text:tab/>06 April 2020 – €8 billion to support some 100,000 European businesses<text:tab/>"}]}</text:p>
          </table:table-cell>
        </table:table-row>
        <table:table-row table:style-name="ro1">
          <table:table-cell office:value-type="string" calcext:value-type="string">
            <text:p>{"messages": [{"role": "system", "content": "Translate source to target."}, {"role": "user", "content": "<text:tab/>Maoiniú chun tacú le faoiseamh agus é a chur ar fáil do tuairim agus 100,000 gnólacht atá thíos le hiarmhairtí eacnamaíocha an choróinvíris, beidh sé ar fáil in Aibreán de réir mar a chuirfidh an Coimisiún Eorpach agus an Ciste Eorpach Infheistíochta €8 mbilliún ar fáil a bhuí leis an gCiste Eorpach le haghaidh Infheistíochtaí Straitéiseacha.<text:tab/>"}, {"role": "assistant", "content": "<text:tab/>Funding to support and provide relief to some 100,000 businesses hit by the economic consequences of the Coronavirus will be available in April as the European Commission and the European Investment Fund unlock €8 billion from thanks to the European Fund for Strategic Investments.<text:tab/>"}]}</text:p>
          </table:table-cell>
        </table:table-row>
        <table:table-row table:style-name="ro1">
          <table:table-cell office:value-type="string" calcext:value-type="string">
            <text:p>{"messages": [{"role": "system", "content": "Translate source to target."}, {"role": "user", "content": "<text:tab/>workers producing masks<text:tab/>"}, {"role": "assistant", "content": "<text:tab/>workers producing masks<text:tab/>"}]}</text:p>
          </table:table-cell>
        </table:table-row>
        <table:table-row table:style-name="ro1">
          <table:table-cell office:value-type="string" calcext:value-type="string">
            <text:p>{"messages": [{"role": "system", "content": "Translate source to target."}, {"role": "user", "content": "<text:tab/>03 Aibreán 2020 – Rialacháin maidir le feistí leighis á gcur siar, dleachtanna custaim ar threalamh cosanta á mbaint<text:tab/>"}, {"role": "assistant", "content": "<text:tab/>03 April 2020 – Postponing regulation for medical devices, lifting customs duties for protective equipment<text:tab/>"}]}</text:p>
          </table:table-cell>
        </table:table-row>
        <table:table-row table:style-name="ro1">
          <table:table-cell office:value-type="string" calcext:value-type="string">
            <text:p>{"messages": [{"role": "system", "content": "Translate source to target."}, {"role": "user", "content": "<text:tab/>Mhol an Coimisiún rialacháin maidir le feistí leighis a chur siar bliain amháin le go mbeadh monaróirí in ann díriú ar fheistí leighis ríthábhachtacha a tháirgeadh agus ganntanais nó moilleanna a sheachaint a d’fhéadfadh comhlachtaí rialála a chruthú, agus ar an mbealach sin beatha daoine a shábháil.<text:tab/>"}, {"role": "assistant", "content": "<text:tab/>The Commission proposed to postpone regulations on medical devices by one year to allow manufacturers to focus on the production of critical medical devices and avoiding shortages or delays potentially caused by regulatory bodies, thereby and saving lives.<text:tab/>"}]}</text:p>
          </table:table-cell>
        </table:table-row>
        <table:table-row table:style-name="ro1">
          <table:table-cell office:value-type="string" calcext:value-type="string">
            <text:p>{"messages": [{"role": "system", "content": "Translate source to target."}, {"role": "user", "content": "<text:tab/>Rinne an Coimisiún cinneadh freisin dleachtanna custaim agus CBL ar iompórtáil feistí leighis agus trealaimh cosanta phearsanta ó thríú tíortha a bhaint ar bhonn sealadach.<text:tab/>"}, {"role": "assistant", "content": "<text:tab/>The Commission also decided to temporarily lift customs duties and VAT on the import of medical devices and protective equipment from third countries.<text:tab/>"}]}</text:p>
          </table:table-cell>
        </table:table-row>
        <table:table-row table:style-name="ro1">
          <table:table-cell office:value-type="string" calcext:value-type="string">
            <text:p>{"messages": [{"role": "system", "content": "Translate source to target."}, {"role": "user", "content": "<text:tab/>Ursula von der Leyen President of the European Commission<text:tab/>"}, {"role": "assistant", "content": "<text:tab/>Ursula von der Leyen President of the European Commission<text:tab/>"}]}</text:p>
          </table:table-cell>
        </table:table-row>
        <table:table-row table:style-name="ro1">
          <table:table-cell office:value-type="string" calcext:value-type="string">
            <text:p>{"messages": [{"role": "system", "content": "Translate source to target."}, {"role": "user", "content": "<text:tab/>An 2 Aibreán – An fhreagairt ar an gcoróinvíreas: Gach uile euro á shlógadh ag an gCoimisiún chun beatha daoine agus slite beatha a chosaint<text:tab/>"}, {"role": "assistant", "content": "<text:tab/>02 April - Coronavirus response: Commission mobilises every euro to protect lives and livelihoods<text:tab/>"}]}</text:p>
          </table:table-cell>
        </table:table-row>
        <table:table-row table:style-name="ro1">
          <table:table-cell office:value-type="string" calcext:value-type="string">
            <text:p>{"messages": [{"role": "system", "content": "Translate source to target."}, {"role": "user", "content": "<text:tab/>Chun tacaíocht a thabhairt go tapa d’oibrithe agus na rioscaí dífhostaíochta atá ann mar gheall ar an ráig den choróinvíreas a mhaolú, sheol an Coimisiún tionscnamh nua ar a dtugtar SURE – Tacaíocht chun rioscaí dífhostaíochta in éigeandálaí a mhaolú.<text:tab/>"}, {"role": "assistant", "content": "<text:tab/>To quickly support workers and mitigate the unemployment risks that come with the Coronavirus outbreak, the Commission launched a new initiative called SURE - Support mitigating Unemployment Risks in Emergency.<text:tab/>"}]}</text:p>
          </table:table-cell>
        </table:table-row>
        <table:table-row table:style-name="ro1">
          <table:table-cell office:value-type="string" calcext:value-type="string">
            <text:p>{"messages": [{"role": "system", "content": "Translate source to target."}, {"role": "user", "content": "<text:tab/>scientist<text:tab/>"}, {"role": "assistant", "content": "<text:tab/>scientist<text:tab/>"}]}</text:p>
          </table:table-cell>
        </table:table-row>
        <table:table-row table:style-name="ro1">
          <table:table-cell office:value-type="string" calcext:value-type="string">
            <text:p>{"messages": [{"role": "system", "content": "Translate source to target."}, {"role": "user", "content": "<text:tab/>An 1 Aibreán 2020 – Ábhar rialaithe nua forbartha ag eolaithe an Choimisiúin le haghaidh tástáil iontaofa ar an gcoróinvíreas ar fud an Aontais<text:tab/>"}, {"role": "assistant", "content": "<text:tab/>01 April 2020 - Commission scientists develop new control material for reliable Coronavirus-testing across the EU<text:tab/>"}]}</text:p>
          </table:table-cell>
        </table:table-row>
        <table:table-row table:style-name="ro1">
          <table:table-cell office:value-type="string" calcext:value-type="string">
            <text:p>{"messages": [{"role": "system", "content": "Translate source to target."}, {"role": "user", "content": "<text:tab/>Tá ábhar rialaithe nua deartha ag eolaithe sa Choimisiún Eorpach, ábhar is féidir a úsáid chun measúnú beacht a dhéanamh ar fheidhmiú a dtástálacha ar an gcoróinvíreas agus chun torthaí bréagdhiúltacha a sheachaint.<text:tab/>"}, {"role": "assistant", "content": "<text:tab/>Scientists at the European Commission have designed a new control material that can be used to accurately assess the functioning of their coronavirus tests and to avoid false negatives.<text:tab/>"}]}</text:p>
          </table:table-cell>
        </table:table-row>
        <table:table-row table:style-name="ro1">
          <table:table-cell office:value-type="string" calcext:value-type="string">
            <text:p>{"messages": [{"role": "system", "content": "Translate source to target."}, {"role": "user", "content": "<text:tab/>law<text:tab/>"}, {"role": "assistant", "content": "<text:tab/>law<text:tab/>"}]}</text:p>
          </table:table-cell>
        </table:table-row>
        <table:table-row table:style-name="ro1">
          <table:table-cell office:value-type="string" calcext:value-type="string">
            <text:p>{"messages": [{"role": "system", "content": "Translate source to target."}, {"role": "user", "content": "<text:tab/>An 31 Márta 2020 – rabhadh ón Uachtarán von der Leyen: Ní mór do bhearta éigeandála i leith an choróinvíris bunphrionsabail agus bunluachanna an Aontais a urramú<text:tab/>"}, {"role": "assistant", "content": "<text:tab/>31 March 2020 – President von der Leyen warns: Emergency Coronavirus measures must respect EU fundamental principles and values<text:tab/>"}]}</text:p>
          </table:table-cell>
        </table:table-row>
        <table:table-row table:style-name="ro1">
          <table:table-cell office:value-type="string" calcext:value-type="string">
            <text:p>{"messages": [{"role": "system", "content": "Translate source to target."}, {"role": "user", "content": "<text:tab/>Le seachtainí beaga anuas, tá bearta éigeandála glactha ag roinnt Ballstát chun aghaidh a thabhairt ar an ngéarchéim sláinte atá cruthaithe ag an ráig den choróinvíreas.<text:tab/>"}, {"role": "assistant", "content": "<text:tab/>Over the past weeks, several EU Member States have taken emergency measures to address the health crisis caused by the Coronavirus outbreak.<text:tab/>"}]}</text:p>
          </table:table-cell>
        </table:table-row>
        <table:table-row table:style-name="ro1">
          <table:table-cell office:value-type="string" calcext:value-type="string">
            <text:p>{"messages": [{"role": "system", "content": "Translate source to target."}, {"role": "user", "content": "<text:tab/>An 30 Márta 2020 – seoladh rannóg thiomnaithe ‘An bhréagaisnéis a chomhrac’ a bhaineann leis an ráig den choróinvíreas<text:tab/>"}, {"role": "assistant", "content": "<text:tab/>30 March 2020 – launch of a dedicated ‘Fighting disinformation’ section linked to the coronavirus outbreak<text:tab/>"}]}</text:p>
          </table:table-cell>
        </table:table-row>
        <table:table-row table:style-name="ro1">
          <table:table-cell office:value-type="string" calcext:value-type="string">
            <text:p>{"messages": [{"role": "system", "content": "Translate source to target."}, {"role": "user", "content": "<text:tab/>Tá borradh faoin mífhaisnéis agus faoin mbréagaisnéis i réimse na sláinte, scéalta faoi COVID-19 san áireamh.<text:tab/>"}, {"role": "assistant", "content": "<text:tab/>Misinformation and disinformation in the health space are thriving, including on COVID-19.<text:tab/>"}]}</text:p>
          </table:table-cell>
        </table:table-row>
        <table:table-row table:style-name="ro1">
          <table:table-cell office:value-type="string" calcext:value-type="string">
            <text:p>{"messages": [{"role": "system", "content": "Translate source to target."}, {"role": "user", "content": "<text:tab/>Tá sé tábhachtach gur ar fhoinsí údarásacha, agus orthu sin amháin, a bhíonn tú ag brath chun teacht ar an eolas is déanaí<text:tab/>"}, {"role": "assistant", "content": "<text:tab/>It is important that you rely only on authoritative sources to get updated information<text:tab/>"}]}</text:p>
          </table:table-cell>
        </table:table-row>
        <table:table-row table:style-name="ro1">
          <table:table-cell office:value-type="string" calcext:value-type="string">
            <text:p>{"messages": [{"role": "system", "content": "Translate source to target."}, {"role": "user", "content": "<text:tab/>Tá freagairt Eorpach chomhchoiteann don ráig COVID-19 á comhordú ag an gCoimisiún Eorpach.<text:tab/>"}, {"role": "assistant", "content": "<text:tab/>The European Commission is coordinating a common European response to the coronavirus outbreak.<text:tab/>"}]}</text:p>
          </table:table-cell>
        </table:table-row>
        <table:table-row table:style-name="ro1">
          <table:table-cell office:value-type="string" calcext:value-type="string">
            <text:p>{"messages": [{"role": "system", "content": "Translate source to target."}, {"role": "user", "content": "<text:tab/>Tá foireann um an bhfreagairt ar an gcoróinvíreas curtha ar bun ag an Uachtarán von der Leyen ar leibhéal polaitiúil lenár bhfreagairt ar an bpaindéim a chomhordú.<text:tab/>"}, {"role": "assistant", "content": "<text:tab/>President von der Leyen has established a Coronavirus response team at political level to coordinate our response to the pandemic<text:tab/>"}]}</text:p>
          </table:table-cell>
        </table:table-row>
        <table:table-row table:style-name="ro1">
          <table:table-cell office:value-type="string" calcext:value-type="string">
            <text:p>{"messages": [{"role": "system", "content": "Translate source to target."}, {"role": "user", "content": "<text:tab/>Le linn na géarchéime seo, tá tíortha, réigiúin agus cathracha ar fud an Aontais Eorpaigh ag tabhairt lámh chuidithe dá gcomharsana agus ag cuidiú leo siúd is mó atá i ngátar: tá trealaimh chosanta amhail maisc á ndeonú, tá othair thinne á n-iompar chuig tíortha eile le cóir leighis a fháil agus tá saoránaigh atá sáinnithe thar lear á dtabhairt abhaile.<text:tab/>"}, {"role": "assistant", "content": "<text:tab/>During these times of crisis, across the European Union, countries, regions and cities are stretching out a helping hand to neighbours and assistance is given to those most in need: donations of protective equipment such as masks, cross-border treatments of ill patients and bringing stranded citizens home.<text:tab/>"}]}</text:p>
          </table:table-cell>
        </table:table-row>
        <table:table-row table:style-name="ro1">
          <table:table-cell office:value-type="string" calcext:value-type="string">
            <text:p>{"messages": [{"role": "system", "content": "Translate source to target."}, {"role": "user", "content": "<text:tab/>Vacsaíní sábháilte in aghaidh COVID-19 do mhuintir na hEorpa<text:tab/>"}, {"role": "assistant", "content": "<text:tab/>Safe COVID-19 vaccines for Europeans<text:tab/>"}]}</text:p>
          </table:table-cell>
        </table:table-row>
        <table:table-row table:style-name="ro1">
          <table:table-cell office:value-type="string" calcext:value-type="string">
            <text:p>{"messages": [{"role": "system", "content": "Translate source to target."}, {"role": "user", "content": "<text:tab/>Vacsaín shábháilte éifeachtach, sin an deis is fearr atá againn chun an lámh in uachtar a fháil ar an gcoróinvíreas agus filleadh ar an ngnáthshaol.<text:tab/>"}, {"role": "assistant", "content": "<text:tab/>A safe and effective vaccine is our best chance to beat coronavirus and return to our normal lives.<text:tab/>"}]}</text:p>
          </table:table-cell>
        </table:table-row>
        <table:table-row table:style-name="ro1">
          <table:table-cell office:value-type="string" calcext:value-type="string">
            <text:p>{"messages": [{"role": "system", "content": "Translate source to target."}, {"role": "user", "content": "<text:tab/>Tá an Coimisiún Eorpach ag obair gan stad gan staonadh chun dáileoga de vacsaíní féideartha a chinntiú do gach duine.<text:tab/>"}, {"role": "assistant", "content": "<text:tab/>The European Commission has been working tirelessly to secure doses of potential vaccines, that can be shared with all.<text:tab/>"}]}</text:p>
          </table:table-cell>
        </table:table-row>
        <table:table-row table:style-name="ro1">
          <table:table-cell office:value-type="string" calcext:value-type="string">
            <text:p>{"messages": [{"role": "system", "content": "Translate source to target."}, {"role": "user", "content": "<text:tab/>4 Meitheamh 2021 – Freagairt trádála iltaobhach láidir molta ag an Aontas Eorpach ar phaindéim an choróinvíris<text:tab/>"}, {"role": "assistant", "content": "<text:tab/>4 June 2021 – The EU proposes a strong multilateral trade response to the coronavirus pandemic<text:tab/>"}]}</text:p>
          </table:table-cell>
        </table:table-row>
        <table:table-row table:style-name="ro1">
          <table:table-cell office:value-type="string" calcext:value-type="string">
            <text:p>{"messages": [{"role": "system", "content": "Translate source to target."}, {"role": "user", "content": "<text:tab/>Chuir an tAontas Eorpach a thogra isteach lena n-iarrtar ar bhaill na hEagraíochta Domhanda Trádála gealltanas a thabhairt le haghaidh plean gníomhaíochta maidir le trádáil iltaobhach chun táirgeadh vacsaíní agus cóireálacha in aghaidh COVID-19 a mhéadú.<text:tab/>"}, {"role": "assistant", "content": "<text:tab/>The EU has submitted its proposal seeking the commitment of World Trade Organization members for a multilateral trade action plan to expand the production of COVID-19 vaccines and treatments.<text:tab/>"}]}</text:p>
          </table:table-cell>
        </table:table-row>
        <table:table-row table:style-name="ro1">
          <table:table-cell office:value-type="string" calcext:value-type="string">
            <text:p>{"messages": [{"role": "system", "content": "Translate source to target."}, {"role": "user", "content": "<text:tab/>Na príomhphointí is déanaí<text:tab/>"}, {"role": "assistant", "content": "<text:tab/>man holding a leaflet<text:tab/>"}]}</text:p>
          </table:table-cell>
        </table:table-row>
        <table:table-row table:style-name="ro1">
          <table:table-cell office:value-type="string" calcext:value-type="string">
            <text:p>{"messages": [{"role": "system", "content": "Translate source to target."}, {"role": "user", "content": "<text:tab/>21 Nollaig 2020 – an chéad vacsaín shábháilte éifeachtach in aghaidh COVID-19 údaraithe ag an gCoimisiún Eorpach<text:tab/>"}, {"role": "assistant", "content": "<text:tab/>21 December 2020 - European Commission authorises first safe and effective vaccine against COVID-19<text:tab/>"}]}</text:p>
          </table:table-cell>
        </table:table-row>
        <table:table-row table:style-name="ro1">
          <table:table-cell office:value-type="string" calcext:value-type="string">
            <text:p>{"messages": [{"role": "system", "content": "Translate source to target."}, {"role": "user", "content": "<text:tab/>Tá údarú margaíochta coinníollach tugtha ag an gCoimisiún don vacsaín shábháilte éifeachtach in aghaidh COVID-19 atá forbartha ag BioNTech agus Pfizer.<text:tab/>"}, {"role": "assistant", "content": "<text:tab/>The Commission has granted a conditional marketing authorisation for the safe and effective vaccine against COVID‑19 developed by BioNTech and Pfizer.<text:tab/>"}]}</text:p>
          </table:table-cell>
        </table:table-row>
        <table:table-row table:style-name="ro1">
          <table:table-cell office:value-type="string" calcext:value-type="string">
            <text:p>{"messages": [{"role": "system", "content": "Translate source to target."}, {"role": "user", "content": "<text:tab/>vaccine<text:tab/>"}, {"role": "assistant", "content": "<text:tab/>vaccine<text:tab/>"}]}</text:p>
          </table:table-cell>
        </table:table-row>
        <table:table-row table:style-name="ro1">
          <table:table-cell office:value-type="string" calcext:value-type="string">
            <text:p>{"messages": [{"role": "system", "content": "Translate source to target."}, {"role": "user", "content": "<text:tab/>17 Nollaig 2020 – An 27, 28 agus 29 Nollaig fógartha mar laethanta Eorpacha an vacsaínithe ag an Uachtarán von der Leyen<text:tab/>"}, {"role": "assistant", "content": "<text:tab/>17 December 2020 – President von der Leyen announces European vaccination days on 27, 28 and 29 December<text:tab/>"}]}</text:p>
          </table:table-cell>
        </table:table-row>
        <table:table-row table:style-name="ro1">
          <table:table-cell office:value-type="string" calcext:value-type="string">
            <text:p>{"messages": [{"role": "system", "content": "Translate source to target."}, {"role": "user", "content": "<text:tab/>Má thugann an Ghníomhaireacht Leigheasra Eorpach agus an Coimisiún Eorpach údarú do vacsaín rathúil éifeachtach, d’fhógair an tUachtarán von der Leyen go gcuirfear tús leis an vacsaíniú i gcoinne an choróinvíris ar fud an Aontais an 27, 28 agus 29 Nollaig.<text:tab/>"}, {"role": "assistant", "content": "<text:tab/>In case of a successful and effective vaccine authorisation by the European Medicines Agency and the European Commission, President von der Leyen announced that on 27, 28 and 29 December vaccination against the coronavirus will start across the EU.<text:tab/>"}]}</text:p>
          </table:table-cell>
        </table:table-row>
        <table:table-row table:style-name="ro1">
          <table:table-cell office:value-type="string" calcext:value-type="string">
            <text:p>{"messages": [{"role": "system", "content": "Translate source to target."}, {"role": "user", "content": "<text:tab/>woman in front of EU commission building looking at her smartphone<text:tab/>"}, {"role": "assistant", "content": "<text:tab/>woman in front of EU commission building looking at her smartphone<text:tab/>"}]}</text:p>
          </table:table-cell>
        </table:table-row>
        <table:table-row table:style-name="ro1">
          <table:table-cell office:value-type="string" calcext:value-type="string">
            <text:p>{"messages": [{"role": "system", "content": "Translate source to target."}, {"role": "user", "content": "<text:tab/>14 Nollaig 2020 – Aip mhóibíleach Re-open EU a thugann nuashonruithe rialta ar bhearta sláinte, sábháilteachta agus taistil ar fud na hEorpa seolta ag an gCoimisiún<text:tab/>"}, {"role": "assistant", "content": "<text:tab/>14 December 2020 – Commission launches Re-open EU mobile app with regular updates on coronavirus health, safety and travel measures across Europe<text:tab/>"}]}</text:p>
          </table:table-cell>
        </table:table-row>
        <table:table-row table:style-name="ro1">
          <table:table-cell office:value-type="string" calcext:value-type="string">
            <text:p>{"messages": [{"role": "system", "content": "Translate source to target."}, {"role": "user", "content": "<text:tab/>Sheol an Coimisiún aip mhóibíleach saor in aisce den ardán Re-open EU a thugann eolas cuimsitheach cothrom le dáta maidir leis na bearta sláinte, sábháilteachta agus taistil i mBallstáit uile an Aontais Eorpaigh agus san Eilvéis, san Iorua, san Íoslainn agus i Lichtinstéin.<text:tab/>"}, {"role": "assistant", "content": "<text:tab/>The Commission launched the free Re-open EU mobile app, providing comprehensive, up-to-date information on the health, safety and travel measures in all EU Member States and Iceland, Liechtenstein, Norway and Switzerland.<text:tab/>"}]}</text:p>
          </table:table-cell>
        </table:table-row>
        <table:table-row table:style-name="ro1">
          <table:table-cell office:value-type="string" calcext:value-type="string">
            <text:p>{"messages": [{"role": "system", "content": "Translate source to target."}, {"role": "user", "content": "<text:tab/>European democracy action plan<text:tab/>"}, {"role": "assistant", "content": "<text:tab/>European democracy action plan<text:tab/>"}]}</text:p>
          </table:table-cell>
        </table:table-row>
        <table:table-row table:style-name="ro1">
          <table:table-cell office:value-type="string" calcext:value-type="string">
            <text:p>{"messages": [{"role": "system", "content": "Translate source to target."}, {"role": "user", "content": "<text:tab/>3 Nollaig 2020 – An Plean Gníomhaíochta um an Daonlathas Eorpach: daonlathais an Aontais a dhéanamh níos láidre<text:tab/>"}, {"role": "assistant", "content": "<text:tab/>3 December 2020 – European Democracy Action Plan: making EU democracies stronger<text:tab/>"}]}</text:p>
          </table:table-cell>
        </table:table-row>
        <table:table-row table:style-name="ro1">
          <table:table-cell office:value-type="string" calcext:value-type="string">
            <text:p>{"messages": [{"role": "system", "content": "Translate source to target."}, {"role": "user", "content": "<text:tab/>Is éard a chuir paindéim an choróinvíris i dtábhacht na dúshláin atá roimh dhaonlathais an Aontais.<text:tab/>"}, {"role": "assistant", "content": "<text:tab/>The coronavirus pandemic has highlighted challenges to the EU democracies.<text:tab/>"}]}</text:p>
          </table:table-cell>
        </table:table-row>
        <table:table-row table:style-name="ro1">
          <table:table-cell office:value-type="string" calcext:value-type="string">
            <text:p>{"messages": [{"role": "system", "content": "Translate source to target."}, {"role": "user", "content": "<text:tab/>Mask and EU flag<text:tab/>"}, {"role": "assistant", "content": "<text:tab/>Mask and EU flag<text:tab/>"}]}</text:p>
          </table:table-cell>
        </table:table-row>
        <table:table-row table:style-name="ro1">
          <table:table-cell office:value-type="string" calcext:value-type="string">
            <text:p>{"messages": [{"role": "system", "content": "Translate source to target."}, {"role": "user", "content": "<text:tab/>2 Nollaig 2020 – Chuir an Coimisiún an straitéis maidir le “Sábháilteacht i dtaca le COVID-19 le linn an gheimhridh” i láthair<text:tab/>"}, {"role": "assistant", "content": "<text:tab/>2 December 2020 – Commission presents “Staying safe from COVID-19 during winter” strategy<text:tab/>"}]}</text:p>
          </table:table-cell>
        </table:table-row>
        <table:table-row table:style-name="ro1">
          <table:table-cell office:value-type="string" calcext:value-type="string">
            <text:p>{"messages": [{"role": "system", "content": "Translate source to target."}, {"role": "user", "content": "<text:tab/>Ghlac an Coimisiún straitéis chun bainistíocht inbhuanaithe a dhéanamh ar an bpaindéim le linn mhíonna an gheimhridh, tráth a d’fhéadfadh méadú teacht ar an riosca tarchuir i ngeall ar dhaoine a bheith ag bailiú le chéile taobh istigh.<text:tab/>"}, {"role": "assistant", "content": "<text:tab/>The Commission adopted a strategy for sustainably managing the pandemic over the coming winter months, when the virus transmission risk may increase owing to indoor gatherings.<text:tab/>"}]}</text:p>
          </table:table-cell>
        </table:table-row>
        <table:table-row table:style-name="ro1">
          <table:table-cell office:value-type="string" calcext:value-type="string">
            <text:p>{"messages": [{"role": "system", "content": "Translate source to target."}, {"role": "user", "content": "<text:tab/>Leis an straitéis, moltar airdeall agus aire leanúnach le linn thréimhse an gheimhridh ar fad agus in 2021 nuair a chuirfear tús le vacsaíní sábháilte éifeachtúla a sholáthar.<text:tab/>"}, {"role": "assistant", "content": "<text:tab/>The strategy recommends continued vigilance and caution throughout the winter period and into 2021 when the roll out of safe and effective vaccines will occur.<text:tab/>"}]}</text:p>
          </table:table-cell>
        </table:table-row>
        <table:table-row table:style-name="ro1">
          <table:table-cell office:value-type="string" calcext:value-type="string">
            <text:p>{"messages": [{"role": "system", "content": "Translate source to target."}, {"role": "user", "content": "<text:tab/>Tá cur chuige comhordaithe ar fud an Aontais ríthábhachtach chun ráig eile den víreas a sheachaint, agus ní mór forbairt na staide eipidéimeolaíche a chur san áireamh mar chuid de mhaolú ar bith ar bhearta srianta.<text:tab/>"}, {"role": "assistant", "content": "<text:tab/>A coordinated EU-wide approach is key to avoid a resurgence of the virus, and any relaxation of measures should take into account the evolution of the epidemiological situation.<text:tab/>"}]}</text:p>
          </table:table-cell>
        </table:table-row>
        <table:table-row table:style-name="ro1">
          <table:table-cell office:value-type="string" calcext:value-type="string">
            <text:p>{"messages": [{"role": "system", "content": "Translate source to target."}, {"role": "user", "content": "<text:tab/>1 Nollaig 2020 – €8.5 billiún eisíoctha ag an gCoimisiún Eorpach le naoi mBallstát faoi SURE le cuidiú chun poist a choinneáil<text:tab/>"}, {"role": "assistant", "content": "<text:tab/>1 December 2020 – The European Commission disburses €8.5 billion under SURE to five Member States to help sustain jobs<text:tab/>"}]}</text:p>
          </table:table-cell>
        </table:table-row>
        <table:table-row table:style-name="ro1">
          <table:table-cell office:value-type="string" calcext:value-type="string">
            <text:p>{"messages": [{"role": "system", "content": "Translate source to target."}, {"role": "user", "content": "<text:tab/>Tá €8.<text:tab/>"}, {"role": "assistant", "content": "<text:tab/>The Commission has disbursed €8.<text:tab/>"}]}</text:p>
          </table:table-cell>
        </table:table-row>
        <table:table-row table:style-name="ro1">
          <table:table-cell office:value-type="string" calcext:value-type="string">
            <text:p>{"messages": [{"role": "system", "content": "Translate source to target."}, {"role": "user", "content": "<text:tab/>Pharma strategy<text:tab/>"}, {"role": "assistant", "content": "<text:tab/>Pharma strategy<text:tab/>"}]}</text:p>
          </table:table-cell>
        </table:table-row>
        <table:table-row table:style-name="ro1">
          <table:table-cell office:value-type="string" calcext:value-type="string">
            <text:p>{"messages": [{"role": "system", "content": "Translate source to target."}, {"role": "user", "content": "<text:tab/>25 Samhain 2020 – Straitéis Chógaisíochta don Eoraip: cógais inacmhainne inrochtana sábháilte do chách<text:tab/>"}, {"role": "assistant", "content": "<text:tab/>25 November 2020 - Pharmaceutical Strategy for Europe: affordable, accessible and safe medicines for all<text:tab/>"}]}</text:p>
          </table:table-cell>
        </table:table-row>
        <table:table-row table:style-name="ro1">
          <table:table-cell office:value-type="string" calcext:value-type="string">
            <text:p>{"messages": [{"role": "system", "content": "Translate source to target."}, {"role": "user", "content": "<text:tab/>Ghlac an Coimisiún Straitéis Chógaisíochta don Eoraip chun a chinntiú go mbeidh rochtain ag gach duine ar chógais nuálacha inacmhainne agus, san am céanna, tacú le hiomaíochas, nuálaíocht agus inbhuanaitheacht thionscal cógaisíochta an Aontais.<text:tab/>"}, {"role": "assistant", "content": "<text:tab/>The Commission adopted a Pharmaceutical Strategy for Europe to ensure that everyone will have access to innovative and affordable medicines while supporting competitiveness, innovation and sustainability of the EU’s pharmaceutical industry.<text:tab/>"}]}</text:p>
          </table:table-cell>
        </table:table-row>
        <table:table-row table:style-name="ro1">
          <table:table-cell office:value-type="string" calcext:value-type="string">
            <text:p>{"messages": [{"role": "system", "content": "Translate source to target."}, {"role": "user", "content": "<text:tab/>Rapid tests<text:tab/>"}, {"role": "assistant", "content": "<text:tab/>Rapid tests<text:tab/>"}]}</text:p>
          </table:table-cell>
        </table:table-row>
        <table:table-row table:style-name="ro1">
          <table:table-cell office:value-type="string" calcext:value-type="string">
            <text:p>{"messages": [{"role": "system", "content": "Translate source to target."}, {"role": "user", "content": "<text:tab/>18 Samhain 2020 – Chuir an Coimisiún Eorpach dlús lena ghníomhaíochtaí tástála le moladh maidir le tástálacha meara antaiginí agus tacaíocht chun an acmhainneacht tástála a mhéadú<text:tab/>"}, {"role": "assistant", "content": "<text:tab/>18 November 2020 – The European Commission steps up actions on testing with a recommendation on rapid antigen tests and support to increase testing capacity<text:tab/>"}]}</text:p>
          </table:table-cell>
        </table:table-row>
        <table:table-row table:style-name="ro1">
          <table:table-cell office:value-type="string" calcext:value-type="string">
            <text:p>{"messages": [{"role": "system", "content": "Translate source to target."}, {"role": "user", "content": "<text:tab/>Ghlac an Coimisiún moladh maidir le húsáid tástálacha meara antaiginí chun COVID-19 a dhiagnóisiú, agus é mar aidhm leis saorghluaiseacht daoine agus feidhmiú rianúil an mhargaidh inmheánaigh a chinntiú.<text:tab/>"}, {"role": "assistant", "content": "<text:tab/>The Commission adopted a recommendation on the use of rapid antigen tests for the diagnosis of COVID-19 with the aim of ensuring the free movement of people and the smooth functioning of the internal market.<text:tab/>"}]}</text:p>
          </table:table-cell>
        </table:table-row>
        <table:table-row table:style-name="ro1">
          <table:table-cell office:value-type="string" calcext:value-type="string">
            <text:p>{"messages": [{"role": "system", "content": "Translate source to target."}, {"role": "user", "content": "<text:tab/>17 Samhain 2020 – €14 bhilliún eisíoctha ag an gCoimisiún Eorpach le naoi mBallstát faoi SURE le cuidiú chun poist a choinneáil<text:tab/>"}, {"role": "assistant", "content": "<text:tab/>17 November 2020 – The European Commission disburses €14 billion under SURE to nine Member States to help sustain jobs<text:tab/>"}]}</text:p>
          </table:table-cell>
        </table:table-row>
        <table:table-row table:style-name="ro1">
          <table:table-cell office:value-type="string" calcext:value-type="string">
            <text:p>{"messages": [{"role": "system", "content": "Translate source to target."}, {"role": "user", "content": "<text:tab/>Tá €14 bhilliún eisíoctha ag an gCoimisiún le naoi mBallstát den Aontas sa dara tráthchuid de thacaíocht airgeadais do na Ballstáit faoin ionstraim SURE.<text:tab/>"}, {"role": "assistant", "content": "<text:tab/>The Commission has disbursed €14 billion to nine EU countries in the second instalment of financial support to Member States under the SURE instrument.<text:tab/>"}]}</text:p>
          </table:table-cell>
        </table:table-row>
        <table:table-row table:style-name="ro1">
          <table:table-cell office:value-type="string" calcext:value-type="string">
            <text:p>{"messages": [{"role": "system", "content": "Translate source to target."}, {"role": "user", "content": "<text:tab/>European Health Union<text:tab/>"}, {"role": "assistant", "content": "<text:tab/>European Health Union<text:tab/>"}]}</text:p>
          </table:table-cell>
        </table:table-row>
        <table:table-row table:style-name="ro1">
          <table:table-cell office:value-type="string" calcext:value-type="string">
            <text:p>{"messages": [{"role": "system", "content": "Translate source to target."}, {"role": "user", "content": "<text:tab/>11 Samhain 2020 – Na chéad chéimeanna tugtha ag an gCoimisiún Eorpach i dtreo Aontas Eorpach um an tSláinte a thógáil<text:tab/>"}, {"role": "assistant", "content": "<text:tab/>11 November 2020 – European Commission takes first steps towards building a European Health Union<text:tab/>"}]}</text:p>
          </table:table-cell>
        </table:table-row>
        <table:table-row table:style-name="ro1">
          <table:table-cell office:value-type="string" calcext:value-type="string">
            <text:p>{"messages": [{"role": "system", "content": "Translate source to target."}, {"role": "user", "content": "<text:tab/>Tá sraith moltaí á moladh ag an gCoimisiún chun creat slándála sláinte an Aontais a threisiú agus neartú a dhéanamh ar an ról atá ag príomhghníomhaireachtaí an Aontais maidir le hullmhacht agus freagairt ar ghéarchéimeanna.<text:tab/>"}, {"role": "assistant", "content": "<text:tab/>The Commission is putting forward a set of proposals to strengthen the EU's health security framework, and to reinforce the crisis preparedness and response role of key EU agencies.<text:tab/>"}]}</text:p>
          </table:table-cell>
        </table:table-row>
        <table:table-row table:style-name="ro1">
          <table:table-cell office:value-type="string" calcext:value-type="string">
            <text:p>{"messages": [{"role": "system", "content": "Translate source to target."}, {"role": "user", "content": "<text:tab/>NextGenerationEU<text:tab/>"}, {"role": "assistant", "content": "<text:tab/>NextGenerationEU<text:tab/>"}]}</text:p>
          </table:table-cell>
        </table:table-row>
        <table:table-row table:style-name="ro1">
          <table:table-cell office:value-type="string" calcext:value-type="string">
            <text:p>{"messages": [{"role": "system", "content": "Translate source to target."}, {"role": "user", "content": "<text:tab/>10 Samhain 2020 - Fáilte curtha ag an gCoimisiún Eorpach roimh chomhaontú ar bhuiséad fadtéarmach an Aontais agus NextGenerationEU dar luach €1.8 trilliún le cuidiú chun Eoraip atá níos glaise, níos digití agus níos athléimní a fhorbairt<text:tab/>"}, {"role": "assistant", "content": "<text:tab/>10 November 2020 - European Commission welcomes agreement on €1.8 trillion EU long-term budget and NextGenerationEU to help build greener, more digital and more resilient Europe<text:tab/>"}]}</text:p>
          </table:table-cell>
        </table:table-row>
        <table:table-row table:style-name="ro1">
          <table:table-cell office:value-type="string" calcext:value-type="string">
            <text:p>{"messages": [{"role": "system", "content": "Translate source to target."}, {"role": "user", "content": "<text:tab/>Parlaimint na hEoraip agus na Ballstáit sa Chomhairle, chomhaontaigh siad ar buiséad fadtéarmach an Aontais agus NextGenerationEU.<text:tab/>"}, {"role": "assistant", "content": "<text:tab/>The European Parliament and EU Member States in the Council have agreed on the EU’s long-term budget and NextGenerationEU.<text:tab/>"}]}</text:p>
          </table:table-cell>
        </table:table-row>
        <table:table-row table:style-name="ro1">
          <table:table-cell office:value-type="string" calcext:value-type="string">
            <text:p>{"messages": [{"role": "system", "content": "Translate source to target."}, {"role": "user", "content": "<text:tab/>European Economic Forecast figures<text:tab/>"}, {"role": "assistant", "content": "<text:tab/>European Economic Forecast figures<text:tab/>"}]}</text:p>
          </table:table-cell>
        </table:table-row>
        <table:table-row table:style-name="ro1">
          <table:table-cell office:value-type="string" calcext:value-type="string">
            <text:p>{"messages": [{"role": "system", "content": "Translate source to target."}, {"role": "user", "content": "<text:tab/>5 Samhain 2020 – Réamhaisnéis Eacnamaíoch Fhómhar 2020<text:tab/>"}, {"role": "assistant", "content": "<text:tab/>5 November 2020 - Autumn 2020 Economic Forecast<text:tab/>"}]}</text:p>
          </table:table-cell>
        </table:table-row>
        <table:table-row table:style-name="ro1">
          <table:table-cell office:value-type="string" calcext:value-type="string">
            <text:p>{"messages": [{"role": "system", "content": "Translate source to target."}, {"role": "user", "content": "<text:tab/>Bhí tionchar eacnamaíoch na paindéime éagsúil ar fud an Aontais.<text:tab/>"}, {"role": "assistant", "content": "<text:tab/>The economic impact of the pandemic has differed widely across the EU.<text:tab/>"}]}</text:p>
          </table:table-cell>
        </table:table-row>
        <table:table-row table:style-name="ro1">
          <table:table-cell office:value-type="string" calcext:value-type="string">
            <text:p>{"messages": [{"role": "system", "content": "Translate source to target."}, {"role": "user", "content": "<text:tab/>woman holding a phone<text:tab/>"}, {"role": "assistant", "content": "<text:tab/>woman holding a phone<text:tab/>"}]}</text:p>
          </table:table-cell>
        </table:table-row>
        <table:table-row table:style-name="ro1">
          <table:table-cell office:value-type="string" calcext:value-type="string">
            <text:p>{"messages": [{"role": "system", "content": "Translate source to target."}, {"role": "user", "content": "<text:tab/>28 Deireadh Fómhair – Dul i ngleic le ráig nua an choróinvíris: Leag an Coimisiún Eorpach amach gníomhaíochtaí nua chun bearta ullmhachta agus freagartha a threisiú ar fud an Aontais<text:tab/>"}, {"role": "assistant", "content": "<text:tab/>28 October – Tackling the coronavirus resurgence: European Commission sets out new actions to reinforce preparedness and response measures across the EU<text:tab/>"}]}</text:p>
          </table:table-cell>
        </table:table-row>
        <table:table-row table:style-name="ro1">
          <table:table-cell office:value-type="string" calcext:value-type="string">
            <text:p>{"messages": [{"role": "system", "content": "Translate source to target."}, {"role": "user", "content": "<text:tab/>Leag an Coimisiún amach gníomhaíochtaí coincréiteacha i dTeachtaireacht maidir le bearta breise mar fhreagairt ar COVID-19 arb é is aidhm dóibh cuidiú chun srian a chur le leathadh an choróinvíris, beatha a shábháil agus athléimneacht mhéadaithe a fhorbairt i réimsí éagsúla sna Ballstáit uile.<text:tab/>"}, {"role": "assistant", "content": "<text:tab/>The Commission has set out concrete actions in a Communication on additional COVID-19 response measures to help limit the spread of the coronavirus, save lives and build increased resilience across several areas in all Member States.<text:tab/>"}]}</text:p>
          </table:table-cell>
        </table:table-row>
        <table:table-row table:style-name="ro1">
          <table:table-cell office:value-type="string" calcext:value-type="string">
            <text:p>{"messages": [{"role": "system", "content": "Translate source to target."}, {"role": "user", "content": "<text:tab/>First disbursements under SURE financial support<text:tab/>"}, {"role": "assistant", "content": "<text:tab/>First disbursements under SURE financial support<text:tab/>"}]}</text:p>
          </table:table-cell>
        </table:table-row>
        <table:table-row table:style-name="ro1">
          <table:table-cell office:value-type="string" calcext:value-type="string">
            <text:p>{"messages": [{"role": "system", "content": "Translate source to target."}, {"role": "user", "content": "<text:tab/>27 Deireadh Fómhair 2020 – D’eisíoc an Coimisiún na chéad tráthchodanna, dar luach €17 mbilliún, de chuid SURE leis an Iodáil, an Spáinn agus an Pholainn<text:tab/>"}, {"role": "assistant", "content": "<text:tab/>27 October 2020 - Commission disburses a first €17 billion SURE instalments to Italy, Spain and Poland<text:tab/>"}]}</text:p>
          </table:table-cell>
        </table:table-row>
        <table:table-row table:style-name="ro1">
          <table:table-cell office:value-type="string" calcext:value-type="string">
            <text:p>{"messages": [{"role": "system", "content": "Translate source to target."}, {"role": "user", "content": "<text:tab/>D’eisíoc an Coimisiún €17 mbilliún san iomlán leis an Iodáil (€10 mbilliún), leis an Spáinn (€6 bhilliún) agus leis an bPolainn (€1 bhilliún) sa chéad tráthchuid de thacaíocht airgeadais SURE leis na Ballstáit.<text:tab/>"}, {"role": "assistant", "content": "<text:tab/>The Commission disbursed a total of €17 billion to Italy (€10 billion), Spain (€6 billion) and Poland (€1 billion) in the first instalment of SURE financial support to Member States.<text:tab/>"}]}</text:p>
          </table:table-cell>
        </table:table-row>
        <table:table-row table:style-name="ro1">
          <table:table-cell office:value-type="string" calcext:value-type="string">
            <text:p>{"messages": [{"role": "system", "content": "Translate source to target."}, {"role": "user", "content": "<text:tab/>man looking at smartphone in EU<text:tab/>"}, {"role": "assistant", "content": "<text:tab/>man looking at smartphone in EU<text:tab/>"}]}</text:p>
          </table:table-cell>
        </table:table-row>
        <table:table-row table:style-name="ro1">
          <table:table-cell office:value-type="string" calcext:value-type="string">
            <text:p>{"messages": [{"role": "system", "content": "Translate source to target."}, {"role": "user", "content": "<text:tab/>19 Deireadh Fómhair 2020 – Cuireadh tairseach idir-inoibritheachta an Aontais chun feidhme agus seoladh na chéad aipeanna rianaithe teagmhálaithe agus rabhaidh atá nasctha le córas an Aontais<text:tab/>"}, {"role": "assistant", "content": "<text:tab/>19 October 2020 - EU interoperability gateway goes live, first contact tracing and warning apps linked to the EU-system<text:tab/>"}]}</text:p>
          </table:table-cell>
        </table:table-row>
        <table:table-row table:style-name="ro1">
          <table:table-cell office:value-type="string" calcext:value-type="string">
            <text:p>{"messages": [{"role": "system", "content": "Translate source to target."}, {"role": "user", "content": "<text:tab/>Ar chuireadh ó na Ballstáit, bhunaigh an Coimisiún córas ar fud an Aontais chun a chinntiú gur féidir le haipeanna rianaithe agus teagmhálaithe don choróinvíreas ‘cumarsáid a dhéanamh le chéile’.<text:tab/>"}, {"role": "assistant", "content": "<text:tab/>The Commission, at the invitation by EU Member States, has set up an EU-wide system to ensure that coronavirus contact and tracing apps can ‘talk to each other’.<text:tab/>"}]}</text:p>
          </table:table-cell>
        </table:table-row>
        <table:table-row table:style-name="ro1">
          <table:table-cell office:value-type="string" calcext:value-type="string">
            <text:p>{"messages": [{"role": "system", "content": "Translate source to target."}, {"role": "user", "content": "<text:tab/>A scientist working at a screen<text:tab/>"}, {"role": "assistant", "content": "<text:tab/>A scientist working at a screen<text:tab/>"}]}</text:p>
          </table:table-cell>
        </table:table-row>
        <table:table-row table:style-name="ro1">
          <table:table-cell office:value-type="string" calcext:value-type="string">
            <text:p>{"messages": [{"role": "system", "content": "Translate source to target."}, {"role": "user", "content": "<text:tab/>15 Deireadh Fómhair 2020 – Straitéis an Aontais um Vacsaíní: ullmhacht le haghaidh straitéisí um vacsaíniú COVID-19 agus cur in úsáid vacsaíní<text:tab/>"}, {"role": "assistant", "content": "<text:tab/>15 October 2020 – EU vaccine strategy: preparedness for COVID-19 vaccination strategies and vaccine deployment<text:tab/>"}]}</text:p>
          </table:table-cell>
        </table:table-row>
        <table:table-row table:style-name="ro1">
          <table:table-cell office:value-type="string" calcext:value-type="string">
            <text:p>{"messages": [{"role": "system", "content": "Translate source to target."}, {"role": "user", "content": "<text:tab/>D’fhoilsigh an Coimisiún Teachtaireacht maidir le hullmhacht le haghaidh straitéisí um vacsaíniú COVID-19 agus cur in úsáid vacsaíní.<text:tab/>"}, {"role": "assistant", "content": "<text:tab/>The Commission published a Communication on preparedness for COVID-19 vaccination strategies and vaccine deployment.<text:tab/>"}]}</text:p>
          </table:table-cell>
        </table:table-row>
        <table:table-row table:style-name="ro1">
          <table:table-cell office:value-type="string" calcext:value-type="string">
            <text:p>{"messages": [{"role": "system", "content": "Translate source to target."}, {"role": "user", "content": "<text:tab/>two people with luggage at the train station<text:tab/>"}, {"role": "assistant", "content": "<text:tab/>two people with luggage at the train station<text:tab/>"}]}</text:p>
          </table:table-cell>
        </table:table-row>
        <table:table-row table:style-name="ro1">
          <table:table-cell office:value-type="string" calcext:value-type="string">
            <text:p>{"messages": [{"role": "system", "content": "Translate source to target."}, {"role": "user", "content": "<text:tab/>13 Deireadh Fómhair 2020 – Comhaontú maidir le cur chuige comhordaithe i leith shrianadh na saorghluaiseachta san Aontas i bhfianaise COVID-19<text:tab/>"}, {"role": "assistant", "content": "<text:tab/>13 October 2020 – Agreement on a coordinated approach to measures restricting free movement in the EU in view of COVID-19<text:tab/>"}]}</text:p>
          </table:table-cell>
        </table:table-row>
        <table:table-row table:style-name="ro1">
          <table:table-cell office:value-type="string" calcext:value-type="string">
            <text:p>{"messages": [{"role": "system", "content": "Translate source to target."}, {"role": "user", "content": "<text:tab/>Chomhaontaigh na Ballstáit cur chuige comhordaithe i leith srianta taistil a bhaineann le paindéim COVID-19.<text:tab/>"}, {"role": "assistant", "content": "<text:tab/>EU Member States have agreed on a coordinated approach to travel restrictions linked to the COVID-19 pandemic.<text:tab/>"}]}</text:p>
          </table:table-cell>
        </table:table-row>
        <table:table-row table:style-name="ro1">
          <table:table-cell office:value-type="string" calcext:value-type="string">
            <text:p>{"messages": [{"role": "system", "content": "Translate source to target."}, {"role": "user", "content": "<text:tab/>Tuilleadh eolais<text:tab/>"}, {"role": "assistant", "content": "<text:tab/>More information<text:tab/>"}]}</text:p>
          </table:table-cell>
        </table:table-row>
        <table:table-row table:style-name="ro1">
          <table:table-cell office:value-type="string" calcext:value-type="string">
            <text:p>{"messages": [{"role": "system", "content": "Translate source to target."}, {"role": "user", "content": "<text:tab/>13 Billion figure icon for CRII<text:tab/>"}, {"role": "assistant", "content": "<text:tab/>13 Billion figure icon for CRII<text:tab/>"}]}</text:p>
          </table:table-cell>
        </table:table-row>
        <table:table-row table:style-name="ro1">
          <table:table-cell office:value-type="string" calcext:value-type="string">
            <text:p>{"messages": [{"role": "system", "content": "Translate source to target."}, {"role": "user", "content": "<text:tab/>12 Deireadh Fómhair 2020 – Na chéad torthaí maidir le cur chun feidhme na dTionscnamh Infheistíochta um an bhFreagairt ar an gCoróinvíreas<text:tab/>"}, {"role": "assistant", "content": "<text:tab/>12 October 2020 – First results of the implementation of the Coronavirus Response Investment Initiatives<text:tab/>"}]}</text:p>
          </table:table-cell>
        </table:table-row>
        <table:table-row table:style-name="ro1">
          <table:table-cell office:value-type="string" calcext:value-type="string">
            <text:p>{"messages": [{"role": "system", "content": "Translate source to target."}, {"role": "user", "content": "<text:tab/>D’eisigh an Coimisiún na chéad torthaí sealadacha de chuid na dTionscnamh Infheistíochta um an bhFreagairt ar an gCoróinvíreas: shlóg an tAontas níos mó ná €13 bhilliún chun dul i ngleic le paindéim an choróinvíris.<text:tab/>"}, {"role": "assistant", "content": "<text:tab/>The Commission released the provisional first results of the Coronavirus Response Investment Initiatives: the EU mobilised over €13 billion to tackle the coronavirus pandemic.<text:tab/>"}]}</text:p>
          </table:table-cell>
        </table:table-row>
        <table:table-row table:style-name="ro1">
          <table:table-cell office:value-type="string" calcext:value-type="string">
            <text:p>{"messages": [{"role": "system", "content": "Translate source to target."}, {"role": "user", "content": "<text:tab/>COVID-19<text:tab/>"}, {"role": "assistant", "content": "<text:tab/>COVID-19<text:tab/>"}]}</text:p>
          </table:table-cell>
        </table:table-row>
        <table:table-row table:style-name="ro1">
          <table:table-cell office:value-type="string" calcext:value-type="string">
            <text:p>{"messages": [{"role": "system", "content": "Translate source to target."}, {"role": "user", "content": "<text:tab/>8 Deireadh Fómhair 2020 – An tríú conradh maidir le vacsaíní féideartha COVID-19 formheasta ag an gCoimisiún Eorpach agus an margadh faoi Remdesivir sínithe aige freisin<text:tab/>"}, {"role": "assistant", "content": "<text:tab/>8 October 2020 – The European Commission approves third contract for potential COVID-19 vaccines and signs Remdesivir deal<text:tab/>"}]}</text:p>
          </table:table-cell>
        </table:table-row>
        <table:table-row table:style-name="ro1">
          <table:table-cell office:value-type="string" calcext:value-type="string">
            <text:p>{"messages": [{"role": "system", "content": "Translate source to target."}, {"role": "user", "content": "<text:tab/>An 7 Deireadh Fómhair d’fhormheas an Coimisiún Eorpach an tríú conradh le comhlacht cógaisíochta, Janssen Pharmaceutica NV, maidir le dáileoga vacsaíní le haghaidh 200 milliún duine.<text:tab/>"}, {"role": "assistant", "content": "<text:tab/>On 7 October, the European Commission approved a third contract with a pharmaceutical company, Janssen Pharmaceutica NV, for vaccine doses for 200 million people.<text:tab/>"}]}</text:p>
          </table:table-cell>
        </table:table-row>
        <table:table-row table:style-name="ro1">
          <table:table-cell office:value-type="string" calcext:value-type="string">
            <text:p>{"messages": [{"role": "system", "content": "Translate source to target."}, {"role": "user", "content": "<text:tab/>stock numbers<text:tab/>"}, {"role": "assistant", "content": "<text:tab/>stock numbers<text:tab/>"}]}</text:p>
          </table:table-cell>
        </table:table-row>
        <table:table-row table:style-name="ro1">
          <table:table-cell office:value-type="string" calcext:value-type="string">
            <text:p>{"messages": [{"role": "system", "content": "Translate source to target."}, {"role": "user", "content": "<text:tab/>7 Deireadh Fómhair 2020 – Eiseoidh an Coimisiún Eorpach bannaí SURE dar luach suas le €100 billiún mar bhannaí sóisialta<text:tab/>"}, {"role": "assistant", "content": "<text:tab/>7 October 2020 - European Commission to issue EU SURE bonds of up to €100 billion as social bonds<text:tab/>"}]}</text:p>
          </table:table-cell>
        </table:table-row>
        <table:table-row table:style-name="ro1">
          <table:table-cell office:value-type="string" calcext:value-type="string">
            <text:p>{"messages": [{"role": "system", "content": "Translate source to target."}, {"role": "user", "content": "<text:tab/>D’fhógair an Coimisiún go n-eiseoidh sé bannaí sóisialta SURE AE dar luach suas le €100 billiún agus gur ghlac sé Creat Bannaí Sóisialta a bhfuil meastóireacht neamhspleách déanta air.<text:tab/>"}, {"role": "assistant", "content": "<text:tab/>The Commission announced that it will issue EU SURE social bonds of up to €100 billion and that it has adopted an independently evaluated Social Bond Framework.<text:tab/>"}]}</text:p>
          </table:table-cell>
        </table:table-row>
        <table:table-row table:style-name="ro1">
          <table:table-cell office:value-type="string" calcext:value-type="string">
            <text:p>{"messages": [{"role": "system", "content": "Translate source to target."}, {"role": "user", "content": "<text:tab/>Rule of law report<text:tab/>"}, {"role": "assistant", "content": "<text:tab/>Rule of law report<text:tab/>"}]}</text:p>
          </table:table-cell>
        </table:table-row>
        <table:table-row table:style-name="ro1">
          <table:table-cell office:value-type="string" calcext:value-type="string">
            <text:p>{"messages": [{"role": "system", "content": "Translate source to target."}, {"role": "user", "content": "<text:tab/>30 Meán Fómhair 2020 – An chéad tuarascáil riamh maidir leis an smacht reachta curtha in iúl ag an gCoimisiún: ní mór do bhearta éigeandála i leith an choróinvíris bunphrionsabail agus bunluachanna an Aontais a urramú<text:tab/>"}, {"role": "assistant", "content": "<text:tab/>30 September 2020 – Commission unveils first-ever rule of law report: coronavirus emergency measures must respect EU’s fundamental principles and values<text:tab/>"}]}</text:p>
          </table:table-cell>
        </table:table-row>
        <table:table-row table:style-name="ro1">
          <table:table-cell office:value-type="string" calcext:value-type="string">
            <text:p>{"messages": [{"role": "system", "content": "Translate source to target."}, {"role": "user", "content": "<text:tab/>Chuir an Coimisiún a chéad Tuarascáil maidir leis an Smacht Reachta ar fud an Aontais i láthair, ar uirlis choisctheach nua í atá i gcroílár an tSásra Eorpaigh nua um an Smacht Reachta.<text:tab/>"}, {"role": "assistant", "content": "<text:tab/>The Commission presented its first EU-wide Rule of Law Report, a new preventive tool at the heart of the new European Rule of Law Mechanism.<text:tab/>"}]}</text:p>
          </table:table-cell>
        </table:table-row>
        <table:table-row table:style-name="ro1">
          <table:table-cell office:value-type="string" calcext:value-type="string">
            <text:p>{"messages": [{"role": "system", "content": "Translate source to target."}, {"role": "user", "content": "<text:tab/>Stella Kyriakides ECDC meeting<text:tab/>"}, {"role": "assistant", "content": "<text:tab/>Stella Kyriakides ECDC meeting<text:tab/>"}]}</text:p>
          </table:table-cell>
        </table:table-row>
        <table:table-row table:style-name="ro1">
          <table:table-cell office:value-type="string" calcext:value-type="string">
            <text:p>{"messages": [{"role": "system", "content": "Translate source to target."}, {"role": "user", "content": "<text:tab/>24 Meán Fómhair 2020 – Bearta níos déine iarrtha ag ECDC ina mheasúnú riosca nua de thoradh an mhéadaithe ar rátaí ionfhabhtaithe<text:tab/>"}, {"role": "assistant", "content": "<text:tab/>24 September 2020 - New ECDC risk assessment calls for stricter measures due to increased infection rates<text:tab/>"}]}</text:p>
          </table:table-cell>
        </table:table-row>
        <table:table-row table:style-name="ro1">
          <table:table-cell office:value-type="string" calcext:value-type="string">
            <text:p>{"messages": [{"role": "system", "content": "Translate source to target."}, {"role": "user", "content": "<text:tab/>Tá nuashonrú déanta ag ECDC ar a mheasúnú riosca tapa ar fhorbairt na staide eipidéimeolaíche agus tá sé tuairiscithe aige go bhfuil méadú tagtha ar rátaí ionfhabhtaithe ar fud an Aontais agus sa Ríochta Aontaithe.<text:tab/>"}, {"role": "assistant", "content": "<text:tab/>The ECDC has its updated rapid risk assessment on the development of the epidemiological situation and finds that infection rates have increased across the EU and the UK.<text:tab/>"}]}</text:p>
          </table:table-cell>
        </table:table-row>
        <table:table-row table:style-name="ro1">
          <table:table-cell office:value-type="string" calcext:value-type="string">
            <text:p>{"messages": [{"role": "system", "content": "Translate source to target."}, {"role": "user", "content": "<text:tab/>An employee is controlling a machine in a factory<text:tab/>"}, {"role": "assistant", "content": "<text:tab/>An employee is controlling a machine in a factory<text:tab/>"}]}</text:p>
          </table:table-cell>
        </table:table-row>
        <table:table-row table:style-name="ro1">
          <table:table-cell office:value-type="string" calcext:value-type="string">
            <text:p>{"messages": [{"role": "system", "content": "Translate source to target."}, {"role": "user", "content": "<text:tab/>22 Meán Fómhair 2020 – Díol sásaimh don Choimisiún é an córas ráthaíochta le haghaidh ionstraim SURE, dar luach €100 billiún, a bheith tugtha i gcrích<text:tab/>"}, {"role": "assistant", "content": "<text:tab/>22 September 2020 - Commission welcomes finalisation of guarantee system for €100 billion SURE instrument<text:tab/>"}]}</text:p>
          </table:table-cell>
        </table:table-row>
        <table:table-row table:style-name="ro1">
          <table:table-cell office:value-type="string" calcext:value-type="string">
            <text:p>{"messages": [{"role": "system", "content": "Translate source to target."}, {"role": "user", "content": "<text:tab/>Is díol sásaimh don Choimisiún é ionstraim SURE a bheith gníomhachtaithe, ar ionstraim shealadach í le haghaidh tacaíocht chun rioscaí dífhostaíochta le linn éigeandálaí a mhaolú, agus lena gcuirfear tacaíocht airgeadais suas le €100 billiún ar fáil mar chabhair chun oibrithe agus poist a chosaint a ndearna paindéim an choróinvíris difear dóibh.<text:tab/>"}, {"role": "assistant", "content": "<text:tab/>The Commission welcomes the activation of the SURE - the temporary Support mitigating Unemployment Risks in Emergency instrument, which will provide up to €100 billion in financial support to help protect workers and jobs affected by the coronavirus pandemic.<text:tab/>"}]}</text:p>
          </table:table-cell>
        </table:table-row>
        <table:table-row table:style-name="ro1">
          <table:table-cell office:value-type="string" calcext:value-type="string">
            <text:p>{"messages": [{"role": "system", "content": "Translate source to target."}, {"role": "user", "content": "<text:tab/>Next Generation EU<text:tab/>"}, {"role": "assistant", "content": "<text:tab/>Next Generation EU<text:tab/>"}]}</text:p>
          </table:table-cell>
        </table:table-row>
        <table:table-row table:style-name="ro1">
          <table:table-cell office:value-type="string" calcext:value-type="string">
            <text:p>{"messages": [{"role": "system", "content": "Translate source to target."}, {"role": "user", "content": "<text:tab/>17 Meán Fómhair 2020 – Chuir an Coimisiún na chéad chéimeanna eile i láthair le haghaidh na Saoráide Téarnaimh agus Athléimneachta dar luach €672.5 billiún sa Straitéis Bhliantúil 2021 maidir le Fás Inbhuanaithe<text:tab/>"}, {"role": "assistant", "content": "<text:tab/>17 September 2020 - The Commission presents next steps for €672.5 billion Recovery and Resilience Facility in 2021 Annual Sustainable Growth Strategy<text:tab/>"}]}</text:p>
          </table:table-cell>
        </table:table-row>
        <table:table-row table:style-name="ro1">
          <table:table-cell office:value-type="string" calcext:value-type="string">
            <text:p>{"messages": [{"role": "system", "content": "Translate source to target."}, {"role": "user", "content": "<text:tab/>I Straitéis Bhliantúil 2021 maidir le Fás Inbhuanaithe, tá treoir leagtha amach ag an gCoimisiún Eorpach maidir leis an tSaoráid Téarnaimh agus Athléimneachta a chur chun feidhme.<text:tab/>"}, {"role": "assistant", "content": "<text:tab/>The European Commission has set out guidance for the implementation of the Recovery and Resilience Facility in its 2021 Annual Sustainable Growth Strategy.<text:tab/>"}]}</text:p>
          </table:table-cell>
        </table:table-row>
        <table:table-row table:style-name="ro1">
          <table:table-cell office:value-type="string" calcext:value-type="string">
            <text:p>{"messages": [{"role": "system", "content": "Translate source to target."}, {"role": "user", "content": "<text:tab/>Two scientists working in a lab<text:tab/>"}, {"role": "assistant", "content": "<text:tab/>Two scientists working in a lab<text:tab/>"}]}</text:p>
          </table:table-cell>
        </table:table-row>
        <table:table-row table:style-name="ro1">
          <table:table-cell office:value-type="string" calcext:value-type="string">
            <text:p>{"messages": [{"role": "system", "content": "Translate source to target."}, {"role": "user", "content": "<text:tab/>10 Meán Fómhair 2020 – An Coimisiún Eorpach agus an Eagraíocht Dhomhanda Sláinte chun obair i gcomhar le chéile ar an leibhéal domhanda chun cóireálacha leighis a bhaineann leis an gcoróinvíreas a neartú<text:tab/>"}, {"role": "assistant", "content": "<text:tab/>10 September 2020 - European Commission and the World Health Organisation to strengthen coronavirus treatments in global collaboration<text:tab/>"}]}</text:p>
          </table:table-cell>
        </table:table-row>
        <table:table-row table:style-name="ro1">
          <table:table-cell office:value-type="string" calcext:value-type="string">
            <text:p>{"messages": [{"role": "system", "content": "Translate source to target."}, {"role": "user", "content": "<text:tab/>Inniu, sheol agus chomhóstaigh Uachtarán an Choimisiúin Eorpaigh, Ursula von der Leyen, agus Ard-Stiúrthóir an EDS, Tedros Adhanom Ghebreyesus, an chéad chruinniú den Chomhairle um Éascú Ardleibhéil chun dlús a chur le forbairt vacsaíní, tástálacha agus coiréalacha i gcoinne COVID-19 agus iad a chur ar fáil.<text:tab/>"}, {"role": "assistant", "content": "<text:tab/>Today, the President of the European Commission, Ursula von der Leyen, and the Director General of the WHO, Tedros Adhanom Ghebreyesus, launched and co-hosted the first meeting of the High Level Facilitation Council to speed up the development and deployment of vaccines, tests and treatments against COVID-19.<text:tab/>"}]}</text:p>
          </table:table-cell>
        </table:table-row>
        <table:table-row table:style-name="ro1">
          <table:table-cell office:value-type="string" calcext:value-type="string">
            <text:p>{"messages": [{"role": "system", "content": "Translate source to target."}, {"role": "user", "content": "<text:tab/>vaccines<text:tab/>"}, {"role": "assistant", "content": "<text:tab/>vaccines<text:tab/>"}]}</text:p>
          </table:table-cell>
        </table:table-row>
        <table:table-row table:style-name="ro1">
          <table:table-cell office:value-type="string" calcext:value-type="string">
            <text:p>{"messages": [{"role": "system", "content": "Translate source to target."}, {"role": "user", "content": "<text:tab/>An 9 Meán Fómhair 2020 – Cuireann an Coimisiún le punann na vacsaíní tar éis cainteanna le BioNTech-Pfizer<text:tab/>"}, {"role": "assistant", "content": "<text:tab/>9 September 2020 – Commission adds to vaccines portfolio following talks with BioNTech-Pfizer<text:tab/>"}]}</text:p>
          </table:table-cell>
        </table:table-row>
        <table:table-row table:style-name="ro1">
          <table:table-cell office:value-type="string" calcext:value-type="string">
            <text:p>{"messages": [{"role": "system", "content": "Translate source to target."}, {"role": "user", "content": "<text:tab/>Tugadh chun críche cainteanna tosaigh idir an Coimisiún agus an séú monaróir chun vacsaín fhéideartha in aghaidh COVID-19 a cheannach.<text:tab/>"}, {"role": "assistant", "content": "<text:tab/>The Commission concluded exploratory talks with a sixth manufacturer for the potential purchase of a vaccine against COVID-19.<text:tab/>"}]}</text:p>
          </table:table-cell>
        </table:table-row>
        <table:table-row table:style-name="ro1">
          <table:table-cell office:value-type="string" calcext:value-type="string">
            <text:p>{"messages": [{"role": "system", "content": "Translate source to target."}, {"role": "user", "content": "<text:tab/>traveler at the train station<text:tab/>"}, {"role": "assistant", "content": "<text:tab/>traveler at the train station<text:tab/>"}]}</text:p>
          </table:table-cell>
        </table:table-row>
        <table:table-row table:style-name="ro1">
          <table:table-cell office:value-type="string" calcext:value-type="string">
            <text:p>{"messages": [{"role": "system", "content": "Translate source to target."}, {"role": "user", "content": "<text:tab/>An 4 Meán Fómhair 2020 – Mhol an Coimisiún comhchuibhiú ar bhearta náisiúnta a dhéanann difear don tsaorghluaiseacht laistigh den Aontas<text:tab/>"}, {"role": "assistant", "content": "<text:tab/>4 September 2020 – The Commission proposes to harmonise national measures affecting free movement in the EU<text:tab/>"}]}</text:p>
          </table:table-cell>
        </table:table-row>
        <table:table-row table:style-name="ro1">
          <table:table-cell office:value-type="string" calcext:value-type="string">
            <text:p>{"messages": [{"role": "system", "content": "Translate source to target."}, {"role": "user", "content": "<text:tab/>Ghlac an Coimisiún togra le haghaidh moladh ón gComhairle i dtaca le feabhas a chur ar chomhordú agus ar chumarsáid i leith bearta maidir le srianta taistil a chuireann srian ar an tsaorghluaiseacht i ngeall ar phaindéim an choróinvíris.<text:tab/>"}, {"role": "assistant", "content": "<text:tab/>The Commission has adopted a proposal for a Council Recommendation to improve the coordination and communication of measures that restrict free movement due to the coronavirus pandemic.<text:tab/>"}]}</text:p>
          </table:table-cell>
        </table:table-row>
        <table:table-row table:style-name="ro1">
          <table:table-cell office:value-type="string" calcext:value-type="string">
            <text:p>{"messages": [{"role": "system", "content": "Translate source to target."}, {"role": "user", "content": "<text:tab/>27 Aibreán 2021 – Tacaíocht ríthábhachtach á sheoladh ag an Aontas go dtí an India trí Shásra an Aontais um Chosaint Shibhialta<text:tab/>"}, {"role": "assistant", "content": "<text:tab/>27 April 2021 - EU channels critical support to India via EU Civil Protection Mechanism<text:tab/>"}]}</text:p>
          </table:table-cell>
        </table:table-row>
        <table:table-row table:style-name="ro1">
          <table:table-cell office:value-type="string" calcext:value-type="string">
            <text:p>{"messages": [{"role": "system", "content": "Translate source to target."}, {"role": "user", "content": "<text:tab/>Déanfaidh Ballstáit de chuid an Aontais lastas d’ocsaigin, leigheas agus trealamh, a bhfuil géarghá leis, a sheachadadh chun na hIndia sna laethanta amach romhainn, tar éis don tír tacaíocht a iarraidh.<text:tab/>"}, {"role": "assistant", "content": "<text:tab/>A shipment of urgently needed oxygen, medicine and equipment will be delivered over the coming days by EU Member States to India, following the country's request for support.<text:tab/>"}]}</text:p>
          </table:table-cell>
        </table:table-row>
        <table:table-row table:style-name="ro1">
          <table:table-cell office:value-type="string" calcext:value-type="string">
            <text:p>{"messages": [{"role": "system", "content": "Translate source to target."}, {"role": "user", "content": "<text:tab/>Berlaymont<text:tab/>"}, {"role": "assistant", "content": "<text:tab/>Berlaymont<text:tab/>"}]}</text:p>
          </table:table-cell>
        </table:table-row>
        <table:table-row table:style-name="ro1">
          <table:table-cell office:value-type="string" calcext:value-type="string">
            <text:p>{"messages": [{"role": "system", "content": "Translate source to target."}, {"role": "user", "content": "<text:tab/>16 Aibreán 2021 – Maoiniú infheistíochta REACT-EU dar luach €562.5 milliún leithdháilte ar an mBulgáir, an Fhionlainn, an Fhrainc agus an Liotuáin<text:tab/>"}, {"role": "assistant", "content": "<text:tab/>16 April 2021 - €562.5 million in REACT-EU investment funding allocated to Bulgaria, Finland, France and Lithuania<text:tab/>"}]}</text:p>
          </table:table-cell>
        </table:table-row>
        <table:table-row table:style-name="ro1">
          <table:table-cell office:value-type="string" calcext:value-type="string">
            <text:p>{"messages": [{"role": "system", "content": "Translate source to target."}, {"role": "user", "content": "<text:tab/>Le hinfheistíochtaí REACT-EU ar fiú €562.<text:tab/>"}, {"role": "assistant", "content": "<text:tab/>REACT-EU investments of around €562.<text:tab/>"}]}</text:p>
          </table:table-cell>
        </table:table-row>
        <table:table-row table:style-name="ro1">
          <table:table-cell office:value-type="string" calcext:value-type="string">
            <text:p>{"messages": [{"role": "system", "content": "Translate source to target."}, {"role": "user", "content": "<text:tab/>President von der Leyen<text:tab/>"}, {"role": "assistant", "content": "<text:tab/>President von der Leyen<text:tab/>"}]}</text:p>
          </table:table-cell>
        </table:table-row>
        <table:table-row table:style-name="ro1">
          <table:table-cell office:value-type="string" calcext:value-type="string">
            <text:p>{"messages": [{"role": "system", "content": "Translate source to target."}, {"role": "user", "content": "<text:tab/>14 Aibreán 2021 – 100 milliún vacsaíniú in aghaidh COVID-19 san Aontas Eorpach<text:tab/>"}, {"role": "assistant", "content": "<text:tab/>14 April 2021 - 100 million vaccinations against COVID-19 in the EU<text:tab/>"}]}</text:p>
          </table:table-cell>
        </table:table-row>
        <table:table-row table:style-name="ro1">
          <table:table-cell office:value-type="string" calcext:value-type="string">
            <text:p>{"messages": [{"role": "system", "content": "Translate source to target."}, {"role": "user", "content": "<text:tab/>Seo mar a labhair an tUachtarán von der Leyen: ‘Tá dlús á chur leis an vacsaíniú ar fud na hEorpa! Faoin lá inné bhí breis agus 126 mhilliún dáileog de vacsaíní faighte ag na Ballstáit.<text:tab/>"}, {"role": "assistant", "content": "<text:tab/>President von der Leyen said: “Vaccination is picking up speed across Europe! Member States have received over 126 million doses of vaccines as of yesterday.<text:tab/>"}]}</text:p>
          </table:table-cell>
        </table:table-row>
        <table:table-row table:style-name="ro1">
          <table:table-cell office:value-type="string" calcext:value-type="string">
            <text:p>{"messages": [{"role": "system", "content": "Translate source to target."}, {"role": "user", "content": "<text:tab/>Picture of the Berlaymont facade<text:tab/>"}, {"role": "assistant", "content": "<text:tab/>Picture of the Berlaymont facade<text:tab/>"}]}</text:p>
          </table:table-cell>
        </table:table-row>
        <table:table-row table:style-name="ro1">
          <table:table-cell office:value-type="string" calcext:value-type="string">
            <text:p>{"messages": [{"role": "system", "content": "Translate source to target."}, {"role": "user", "content": "<text:tab/>14 Aibreán 2021 – Tá obair ullmhúcháin ar bun ag an gCoimisiún Eorpach chun suas le €800 billiún a thiomsú faoi NextGenerationEU leis an téarnamh a mhaoiniú<text:tab/>"}, {"role": "assistant", "content": "<text:tab/>14 April 2021 – The European Commission gets ready to raise up to €800 billion under NextGenerationEU to fund the recovery<text:tab/>"}]}</text:p>
          </table:table-cell>
        </table:table-row>
        <table:table-row table:style-name="ro1">
          <table:table-cell office:value-type="string" calcext:value-type="string">
            <text:p>{"messages": [{"role": "system", "content": "Translate source to target."}, {"role": "user", "content": "<text:tab/>Tá bearta déanta ag an gCoimisiún Eorpach le cinntiú go ndéanfar iasachtaí ón ionstraim téarnaimh shealadaigh NextGenerationEU a mhaoiniú ar na téarmaí is mó tairbhe do na Ballstáit agus na saoránaigh.<text:tab/>"}, {"role": "assistant", "content": "<text:tab/>The Commission has taken steps to ensure that borrowing under the temporary recovery instrument NextGenerationEU will be financed on the most advantageous terms for EU countries and their citizens.<text:tab/>"}]}</text:p>
          </table:table-cell>
        </table:table-row>
        <table:table-row table:style-name="ro1">
          <table:table-cell office:value-type="string" calcext:value-type="string">
            <text:p>{"messages": [{"role": "system", "content": "Translate source to target."}, {"role": "user", "content": "<text:tab/>Humanitarian aid workers in a warehouse<text:tab/>"}, {"role": "assistant", "content": "<text:tab/>Humanitarian aid workers in a warehouse<text:tab/>"}]}</text:p>
          </table:table-cell>
        </table:table-row>
        <table:table-row table:style-name="ro1">
          <table:table-cell office:value-type="string" calcext:value-type="string">
            <text:p>{"messages": [{"role": "system", "content": "Translate source to target."}, {"role": "user", "content": "<text:tab/>8 Aibreán 2021 – Leanann Team Europe den tacaíocht do thíortha comhpháirtíochta le breis agus €26 bhilliún eisíoctha in aon bhliain amháin<text:tab/>"}, {"role": "assistant", "content": "<text:tab/>8 April 2021 - Team Europe continues to support partner countries with more than €26 billion disbursed in one year<text:tab/>"}]}</text:p>
          </table:table-cell>
        </table:table-row>
        <table:table-row table:style-name="ro1">
          <table:table-cell office:value-type="string" calcext:value-type="string">
            <text:p>{"messages": [{"role": "system", "content": "Translate source to target."}, {"role": "user", "content": "<text:tab/>Faoin 1 Eanáir 2021 bhí tacaíocht dar luach breis agus €26 bhilliún curtha ar fáil cheana féin ag Team Europe do níos mó ná 130 tír comhpháirtíochta ar fud an domhain.<text:tab/>"}, {"role": "assistant", "content": "<text:tab/>By 1 January 2021, Team Europe had already supported over 130 partner countries around the world with over €26 billion.<text:tab/>"}]}</text:p>
          </table:table-cell>
        </table:table-row>
        <table:table-row table:style-name="ro1">
          <table:table-cell office:value-type="string" calcext:value-type="string">
            <text:p>{"messages": [{"role": "system", "content": "Translate source to target."}, {"role": "user", "content": "<text:tab/>7 Aibreán 2021 – Cruinniú Mullaigh Sláinte Domhanda: Bí ar an eolas leis an suíomh gréasáin nua<text:tab/>"}, {"role": "assistant", "content": "<text:tab/>7 April 2021 - Global Health Summit: Stay up to date via the new website<text:tab/>"}]}</text:p>
          </table:table-cell>
        </table:table-row>
        <table:table-row table:style-name="ro1">
          <table:table-cell office:value-type="string" calcext:value-type="string">
            <text:p>{"messages": [{"role": "system", "content": "Translate source to target."}, {"role": "user", "content": "<text:tab/>Chuir an Coimisiún Eorpach suíomh gréasáin nua ar líne ar a bhfuil eolas tábhachtach maidir leis an gCruinniú Mullaigh Sláinte Domhanda atá le teacht.<text:tab/>"}, {"role": "assistant", "content": "<text:tab/>The European Commission has published a new website with key information about the upcoming Global Health Summit.<text:tab/>"}]}</text:p>
          </table:table-cell>
        </table:table-row>
        <table:table-row table:style-name="ro1">
          <table:table-cell office:value-type="string" calcext:value-type="string">
            <text:p>{"messages": [{"role": "system", "content": "Translate source to target."}, {"role": "user", "content": "<text:tab/>Image of the Berlaymont banner 'Next Generation EU'<text:tab/>"}, {"role": "assistant", "content": "<text:tab/>Image of the Berlaymont banner 'Next Generation EU'<text:tab/>"}]}</text:p>
          </table:table-cell>
        </table:table-row>
        <table:table-row table:style-name="ro1">
          <table:table-cell office:value-type="string" calcext:value-type="string">
            <text:p>{"messages": [{"role": "system", "content": "Translate source to target."}, {"role": "user", "content": "<text:tab/>6 Aibreán 2021 – Na chéad bhearta tacaíochta REACT-EU don téarnamh agus don aistriú formheasta i gcás na hÍsiltíre agus na Ostaire<text:tab/>"}, {"role": "assistant", "content": "<text:tab/>6 April 2021 – First REACT-EU support measures for recovery and transition approved for the Netherlands and Austria<text:tab/>"}]}</text:p>
          </table:table-cell>
        </table:table-row>
        <table:table-row table:style-name="ro1">
          <table:table-cell office:value-type="string" calcext:value-type="string">
            <text:p>{"messages": [{"role": "system", "content": "Translate source to target."}, {"role": "user", "content": "<text:tab/>D’fhormheas an Coimisiún na chéad chinntí faoi REACT-EU maidir le modhnú a dhéanamh ar cheithre chlár oibríochtúla le haghaidh Chiste Forbraíochta Réigiúnaí na hEorpa san Ísiltír agus san Ostair, rud a chuirfidh beagnach €262 mhilliún ó REACT-EU leis an maoiniú atá ar fáil le haghaidh infheistíochtaí.<text:tab/>"}, {"role": "assistant", "content": "<text:tab/>The Commission approved the first decisions under REACT-EU involving modifications of four operational programmes for the European Regional Development Fund in the Netherlands and Austria that will increase the funding available for investments by nearly €262 million from REACT-EU.<text:tab/>"}]}</text:p>
          </table:table-cell>
        </table:table-row>
        <table:table-row table:style-name="ro1">
          <table:table-cell office:value-type="string" calcext:value-type="string">
            <text:p>{"messages": [{"role": "system", "content": "Translate source to target."}, {"role": "user", "content": "<text:tab/>worker in a shop<text:tab/>"}, {"role": "assistant", "content": "<text:tab/>worker in a shop<text:tab/>"}]}</text:p>
          </table:table-cell>
        </table:table-row>
        <table:table-row table:style-name="ro1">
          <table:table-cell office:value-type="string" calcext:value-type="string">
            <text:p>{"messages": [{"role": "system", "content": "Translate source to target."}, {"role": "user", "content": "<text:tab/>30 Márta 2021 – €13 bhilliún breise íoctha amach ag an gCoimisiún Eorpach faoin ionstraim SURE le sé Bhallstát chun oibrithe agus poist a chosaint<text:tab/>"}, {"role": "assistant", "content": "<text:tab/>30 March 2021 – The European Commission disburses further €13 billion under SURE to 6 Member States to protect workers and jobs<text:tab/>"}]}</text:p>
          </table:table-cell>
        </table:table-row>
        <table:table-row table:style-name="ro1">
          <table:table-cell office:value-type="string" calcext:value-type="string">
            <text:p>{"messages": [{"role": "system", "content": "Translate source to target."}, {"role": "user", "content": "<text:tab/>Tá €13 bhilliún íoctha amach ag an gCoimisiún Eorpach le sé Bhallstát den Aontas mar chuid den séú tráthchuid den tacaíocht airgeadais atá á cur ar fáil faoin ionstraim SURE chun poist agus oibrithe a chosaint.<text:tab/>"}, {"role": "assistant", "content": "<text:tab/>The European Commission has disbursed €13 billion to six EU Member States in the sixth instalment of financial support under the SURE instrument to protect jobs and workers.<text:tab/>"}]}</text:p>
          </table:table-cell>
        </table:table-row>
        <table:table-row table:style-name="ro1">
          <table:table-cell office:value-type="string" calcext:value-type="string">
            <text:p>{"messages": [{"role": "system", "content": "Translate source to target."}, {"role": "user", "content": "<text:tab/>A nurse<text:tab/>"}, {"role": "assistant", "content": "<text:tab/>A nurse<text:tab/>"}]}</text:p>
          </table:table-cell>
        </table:table-row>
        <table:table-row table:style-name="ro1">
          <table:table-cell office:value-type="string" calcext:value-type="string">
            <text:p>{"messages": [{"role": "system", "content": "Translate source to target."}, {"role": "user", "content": "<text:tab/>26 Márta 2021 – EU4Health, dar luach €5.1 billiún, tagtha i bhfeidhm<text:tab/>"}, {"role": "assistant", "content": "<text:tab/>26 March 2021 – €5.1 billion EU4Health enters into force<text:tab/>"}]}</text:p>
          </table:table-cell>
        </table:table-row>
        <table:table-row table:style-name="ro1">
          <table:table-cell office:value-type="string" calcext:value-type="string">
            <text:p>{"messages": [{"role": "system", "content": "Translate source to target."}, {"role": "user", "content": "<text:tab/>Chuir an Coimisiún fáilte roimh theacht i bhfeidhm an chláir EU4Health.<text:tab/>"}, {"role": "assistant", "content": "<text:tab/>The Commission welcomed the EU4Health programme entering into force.<text:tab/>"}]}</text:p>
          </table:table-cell>
        </table:table-row>
        <table:table-row table:style-name="ro1">
          <table:table-cell office:value-type="string" calcext:value-type="string">
            <text:p>{"messages": [{"role": "system", "content": "Translate source to target."}, {"role": "user", "content": "<text:tab/>Lot of vaccines doses<text:tab/>"}, {"role": "assistant", "content": "<text:tab/>Lot of vaccines doses<text:tab/>"}]}</text:p>
          </table:table-cell>
        </table:table-row>
        <table:table-row table:style-name="ro1">
          <table:table-cell office:value-type="string" calcext:value-type="string">
            <text:p>{"messages": [{"role": "system", "content": "Translate source to target."}, {"role": "user", "content": "<text:tab/>24 Márta 2021 - Sásra um thrédhearcacht agus údarú chun vacsaíní in aghaidh COVID-19 a easpórtáil neartaithe ag an gCoimisiún<text:tab/>"}, {"role": "assistant", "content": "<text:tab/>24 March 2021 - Commission strengthens transparency and authorisation mechanism for exports of vaccines against COVID-19<text:tab/>"}]}</text:p>
          </table:table-cell>
        </table:table-row>
        <table:table-row table:style-name="ro1">
          <table:table-cell office:value-type="string" calcext:value-type="string">
            <text:p>{"messages": [{"role": "system", "content": "Translate source to target."}, {"role": "user", "content": "<text:tab/>Thug an Coimisiún isteach prionsabail bhreise a bheidh le cur san áireamh sula dtugtar údarú chun vacsaíní a easpórtáil: cómhalartacht agus comhréireacht.<text:tab/>"}, {"role": "assistant", "content": "<text:tab/>The Commission has introduced additional principles for consideration before authorising exports of vaccines: reciprocity and proportionality.<text:tab/>"}]}</text:p>
          </table:table-cell>
        </table:table-row>
        <table:table-row table:style-name="ro1">
          <table:table-cell office:value-type="string" calcext:value-type="string">
            <text:p>{"messages": [{"role": "system", "content": "Translate source to target."}, {"role": "user", "content": "<text:tab/>A man supervising a young employer<text:tab/>"}, {"role": "assistant", "content": "<text:tab/>A man supervising a young employer<text:tab/>"}]}</text:p>
          </table:table-cell>
        </table:table-row>
        <table:table-row table:style-name="ro1">
          <table:table-cell office:value-type="string" calcext:value-type="string">
            <text:p>{"messages": [{"role": "system", "content": "Translate source to target."}, {"role": "user", "content": "<text:tab/>22 Márta 2021 – Tuarascáil foilsithe lena ndeimhnítear rathúlacht SURE i dtaca le poist a chosaint<text:tab/>"}, {"role": "assistant", "content": "<text:tab/>22 March 2021 – Report confirms SURE's success in protecting jobs<text:tab/>"}]}</text:p>
          </table:table-cell>
        </table:table-row>
        <table:table-row table:style-name="ro1">
          <table:table-cell office:value-type="string" calcext:value-type="string">
            <text:p>{"messages": [{"role": "system", "content": "Translate source to target."}, {"role": "user", "content": "<text:tab/>D’fhoilsigh an Coimisiún an chéad réamh-mheasúnú ar SURE, an ionstraim dar luach €100 billiún tiomnaithe chun poist agus geilleagair a chosaint ó thionchair phaindéim COVID-19.<text:tab/>"}, {"role": "assistant", "content": "<text:tab/>The Commission published its first preliminary assessment of SURE, the €100 billion instrument dedicated to protecting jobs and economies from the effects of the COVID-19 pandemic.<text:tab/>"}]}</text:p>
          </table:table-cell>
        </table:table-row>
        <table:table-row table:style-name="ro1">
          <table:table-cell office:value-type="string" calcext:value-type="string">
            <text:p>{"messages": [{"role": "system", "content": "Translate source to target."}, {"role": "user", "content": "<text:tab/>A girl waiting in line at the airport<text:tab/>"}, {"role": "assistant", "content": "<text:tab/>A girl waiting in line at the airport<text:tab/>"}]}</text:p>
          </table:table-cell>
        </table:table-row>
        <table:table-row table:style-name="ro1">
          <table:table-cell office:value-type="string" calcext:value-type="string">
            <text:p>{"messages": [{"role": "system", "content": "Translate source to target."}, {"role": "user", "content": "<text:tab/>17 Márta 2021 – Deimhniú Glas Digiteach molta ag an gCoimisiún Eorpach ina mbeidh eolas faoi vacsaíní, tástálacha agus téarnamh<text:tab/>"}, {"role": "assistant", "content": "<text:tab/>17 March 2021 – European Commission proposes a Digital Green Certificate with information about vaccination, tests and recovery<text:tab/>"}]}</text:p>
          </table:table-cell>
        </table:table-row>
        <table:table-row table:style-name="ro1">
          <table:table-cell office:value-type="string" calcext:value-type="string">
            <text:p>{"messages": [{"role": "system", "content": "Translate source to target."}, {"role": "user", "content": "<text:tab/>Tá sé á mholadh ag an gCoimisiún creat uile-Aontais a bhunú maidir le Deimhniú Glas Digiteach le haghaidh eisiúint, fíordheimhniú agus glacadh deimhnithe vacsaínithe, tástála agus téarnaimh.<text:tab/>"}, {"role": "assistant", "content": "<text:tab/>The Commission proposes to establish an EU-wide framework on a Digital Green Certificate for the issuance, verification and acceptance of vaccination, testing and recovery certificates.<text:tab/>"}]}</text:p>
          </table:table-cell>
        </table:table-row>
        <table:table-row table:style-name="ro1">
          <table:table-cell office:value-type="string" calcext:value-type="string">
            <text:p>{"messages": [{"role": "system", "content": "Translate source to target."}, {"role": "user", "content": "<text:tab/>Two people talking<text:tab/>"}, {"role": "assistant", "content": "<text:tab/>Two people talking<text:tab/>"}]}</text:p>
          </table:table-cell>
        </table:table-row>
        <table:table-row table:style-name="ro1">
          <table:table-cell office:value-type="string" calcext:value-type="string">
            <text:p>{"messages": [{"role": "system", "content": "Translate source to target."}, {"role": "user", "content": "<text:tab/>16 Márta 2021 – €9 mbilliún breise eisíoctha ag an gCoimisiún le 7 mBallstát faoi SURE<text:tab/>"}, {"role": "assistant", "content": "<text:tab/>16 March 2021 - Commission disburses further €9 billion under SURE to 7 EU Member States<text:tab/>"}]}</text:p>
          </table:table-cell>
        </table:table-row>
        <table:table-row table:style-name="ro1">
          <table:table-cell office:value-type="string" calcext:value-type="string">
            <text:p>{"messages": [{"role": "system", "content": "Translate source to target."}, {"role": "user", "content": "<text:tab/>D’eisíoc an Coimisiún €9 mbilliún le 7 mBallstát sa chúigiú ranníocaíocht faoin ionstraim SURE.<text:tab/>"}, {"role": "assistant", "content": "<text:tab/>The Commission disbursed €9 billion to 7 EU Member States in a fifth instalment under the SURE instrument.<text:tab/>"}]}</text:p>
          </table:table-cell>
        </table:table-row>
        <table:table-row table:style-name="ro1">
          <table:table-cell office:value-type="string" calcext:value-type="string">
            <text:p>{"messages": [{"role": "system", "content": "Translate source to target."}, {"role": "user", "content": "<text:tab/>vaccine vials<text:tab/>"}, {"role": "assistant", "content": "<text:tab/>vaccine vials<text:tab/>"}]}</text:p>
          </table:table-cell>
        </table:table-row>
        <table:table-row table:style-name="ro1">
          <table:table-cell office:value-type="string" calcext:value-type="string">
            <text:p>{"messages": [{"role": "system", "content": "Translate source to target."}, {"role": "user", "content": "<text:tab/>11 Márta 2021 – an ceathrú vacsaín shábháilte éifeachtach in aghaidh COVID-19 údaraithe ag an gCoimisiún Eorpach<text:tab/>"}, {"role": "assistant", "content": "<text:tab/>11 March 2021 - European Commission authorises fourth safe and effective vaccine against COVID-19<text:tab/>"}]}</text:p>
          </table:table-cell>
        </table:table-row>
        <table:table-row table:style-name="ro1">
          <table:table-cell office:value-type="string" calcext:value-type="string">
            <text:p>{"messages": [{"role": "system", "content": "Translate source to target."}, {"role": "user", "content": "<text:tab/>Thug an Coimisiún údarú margaíochta coinníollach don vacsaín in aghaidh COVID-19 a d’fhorbair Johnson &amp; Johnson, rud a d’fhág gurb í an ceathrú vacsaín a údaraíodh san Aontas.<text:tab/>"}, {"role": "assistant", "content": "<text:tab/>The Commission has granted a conditional marketing authorisation for the vaccine against COVID-19 developed by Johnson &amp; Johnson, making it the fourth vaccine authorised in the EU.<text:tab/>"}]}</text:p>
          </table:table-cell>
        </table:table-row>
        <table:table-row table:style-name="ro1">
          <table:table-cell office:value-type="string" calcext:value-type="string">
            <text:p>{"messages": [{"role": "system", "content": "Translate source to target."}, {"role": "user", "content": "<text:tab/>A nurse<text:tab/>"}, {"role": "assistant", "content": "<text:tab/>A nurse<text:tab/>"}]}</text:p>
          </table:table-cell>
        </table:table-row>
        <table:table-row table:style-name="ro1">
          <table:table-cell office:value-type="string" calcext:value-type="string">
            <text:p>{"messages": [{"role": "system", "content": "Translate source to target."}, {"role": "user", "content": "<text:tab/>11 Márta 2021 – Mhol an Coimisiún Eorpach €530 milliún a úsáid faoi Chiste Dlúthpháirtíochta an Aontais chun paindéim an choróinvíris a chomhrac<text:tab/>"}, {"role": "assistant", "content": "<text:tab/>11 March 2021 – The European Commission proposes to use €530 million under the EU Solidarity fund to fight the coronavirus pandemic<text:tab/>"}]}</text:p>
          </table:table-cell>
        </table:table-row>
        <table:table-row table:style-name="ro1">
          <table:table-cell office:value-type="string" calcext:value-type="string">
            <text:p>{"messages": [{"role": "system", "content": "Translate source to target."}, {"role": "user", "content": "<text:tab/>Tá an Coimisiún ag cur chun tosaigh pacáiste tacaíochta airgeadais dar luach beagnach €530 milliún faoi Chiste Dlúthpháirtíochta an Aontais chun tacú leis an gcaiteachas poiblí ar threalamh cosanta leighis agus pearsanta, leis an tacaíocht éigeandála don phobal agus le bearta arb é is aidhm dóibh leathadh an ghalair a chosc agus rialú agus monatóireacht a dhéanamh air.<text:tab/>"}, {"role": "assistant", "content": "<text:tab/>The European Commission is putting forward a package of almost €530 million in financial support under the EU Solidarity Fund to support public expenditure on medical and personal protective equipment, emergency support to the population, and measures to prevent, monitor and control of the spread of the disease.<text:tab/>"}]}</text:p>
          </table:table-cell>
        </table:table-row>
        <table:table-row table:style-name="ro1">
          <table:table-cell office:value-type="string" calcext:value-type="string">
            <text:p>{"messages": [{"role": "system", "content": "Translate source to target."}, {"role": "user", "content": "<text:tab/>Cargo freight on palettes branded with EU flag being loaded onto an airplane.<text:tab/>"}, {"role": "assistant", "content": "<text:tab/>Cargo freight on palettes branded with EU flag being loaded onto an airplane.<text:tab/>"}]}</text:p>
          </table:table-cell>
        </table:table-row>
        <table:table-row table:style-name="ro1">
          <table:table-cell office:value-type="string" calcext:value-type="string">
            <text:p>{"messages": [{"role": "system", "content": "Translate source to target."}, {"role": "user", "content": "<text:tab/>10 Márta 2021 – Gníomh nua maidir le seachadadh cabhrach domhanda an Aontais, atá faoi dhúshlán ag COVID-19<text:tab/>"}, {"role": "assistant", "content": "<text:tab/>10 March 2021 – New action for EU's global aid delivery challenged by COVID-19<text:tab/>"}]}</text:p>
          </table:table-cell>
        </table:table-row>
        <table:table-row table:style-name="ro1">
          <table:table-cell office:value-type="string" calcext:value-type="string">
            <text:p>{"messages": [{"role": "system", "content": "Translate source to target."}, {"role": "user", "content": "<text:tab/>Chuir an Coimisiún i láthair Teachtaireacht maidir le gníomhaíocht dhaonnúil, ina leagtar amach conas is féidir leis an Aontas beart a dhéanamh agus freastal ar na dúshláin dhaonnúla arb é paindéim COVID-19 is cúis leo.<text:tab/>"}, {"role": "assistant", "content": "<text:tab/>The Commission presented a Communication on humanitarian action, setting out how the EU can step up and meet humanitarian challenges brought on by the COVID-19 pandemic.<text:tab/>"}]}</text:p>
          </table:table-cell>
        </table:table-row>
        <table:table-row table:style-name="ro1">
          <table:table-cell office:value-type="string" calcext:value-type="string">
            <text:p>{"messages": [{"role": "system", "content": "Translate source to target."}, {"role": "user", "content": "<text:tab/>4 Márta 2021 – Téarnamh lena gcruthófar poist a chinntiú: Tacaíocht éifeachtach don fhostaíocht leagtha amach sa phlean gníomhaíochta um Cholún Eorpach na gCeart Sóisialta<text:tab/>"}, {"role": "assistant", "content": "<text:tab/>4 March 2021 – Ensuring a job-rich recovery: Action plan on the European of Social Rights sets out effective support to employment<text:tab/>"}]}</text:p>
          </table:table-cell>
        </table:table-row>
        <table:table-row table:style-name="ro1">
          <table:table-cell office:value-type="string" calcext:value-type="string">
            <text:p>{"messages": [{"role": "system", "content": "Translate source to target."}, {"role": "user", "content": "<text:tab/>Mar chuid den Phlean Gníomhaíochta um Cholún Eorpach na gCeart Sóisialta, chuir an Coimisiún Eorpach moladh i láthair chuig na Ballstáit maidir leis an mbealach a réiteach don aistriú ón tacaíocht do phoist le linn géarchéime go dtí poist a chruthú a sheasfaidh an aimsir: Tacaíocht ghníomhach éifeachtach don fhostaíocht (EASE).<text:tab/>"}, {"role": "assistant", "content": "<text:tab/>As part of the Action Plan on the European Pillar of Social Rights, the European Commission presented a Recommendation for Member States to ease the transition from crisis-job-support to creating future-proof jobs: Effective Active Support to Employment (EASE).<text:tab/>"}]}</text:p>
          </table:table-cell>
        </table:table-row>
        <table:table-row table:style-name="ro1">
          <table:table-cell office:value-type="string" calcext:value-type="string">
            <text:p>{"messages": [{"role": "system", "content": "Translate source to target."}, {"role": "user", "content": "<text:tab/>3 Márta 2021 – Aon bhliain amháin ó thosaigh COVID-19: nuashonrú ar fhreagairt an bheartais fhioscaigh<text:tab/>"}, {"role": "assistant", "content": "<text:tab/>3 March 2021 – One year since the outbreak of COVID-19: updated fiscal policy response<text:tab/>"}]}</text:p>
          </table:table-cell>
        </table:table-row>
        <table:table-row table:style-name="ro1">
          <table:table-cell office:value-type="string" calcext:value-type="string">
            <text:p>{"messages": [{"role": "system", "content": "Translate source to target."}, {"role": "user", "content": "<text:tab/>Ghlac an Coimisiún Teachtaireacht lena dtugtar treoir leathan do na Ballstáit maidir le cur i gcrích an bheartais fhioscaigh sa tréimhse atá romhainn agus ina leagtar amach breithnithe an Choimisiúin i dtaca leis an gclásal éalaithe ginearálta a dhíghníomhachtú nó a choinneáil ag gníomhachtú.<text:tab/>"}, {"role": "assistant", "content": "<text:tab/>The Commission has adopted a Communication providing Member States with broad guidance on the conduct of fiscal policy in the period ahead and setting out the Commission's considerations regarding the deactivation or continued activation of the general escape clause.<text:tab/>"}]}</text:p>
          </table:table-cell>
        </table:table-row>
        <table:table-row table:style-name="ro1">
          <table:table-cell office:value-type="string" calcext:value-type="string">
            <text:p>{"messages": [{"role": "system", "content": "Translate source to target."}, {"role": "user", "content": "<text:tab/>President von der Leyen<text:tab/>"}, {"role": "assistant", "content": "<text:tab/>President von der Leyen<text:tab/>"}]}</text:p>
          </table:table-cell>
        </table:table-row>
        <table:table-row table:style-name="ro1">
          <table:table-cell office:value-type="string" calcext:value-type="string">
            <text:p>{"messages": [{"role": "system", "content": "Translate source to target."}, {"role": "user", "content": "<text:tab/>24 Feabhra 2021 – Labhair an tUachtarán von der Leyen ag seoladh Fheachtas Global Citizen, ‘Plean Téarnaimh don Domhan’<text:tab/>"}, {"role": "assistant", "content": "<text:tab/>24 February 2021 - President von der Leyen spoke at the Global Citizen Campaign launch event ‘A Recovery Plan for the World'<text:tab/>"}]}</text:p>
          </table:table-cell>
        </table:table-row>
        <table:table-row table:style-name="ro1">
          <table:table-cell office:value-type="string" calcext:value-type="string">
            <text:p>{"messages": [{"role": "system", "content": "Translate source to target."}, {"role": "user", "content": "<text:tab/>Ag seoladh Fheachtas Global Citizen, bhí an méid seo le rá ag an Uachtarán von der Leyen: ‘Faighimis an lámh in uachtar ar an bpaindéim le feachtas vacsaínithe domhanda.<text:tab/>"}, {"role": "assistant", "content": "<text:tab/>At the launch even of the Global Citizen Campaign, President von der Leyen said: Let us overcome the pandemic with a global vaccination campaign.<text:tab/>"}]}</text:p>
          </table:table-cell>
        </table:table-row>
        <table:table-row table:style-name="ro1">
          <table:table-cell office:value-type="string" calcext:value-type="string">
            <text:p>{"messages": [{"role": "system", "content": "Translate source to target."}, {"role": "user", "content": "<text:tab/>19 Feabhra 2021 – Dúbailt déanta go €1 bhilliún ag an Aontas Eorpach ar a ranníocaíocht le COVAX chun vacsaíní sábháilte éifeachtacha a chinntiú<text:tab/>"}, {"role": "assistant", "content": "<text:tab/>19 February 2021 - EU doubles contribution to COVAX to €1 billion to ensure safe and effective vaccines<text:tab/>"}]}</text:p>
          </table:table-cell>
        </table:table-row>
        <table:table-row table:style-name="ro1">
          <table:table-cell office:value-type="string" calcext:value-type="string">
            <text:p>{"messages": [{"role": "system", "content": "Translate source to target."}, {"role": "user", "content": "<text:tab/>D’fhógair an tAontas Eorpach €500 milliún breise do shaoráid COVAX, rud a d’fhág go raibh dúbailt déanta aige ar an méid atá ranníoctha aige go dtí seo le haghaidh an tionscnaimh dhomhanda chun rochtain chóir chomhionann a chur ar fáil ar vacsaíní sábháilte éifeachtacha in aghaidh COVID-19.<text:tab/>"}, {"role": "assistant", "content": "<text:tab/>The European Union announced an additional €500 million for the COVAX Facility, doubling its contribution to date for the global initiative secure fair and equitable access to safe and effective COVID-19 vaccines.<text:tab/>"}]}</text:p>
          </table:table-cell>
        </table:table-row>
        <table:table-row table:style-name="ro1">
          <table:table-cell office:value-type="string" calcext:value-type="string">
            <text:p>{"messages": [{"role": "system", "content": "Translate source to target."}, {"role": "user", "content": "<text:tab/>17 Feabhra 2021 – Aghaidh á tabhairt ag an gCoimisiún Eorpach ar athraithigh COVID-19 agus an ullmhacht á méadú aige<text:tab/>"}, {"role": "assistant", "content": "<text:tab/>17 February 2021 – European Commission tackles COVID-19 variants while increasing preparedness<text:tab/>"}]}</text:p>
          </table:table-cell>
        </table:table-row>
        <table:table-row table:style-name="ro1">
          <table:table-cell office:value-type="string" calcext:value-type="string">
            <text:p>{"messages": [{"role": "system", "content": "Translate source to target."}, {"role": "user", "content": "<text:tab/>Bunóidh an Coimisiún plean nua bithchosanta ar a dtabharfar Gorlann HERA chun dul i ngleic le bagairtí gearrthéarmacha agus meántéarmacha agus, ag an am céanna, chun ullmhú don todhchaí mar threoirphlean d’ullmhacht fhadtéarmach an Aontais maidir le héigeandálaí sláinte.<text:tab/>"}, {"role": "assistant", "content": "<text:tab/>The Commission will establish a new bio-defence plan called HERA Incubator to tackle short to medium-term threats and simultaneously prepare for the future by serving as the blueprint for the EU’s long term preparedness for health emergencies.<text:tab/>"}]}</text:p>
          </table:table-cell>
        </table:table-row>
        <table:table-row table:style-name="ro1">
          <table:table-cell office:value-type="string" calcext:value-type="string">
            <text:p>{"messages": [{"role": "system", "content": "Translate source to target."}, {"role": "user", "content": "<text:tab/>11 Feabhra 2021 – Réamhaisnéis Eacnamaíoch Gheimhreadh 2021 foilsithe: geimhreadh dúshlánach, ach ábhar dóchais dúinn go léir<text:tab/>"}, {"role": "assistant", "content": "<text:tab/>11 February 2021 – Winter 2021 Economic Forecast published: a challenging winter, but light at the end of the tunnel<text:tab/>"}]}</text:p>
          </table:table-cell>
        </table:table-row>
        <table:table-row table:style-name="ro1">
          <table:table-cell office:value-type="string" calcext:value-type="string">
            <text:p>{"messages": [{"role": "system", "content": "Translate source to target."}, {"role": "user", "content": "<text:tab/>D’fhoilsigh an Coimisiún Eorpach Réamhaisnéis Eacnamaíoch Gheimhreadh 2021 ina dtuartar go bhfásfaidh geilleagar an limistéir euro 3.<text:tab/>"}, {"role": "assistant", "content": "<text:tab/>The European Commission has published its Winter 2021 Economic Forecast, which projects that the euro area economy will grow by 3.<text:tab/>"}]}</text:p>
          </table:table-cell>
        </table:table-row>
        <table:table-row table:style-name="ro1">
          <table:table-cell office:value-type="string" calcext:value-type="string">
            <text:p>{"messages": [{"role": "system", "content": "Translate source to target."}, {"role": "user", "content": "<text:tab/>Image of the Berlaymont banner 'Next Generation EU'<text:tab/>"}, {"role": "assistant", "content": "<text:tab/>Image of the Berlaymont banner 'Next Generation EU'<text:tab/>"}]}</text:p>
          </table:table-cell>
        </table:table-row>
        <table:table-row table:style-name="ro1">
          <table:table-cell office:value-type="string" calcext:value-type="string">
            <text:p>{"messages": [{"role": "system", "content": "Translate source to target."}, {"role": "user", "content": "<text:tab/>10 Feabhra 2021 – An tSaoráid Téarnaimh agus Athléimneachta dar luach €672.5 billiún formheasta ag Parlaimint na hEorpa chun cuidiú leis na Ballstáit a bheith níos láidre tar éis na géarchéime<text:tab/>"}, {"role": "assistant", "content": "<text:tab/>10 February 2021 – €672.5 billion Recovery and Resilience Facility to help member states emerge stronger from the crisis approved by the European Parliament<text:tab/>"}]}</text:p>
          </table:table-cell>
        </table:table-row>
        <table:table-row table:style-name="ro1">
          <table:table-cell office:value-type="string" calcext:value-type="string">
            <text:p>{"messages": [{"role": "system", "content": "Translate source to target."}, {"role": "user", "content": "<text:tab/>Is díol sásaimh don Choimisiún Eorpach é vóta Pharlaimint na hEorpa lena ndeimhnítear an comhaontú polaitiúil ar ar tháinig sí maidir leis an tSaoráid Téarnaimh agus Athléimneachta i mí na Nollag 2020.<text:tab/>"}, {"role": "assistant", "content": "<text:tab/>The European Commission welcomes the European Parliament's vote confirming the political agreement reached on the Recovery and Resilience Facility of December 2020.<text:tab/>"}]}</text:p>
          </table:table-cell>
        </table:table-row>
        <table:table-row table:style-name="ro1">
          <table:table-cell office:value-type="string" calcext:value-type="string">
            <text:p>{"messages": [{"role": "system", "content": "Translate source to target."}, {"role": "user", "content": "<text:tab/>AstraZeneca<text:tab/>"}, {"role": "assistant", "content": "<text:tab/>AstraZeneca<text:tab/>"}]}</text:p>
          </table:table-cell>
        </table:table-row>
        <table:table-row table:style-name="ro1">
          <table:table-cell office:value-type="string" calcext:value-type="string">
            <text:p>{"messages": [{"role": "system", "content": "Translate source to target."}, {"role": "user", "content": "<text:tab/>An 29 Eanáir 2021 – an tríú vacsaín shábháilte éifeachtach in aghaidh COVID-19 údaraithe ag an gCoimisiún Eorpach<text:tab/>"}, {"role": "assistant", "content": "<text:tab/>29 January 2021 – European Commission authorises third safe and effective vaccine against COVID-19<text:tab/>"}]}</text:p>
          </table:table-cell>
        </table:table-row>
        <table:table-row table:style-name="ro1">
          <table:table-cell office:value-type="string" calcext:value-type="string">
            <text:p>{"messages": [{"role": "system", "content": "Translate source to target."}, {"role": "user", "content": "<text:tab/>Thug an Coimisiún údarú margaíochta coinníollach don vacsaín in aghaidh COVID-19 a d’fhorbair AstraZeneca, rud a d’fhág gurb í an tríú vacsaín a údaraíodh san Aontas.<text:tab/>"}, {"role": "assistant", "content": "<text:tab/>The Commission has granted a conditional marketing authorisation for the vaccine against COVID-19 developed by AstraZeneca, making it the third vaccine authorised in the EU.<text:tab/>"}]}</text:p>
          </table:table-cell>
        </table:table-row>
        <table:table-row table:style-name="ro1">
          <table:table-cell office:value-type="string" calcext:value-type="string">
            <text:p>{"messages": [{"role": "system", "content": "Translate source to target."}, {"role": "user", "content": "<text:tab/>proof of COVID-19 vaccination<text:tab/>"}, {"role": "assistant", "content": "<text:tab/>proof of COVID-19 vaccination<text:tab/>"}]}</text:p>
          </table:table-cell>
        </table:table-row>
        <table:table-row table:style-name="ro1">
          <table:table-cell office:value-type="string" calcext:value-type="string">
            <text:p>{"messages": [{"role": "system", "content": "Translate source to target."}, {"role": "user", "content": "<text:tab/>27 Eanáir 2021 – Treoirlínte glactha ag Ballstáit an Aontais maidir le cruthúnas ar vacsaíniú COVID-19 chun críocha leighis<text:tab/>"}, {"role": "assistant", "content": "<text:tab/>27 January 2021 – EU Member States adopt guidelines on proof of COVID-19 vaccination for medical purposes<text:tab/>"}]}</text:p>
          </table:table-cell>
        </table:table-row>
        <table:table-row table:style-name="ro1">
          <table:table-cell office:value-type="string" calcext:value-type="string">
            <text:p>{"messages": [{"role": "system", "content": "Translate source to target."}, {"role": "user", "content": "<text:tab/>Ghlac Ballstáit an Aontais, le tacaíocht ón gCoimisiún Eorpach, treoirlínte maidir le cruthúnas ar vacsaíniú COVID-19 chun críocha leighis.<text:tab/>"}, {"role": "assistant", "content": "<text:tab/>The EU Members States, with the support of the European Commission, adopted guidelines on proof of COVID-19 vaccination for medical purposes.<text:tab/>"}]}</text:p>
          </table:table-cell>
        </table:table-row>
        <table:table-row table:style-name="ro1">
          <table:table-cell office:value-type="string" calcext:value-type="string">
            <text:p>{"messages": [{"role": "system", "content": "Translate source to target."}, {"role": "user", "content": "<text:tab/>People walking in an airport<text:tab/>"}, {"role": "assistant", "content": "<text:tab/>People walking in an airport<text:tab/>"}]}</text:p>
          </table:table-cell>
        </table:table-row>
        <table:table-row table:style-name="ro1">
          <table:table-cell office:value-type="string" calcext:value-type="string">
            <text:p>{"messages": [{"role": "system", "content": "Translate source to target."}, {"role": "user", "content": "<text:tab/>25 Eanáir 2021 – Nuashonrú molta ag an gCoimisiún Eorpach ar an gcur chuige comhordaithe i leith na saorghluaiseachta laistigh den Aontas, agus i leith taisteal ó thríú tíortha isteach san Aontas<text:tab/>"}, {"role": "assistant", "content": "<text:tab/>25 January 2021 – The European Commission proposes to update the coordinated approach on free movement inside the EU, and travel from third countries to the EU<text:tab/>"}]}</text:p>
          </table:table-cell>
        </table:table-row>
        <table:table-row table:style-name="ro1">
          <table:table-cell office:value-type="string" calcext:value-type="string">
            <text:p>{"messages": [{"role": "system", "content": "Translate source to target."}, {"role": "user", "content": "<text:tab/>Tá coimircí breise agus ceanglais bhreise á moladh ag an gCoimisiún le haghaidh taistealaithe idirnáisiúnta isteach san Aontas, chomh maith le nuashonrú ar an Moladh ón gComhairle maidir le bearta comhordaithe a imríonn tionchar ar an tsaorghluaiseacht laistigh den Aontas.<text:tab/>"}, {"role": "assistant", "content": "<text:tab/>The Commission is proposing additional safeguards and requirements for international travellers into the EU, and to update the Council Recommendation on coordinated measures affecting free movement within the EU.<text:tab/>"}]}</text:p>
          </table:table-cell>
        </table:table-row>
        <table:table-row table:style-name="ro1">
          <table:table-cell office:value-type="string" calcext:value-type="string">
            <text:p>{"messages": [{"role": "system", "content": "Translate source to target."}, {"role": "user", "content": "<text:tab/>vaccines<text:tab/>"}, {"role": "assistant", "content": "<text:tab/>vaccines<text:tab/>"}]}</text:p>
          </table:table-cell>
        </table:table-row>
        <table:table-row table:style-name="ro1">
          <table:table-cell office:value-type="string" calcext:value-type="string">
            <text:p>{"messages": [{"role": "system", "content": "Translate source to target."}, {"role": "user", "content": "<text:tab/>21 Eanáir 2021 – D’aontaigh ceannairí an Aontais dlús a chur le vacsaíniú agus pléadh bearta eile i gcruinniú de chuid na Comhairle Eorpaí<text:tab/>"}, {"role": "assistant", "content": "<text:tab/>21 January 2021 - EU leaders agreed on speeding up vaccination and discussed other measures at European Council<text:tab/>"}]}</text:p>
          </table:table-cell>
        </table:table-row>
        <table:table-row table:style-name="ro1">
          <table:table-cell office:value-type="string" calcext:value-type="string">
            <text:p>{"messages": [{"role": "system", "content": "Translate source to target."}, {"role": "user", "content": "<text:tab/>Ag cruinniú de chuid na Comhairle Eorpaí, thug na ceannairí dá n-aire a thromchúisí atá an staid, go háirithe i bhfianaise athraitheacha nua an choróinvíris.<text:tab/>"}, {"role": "assistant", "content": "<text:tab/>At the European Council meeting, leaders noted the seriousness of the situation in the light of the new variants.<text:tab/>"}]}</text:p>
          </table:table-cell>
        </table:table-row>
        <table:table-row table:style-name="ro1">
          <table:table-cell office:value-type="string" calcext:value-type="string">
            <text:p>{"messages": [{"role": "system", "content": "Translate source to target."}, {"role": "user", "content": "<text:tab/>person being vaccinated<text:tab/>"}, {"role": "assistant", "content": "<text:tab/>person being vaccinated<text:tab/>"}]}</text:p>
          </table:table-cell>
        </table:table-row>
        <table:table-row table:style-name="ro1">
          <table:table-cell office:value-type="string" calcext:value-type="string">
            <text:p>{"messages": [{"role": "system", "content": "Translate source to target."}, {"role": "user", "content": "<text:tab/>19 Eanáir 2021 – Na príomhghníomhaíochtaí leagtha amach ag an gCoimisiún i dtaobh seasamh le chéile chun COVID-19 a chloí<text:tab/>"}, {"role": "assistant", "content": "<text:tab/>19 January 2021 – The European Commission sets out key actions for a united front to beat COVID-19<text:tab/>"}]}</text:p>
          </table:table-cell>
        </table:table-row>
        <table:table-row table:style-name="ro1">
          <table:table-cell office:value-type="string" calcext:value-type="string">
            <text:p>{"messages": [{"role": "system", "content": "Translate source to target."}, {"role": "user", "content": "<text:tab/>Dhá lá roimh fhíschomhdháil na gCeannairí Eorpacha maidir le freagairt chomhordaithe ar an gcoróinvíreas, d’fhoilsigh an Coimisiún Teachtaireacht inar leagadh amach na gníomhaíochtaí is gá a dhéanamh chun dlús a chur leis an gcomhrac in aghaidh na paindéime agus leis an vacsaíniú.<text:tab/>"}, {"role": "assistant", "content": "<text:tab/>Two days ahead of European Leaders’ videoconference on a coordinate response to the coronavirus, the Commission set out actions in a Communication to step up the fight against the pandemic and speed up vaccination.<text:tab/>"}]}</text:p>
          </table:table-cell>
        </table:table-row>
        <table:table-row table:style-name="ro1">
          <table:table-cell office:value-type="string" calcext:value-type="string">
            <text:p>{"messages": [{"role": "system", "content": "Translate source to target."}, {"role": "user", "content": "<text:tab/>girl getting vaccinated<text:tab/>"}, {"role": "assistant", "content": "<text:tab/>girl getting vaccinated<text:tab/>"}]}</text:p>
          </table:table-cell>
        </table:table-row>
        <table:table-row table:style-name="ro1">
          <table:table-cell office:value-type="string" calcext:value-type="string">
            <text:p>{"messages": [{"role": "system", "content": "Translate source to target."}, {"role": "user", "content": "<text:tab/>12 Eanáir 2021 – Cainteanna tosaigh tugtha chun críche ag an gCoimisiún Eorpach le Valneva maidir le vacsaín fhéideartha nua in aghaidh an choróinvíris a fháil<text:tab/>"}, {"role": "assistant", "content": "<text:tab/>12 January 2021 – The European Commission concludes exploratory talks with Valneva to secure a new potential vaccine<text:tab/>"}]}</text:p>
          </table:table-cell>
        </table:table-row>
        <table:table-row table:style-name="ro1">
          <table:table-cell office:value-type="string" calcext:value-type="string">
            <text:p>{"messages": [{"role": "system", "content": "Translate source to target."}, {"role": "user", "content": "<text:tab/>Tá cainteanna tosaigh tugtha chun críche ag an gCoimisiún Eorpach leis an gcomhlacht cógaisíochta Valneva d’fhonn a vacsaín fhéideartha in aghaidh COVID-19 a cheannach nuair a bheith sé cruthaithe go bhfuil sí sábháilte éifeachtach.<text:tab/>"}, {"role": "assistant", "content": "<text:tab/>The Commission has concluded exploratory talks with the pharmaceutical company Valneva with a view to purchasing its potential vaccine against COVID-19 once proven safe and effective.<text:tab/>"}]}</text:p>
          </table:table-cell>
        </table:table-row>
        <table:table-row table:style-name="ro1">
          <table:table-cell office:value-type="string" calcext:value-type="string">
            <text:p>{"messages": [{"role": "system", "content": "Translate source to target."}, {"role": "user", "content": "<text:tab/>pfizer vaccine<text:tab/>"}, {"role": "assistant", "content": "<text:tab/>pfizer vaccine<text:tab/>"}]}</text:p>
          </table:table-cell>
        </table:table-row>
        <table:table-row table:style-name="ro1">
          <table:table-cell office:value-type="string" calcext:value-type="string">
            <text:p>{"messages": [{"role": "system", "content": "Translate source to target."}, {"role": "user", "content": "<text:tab/>8 Eanáir 2021 – mhol an Coimisiún Eorpach suas le 300 milliún dáileog bhreise a cheannach de vacsaín BioNTech-Pfizer<text:tab/>"}, {"role": "assistant", "content": "<text:tab/>8 January 2021 - European Commission proposes to purchase up to 300 million additional doses of BioNTech-Pfizer vaccine<text:tab/>"}]}</text:p>
          </table:table-cell>
        </table:table-row>
        <table:table-row table:style-name="ro1">
          <table:table-cell office:value-type="string" calcext:value-type="string">
            <text:p>{"messages": [{"role": "system", "content": "Translate source to target."}, {"role": "user", "content": "<text:tab/>Mhol an Coimisiún do na Ballstáit 200 milliún dáileog bhreise a cheannach den vacsaín in aghaidh COVID-19 de chuid BioNTech agus Pfizer, leis an rogha ann 100 milliún dáileog eile a fháil.<text:tab/>"}, {"role": "assistant", "content": "<text:tab/>The Commission proposed to EU Member States to purchase an additional 200 million doses of the BioNTech and Pfizer COVID-19 vaccine, with the option of acquiring another 100 million doses.<text:tab/>"}]}</text:p>
          </table:table-cell>
        </table:table-row>
        <table:table-row table:style-name="ro1">
          <table:table-cell office:value-type="string" calcext:value-type="string">
            <text:p>{"messages": [{"role": "system", "content": "Translate source to target."}, {"role": "user", "content": "<text:tab/>vaccination medical student<text:tab/>"}, {"role": "assistant", "content": "<text:tab/>vaccination medical student<text:tab/>"}]}</text:p>
          </table:table-cell>
        </table:table-row>
        <table:table-row table:style-name="ro1">
          <table:table-cell office:value-type="string" calcext:value-type="string">
            <text:p>{"messages": [{"role": "system", "content": "Translate source to target."}, {"role": "user", "content": "<text:tab/>6 Eanáir 2021 – an dara vacsaín shábháilte éifeachtach in aghaidh COVID-19 údaraithe ag an gCoimisiún Eorpach<text:tab/>"}, {"role": "assistant", "content": "<text:tab/>6 January 2021 - European Commission authorises second safe and effective vaccine against COVID-19<text:tab/>"}]}</text:p>
          </table:table-cell>
        </table:table-row>
        <table:table-row table:style-name="ro1">
          <table:table-cell office:value-type="string" calcext:value-type="string">
            <text:p>{"messages": [{"role": "system", "content": "Translate source to target."}, {"role": "user", "content": "<text:tab/>Thug an Coimisiún údarú margaíochta coinníollach don vacsaín in aghaidh COVID-19 a d’fhorbair Moderna, rud a d’fhág gurb í an dara vacsaín a údaraíodh san Aontas.<text:tab/>"}, {"role": "assistant", "content": "<text:tab/>The Commission has granted a conditional marketing authorisation for the vaccine against COVID-19 developed by Moderna, the second vaccine authorised in the EU.<text:tab/>"}]}</text:p>
          </table:table-cell>
        </table:table-row>
        <table:table-row table:style-name="ro1">
          <table:table-cell office:value-type="string" calcext:value-type="string">
            <text:p>{"messages": [{"role": "system", "content": "Translate source to target."}, {"role": "user", "content": "<text:tab/>Cosnaíonn vacsaíniú daoine ar ghalair thógálacha thromchúiseacha agus iad siúd atá bagrach don bheatha, amhail an fliú, diftéire, teiteanas, triuch, an bhruitíneach, leicneach, rubella (bruitíneach dhearg), galar meiningeacocúil, galar niúmacocúil ionrach agus póilió.<text:tab/>"}, {"role": "assistant", "content": "<text:tab/>Vaccination protects people against serious and life-threatening infectious diseases, such as influenza (flu), diphtheria, tetanus, pertussis (whooping cough), measles, mumps, rubella (German measles), meningococcal disease, invasive pneumococcal disease and polio.<text:tab/>"}]}</text:p>
          </table:table-cell>
        </table:table-row>
        <table:table-row table:style-name="ro1">
          <table:table-cell office:value-type="string" calcext:value-type="string">
            <text:p>{"messages": [{"role": "system", "content": "Translate source to target."}, {"role": "user", "content": "<text:tab/>Gach bliain cuireann vacsaíniú cosc ar 2.<text:tab/>"}, {"role": "assistant", "content": "<text:tab/>Each year, vaccination stops 2.<text:tab/>"}]}</text:p>
          </table:table-cell>
        </table:table-row>
        <table:table-row table:style-name="ro1">
          <table:table-cell office:value-type="string" calcext:value-type="string">
            <text:p>{"messages": [{"role": "system", "content": "Translate source to target."}, {"role": "user", "content": "<text:tab/>San am atá caite, fuair a lán daoine bás le galair, galair ar féidir leo a chosc sa lá inniu le vacsaíniú.<text:tab/>"}, {"role": "assistant", "content": "<text:tab/>In the past, many people died of diseases that can now be prevented through vaccination.<text:tab/>"}]}</text:p>
          </table:table-cell>
        </table:table-row>
        <table:table-row table:style-name="ro1">
          <table:table-cell office:value-type="string" calcext:value-type="string">
            <text:p>{"messages": [{"role": "system", "content": "Translate source to target."}, {"role": "user", "content": "<text:tab/>An Bhruitíneach<text:tab/>"}, {"role": "assistant", "content": "<text:tab/>Measles<text:tab/>"}]}</text:p>
          </table:table-cell>
        </table:table-row>
        <table:table-row table:style-name="ro1">
          <table:table-cell office:value-type="string" calcext:value-type="string">
            <text:p>{"messages": [{"role": "system", "content": "Translate source to target."}, {"role": "user", "content": "<text:tab/>12-18 nduine<text:tab/>"}, {"role": "assistant", "content": "<text:tab/>12-18 people<text:tab/>"}]}</text:p>
          </table:table-cell>
        </table:table-row>
        <table:table-row table:style-name="ro1">
          <table:table-cell office:value-type="string" calcext:value-type="string">
            <text:p>{"messages": [{"role": "system", "content": "Translate source to target."}, {"role": "user", "content": "<text:tab/>Is ionann an ponc sa lár agus duine amháin atá ionfhabhtaithe ag galar.<text:tab/>"}, {"role": "assistant", "content": "<text:tab/>The centre dot represent one person affected by a disease.<text:tab/>"}]}</text:p>
          </table:table-cell>
        </table:table-row>
        <table:table-row table:style-name="ro1">
          <table:table-cell office:value-type="string" calcext:value-type="string">
            <text:p>{"messages": [{"role": "system", "content": "Translate source to target."}, {"role": "user", "content": "<text:tab/>Cuidíonn vacsaíniú scaipeadh na ngalar i bpobail a chosc.<text:tab/>"}, {"role": "assistant", "content": "<text:tab/>Vaccination helps prevent the spread of disease in communities.<text:tab/>"}]}</text:p>
          </table:table-cell>
        </table:table-row>
        <table:table-row table:style-name="ro1">
          <table:table-cell office:value-type="string" calcext:value-type="string">
            <text:p>{"messages": [{"role": "system", "content": "Translate source to target."}, {"role": "user", "content": "<text:tab/>Agus a bhuí le vacsaíniú:<text:tab/>"}, {"role": "assistant", "content": "<text:tab/>Thanks to vaccination:<text:tab/>"}]}</text:p>
          </table:table-cell>
        </table:table-row>
        <table:table-row table:style-name="ro1">
          <table:table-cell office:value-type="string" calcext:value-type="string">
            <text:p>{"messages": [{"role": "system", "content": "Translate source to target."}, {"role": "user", "content": "<text:tab/>Tábolgach díothaithe ar fud an domhain;<text:tab/>"}, {"role": "assistant", "content": "<text:tab/>smallpox is now eradicated worldwide;<text:tab/>"}]}</text:p>
          </table:table-cell>
        </table:table-row>
        <table:table-row table:style-name="ro1">
          <table:table-cell office:value-type="string" calcext:value-type="string">
            <text:p>{"messages": [{"role": "system", "content": "Translate source to target."}, {"role": "user", "content": "<text:tab/>Cuireadh deireadh le trais-seoladh póilió i mórchuid den domhan, an Eoraip san áireamh.<text:tab/>"}, {"role": "assistant", "content": "<text:tab/>transmission of polio has ended in most parts of the world, including Europe.<text:tab/>"}]}</text:p>
          </table:table-cell>
        </table:table-row>
        <table:table-row table:style-name="ro1">
          <table:table-cell office:value-type="string" calcext:value-type="string">
            <text:p>{"messages": [{"role": "system", "content": "Translate source to target."}, {"role": "user", "content": "<text:tab/>Cuireann vacsaíniú cosc ar fhorbairt cineálacha éagsúla meallta réamhailseacha agus ailsí, mar shampla:<text:tab/>"}, {"role": "assistant", "content": "<text:tab/>Vaccination also prevents the development of certain types of pre-cancerous growths and cancers, for example:<text:tab/>"}]}</text:p>
          </table:table-cell>
        </table:table-row>
        <table:table-row table:style-name="ro1">
          <table:table-cell office:value-type="string" calcext:value-type="string">
            <text:p>{"messages": [{"role": "system", "content": "Translate source to target."}, {"role": "user", "content": "<text:tab/>Féadann vacsaíniú in aghaidh papalómaivíreas daonna (HPV) cuidiú le hailse agus ailsí eile is cúis le hionfhabhtú HPV a chosc;<text:tab/>"}, {"role": "assistant", "content": "<text:tab/>vaccinating against humanpapilloma virus (HPV) can help prevent cervical and other cancers caused by HPV infection;<text:tab/>"}]}</text:p>
          </table:table-cell>
        </table:table-row>
        <table:table-row table:style-name="ro1">
          <table:table-cell office:value-type="string" calcext:value-type="string">
            <text:p>{"messages": [{"role": "system", "content": "Translate source to target."}, {"role": "user", "content": "<text:tab/>Féadann vacsaíniú in aghaidh Heipitíteas B cuidiú le hailse ae, rud is cúis le hionfhabhtú de Heipitíteas B fadtéarmach.<text:tab/>"}, {"role": "assistant", "content": "<text:tab/>vaccinating against hepatitis B can help prevent liver cancer caused by long-term hepatitis B infection.<text:tab/>"}]}</text:p>
          </table:table-cell>
        </table:table-row>
        <table:table-row table:style-name="ro1">
          <table:table-cell office:value-type="string" calcext:value-type="string">
            <text:p>{"messages": [{"role": "system", "content": "Translate source to target."}, {"role": "user", "content": "<text:tab/>Tá buntáistí sochaíocha níos forleithnei gcláir vacsaínithe.<text:tab/>"}, {"role": "assistant", "content": "<text:tab/>Vaccination programmes have wider societal benefits.<text:tab/>"}]}</text:p>
          </table:table-cell>
        </table:table-row>
        <table:table-row table:style-name="ro1">
          <table:table-cell office:value-type="string" calcext:value-type="string">
            <text:p>{"messages": [{"role": "system", "content": "Translate source to target."}, {"role": "user", "content": "<text:tab/>Is é vacsaíniú an bealach is fearr le himdhíonacht a fháil in aghaidh galair inchoiscthe trí vacsaíniú, seachas imdhíonacht a bhaint amach tríd an ngalar a fháil.<text:tab/>"}, {"role": "assistant", "content": "<text:tab/>Vaccination is the best way to acquire immunity against vaccine-preventable diseases, as opposed to immunity attained by getting the disease.<text:tab/>"}]}</text:p>
          </table:table-cell>
        </table:table-row>
        <table:table-row table:style-name="ro1">
          <table:table-cell office:value-type="string" calcext:value-type="string">
            <text:p>{"messages": [{"role": "system", "content": "Translate source to target."}, {"role": "user", "content": "<text:tab/>Tugann vacsaíniú cosaint do na daoine vacsaínithe agus dóibh siúd atá timpeall orthu atá i mbaol na ngalar, rud a laghdaíonn an baol go scaipfidh galair i measc daoine de theaghlach, cairde scoile nó comhghleacaithe, cairde, comharsana agus daoine eile sa phobal.<text:tab/>"}, {"role": "assistant", "content": "<text:tab/>Vaccination protects the vaccinated persons and those around them who are vulnerable to the diseases, reducing the risk of diseases spreading among family members, school mates or colleagues, friends, neighbours and other people in the community.<text:tab/>"}]}</text:p>
          </table:table-cell>
        </table:table-row>
        <table:table-row table:style-name="ro1">
          <table:table-cell office:value-type="string" calcext:value-type="string">
            <text:p>{"messages": [{"role": "system", "content": "Translate source to target."}, {"role": "user", "content": "<text:tab/>Nuair a bhíonn go leor daoine ann i ndaonra atá imdhíonach ar ghalar tógálach, ní dócha go scaipfidh an galar ansin ó dhuine go duine.<text:tab/>"}, {"role": "assistant", "content": "<text:tab/>When enough people in a population are immune to an infectious disease, the disease is then unlikely to spread from person to person.<text:tab/>"}]}</text:p>
          </table:table-cell>
        </table:table-row>
        <table:table-row table:style-name="ro1">
          <table:table-cell office:value-type="string" calcext:value-type="string">
            <text:p>{"messages": [{"role": "system", "content": "Translate source to target."}, {"role": "user", "content": "<text:tab/>Community immunity<text:tab/>"}, {"role": "assistant", "content": "<text:tab/>Community immunity<text:tab/>"}]}</text:p>
          </table:table-cell>
        </table:table-row>
        <table:table-row table:style-name="ro1">
          <table:table-cell office:value-type="string" calcext:value-type="string">
            <text:p>{"messages": [{"role": "system", "content": "Translate source to target."}, {"role": "user", "content": "<text:tab/>Tarlaíonn imdhíonacht phobail nuair a bhíonn go leor daoine ann i ndaonra atá imdhíonach ar ghalar tógálach<text:tab/>"}, {"role": "assistant", "content": "<text:tab/>Community immunity occurs when enough people in a population are immune to an infectious disease<text:tab/>"}]}</text:p>
          </table:table-cell>
        </table:table-row>
        <table:table-row table:style-name="ro1">
          <table:table-cell office:value-type="string" calcext:value-type="string">
            <text:p>{"messages": [{"role": "system", "content": "Translate source to target."}, {"role": "user", "content": "<text:tab/>Ar an mbealach sin, cosnaíonn vacsaíní daoine eile atá i mbaol galair go hindíreach.<text:tab/>"}, {"role": "assistant", "content": "<text:tab/>In this way, vaccines indirectly protect others who are vulnerable to disease.<text:tab/>"}]}</text:p>
          </table:table-cell>
        </table:table-row>
        <table:table-row table:style-name="ro1">
          <table:table-cell office:value-type="string" calcext:value-type="string">
            <text:p>{"messages": [{"role": "system", "content": "Translate source to target."}, {"role": "user", "content": "<text:tab/>Ciallaíonn sé go mbaineann daoine nach féidir iad a vacsaíniú, mar shampla toisc go bhfuil siad ró-óg nó toisc go bhfuil ailléirge orthu le comhpháirteanna vacsaíne, leas ó dhaoine eile a bheith vacsaínithe, de bharr nach féidir leis an ngalar leathadh go héasca sa phobal.<text:tab/>"}, {"role": "assistant", "content": "<text:tab/>It means that people who cannot be vaccinated, for instance because they are too young or allergic to vaccine components, benefit from others being vaccinated, because the disease cannot easily spread in the community.<text:tab/>"}]}</text:p>
          </table:table-cell>
        </table:table-row>
        <table:table-row table:style-name="ro1">
          <table:table-cell office:value-type="string" calcext:value-type="string">
            <text:p>{"messages": [{"role": "system", "content": "Translate source to target."}, {"role": "user", "content": "<text:tab/>Mar shampla, chun imdhíonacht phobail ar bhruitíní a áirithiú, molann na húdaráis um shláinte phoiblí go bhfaigheann 95% den daonra vacsaín le dhá dháileog den vacsaín in aghaidh na bruitíní (an vacsaín MMR, a chosnaíonn in aghaidh na bruitíní, leicneach agus rubella).<text:tab/>"}, {"role": "assistant", "content": "<text:tab/>For example, to ensure community immunity against measles, public health authorities recommend that 95% of the population are vaccinated with two doses of the vaccine against measles (the MMR vaccine, which protects against measles, mumps and rubella).<text:tab/>"}]}</text:p>
          </table:table-cell>
        </table:table-row>
        <table:table-row table:style-name="ro1">
          <table:table-cell office:value-type="string" calcext:value-type="string">
            <text:p>{"messages": [{"role": "system", "content": "Translate source to target."}, {"role": "user", "content": "<text:tab/>Mar sin féin, ní féidir le daoine a bheith brath ar imdhíonacht phobail i gcás roinnt galar tógálach.<text:tab/>"}, {"role": "assistant", "content": "<text:tab/>However, people cannot rely on community immunity for some infectious diseases.<text:tab/>"}]}</text:p>
          </table:table-cell>
        </table:table-row>
        <table:table-row table:style-name="ro1">
          <table:table-cell office:value-type="string" calcext:value-type="string">
            <text:p>{"messages": [{"role": "system", "content": "Translate source to target."}, {"role": "user", "content": "<text:tab/>Ina theannta sin, cabhraíonn cláir imdhíonta le hualaí sóisialta, síceolaíocha agus airgeadais an ghalair ar dhaoine agus ar rialtais a laghdú, ag laghdú brúnna ar chórais chúraim sláinte agus chúraim shóisialta agus ag cur ar chumas daoine dul i mbun gníomhaíochtaí táirgiúla lena n-áirítear oideachas agus fostaíocht.<text:tab/>"}, {"role": "assistant", "content": "<text:tab/>Furthermore, immunisation programmes help reduce the social, psychological and financial burdens of disease on people and governments, reducing pressures on healthcare and social care systems and enabling people to pursue productive activities including education and employment.<text:tab/>"}]}</text:p>
          </table:table-cell>
        </table:table-row>
        <table:table-row table:style-name="ro1">
          <table:table-cell office:value-type="string" calcext:value-type="string">
            <text:p>{"messages": [{"role": "system", "content": "Translate source to target."}, {"role": "user", "content": "<text:tab/>Cosnaíonn an vacsaíniú daoine aonair ar ghalair a d’fhéadfadh iarmhairtí tromchúiseacha a bheith acu ar shláinte an duine, mar shampla:<text:tab/>"}, {"role": "assistant", "content": "<text:tab/>Vaccination protects individuals against diseases that could have serious consequences for their health, for example:<text:tab/>"}]}</text:p>
          </table:table-cell>
        </table:table-row>
        <table:table-row table:style-name="ro1">
          <table:table-cell office:value-type="string" calcext:value-type="string">
            <text:p>{"messages": [{"role": "system", "content": "Translate source to target."}, {"role": "user", "content": "<text:tab/>maraíonn an diftéire duine as gach deichniúir a tholgann í, fiú nuair a chuirtear cóir leighis orthu (1);<text:tab/>"}, {"role": "assistant", "content": "<text:tab/>diphtheria kills 1 in every 10 people who get it, even with treatment (1);<text:tab/>"}]}</text:p>
          </table:table-cell>
        </table:table-row>
        <table:table-row table:style-name="ro1">
          <table:table-cell office:value-type="string" calcext:value-type="string">
            <text:p>{"messages": [{"role": "system", "content": "Translate source to target."}, {"role": "user", "content": "<text:tab/>beidh an siondróm rubella ó bhroinn (siondróm lena ngabhann fadhbanna sláinte amhail bodhaire, catarachtaí agus míchumais fhoghlama) ar bheagnach naonúr leanbh as gach deichniúr a raibh rubella ar a máithreacha le linn an luathtoirchis (2);<text:tab/>"}, {"role": "assistant", "content": "<text:tab/>almost 9 out of 10 babies born to mothers who had rubella in early pregnancy, will suffer from congenital rubella syndrome (with conditions such as deafness, cataracts and learning disabilities) (2);<text:tab/>"}]}</text:p>
          </table:table-cell>
        </table:table-row>
        <table:table-row table:style-name="ro1">
          <table:table-cell office:value-type="string" calcext:value-type="string">
            <text:p>{"messages": [{"role": "system", "content": "Translate source to target."}, {"role": "user", "content": "<text:tab/>maraíonn an galar meiningeacocúil duine as gach deichniúr a bhuailtear leis, fiú agus meardiagnóis agus cóir leighis a bheith ann, agus bíonn fadhbanna ann ar nós néarlagú nó lagú éisteachta agus teascadh i gcás suas le 20% dóibh siúd a thagann slán ón ngalar (3);<text:tab/>"}, {"role": "assistant", "content": "<text:tab/>meningococcal disease kills 1 in 10 people affected, even with prompt diagnosis and treatment, while problems including neurological or hearing impairment and amputation occur in up to 20% of survivors (3);<text:tab/>"}]}</text:p>
          </table:table-cell>
        </table:table-row>
        <table:table-row table:style-name="ro1">
          <table:table-cell office:value-type="string" calcext:value-type="string">
            <text:p>{"messages": [{"role": "system", "content": "Translate source to target."}, {"role": "user", "content": "<text:tab/>tá an bhruitíneach an-tógálach ar fad agus bíonn aimhréidheanna ag triúir as gach deichniúr a bhuailtear léi (4), orthu siúd áirítear ionfhabhtuithe cluaise, an bhuinneach, niúmóine agus einceifealaíteas (athlasadh fhíocháin na hinchinne);<text:tab/>"}, {"role": "assistant", "content": "<text:tab/>measles is highly contagious and 3 out of 10 people affected develop complications (4), which can include ear infection, diarrhoea, pneumonia and encephalitis (inflammation of the brain tissue);<text:tab/>"}]}</text:p>
          </table:table-cell>
        </table:table-row>
        <table:table-row table:style-name="ro1">
          <table:table-cell office:value-type="string" calcext:value-type="string">
            <text:p>{"messages": [{"role": "system", "content": "Translate source to target."}, {"role": "user", "content": "<text:tab/>is féidir go mbeidh pertussis (an triuch) thar a bheith tromchúiseach i naíonáin, agus é ina údar le ráigeanna casachta ar féidir leo teacht ar ais go ceann suas le dhá mhí.<text:tab/>"}, {"role": "assistant", "content": "<text:tab/>pertussis (whooping cough) can be particularly serious in infants, causing coughing spells that may recur for up to two months.<text:tab/>"}]}</text:p>
          </table:table-cell>
        </table:table-row>
        <table:table-row table:style-name="ro1">
          <table:table-cell office:value-type="string" calcext:value-type="string">
            <text:p>{"messages": [{"role": "system", "content": "Translate source to target."}, {"role": "user", "content": "<text:tab/>Ar an liosta seo le samplaí tá galair a bhfuil vacsaíní ina aghaidh mar chuid de na cláir náisiúnta um imdhíonadh, agus/nó ar vacsaíní iad a thugtar do dhaoine a mheastar gur mó an baol go dtolgóidh siad an galar.<text:tab/>"}, {"role": "assistant", "content": "<text:tab/>This list with examples includes diseases for which vaccines are included in the national immunisation programmes, and/or are given to persons considered to be at a higher risk of getting the disease.<text:tab/>"}]}</text:p>
          </table:table-cell>
        </table:table-row>
        <table:table-row table:style-name="ro1">
          <table:table-cell office:value-type="string" calcext:value-type="string">
            <text:p>{"messages": [{"role": "system", "content": "Translate source to target."}, {"role": "user", "content": "<text:tab/>Cosnaíonn vacsaíní daoine le linn tráthanna éagsúla den saol.<text:tab/>"}, {"role": "assistant", "content": "<text:tab/>Vaccines protect people during different stages of life.<text:tab/>"}]}</text:p>
          </table:table-cell>
        </table:table-row>
        <table:table-row table:style-name="ro1">
          <table:table-cell office:value-type="string" calcext:value-type="string">
            <text:p>{"messages": [{"role": "system", "content": "Translate source to target."}, {"role": "user", "content": "<text:tab/>I sceidil náisiúnta vacsaínithe AE/LEE, moltar vacsaíní ag aoiseanna ar leith agus do phobail ar leith.<text:tab/>"}, {"role": "assistant", "content": "<text:tab/>National vaccination schedules in EU/EEA countries recommend vaccines at specific ages and for specific populations.<text:tab/>"}]}</text:p>
          </table:table-cell>
        </table:table-row>
        <table:table-row table:style-name="ro1">
          <table:table-cell office:value-type="string" calcext:value-type="string">
            <text:p>{"messages": [{"role": "system", "content": "Translate source to target."}, {"role": "user", "content": "<text:tab/>Tá ról ag gairmithe cúraim sláinte<text:tab/>"}, {"role": "assistant", "content": "<text:tab/>Healthcare professionals<text:tab/>"}]}</text:p>
          </table:table-cell>
        </table:table-row>
        <table:table-row table:style-name="ro1">
          <table:table-cell office:value-type="string" calcext:value-type="string">
            <text:p>{"messages": [{"role": "system", "content": "Translate source to target."}, {"role": "user", "content": "<text:tab/>Níl roinnt vacsaíní mar chuid de na gnáthsceidil vacsaínithe, ach dírítear iad ar ghrúpaí ar leith.<text:tab/>"}, {"role": "assistant", "content": "<text:tab/>Some vaccines are not part of routine vaccination schedules but are targeted at specific groups.<text:tab/>"}]}</text:p>
          </table:table-cell>
        </table:table-row>
        <table:table-row table:style-name="ro1">
          <table:table-cell office:value-type="string" calcext:value-type="string">
            <text:p>{"messages": [{"role": "system", "content": "Translate source to target."}, {"role": "user", "content": "<text:tab/>Bíonn gach tír AE/LEE freagrach as a mbeartas sláinte phoiblí náisiúnta féin, lena n-áirítear a gclár imdhíonta náisiúnta agus a sceideal vacsaínithe. Is féidir teacht ar na sceidil vacsaínithe náisiúnta sna tíortha AE/LEE i Sceidealóir Vacsaíní ECDC<text:tab/>"}, {"role": "assistant", "content": "<text:tab/>Each EU/EEA country is responsible for its own national public health policy, including its national immunisation programme and vaccination schedule. Information on the national vaccination schedules in EU/EEA countries can be found in the ECDC Vaccine Scheduler<text:tab/>"}]}</text:p>
          </table:table-cell>
        </table:table-row>
        <table:table-row table:style-name="ro1">
          <table:table-cell office:value-type="string" calcext:value-type="string">
            <text:p>{"messages": [{"role": "system", "content": "Translate source to target."}, {"role": "user", "content": "<text:tab/>Tá roinnt éagsúlachtaí ann sa chaoi ina n-eagraíonn tíortha a sceidil vacsaínithe, ar comhchosúil seachas comhionann iad sna tíortha AE/LEE éagsúla.<text:tab/>"}, {"role": "assistant", "content": "<text:tab/>There are some differences in the way countries organise their vaccination schedules, which are similar but not identical in different EU/EEA countries.<text:tab/>"}]}</text:p>
          </table:table-cell>
        </table:table-row>
        <table:table-row table:style-name="ro1">
          <table:table-cell office:value-type="string" calcext:value-type="string">
            <text:p>{"messages": [{"role": "system", "content": "Translate source to target."}, {"role": "user", "content": "<text:tab/>D’fhéadfaí a áireamh leis na fachtóirí taobh thiar de na héagsúlachtaí le hualach an ghalair, leitheadúlacht an ghalair agus treochtaí sna tíortha éagsúla, acmhainní agus struchtúir na gcóras cúraim shláinte, fachtóirí polaitiúla agus cultúrtha, chomh maith le hathléimneacht an chláir vacsaínithe.<text:tab/>"}, {"role": "assistant", "content": "<text:tab/>Factors driving such differences may include the disease's burden, prevalence of the disease and trends in different countries, the resources and structures of healthcare systems, political and cultural factors, as well as the resilience of the vaccination programme.<text:tab/>"}]}</text:p>
          </table:table-cell>
        </table:table-row>
        <table:table-row table:style-name="ro1">
          <table:table-cell office:value-type="string" calcext:value-type="string">
            <text:p>{"messages": [{"role": "system", "content": "Translate source to target."}, {"role": "user", "content": "<text:tab/>Ná tuigtear ó na héagsúlachtaí idir na sceidil vacsaínithe gur fearr roinnt acu thar a chéile.<text:tab/>"}, {"role": "assistant", "content": "<text:tab/>The differences between vaccination schedules do not mean that some are better than others.<text:tab/>"}]}</text:p>
          </table:table-cell>
        </table:table-row>
        <table:table-row table:style-name="ro1">
          <table:table-cell office:value-type="string" calcext:value-type="string">
            <text:p>{"messages": [{"role": "system", "content": "Translate source to target."}, {"role": "user", "content": "<text:tab/>Áirítear leis na sceidil vacsaínithe leanbhaoise i ngach aon tír AE/LEE an vacsaíniú in aghaidh:<text:tab/>"}, {"role": "assistant", "content": "<text:tab/>The childhood vaccination schedules in all EU/EEA countries include the vaccination against:<text:tab/>"}]}</text:p>
          </table:table-cell>
        </table:table-row>
        <table:table-row table:style-name="ro1">
          <table:table-cell office:value-type="string" calcext:value-type="string">
            <text:p>{"messages": [{"role": "system", "content": "Translate source to target."}, {"role": "user", "content": "<text:tab/>na bruitíní<text:tab/>"}, {"role": "assistant", "content": "<text:tab/>measles<text:tab/>"}]}</text:p>
          </table:table-cell>
        </table:table-row>
        <table:table-row table:style-name="ro1">
          <table:table-cell office:value-type="string" calcext:value-type="string">
            <text:p>{"messages": [{"role": "system", "content": "Translate source to target."}, {"role": "user", "content": "<text:tab/>na leicní<text:tab/>"}, {"role": "assistant", "content": "<text:tab/>mumps<text:tab/>"}]}</text:p>
          </table:table-cell>
        </table:table-row>
        <table:table-row table:style-name="ro1">
          <table:table-cell office:value-type="string" calcext:value-type="string">
            <text:p>{"messages": [{"role": "system", "content": "Translate source to target."}, {"role": "user", "content": "<text:tab/>rubella<text:tab/>"}, {"role": "assistant", "content": "<text:tab/>rubella<text:tab/>"}]}</text:p>
          </table:table-cell>
        </table:table-row>
        <table:table-row table:style-name="ro1">
          <table:table-cell office:value-type="string" calcext:value-type="string">
            <text:p>{"messages": [{"role": "system", "content": "Translate source to target."}, {"role": "user", "content": "<text:tab/>na diftéire<text:tab/>"}, {"role": "assistant", "content": "<text:tab/>diphtheria<text:tab/>"}]}</text:p>
          </table:table-cell>
        </table:table-row>
        <table:table-row table:style-name="ro1">
          <table:table-cell office:value-type="string" calcext:value-type="string">
            <text:p>{"messages": [{"role": "system", "content": "Translate source to target."}, {"role": "user", "content": "<text:tab/>teiteanais<text:tab/>"}, {"role": "assistant", "content": "<text:tab/>tetanus<text:tab/>"}]}</text:p>
          </table:table-cell>
        </table:table-row>
        <table:table-row table:style-name="ro1">
          <table:table-cell office:value-type="string" calcext:value-type="string">
            <text:p>{"messages": [{"role": "system", "content": "Translate source to target."}, {"role": "user", "content": "<text:tab/>an treacha<text:tab/>"}, {"role": "assistant", "content": "<text:tab/>pertussis (whooping cough)<text:tab/>"}]}</text:p>
          </table:table-cell>
        </table:table-row>
        <table:table-row table:style-name="ro1">
          <table:table-cell office:value-type="string" calcext:value-type="string">
            <text:p>{"messages": [{"role": "system", "content": "Translate source to target."}, {"role": "user", "content": "<text:tab/>polaimiailítis<text:tab/>"}, {"role": "assistant", "content": "<text:tab/>poliomyelitis<text:tab/>"}]}</text:p>
          </table:table-cell>
        </table:table-row>
        <table:table-row table:style-name="ro1">
          <table:table-cell office:value-type="string" calcext:value-type="string">
            <text:p>{"messages": [{"role": "system", "content": "Translate source to target."}, {"role": "user", "content": "<text:tab/>Haemophilus influenzae cineál B<text:tab/>"}, {"role": "assistant", "content": "<text:tab/>Haemophilus influenzae type B<text:tab/>"}]}</text:p>
          </table:table-cell>
        </table:table-row>
        <table:table-row table:style-name="ro1">
          <table:table-cell office:value-type="string" calcext:value-type="string">
            <text:p>{"messages": [{"role": "system", "content": "Translate source to target."}, {"role": "user", "content": "<text:tab/>papalómaivíris dhaonna (cailíní ógánacha/réamh-ógánacha).<text:tab/>"}, {"role": "assistant", "content": "<text:tab/>human papillomavirus (adolescent/pre-adolescent girls).<text:tab/>"}]}</text:p>
          </table:table-cell>
        </table:table-row>
        <table:table-row table:style-name="ro1">
          <table:table-cell office:value-type="string" calcext:value-type="string">
            <text:p>{"messages": [{"role": "system", "content": "Translate source to target."}, {"role": "user", "content": "<text:tab/>Molann an Eagraíocht Dhomhanda Sláinte (EDS) an vacsaíniú i gcoinne heipitítis B mar chuid den sceideal uilíoch vacsaínithe leanbhaoise, ach ní dhéanann ach roinnt tíortha AE/LEE vacsaíniú ar leanaí le hardriosca ionfhabhtaithe, agus ar aosaigh in eochairghrúpaí riosca.<text:tab/>"}, {"role": "assistant", "content": "<text:tab/>The World Health Organization (WHO) recommends vaccination against hepatitis B as part of the universal childhood vaccination schedule, but some EU/EEA countries only vaccinate children at high risk of infection and adults in key risk groups.<text:tab/>"}]}</text:p>
          </table:table-cell>
        </table:table-row>
        <table:table-row table:style-name="ro1">
          <table:table-cell office:value-type="string" calcext:value-type="string">
            <text:p>{"messages": [{"role": "system", "content": "Translate source to target."}, {"role": "user", "content": "<text:tab/>Tairgtear cosaint do leanaí i roinnt tíortha AE/LEE tríd an vacsaíniú i gcoinne:<text:tab/>"}, {"role": "assistant", "content": "<text:tab/>Children in some EU/EEA countries are offered protection through vaccination against:<text:tab/>"}]}</text:p>
          </table:table-cell>
        </table:table-row>
        <table:table-row table:style-name="ro1">
          <table:table-cell office:value-type="string" calcext:value-type="string">
            <text:p>{"messages": [{"role": "system", "content": "Translate source to target."}, {"role": "user", "content": "<text:tab/>heipitítis A<text:tab/>"}, {"role": "assistant", "content": "<text:tab/>hepatitis A<text:tab/>"}]}</text:p>
          </table:table-cell>
        </table:table-row>
        <table:table-row table:style-name="ro1">
          <table:table-cell office:value-type="string" calcext:value-type="string">
            <text:p>{"messages": [{"role": "system", "content": "Translate source to target."}, {"role": "user", "content": "<text:tab/>fliú<text:tab/>"}, {"role": "assistant", "content": "<text:tab/>influenza<text:tab/>"}]}</text:p>
          </table:table-cell>
        </table:table-row>
        <table:table-row table:style-name="ro1">
          <table:table-cell office:value-type="string" calcext:value-type="string">
            <text:p>{"messages": [{"role": "system", "content": "Translate source to target."}, {"role": "user", "content": "<text:tab/>galair ionraigh de bharr Neisseria meningitidis<text:tab/>"}, {"role": "assistant", "content": "<text:tab/>invasive disease caused by Neisseria meningitidis<text:tab/>"}]}</text:p>
          </table:table-cell>
        </table:table-row>
        <table:table-row table:style-name="ro1">
          <table:table-cell office:value-type="string" calcext:value-type="string">
            <text:p>{"messages": [{"role": "system", "content": "Translate source to target."}, {"role": "user", "content": "<text:tab/>galair ionraigh de bharr Streptococcus pneumoniae<text:tab/>"}, {"role": "assistant", "content": "<text:tab/>invasive disease caused by Streptococcus pneumoniae<text:tab/>"}]}</text:p>
          </table:table-cell>
        </table:table-row>
        <table:table-row table:style-name="ro1">
          <table:table-cell office:value-type="string" calcext:value-type="string">
            <text:p>{"messages": [{"role": "system", "content": "Translate source to target."}, {"role": "user", "content": "<text:tab/>rótaivíris<text:tab/>"}, {"role": "assistant", "content": "<text:tab/>rotavirus<text:tab/>"}]}</text:p>
          </table:table-cell>
        </table:table-row>
        <table:table-row table:style-name="ro1">
          <table:table-cell office:value-type="string" calcext:value-type="string">
            <text:p>{"messages": [{"role": "system", "content": "Translate source to target."}, {"role": "user", "content": "<text:tab/>eitinne<text:tab/>"}, {"role": "assistant", "content": "<text:tab/>tuberculosis<text:tab/>"}]}</text:p>
          </table:table-cell>
        </table:table-row>
        <table:table-row table:style-name="ro1">
          <table:table-cell office:value-type="string" calcext:value-type="string">
            <text:p>{"messages": [{"role": "system", "content": "Translate source to target."}, {"role": "user", "content": "<text:tab/>varicella<text:tab/>"}, {"role": "assistant", "content": "<text:tab/>varicella<text:tab/>"}]}</text:p>
          </table:table-cell>
        </table:table-row>
        <table:table-row table:style-name="ro1">
          <table:table-cell office:value-type="string" calcext:value-type="string">
            <text:p>{"messages": [{"role": "system", "content": "Translate source to target."}, {"role": "user", "content": "<text:tab/>Ina theannta sin is amhlaidh a bhíonn moltaí ag gach tír AE/LEE le haghaidh an fhliú shéasúraigh i measc daoine scothaosta agus eochairghrúpaí riosca.<text:tab/>"}, {"role": "assistant", "content": "<text:tab/>In addition, all EU/EEA countries have recommendations for seasonal influenza (flu) for older people and key risk groups.<text:tab/>"}]}</text:p>
          </table:table-cell>
        </table:table-row>
        <table:table-row table:style-name="ro1">
          <table:table-cell office:value-type="string" calcext:value-type="string">
            <text:p>{"messages": [{"role": "system", "content": "Translate source to target."}, {"role": "user", "content": "<text:tab/>Tá AE ag fiosrú faoi chomhchuibhiú breise na sceideal vacsaínithe náisiúnta. D’eisigh an Chomhairle AE Moltaí an 7 Nollaig 2018 (EN)<text:tab/>"}, {"role": "assistant", "content": "<text:tab/>The EU is exploring further harmonisation of national vaccination schedules. The EU Council issued Recommendations on 7 December 2018<text:tab/>"}]}</text:p>
          </table:table-cell>
        </table:table-row>
        <table:table-row table:style-name="ro1">
          <table:table-cell office:value-type="string" calcext:value-type="string">
            <text:p>{"messages": [{"role": "system", "content": "Translate source to target."}, {"role": "user", "content": "<text:tab/>maidir le comhar neartaithe i gcoinne galar atá inchoiscthe le vacsaíní, lena n-áirítear scrúdú a dhéanamh ar fhéidearthacht de chroí-sceideal vacsaínithe AE.<text:tab/>"}, {"role": "assistant", "content": "<text:tab/>on strengthened cooperation against vaccine-preventable diseases, which include examining the feasibility of a core EU vaccination schedule.<text:tab/>"}]}</text:p>
          </table:table-cell>
        </table:table-row>
        <table:table-row table:style-name="ro1">
          <table:table-cell office:value-type="string" calcext:value-type="string">
            <text:p>{"messages": [{"role": "system", "content": "Translate source to target."}, {"role": "user", "content": "<text:tab/>Ba é an aidhm leis comhoiriúnacht na sceideal vacsaínithe náisiúnta a fheabhsú agus rochtain chomhionann ar vacsaínithe ar fud AE a chur chun cinn.<text:tab/>"}, {"role": "assistant", "content": "<text:tab/>The aim would be to improve the compatibility of national vaccination schedules and promote equal access to vaccinations across the EU.<text:tab/>"}]}</text:p>
          </table:table-cell>
        </table:table-row>
        <table:table-row table:style-name="ro1">
          <table:table-cell office:value-type="string" calcext:value-type="string">
            <text:p>{"messages": [{"role": "system", "content": "Translate source to target."}, {"role": "user", "content": "<text:tab/>Cuireann gach tír AE/LEE a clár imdhíonta féin chun feidhme.<text:tab/>"}, {"role": "assistant", "content": "<text:tab/>Each EU/EEA country implements its own immunisation programme.<text:tab/>"}]}</text:p>
          </table:table-cell>
        </table:table-row>
        <table:table-row table:style-name="ro1">
          <table:table-cell office:value-type="string" calcext:value-type="string">
            <text:p>{"messages": [{"role": "system", "content": "Translate source to target."}, {"role": "user", "content": "<text:tab/>Tá ardrátaí cumhdaithe vacsaínithe bainte amach ag tíortha AE/LEE trí vacsaíniú éigeantach agus neamh-éigeantach.<text:tab/>"}, {"role": "assistant", "content": "<text:tab/>EU/EEA countries have achieved high vaccination coverage rates through mandatory and non-mandatory vaccination.<text:tab/>"}]}</text:p>
          </table:table-cell>
        </table:table-row>
        <table:table-row table:style-name="ro1">
          <table:table-cell office:value-type="string" calcext:value-type="string">
            <text:p>{"messages": [{"role": "system", "content": "Translate source to target."}, {"role": "user", "content": "<text:tab/>Cinneann gach tír AE/LEE an bhfuil an vacsaíniú éigeantach nó deonach ina críoch féin.<text:tab/>"}, {"role": "assistant", "content": "<text:tab/>Each EU/EEA country decides if vaccination is mandatory or voluntary in its territory.<text:tab/>"}]}</text:p>
          </table:table-cell>
        </table:table-row>
        <table:table-row table:style-name="ro1">
          <table:table-cell office:value-type="string" calcext:value-type="string">
            <text:p>{"messages": [{"role": "system", "content": "Translate source to target."}, {"role": "user", "content": "<text:tab/>Tá eolas maidir leis na tíortha a bhfuil vacsaíniú éigeantach ag baint leo le fáil sa Sceidealóir Vacsaíne.<text:tab/>"}, {"role": "assistant", "content": "<text:tab/>Information on which countries have mandatory vaccination can be found in the Vaccine Scheduler.<text:tab/>"}]}</text:p>
          </table:table-cell>
        </table:table-row>
        <table:table-row table:style-name="ro1">
          <table:table-cell office:value-type="string" calcext:value-type="string">
            <text:p>{"messages": [{"role": "system", "content": "Translate source to target."}, {"role": "user", "content": "<text:tab/>D’fhéadfadh sé nach bhfuair roinnt daoine vacsaíniú nó nach bhfuair an líon molta dáileoga.<text:tab/>"}, {"role": "assistant", "content": "<text:tab/>Some people may have missed a vaccination or did not get the recommended number of doses.<text:tab/>"}]}</text:p>
          </table:table-cell>
        </table:table-row>
        <table:table-row table:style-name="ro1">
          <table:table-cell office:value-type="string" calcext:value-type="string">
            <text:p>{"messages": [{"role": "system", "content": "Translate source to target."}, {"role": "user", "content": "<text:tab/>Ba cheart do gach duine seiceáil go bhfuair siad na vacsaíní atá molta go náisiúnta, agus comhairle a lorg ó ghairmí leighis i gcás go bhfuil cinn chúitimh de dhíth.<text:tab/>"}, {"role": "assistant", "content": "<text:tab/>Everyone should check if they have had the nationally recommended vaccinations, and consult a medical professional in case any catch-ups are needed.<text:tab/>"}]}</text:p>
          </table:table-cell>
        </table:table-row>
        <table:table-row table:style-name="ro1">
          <table:table-cell office:value-type="string" calcext:value-type="string">
            <text:p>{"messages": [{"role": "system", "content": "Translate source to target."}, {"role": "user", "content": "<text:tab/>Mura bhfuil a fhios ag duine cé acu an bhfuair sé vacsaíniú in aghaidh galar ar leith nó nach bhfuair, is féidir leis dáileog sa bhreis a fháil gan an baol ar aon fho-iarmhairtí tromchúiseacha a mhéadú (1).<text:tab/>"}, {"role": "assistant", "content": "<text:tab/>If a person does not know if they have been vaccinated against a certain disease they can usually get an extra dose without increasing the risk of serious side effects (1).<text:tab/>"}]}</text:p>
          </table:table-cell>
        </table:table-row>
        <table:table-row table:style-name="ro1">
          <table:table-cell office:value-type="string" calcext:value-type="string">
            <text:p>{"messages": [{"role": "system", "content": "Translate source to target."}, {"role": "user", "content": "<text:tab/>measles vaccine<text:tab/>"}, {"role": "assistant", "content": "<text:tab/>measles vaccine<text:tab/>"}]}</text:p>
          </table:table-cell>
        </table:table-row>
        <table:table-row table:style-name="ro1">
          <table:table-cell office:value-type="string" calcext:value-type="string">
            <text:p>{"messages": [{"role": "system", "content": "Translate source to target."}, {"role": "user", "content": "<text:tab/>© iStock<text:tab/>"}, {"role": "assistant", "content": "<text:tab/>© iStock<text:tab/>"}]}</text:p>
          </table:table-cell>
        </table:table-row>
        <table:table-row table:style-name="ro1">
          <table:table-cell office:value-type="string" calcext:value-type="string">
            <text:p>{"messages": [{"role": "system", "content": "Translate source to target."}, {"role": "user", "content": "<text:tab/>Is féidir cláir vacsaínithe cúitimh a eagrú do ghalair áirithe.<text:tab/>"}, {"role": "assistant", "content": "<text:tab/>Catch-up vaccination programmes for specific diseases may be organised.<text:tab/>"}]}</text:p>
          </table:table-cell>
        </table:table-row>
        <table:table-row table:style-name="ro1">
          <table:table-cell office:value-type="string" calcext:value-type="string">
            <text:p>{"messages": [{"role": "system", "content": "Translate source to target."}, {"role": "user", "content": "<text:tab/>Tugann an chuid is mó de vacsaíní imdhíonacht ar feadh an tsaoil.<text:tab/>"}, {"role": "assistant", "content": "<text:tab/>Most vaccines provide lifelong immunity.<text:tab/>"}]}</text:p>
          </table:table-cell>
        </table:table-row>
        <table:table-row table:style-name="ro1">
          <table:table-cell office:value-type="string" calcext:value-type="string">
            <text:p>{"messages": [{"role": "system", "content": "Translate source to target."}, {"role": "user", "content": "<text:tab/>Tugann cuid vacsaíní, áfach, imdhíonacht a mhaolaíonn le himeacht ama, ar a dtugtar ‘imdhíonacht mhaolaitheach’. I roinnt tíortha moltar teanndáileoga ag eatraimh rialta le linn ógántachta agus aosachta, chun imdhíonacht a choimeád ar feadh tréimhse níos faide, in aghaidh, mar shampla:<text:tab/>"}, {"role": "assistant", "content": "<text:tab/>However, some vaccines provide immunity that decreases over time, known as ‘waning immunity’. Some countries recommend booster doses at regular intervals during adolescence and adulthood, in order to maintain immunity over a longer period of time, against for example:<text:tab/>"}]}</text:p>
          </table:table-cell>
        </table:table-row>
        <table:table-row table:style-name="ro1">
          <table:table-cell office:value-type="string" calcext:value-type="string">
            <text:p>{"messages": [{"role": "system", "content": "Translate source to target."}, {"role": "user", "content": "<text:tab/>diftéire<text:tab/>"}, {"role": "assistant", "content": "<text:tab/>diphtheria<text:tab/>"}]}</text:p>
          </table:table-cell>
        </table:table-row>
        <table:table-row table:style-name="ro1">
          <table:table-cell office:value-type="string" calcext:value-type="string">
            <text:p>{"messages": [{"role": "system", "content": "Translate source to target."}, {"role": "user", "content": "<text:tab/>teiteanas<text:tab/>"}, {"role": "assistant", "content": "<text:tab/>tetanus<text:tab/>"}]}</text:p>
          </table:table-cell>
        </table:table-row>
        <table:table-row table:style-name="ro1">
          <table:table-cell office:value-type="string" calcext:value-type="string">
            <text:p>{"messages": [{"role": "system", "content": "Translate source to target."}, {"role": "user", "content": "<text:tab/>pertussis (triuch)<text:tab/>"}, {"role": "assistant", "content": "<text:tab/>pertussis (whooping cough)<text:tab/>"}]}</text:p>
          </table:table-cell>
        </table:table-row>
        <table:table-row table:style-name="ro1">
          <table:table-cell office:value-type="string" calcext:value-type="string">
            <text:p>{"messages": [{"role": "system", "content": "Translate source to target."}, {"role": "user", "content": "<text:tab/>I roinnt tíortha moltar teanndáileoga go sonrach do dhaoine a bhíonn ag taisteal nó dóibh siúd atá i mbaol méadaithe ar nochtadh don ghalar.<text:tab/>"}, {"role": "assistant", "content": "<text:tab/>Some countries recommend boosters specifically for individuals travelling or at increased risk of being exposed to the disease.<text:tab/>"}]}</text:p>
          </table:table-cell>
        </table:table-row>
        <table:table-row table:style-name="ro1">
          <table:table-cell office:value-type="string" calcext:value-type="string">
            <text:p>{"messages": [{"role": "system", "content": "Translate source to target."}, {"role": "user", "content": "<text:tab/>Tabharfaidh soláthraí cúraim sláinte faisnéis faoi na teanndáileoga atá de dhíth.<text:tab/>"}, {"role": "assistant", "content": "<text:tab/>Healthcare providers can provide information on the booster doses needed.<text:tab/>"}]}</text:p>
          </table:table-cell>
        </table:table-row>
        <table:table-row table:style-name="ro1">
          <table:table-cell office:value-type="string" calcext:value-type="string">
            <text:p>{"messages": [{"role": "system", "content": "Translate source to target."}, {"role": "user", "content": "<text:tab/>D'fhéadfaí vacsaín a bheith fritásctha do dhaoine áirithe, rud a chiallaíonn nach ceart dóibh é a fháil.<text:tab/>"}, {"role": "assistant", "content": "<text:tab/>A vaccine may be contraindicated for certain people, meaning they should not receive it.<text:tab/>"}]}</text:p>
          </table:table-cell>
        </table:table-row>
        <table:table-row table:style-name="ro1">
          <table:table-cell office:value-type="string" calcext:value-type="string">
            <text:p>{"messages": [{"role": "system", "content": "Translate source to target."}, {"role": "user", "content": "<text:tab/>Tá vacsaín fritásctha dóibh siúd a bhfuil ailléirge orthu le haon cheann de substaintí gníomhacha nó de chomhábhair ghníomhacha na vacsaíne mar atá liostaithe san fhaisnéis faoin táirge.<text:tab/>"}, {"role": "assistant", "content": "<text:tab/>A vaccine is contraindicated to those allergic to any of the vaccine active substances or ingredients as listed in the product information.<text:tab/>"}]}</text:p>
          </table:table-cell>
        </table:table-row>
        <table:table-row table:style-name="ro1">
          <table:table-cell office:value-type="string" calcext:value-type="string">
            <text:p>{"messages": [{"role": "system", "content": "Translate source to target."}, {"role": "user", "content": "<text:tab/>Tá stair 'anaifiolachtach' nó frithghníomh ailléirgeach tromchúiseach eile tar éis vacsaín a fháil ina fritásc le dáileoga breise den vacsaín sin a fháil.<text:tab/>"}, {"role": "assistant", "content": "<text:tab/>A history of 'anaphylactic' or other serious allergic reaction after receiving a vaccine is a contraindication to further doses of that vaccine.<text:tab/>"}]}</text:p>
          </table:table-cell>
        </table:table-row>
        <table:table-row table:style-name="ro1">
          <table:table-cell office:value-type="string" calcext:value-type="string">
            <text:p>{"messages": [{"role": "system", "content": "Translate source to target."}, {"role": "user", "content": "<text:tab/>Tá neamhoird córas imdhíonachta áirithe (e.<text:tab/>"}, {"role": "assistant", "content": "<text:tab/>Certain immune system disorders (e.<text:tab/>"}]}</text:p>
          </table:table-cell>
        </table:table-row>
        <table:table-row table:style-name="ro1">
          <table:table-cell office:value-type="string" calcext:value-type="string">
            <text:p>{"messages": [{"role": "system", "content": "Translate source to target."}, {"role": "user", "content": "<text:tab/>I gcásanna áirithe, moltar cur i gcrích na n-imdhíontaí a theastaíonn roimh thús na cóireála, mar le linn na cóireála d'fhéadfadh rioscaí níos airde ionfhabhtaithe a bheith ar an othar.<text:tab/>"}, {"role": "assistant", "content": "<text:tab/>In some cases, the completion of the immunisations needed is recommended prior to the start of a treatment, as during the treatment the patient may be at higher risks of infection.<text:tab/>"}]}</text:p>
          </table:table-cell>
        </table:table-row>
        <table:table-row table:style-name="ro1">
          <table:table-cell office:value-type="string" calcext:value-type="string">
            <text:p>{"messages": [{"role": "system", "content": "Translate source to target."}, {"role": "user", "content": "<text:tab/>Tá roinnt vacsaíní fritásctha le linn toirchis, amhail an bhruitíneach, an leicneach agus an bhruitíneach dhearg.<text:tab/>"}, {"role": "assistant", "content": "<text:tab/>Some vaccines are contraindicated during pregnancy, such as measles, mumps and rubella.<text:tab/>"}]}</text:p>
          </table:table-cell>
        </table:table-row>
        <table:table-row table:style-name="ro1">
          <table:table-cell office:value-type="string" calcext:value-type="string">
            <text:p>{"messages": [{"role": "system", "content": "Translate source to target."}, {"role": "user", "content": "<text:tab/>D’fhéadfadh fritásca eile a bheith ann maidir le vacsaíní sonracha, ar gá iad a phlé leis an soláthraí cúraim sláinte.<text:tab/>"}, {"role": "assistant", "content": "<text:tab/>There may be other contraindications for specific vaccines, which need discussing with the healthcare provider.<text:tab/>"}]}</text:p>
          </table:table-cell>
        </table:table-row>
        <table:table-row table:style-name="ro1">
          <table:table-cell office:value-type="string" calcext:value-type="string">
            <text:p>{"messages": [{"role": "system", "content": "Translate source to target."}, {"role": "user", "content": "<text:tab/>Úsáidtear vacsaíní ar fud an domhain mar bhealach an-éifeachtach le daoine a chosaint ar tholgadh galar tógálach.<text:tab/>"}, {"role": "assistant", "content": "<text:tab/>Vaccines are used worldwide as a highly effective way to protect people from contracting infectious diseases.<text:tab/>"}]}</text:p>
          </table:table-cell>
        </table:table-row>
        <table:table-row table:style-name="ro1">
          <table:table-cell office:value-type="string" calcext:value-type="string">
            <text:p>{"messages": [{"role": "system", "content": "Translate source to target."}, {"role": "user", "content": "<text:tab/>Forbraíodh an chéad vacsaín san 18ú aois sa Ríocht Aontaithe.<text:tab/>"}, {"role": "assistant", "content": "<text:tab/>The first vaccine was developed in the 18th century in the United Kingdom.<text:tab/>"}]}</text:p>
          </table:table-cell>
        </table:table-row>
        <table:table-row table:style-name="ro1">
          <table:table-cell office:value-type="string" calcext:value-type="string">
            <text:p>{"messages": [{"role": "system", "content": "Translate source to target."}, {"role": "user", "content": "<text:tab/>Tá a lán vacsaíní ann in aghaidh a lán galar sa lá atá inniu ann.<text:tab/>"}, {"role": "assistant", "content": "<text:tab/>Nowadays, there are vaccines for many diseases.<text:tab/>"}]}</text:p>
          </table:table-cell>
        </table:table-row>
        <table:table-row table:style-name="ro1">
          <table:table-cell office:value-type="string" calcext:value-type="string">
            <text:p>{"messages": [{"role": "system", "content": "Translate source to target."}, {"role": "user", "content": "<text:tab/>Tá an físeán seo ar fáil in 24 teanga AE.<text:tab/>"}, {"role": "assistant", "content": "<text:tab/>This video is available in 24 EU languages.<text:tab/>"}]}</text:p>
          </table:table-cell>
        </table:table-row>
        <table:table-row table:style-name="ro1">
          <table:table-cell office:value-type="string" calcext:value-type="string">
            <text:p>{"messages": [{"role": "system", "content": "Translate source to target."}, {"role": "user", "content": "<text:tab/>Sábháilteacht, cáilíocht agus caighdeáin<text:tab/>"}, {"role": "assistant", "content": "<text:tab/>Safety, quality and standards<text:tab/>"}]}</text:p>
          </table:table-cell>
        </table:table-row>
        <table:table-row table:style-name="ro1">
          <table:table-cell office:value-type="string" calcext:value-type="string">
            <text:p>{"messages": [{"role": "system", "content": "Translate source to target."}, {"role": "user", "content": "<text:tab/>Sula bhféadfadh aon vacsaín nua a úsáid, ní foláir diantástáil a dhéanamh air.<text:tab/>"}, {"role": "assistant", "content": "<text:tab/>Before any new vaccine can be used, it has to undergo rigorous testing.<text:tab/>"}]}</text:p>
          </table:table-cell>
        </table:table-row>
        <table:table-row table:style-name="ro1">
          <table:table-cell office:value-type="string" calcext:value-type="string">
            <text:p>{"messages": [{"role": "system", "content": "Translate source to target."}, {"role": "user", "content": "<text:tab/>Ní foláir léiriú sa mheasúnú go bhfuil na buntáistí maidir le cosaint daoine ar ghalair i bhfad níos mó ná aon riosca féideartha.<text:tab/>"}, {"role": "assistant", "content": "<text:tab/>This evaluation needs to show that a vaccine’s benefits in protecting people against diseases are far greater than any potential risk.<text:tab/>"}]}</text:p>
          </table:table-cell>
        </table:table-row>
        <table:table-row table:style-name="ro1">
          <table:table-cell office:value-type="string" calcext:value-type="string">
            <text:p>{"messages": [{"role": "system", "content": "Translate source to target."}, {"role": "user", "content": "<text:tab/>Is ansin amháin, tar éis ceadú, is féidir vacsaín a tháirgeadh, a chur ar an margadh agus a úsáid le daoine a chosaint.<text:tab/>"}, {"role": "assistant", "content": "<text:tab/>Only then, after approval, can a vaccine be manufactured, marketed and used to protect people.<text:tab/>"}]}</text:p>
          </table:table-cell>
        </table:table-row>
        <table:table-row table:style-name="ro1">
          <table:table-cell office:value-type="string" calcext:value-type="string">
            <text:p>{"messages": [{"role": "system", "content": "Translate source to target."}, {"role": "user", "content": "<text:tab/>Mar a bhíonn le gach aon leigheas, d’fhéadfadh go mbeadh fo-iarmhairtí ar roinnt daoine, ach bíonn siad sin éadrom agus ní mhaireann i bhfad.<text:tab/>"}, {"role": "assistant", "content": "<text:tab/>As with any medicine, some people may experience side effects from a vaccine, but these are usually mild and short-lived.<text:tab/>"}]}</text:p>
          </table:table-cell>
        </table:table-row>
        <table:table-row table:style-name="ro1">
          <table:table-cell office:value-type="string" calcext:value-type="string">
            <text:p>{"messages": [{"role": "system", "content": "Translate source to target."}, {"role": "user", "content": "<text:tab/>Buntáistí vacsaínithe<text:tab/>"}, {"role": "assistant", "content": "<text:tab/>Benefits of vaccinating<text:tab/>"}]}</text:p>
          </table:table-cell>
        </table:table-row>
        <table:table-row table:style-name="ro1">
          <table:table-cell office:value-type="string" calcext:value-type="string">
            <text:p>{"messages": [{"role": "system", "content": "Translate source to target."}, {"role": "user", "content": "<text:tab/>Cuireann vacsaíní cosc ar ghalair a d'fhéadfadh a bheith ina gcúis le fadhbanna sláinte tromchúiseacha, míchumas buan nó fiú bás.<text:tab/>"}, {"role": "assistant", "content": "<text:tab/>Vaccines prevent diseases that could otherwise cause serious health problems, permanent disability or even death.<text:tab/>"}]}</text:p>
          </table:table-cell>
        </table:table-row>
        <table:table-row table:style-name="ro1">
          <table:table-cell office:value-type="string" calcext:value-type="string">
            <text:p>{"messages": [{"role": "system", "content": "Translate source to target."}, {"role": "user", "content": "<text:tab/>Mar shampla, i rith 2018 fuair thart ar 86% de naíonáin ar fud an domhain trí dháileog den vacsaín a chosnaíonn iad i gcoinne diftéire, teiteanais agus treacha (DTP), agus fuair 85% de naíonáin ar fud an domhain trí dháileog den vacsaín polaimiailítis (1).<text:tab/>"}, {"role": "assistant", "content": "<text:tab/>For example, during 2018 about 86% of infants worldwide received three doses of the vaccine that protects them against diphtheria, tetanus and pertussis (DTP), and 85% of infants around the world received three doses of polio vaccine (1).<text:tab/>"}]}</text:p>
          </table:table-cell>
        </table:table-row>
        <table:table-row table:style-name="ro1">
          <table:table-cell office:value-type="string" calcext:value-type="string">
            <text:p>{"messages": [{"role": "system", "content": "Translate source to target."}, {"role": "user", "content": "<text:tab/>Murab ionann agus cóireáil a thugtar chun tinneas a leigheas, is iondúil go dtugtar vacsaíní do dhaoine sláintiúla chun iad a cosc ar thinneas.<text:tab/>"}, {"role": "assistant", "content": "<text:tab/>Unlike a treatment given to cure an illness, vaccines are usually given to healthy people to prevent them from getting ill.<text:tab/>"}]}</text:p>
          </table:table-cell>
        </table:table-row>
        <table:table-row table:style-name="ro1">
          <table:table-cell office:value-type="string" calcext:value-type="string">
            <text:p>{"messages": [{"role": "system", "content": "Translate source to target."}, {"role": "user", "content": "<text:tab/>Tá go leor galar tógálach an-annamh sa lá atá inniu ann a bhuí le vacsaíniú.<text:tab/>"}, {"role": "assistant", "content": "<text:tab/>Many infectious diseases are very rare today thanks to vaccination, so the negative consequences of these diseases are sometimes forgotten.<text:tab/>"}]}</text:p>
          </table:table-cell>
        </table:table-row>
        <table:table-row table:style-name="ro1">
          <table:table-cell office:value-type="string" calcext:value-type="string">
            <text:p>{"messages": [{"role": "system", "content": "Translate source to target."}, {"role": "user", "content": "<text:tab/>Mar shampla: an bhruitíneach<text:tab/>"}, {"role": "assistant", "content": "<text:tab/>Example: measles<text:tab/>"}]}</text:p>
          </table:table-cell>
        </table:table-row>
        <table:table-row table:style-name="ro1">
          <table:table-cell office:value-type="string" calcext:value-type="string">
            <text:p>{"messages": [{"role": "system", "content": "Translate source to target."}, {"role": "user", "content": "<text:tab/>Ba bheag gur díbríodh an bhruitíneach i mórán tíortha Eorpacha.<text:tab/>"}, {"role": "assistant", "content": "<text:tab/>Measles had almost been eliminated in many European countries.<text:tab/>"}]}</text:p>
          </table:table-cell>
        </table:table-row>
        <table:table-row table:style-name="ro1">
          <table:table-cell office:value-type="string" calcext:value-type="string">
            <text:p>{"messages": [{"role": "system", "content": "Translate source to target."}, {"role": "user", "content": "<text:tab/>Mar sin féin, ó mhí Dheireadh Fómhair 2016, tá an bhruitíneach á nochtadh féin athuair san AE/LEE, le ráigeanna i roinnt tíortha (2), mar gheall ar laghdú ar rátaí vacsaínithe.<text:tab/>"}, {"role": "assistant", "content": "<text:tab/>However, since October 2016 a resurgence of measles has been observed in the EU/EEA, with outbreaks in several countries (2), due to a decline in vaccination rates.<text:tab/>"}]}</text:p>
          </table:table-cell>
        </table:table-row>
        <table:table-row table:style-name="ro1">
          <table:table-cell office:value-type="string" calcext:value-type="string">
            <text:p>{"messages": [{"role": "system", "content": "Translate source to target."}, {"role": "user", "content": "<text:tab/>D'fhéadfadh an bhruitíneach a bheith tromchúiseach nó fiú bagrach don bheatha.<text:tab/>"}, {"role": "assistant", "content": "<text:tab/>Measles can be serious or even life-threatening.<text:tab/>"}]}</text:p>
          </table:table-cell>
        </table:table-row>
        <table:table-row table:style-name="ro1">
          <table:table-cell office:value-type="string" calcext:value-type="string">
            <text:p>{"messages": [{"role": "system", "content": "Translate source to target."}, {"role": "user", "content": "<text:tab/>Is é an vacsaíniú an t-aon chosaint in aghaidh na bruitíní.<text:tab/>"}, {"role": "assistant", "content": "<text:tab/>The only protection against measles is vaccination.<text:tab/>"}]}</text:p>
          </table:table-cell>
        </table:table-row>
        <table:table-row table:style-name="ro1">
          <table:table-cell office:value-type="string" calcext:value-type="string">
            <text:p>{"messages": [{"role": "system", "content": "Translate source to target."}, {"role": "user", "content": "<text:tab/>Mar shampla: an triuch<text:tab/>"}, {"role": "assistant", "content": "<text:tab/>Example: pertussis<text:tab/>"}]}</text:p>
          </table:table-cell>
        </table:table-row>
        <table:table-row table:style-name="ro1">
          <table:table-cell office:value-type="string" calcext:value-type="string">
            <text:p>{"messages": [{"role": "system", "content": "Translate source to target."}, {"role": "user", "content": "<text:tab/>Is galar é an triuch a chuireann isteach ar na haerchonairí.<text:tab/>"}, {"role": "assistant", "content": "<text:tab/>Pertussis (whooping cough) is a disease affecting the airways.<text:tab/>"}]}</text:p>
          </table:table-cell>
        </table:table-row>
        <table:table-row table:style-name="ro1">
          <table:table-cell office:value-type="string" calcext:value-type="string">
            <text:p>{"messages": [{"role": "system", "content": "Translate source to target."}, {"role": "user", "content": "<text:tab/>Ar na aimhréidheanna a bhaineann leis d’fhéadfadh niúmóine, einceifileapaite (galar inchinne), taomanna agus fiú bás tarlú dá dheasca.<text:tab/>"}, {"role": "assistant", "content": "<text:tab/>Complications can include pneumonia, encephalopathy (a disease of the brain), seizures and even death.<text:tab/>"}]}</text:p>
          </table:table-cell>
        </table:table-row>
        <table:table-row table:style-name="ro1">
          <table:table-cell office:value-type="string" calcext:value-type="string">
            <text:p>{"messages": [{"role": "system", "content": "Translate source to target."}, {"role": "user", "content": "<text:tab/>Tá vacsaíniú in aghaidh an treacha mar chuid de na cláir náisiúnta imdhíonta san AE.<text:tab/>"}, {"role": "assistant", "content": "<text:tab/>Vaccination against pertussis is part of national immunisation programmes in the EU.<text:tab/>"}]}</text:p>
          </table:table-cell>
        </table:table-row>
        <table:table-row table:style-name="ro1">
          <table:table-cell office:value-type="string" calcext:value-type="string">
            <text:p>{"messages": [{"role": "system", "content": "Translate source to target."}, {"role": "user", "content": "<text:tab/>Formheas vacsaíní san Aontas Eorpach<text:tab/>"}, {"role": "assistant", "content": "<text:tab/>Approval of vaccines in the European Union<text:tab/>"}]}</text:p>
          </table:table-cell>
        </table:table-row>
        <table:table-row table:style-name="ro1">
          <table:table-cell office:value-type="string" calcext:value-type="string">
            <text:p>{"messages": [{"role": "system", "content": "Translate source to target."}, {"role": "user", "content": "<text:tab/>Sular féidir vacsaín a fhormheas san Aontas Eorpach, ní mór d’fhorbróir na vacsaíne í a chur faoi dhiantástáil agus, ina dhiaidh sin, ní mór d’údaráis rialála measúnú eolaíochta a dhéanamh uirthi.<text:tab/>"}, {"role": "assistant", "content": "<text:tab/>Before a vaccine can be approved in the EU, it has to undergo rigorous testing by its developer and then scientific evaluation by regulatory authorities.<text:tab/>"}]}</text:p>
          </table:table-cell>
        </table:table-row>
        <table:table-row table:style-name="ro1">
          <table:table-cell office:value-type="string" calcext:value-type="string">
            <text:p>{"messages": [{"role": "system", "content": "Translate source to target."}, {"role": "user", "content": "<text:tab/>Folaíonn tástáil cáilíocht na vacsaíne a sheiceáil:<text:tab/>"}, {"role": "assistant", "content": "<text:tab/>Testing includes checking the vaccine’s quality:<text:tab/>"}]}</text:p>
          </table:table-cell>
        </table:table-row>
        <table:table-row table:style-name="ro1">
          <table:table-cell office:value-type="string" calcext:value-type="string">
            <text:p>{"messages": [{"role": "system", "content": "Translate source to target."}, {"role": "user", "content": "<text:tab/>a híonacht;<text:tab/>"}, {"role": "assistant", "content": "<text:tab/>its purity;<text:tab/>"}]}</text:p>
          </table:table-cell>
        </table:table-row>
        <table:table-row table:style-name="ro1">
          <table:table-cell office:value-type="string" calcext:value-type="string">
            <text:p>{"messages": [{"role": "system", "content": "Translate source to target."}, {"role": "user", "content": "<text:tab/>a comhábhair, lena n-áirítear a comhábhair neamhghníomhacha nó a cuid ‘támháin’;<text:tab/>"}, {"role": "assistant", "content": "<text:tab/>its ingredients, including its inactive ingredients or ‘excipients’;<text:tab/>"}]}</text:p>
          </table:table-cell>
        </table:table-row>
        <table:table-row table:style-name="ro1">
          <table:table-cell office:value-type="string" calcext:value-type="string">
            <text:p>{"messages": [{"role": "system", "content": "Translate source to target."}, {"role": "user", "content": "<text:tab/>conas a mhonaraítear í.<text:tab/>"}, {"role": "assistant", "content": "<text:tab/>how it is manufactured.<text:tab/>"}]}</text:p>
          </table:table-cell>
        </table:table-row>
        <table:table-row table:style-name="ro1">
          <table:table-cell office:value-type="string" calcext:value-type="string">
            <text:p>{"messages": [{"role": "system", "content": "Translate source to target."}, {"role": "user", "content": "<text:tab/>Déanann forbróir na vacsaíne éifeachtaí na vacsaíne a thástáil ansin.<text:tab/>"}, {"role": "assistant", "content": "<text:tab/>Then the vaccine developer tests the vaccine’s effects.<text:tab/>"}]}</text:p>
          </table:table-cell>
        </table:table-row>
        <table:table-row table:style-name="ro1">
          <table:table-cell office:value-type="string" calcext:value-type="string">
            <text:p>{"messages": [{"role": "system", "content": "Translate source to target."}, {"role": "user", "content": "<text:tab/>Ina dhiaidh sin bíonn clár tástála cliniciúla ann i measc daoine.<text:tab/>"}, {"role": "assistant", "content": "<text:tab/>This is followed by a clinical testing programme in humans.<text:tab/>"}]}</text:p>
          </table:table-cell>
        </table:table-row>
        <table:table-row table:style-name="ro1">
          <table:table-cell office:value-type="string" calcext:value-type="string">
            <text:p>{"messages": [{"role": "system", "content": "Translate source to target."}, {"role": "user", "content": "<text:tab/>D’fhéadfadh sé go nglacfadh sé sin thart ar dheich mbliana ó thráth an choincheapa tosaigh go dtí céim an fhormheasa.<text:tab/>"}, {"role": "assistant", "content": "<text:tab/>This can take around ten years from initial concept to authorisation.<text:tab/>"}]}</text:p>
          </table:table-cell>
        </table:table-row>
        <table:table-row table:style-name="ro1">
          <table:table-cell office:value-type="string" calcext:value-type="string">
            <text:p>{"messages": [{"role": "system", "content": "Translate source to target."}, {"role": "user", "content": "<text:tab/>20 - 100 oibrí deonach sláintiúil<text:tab/>"}, {"role": "assistant", "content": "<text:tab/>20 - 100 healthy volunteers<text:tab/>"}]}</text:p>
          </table:table-cell>
        </table:table-row>
        <table:table-row table:style-name="ro1">
          <table:table-cell office:value-type="string" calcext:value-type="string">
            <text:p>{"messages": [{"role": "system", "content": "Translate source to target."}, {"role": "user", "content": "<text:tab/>Céard a sheiceáiltear:<text:tab/>"}, {"role": "assistant", "content": "<text:tab/>What is checked:<text:tab/>"}]}</text:p>
          </table:table-cell>
        </table:table-row>
        <table:table-row table:style-name="ro1">
          <table:table-cell office:value-type="string" calcext:value-type="string">
            <text:p>{"messages": [{"role": "system", "content": "Translate source to target."}, {"role": "user", "content": "<text:tab/>An bhfuil an chuma air go bhfuil an vacsaín ag obair?<text:tab/>"}, {"role": "assistant", "content": "<text:tab/>Does the vaccine seem to work?<text:tab/>"}]}</text:p>
          </table:table-cell>
        </table:table-row>
        <table:table-row table:style-name="ro1">
          <table:table-cell office:value-type="string" calcext:value-type="string">
            <text:p>{"messages": [{"role": "system", "content": "Translate source to target."}, {"role": "user", "content": "<text:tab/>An bhfuil fo-iarmhairtí tromchúiseacha ann?<text:tab/>"}, {"role": "assistant", "content": "<text:tab/>Are there serious side effects?<text:tab/>"}]}</text:p>
          </table:table-cell>
        </table:table-row>
        <table:table-row table:style-name="ro1">
          <table:table-cell office:value-type="string" calcext:value-type="string">
            <text:p>{"messages": [{"role": "system", "content": "Translate source to target."}, {"role": "user", "content": "<text:tab/>An bhfuil an vacsaín sábháilte?<text:tab/>"}, {"role": "assistant", "content": "<text:tab/>Is the vaccine safe?<text:tab/>"}]}</text:p>
          </table:table-cell>
        </table:table-row>
        <table:table-row table:style-name="ro1">
          <table:table-cell office:value-type="string" calcext:value-type="string">
            <text:p>{"messages": [{"role": "system", "content": "Translate source to target."}, {"role": "user", "content": "<text:tab/>Ag deireadh an chláir tástála, cuireann forbróir na vacsaíne na torthaí faoi bhráid na n-údarás rialála leigheasra san Eoraip mar chuid d‘iarratas ar’ údarú margaíochta’ .<text:tab/>"}, {"role": "assistant", "content": "<text:tab/>At the end of the testing programme, the vaccine developer submits the results to the medicines regulatory authorities in Europe as part of a ‘marketing authorisation’ application.<text:tab/>"}]}</text:p>
          </table:table-cell>
        </table:table-row>
        <table:table-row table:style-name="ro1">
          <table:table-cell office:value-type="string" calcext:value-type="string">
            <text:p>{"messages": [{"role": "system", "content": "Translate source to target."}, {"role": "user", "content": "<text:tab/>Ní féidir leis na rialtóirí an vacsaín a fhormheas ach amháin i gcás ina dtaispeánann measúnú eolaíochta thorthaí na dtástálacha gurb amhlaidh gur mó tairbhí na vacsaíne ná na rioscaí a bhaineann léi.<text:tab/>"}, {"role": "assistant", "content": "<text:tab/>The regulators can only approve the vaccine if its scientific evaluation of the tests results show that the vaccine’s benefits are greater than its risks.<text:tab/>"}]}</text:p>
          </table:table-cell>
        </table:table-row>
        <table:table-row table:style-name="ro1">
          <table:table-cell office:value-type="string" calcext:value-type="string">
            <text:p>{"messages": [{"role": "system", "content": "Translate source to target."}, {"role": "user", "content": "<text:tab/>Is féidir le húdaráis rialála cigireachtaí a dhéanamh chun a chinntiú go bhfuil an fhaisnéis a thugann forbróir na vacsaíne iontaofa.<text:tab/>"}, {"role": "assistant", "content": "<text:tab/>Medicines regulatory authorities can carry out inspections to make sure that the information the vaccine developer provides is trustworthy.<text:tab/>"}]}</text:p>
          </table:table-cell>
        </table:table-row>
        <table:table-row table:style-name="ro1">
          <table:table-cell office:value-type="string" calcext:value-type="string">
            <text:p>{"messages": [{"role": "system", "content": "Translate source to target."}, {"role": "user", "content": "<text:tab/>Faireachán a dhéanamh ar sábháilteacht vacsaíne agus fo-iarmhairtí a thuairisciú<text:tab/>"}, {"role": "assistant", "content": "<text:tab/>Monitoring vaccine safety and reporting side effects<text:tab/>"}]}</text:p>
          </table:table-cell>
        </table:table-row>
        <table:table-row table:style-name="ro1">
          <table:table-cell office:value-type="string" calcext:value-type="string">
            <text:p>{"messages": [{"role": "system", "content": "Translate source to target."}, {"role": "user", "content": "<text:tab/>Nuair a cheadaítear vacsaín le húsáid, déanann údaráis náisiúnta an AE/LEE agus an Ghníomhaireacht Leigheasra Eorpach<text:tab/>"}, {"role": "assistant", "content": "<text:tab/>Once a vaccine is approved for use, EU/EEA national authorities and the European Medicines Agency<text:tab/>"}]}</text:p>
          </table:table-cell>
        </table:table-row>
        <table:table-row table:style-name="ro1">
          <table:table-cell office:value-type="string" calcext:value-type="string">
            <text:p>{"messages": [{"role": "system", "content": "Translate source to target."}, {"role": "user", "content": "<text:tab/>(EMA), faireachán leanúnach ar fho-iarmhairtí ar dhaoine a fuair an vacsaín.<text:tab/>"}, {"role": "assistant", "content": "<text:tab/>(EMA), continually monitor side effects in people who have received the vaccine.<text:tab/>"}]}</text:p>
          </table:table-cell>
        </table:table-row>
        <table:table-row table:style-name="ro1">
          <table:table-cell office:value-type="string" calcext:value-type="string">
            <text:p>{"messages": [{"role": "system", "content": "Translate source to target."}, {"role": "user", "content": "<text:tab/>Cinntíonn sé sin go mbraitear agus bainistítear aon rioscaí féideartha chomh luath agus is féidir.<text:tab/>"}, {"role": "assistant", "content": "<text:tab/>This ensures that any possible risks are detected and managed as soon as possible.<text:tab/>"}]}</text:p>
          </table:table-cell>
        </table:table-row>
        <table:table-row table:style-name="ro1">
          <table:table-cell office:value-type="string" calcext:value-type="string">
            <text:p>{"messages": [{"role": "system", "content": "Translate source to target."}, {"role": "user", "content": "<text:tab/>Déanann EMA faisnéis nua a sheiceáil faoi shábháilteacht gach vacsaín san Eoraip. Déanann sí anailís ar chuid mhór foinsí sonraí, lena n-áirítear:<text:tab/>"}, {"role": "assistant", "content": "<text:tab/>EMA checks new information on the safety of all vaccines available in Europe. It analyses many sources of data, including:<text:tab/>"}]}</text:p>
          </table:table-cell>
        </table:table-row>
        <table:table-row table:style-name="ro1">
          <table:table-cell office:value-type="string" calcext:value-type="string">
            <text:p>{"messages": [{"role": "system", "content": "Translate source to target."}, {"role": "user", "content": "<text:tab/>tuarascálacha ó othair, tuismitheoirí agus gairmí cúraim sláinte;<text:tab/>"}, {"role": "assistant", "content": "<text:tab/>reports from patients, parents and healthcare professionals;<text:tab/>"}]}</text:p>
          </table:table-cell>
        </table:table-row>
        <table:table-row table:style-name="ro1">
          <table:table-cell office:value-type="string" calcext:value-type="string">
            <text:p>{"messages": [{"role": "system", "content": "Translate source to target."}, {"role": "user", "content": "<text:tab/>staidéir chliniciúla;<text:tab/>"}, {"role": "assistant", "content": "<text:tab/>clinical studies;<text:tab/>"}]}</text:p>
          </table:table-cell>
        </table:table-row>
        <table:table-row table:style-name="ro1">
          <table:table-cell office:value-type="string" calcext:value-type="string">
            <text:p>{"messages": [{"role": "system", "content": "Translate source to target."}, {"role": "user", "content": "<text:tab/>an litríocht leighis;<text:tab/>"}, {"role": "assistant", "content": "<text:tab/>the medical literature;<text:tab/>"}]}</text:p>
          </table:table-cell>
        </table:table-row>
        <table:table-row table:style-name="ro1">
          <table:table-cell office:value-type="string" calcext:value-type="string">
            <text:p>{"messages": [{"role": "system", "content": "Translate source to target."}, {"role": "user", "content": "<text:tab/>faisnéis a thugann rialtóirí eile.<text:tab/>"}, {"role": "assistant", "content": "<text:tab/>information shared by other regulators.<text:tab/>"}]}</text:p>
          </table:table-cell>
        </table:table-row>
        <table:table-row table:style-name="ro1">
          <table:table-cell office:value-type="string" calcext:value-type="string">
            <text:p>{"messages": [{"role": "system", "content": "Translate source to target."}, {"role": "user", "content": "<text:tab/>Measann EMA fo-iarmhairtí amhrasta go cúramach le fáil amach cé acu an bhfuil baint fhánach leis an víreas nó nach bhfuil.<text:tab/>"}, {"role": "assistant", "content": "<text:tab/>EMA carefully assesses suspected side effects to determine if there is a causal link with the vaccine or not.<text:tab/>"}]}</text:p>
          </table:table-cell>
        </table:table-row>
        <table:table-row table:style-name="ro1">
          <table:table-cell office:value-type="string" calcext:value-type="string">
            <text:p>{"messages": [{"role": "system", "content": "Translate source to target."}, {"role": "user", "content": "<text:tab/>Tá an físeán seo ar fáil in 24 teanga AE.<text:tab/>"}, {"role": "assistant", "content": "<text:tab/>This video is available in 24 EU languages.<text:tab/>"}]}</text:p>
          </table:table-cell>
        </table:table-row>
        <table:table-row table:style-name="ro1">
          <table:table-cell office:value-type="string" calcext:value-type="string">
            <text:p>{"messages": [{"role": "system", "content": "Translate source to target."}, {"role": "user", "content": "<text:tab/>Gníomhaíonn EMA agus rialtóirí Eorpacha eile nuair is gá.<text:tab/>"}, {"role": "assistant", "content": "<text:tab/>When needed, EMA and the other European regulators take action.<text:tab/>"}]}</text:p>
          </table:table-cell>
        </table:table-row>
        <table:table-row table:style-name="ro1">
          <table:table-cell office:value-type="string" calcext:value-type="string">
            <text:p>{"messages": [{"role": "system", "content": "Translate source to target."}, {"role": "user", "content": "<text:tab/>Ba cheart d’othair, gairmí cúraim sláinte agus cuideachtaí cógaisíochta gach fo-iarmhairtí amhrasta a thuairisciú dá n-údarás náisiúnta rialála cógas leighis.<text:tab/>"}, {"role": "assistant", "content": "<text:tab/>Patients, healthcare professionals and pharmaceutical companies should report all suspected side effects to their national medicines regulatory authority.<text:tab/>"}]}</text:p>
          </table:table-cell>
        </table:table-row>
        <table:table-row table:style-name="ro1">
          <table:table-cell office:value-type="string" calcext:value-type="string">
            <text:p>{"messages": [{"role": "system", "content": "Translate source to target."}, {"role": "user", "content": "<text:tab/>Tá tuilleadh faisnéise ar na fo-iarmhairtí amhrasta a tuairiscíodh ar fáil don phobal ar Bunachar sonraí Eorpach na dtuarascálacha um fhrithghníomh díobhálach amhrasta in aghaidh druga.<text:tab/>"}, {"role": "assistant", "content": "<text:tab/>Information on these reported suspected side effects is publicly available on the European database of suspected adverse drug reaction reports.<text:tab/>"}]}</text:p>
          </table:table-cell>
        </table:table-row>
        <table:table-row table:style-name="ro1">
          <table:table-cell office:value-type="string" calcext:value-type="string">
            <text:p>{"messages": [{"role": "system", "content": "Translate source to target."}, {"role": "user", "content": "<text:tab/>Tugtar ‘faireachas cógas’ ar an bpróiseas faireacháin ar shábháilteacht cógas agus na rioscaí a bhainistiú.<text:tab/>"}, {"role": "assistant", "content": "<text:tab/>The process of monitoring the safety and managing the risks of medicines is called ‘pharmacovigilance’.<text:tab/>"}]}</text:p>
          </table:table-cell>
        </table:table-row>
        <table:table-row table:style-name="ro1">
          <table:table-cell office:value-type="string" calcext:value-type="string">
            <text:p>{"messages": [{"role": "system", "content": "Translate source to target."}, {"role": "user", "content": "<text:tab/>Éifeachtacht vacsaíne<text:tab/>"}, {"role": "assistant", "content": "<text:tab/>Vaccine effectiveness<text:tab/>"}]}</text:p>
          </table:table-cell>
        </table:table-row>
        <table:table-row table:style-name="ro1">
          <table:table-cell office:value-type="string" calcext:value-type="string">
            <text:p>{"messages": [{"role": "system", "content": "Translate source to target."}, {"role": "user", "content": "<text:tab/>Is é an cumas atá ag vacsaíne le galar ar leith a chosc a rialaíonn a héifeachtacht.<text:tab/>"}, {"role": "assistant", "content": "<text:tab/>A vaccine's ability to prevent a specific disease determines its effectiveness.<text:tab/>"}]}</text:p>
          </table:table-cell>
        </table:table-row>
        <table:table-row table:style-name="ro1">
          <table:table-cell office:value-type="string" calcext:value-type="string">
            <text:p>{"messages": [{"role": "system", "content": "Translate source to target."}, {"role": "user", "content": "<text:tab/>Mar a bhíonn le haon leigheas, níl aon vacsaín 100% éifeachtach i ngach duine atá vacsaínithe.<text:tab/>"}, {"role": "assistant", "content": "<text:tab/>As with any medicine, no vaccine is 100% effective in every person vaccinated.<text:tab/>"}]}</text:p>
          </table:table-cell>
        </table:table-row>
        <table:table-row table:style-name="ro1">
          <table:table-cell office:value-type="string" calcext:value-type="string">
            <text:p>{"messages": [{"role": "system", "content": "Translate source to target."}, {"role": "user", "content": "<text:tab/>Áirítear leo sin:<text:tab/>"}, {"role": "assistant", "content": "<text:tab/>These include:<text:ta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Courier"/>
    <style:font-face style:name="Liberation Mono" svg:font-family="'Liberation Mono', '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31">00/00/0000</text:date>, <text:time style:data-style-name="N2" text:time-value="15:01:16.9191964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9T15:49:35.688072387</meta:creation-date>
    <dc:date>2024-03-31T15:03:54.119507404</dc:date>
    <meta:editing-duration>PT34M43S</meta:editing-duration>
    <meta:editing-cycles>8</meta:editing-cycles>
    <meta:generator>LibreOffice/6.4.7.2$Linux_X86_64 LibreOffice_project/40$Build-2</meta:generator>
    <meta:document-statistic meta:table-count="2" meta:cell-count="3012" meta:object-count="0"/>
  </office:meta>
</office:document-meta>
</file>